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2201in" svg:height="4.6098in" svg:x="6.5291in" svg:y="0.1913in">
            <draw:object draw:notify-on-update-of-ranges="Sheet1.A12:Sheet1.A165 Sheet1.B11:Sheet1.B11 Sheet1.B12:Sheet1.B165 Sheet1.A12:Sheet1.A165 Sheet1.C11:Sheet1.C11 Sheet1.C12:Sheet1.C16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8in" svg:height="3.55in" svg:x="14.7173in" svg:y="0.2748in">
            <draw:object draw:notify-on-update-of-ranges="Sheet1.D12:Sheet1.D731 Sheet1.E11:Sheet1.E11 Sheet1.E12:Sheet1.E731 Sheet1.D12:Sheet1.D731 Sheet1.F11:Sheet1.F11 Sheet1.F12:Sheet1.F7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Start time</text:p>
          </table:table-cell>
          <table:table-cell table:number-columns-repeated="5"/>
        </table:table-row>
        <table:table-row table:style-name="ro1">
          <table:table-cell office:value-type="float" office:value="1355790785">
            <text:p>1355790785</text:p>
          </table:table-cell>
          <table:table-cell table:number-columns-repeated="5"/>
        </table:table-row>
        <table:table-row table:style-name="ro1">
          <table:table-cell office:value-type="string">
            <text:p>End time</text:p>
          </table:table-cell>
          <table:table-cell table:number-columns-repeated="5"/>
        </table:table-row>
        <table:table-row table:style-name="ro1">
          <table:table-cell office:value-type="float" office:value="1355790939">
            <text:p>1355790939</text:p>
          </table:table-cell>
          <table:table-cell table:number-columns-repeated="5"/>
        </table:table-row>
        <table:table-row table:style-name="ro1">
          <table:table-cell office:value-type="string">
            <text:p>Elapsed</text:p>
          </table:table-cell>
          <table:table-cell table:number-columns-repeated="5"/>
        </table:table-row>
        <table:table-row table:style-name="ro1">
          <table:table-cell office:value-type="float" office:value="154">
            <text:p>154</text:p>
          </table:table-cell>
          <table:table-cell table:number-columns-repeated="5"/>
        </table:table-row>
        <table:table-row table:style-name="ro1">
          <table:table-cell office:value-type="string">
            <text:p>Size (MBits)</text:p>
          </table:table-cell>
          <table:table-cell table:number-columns-repeated="5"/>
        </table:table-row>
        <table:table-row table:style-name="ro1">
          <table:table-cell office:value-type="float" office:value="8388.608">
            <text:p>8388.608</text:p>
          </table:table-cell>
          <table:table-cell table:number-columns-repeated="5"/>
        </table:table-row>
        <table:table-row table:style-name="ro1">
          <table:table-cell office:value-type="string">
            <text:p>Speed (MBit/sec)</text:p>
          </table:table-cell>
          <table:table-cell table:number-columns-repeated="5"/>
        </table:table-row>
        <table:table-row table:style-name="ro1">
          <table:table-cell office:value-type="float" office:value="54.4714805195">
            <text:p>54.4714805195</text:p>
          </table:table-cell>
          <table:table-cell table:number-columns-repeated="5"/>
        </table:table-row>
        <table:table-row table:style-name="ro1">
          <table:table-cell office:value-type="string">
            <text:p>unix_timestamp</text:p>
          </table:table-cell>
          <table:table-cell office:value-type="string">
            <text:p>Rx lo</text:p>
          </table:table-cell>
          <table:table-cell office:value-type="string">
            <text:p>Tx eth0</text:p>
          </table:table-cell>
          <table:table-cell office:value-type="string">
            <text:p>unix_timestamp</text:p>
          </table:table-cell>
          <table:table-cell office:value-type="string">
            <text:p>Rx lo</text:p>
          </table:table-cell>
          <table:table-cell office:value-type="string">
            <text:p>Tx eth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0078168">
            <text:p>0.0007816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78088">
            <text:p>0.000780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574">
            <text:p>0.9574</text:p>
          </table:table-cell>
          <table:table-cell office:value-type="float" office:value="0.00569488">
            <text:p>0.00569488</text:p>
          </table:table-cell>
          <table:table-cell office:value-type="float" office:value="1">
            <text:p>1</text:p>
          </table:table-cell>
          <table:table-cell office:value-type="float" office:value="0.787371">
            <text:p>0.787371</text:p>
          </table:table-cell>
          <table:table-cell office:value-type="float" office:value="0.0289084">
            <text:p>0.02890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306772">
            <text:p>0.030677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.15013">
            <text:p>7.15013</text:p>
          </table:table-cell>
          <table:table-cell office:value-type="float" office:value="1.52128">
            <text:p>1.521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082952">
            <text:p>0.00082952</text:p>
          </table:table-cell>
          <table:table-cell office:value-type="float" office:value="0.011693">
            <text:p>0.011693</text:p>
          </table:table-cell>
          <table:table-cell office:value-type="float" office:value="3">
            <text:p>3</text:p>
          </table:table-cell>
          <table:table-cell office:value-type="float" office:value="6.71196">
            <text:p>6.71196</text:p>
          </table:table-cell>
          <table:table-cell office:value-type="float" office:value="7.28987">
            <text:p>7.2898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359003">
            <text:p>0.0359003</text:p>
          </table:table-cell>
          <table:table-cell office:value-type="float" office:value="0.0238166">
            <text:p>0.0238166</text:p>
          </table:table-cell>
          <table:table-cell office:value-type="float" office:value="4">
            <text:p>4</text:p>
          </table:table-cell>
          <table:table-cell office:value-type="float" office:value="14.0794">
            <text:p>14.0794</text:p>
          </table:table-cell>
          <table:table-cell office:value-type="float" office:value="14.6831">
            <text:p>14.683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232904">
            <text:p>0.00232904</text:p>
          </table:table-cell>
          <table:table-cell office:value-type="float" office:value="0.0275653">
            <text:p>0.0275653</text:p>
          </table:table-cell>
          <table:table-cell office:value-type="float" office:value="5">
            <text:p>5</text:p>
          </table:table-cell>
          <table:table-cell office:value-type="float" office:value="12.3685">
            <text:p>12.3685</text:p>
          </table:table-cell>
          <table:table-cell office:value-type="float" office:value="12.435">
            <text:p>12.43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0246932">
            <text:p>0.0246932</text:p>
          </table:table-cell>
          <table:table-cell office:value-type="float" office:value="6">
            <text:p>6</text:p>
          </table:table-cell>
          <table:table-cell office:value-type="float" office:value="11.9907">
            <text:p>11.9907</text:p>
          </table:table-cell>
          <table:table-cell office:value-type="float" office:value="11.4781">
            <text:p>11.478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344008">
            <text:p>0.0344008</text:p>
          </table:table-cell>
          <table:table-cell office:value-type="float" office:value="0.0294238">
            <text:p>0.0294238</text:p>
          </table:table-cell>
          <table:table-cell office:value-type="float" office:value="7">
            <text:p>7</text:p>
          </table:table-cell>
          <table:table-cell office:value-type="float" office:value="10.7908">
            <text:p>10.7908</text:p>
          </table:table-cell>
          <table:table-cell office:value-type="float" office:value="10.9568">
            <text:p>10.956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39.007">
            <text:p>439.007</text:p>
          </table:table-cell>
          <table:table-cell office:value-type="float" office:value="0.0685624">
            <text:p>0.0685624</text:p>
          </table:table-cell>
          <table:table-cell office:value-type="float" office:value="8">
            <text:p>8</text:p>
          </table:table-cell>
          <table:table-cell office:value-type="float" office:value="10.9232">
            <text:p>10.9232</text:p>
          </table:table-cell>
          <table:table-cell office:value-type="float" office:value="10.9647">
            <text:p>10.96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0.344">
            <text:p>640.344</text:p>
          </table:table-cell>
          <table:table-cell office:value-type="float" office:value="2.7329">
            <text:p>2.7329</text:p>
          </table:table-cell>
          <table:table-cell office:value-type="float" office:value="9">
            <text:p>9</text:p>
          </table:table-cell>
          <table:table-cell office:value-type="float" office:value="10.9228">
            <text:p>10.9228</text:p>
          </table:table-cell>
          <table:table-cell office:value-type="float" office:value="11.4527">
            <text:p>11.45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94.243">
            <text:p>894.243</text:p>
          </table:table-cell>
          <table:table-cell office:value-type="float" office:value="42.96">
            <text:p>42.96</text:p>
          </table:table-cell>
          <table:table-cell office:value-type="float" office:value="10">
            <text:p>10</text:p>
          </table:table-cell>
          <table:table-cell office:value-type="float" office:value="11.3173">
            <text:p>11.3173</text:p>
          </table:table-cell>
          <table:table-cell office:value-type="float" office:value="11.5059">
            <text:p>11.505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26.85">
            <text:p>1226.85</text:p>
          </table:table-cell>
          <table:table-cell office:value-type="float" office:value="267.082">
            <text:p>267.082</text:p>
          </table:table-cell>
          <table:table-cell office:value-type="float" office:value="11">
            <text:p>11</text:p>
          </table:table-cell>
          <table:table-cell office:value-type="float" office:value="11.3177">
            <text:p>11.3177</text:p>
          </table:table-cell>
          <table:table-cell office:value-type="float" office:value="10.9556">
            <text:p>10.955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7.427">
            <text:p>357.427</text:p>
          </table:table-cell>
          <table:table-cell office:value-type="float" office:value="120.203">
            <text:p>120.203</text:p>
          </table:table-cell>
          <table:table-cell office:value-type="float" office:value="12">
            <text:p>12</text:p>
          </table:table-cell>
          <table:table-cell office:value-type="float" office:value="11.439">
            <text:p>11.439</text:p>
          </table:table-cell>
          <table:table-cell office:value-type="float" office:value="11.4709">
            <text:p>11.470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7.014">
            <text:p>57.014</text:p>
          </table:table-cell>
          <table:table-cell office:value-type="float" office:value="376.458">
            <text:p>376.458</text:p>
          </table:table-cell>
          <table:table-cell office:value-type="float" office:value="13">
            <text:p>13</text:p>
          </table:table-cell>
          <table:table-cell office:value-type="float" office:value="11.3189">
            <text:p>11.3189</text:p>
          </table:table-cell>
          <table:table-cell office:value-type="float" office:value="11.7611">
            <text:p>11.76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082872">
            <text:p>0.00082872</text:p>
          </table:table-cell>
          <table:table-cell office:value-type="float" office:value="339.389">
            <text:p>339.389</text:p>
          </table:table-cell>
          <table:table-cell office:value-type="float" office:value="14">
            <text:p>14</text:p>
          </table:table-cell>
          <table:table-cell office:value-type="float" office:value="15.1156">
            <text:p>15.1156</text:p>
          </table:table-cell>
          <table:table-cell office:value-type="float" office:value="14.8941">
            <text:p>14.894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0082624">
            <text:p>0.00082624</text:p>
          </table:table-cell>
          <table:table-cell office:value-type="float" office:value="203.618">
            <text:p>203.618</text:p>
          </table:table-cell>
          <table:table-cell office:value-type="float" office:value="15">
            <text:p>15</text:p>
          </table:table-cell>
          <table:table-cell office:value-type="float" office:value="10.2656">
            <text:p>10.2656</text:p>
          </table:table-cell>
          <table:table-cell office:value-type="float" office:value="10.9042">
            <text:p>10.904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34504">
            <text:p>0.034504</text:p>
          </table:table-cell>
          <table:table-cell office:value-type="float" office:value="34.3324">
            <text:p>34.3324</text:p>
          </table:table-cell>
          <table:table-cell office:value-type="float" office:value="16">
            <text:p>16</text:p>
          </table:table-cell>
          <table:table-cell office:value-type="float" office:value="11.9903">
            <text:p>11.9903</text:p>
          </table:table-cell>
          <table:table-cell office:value-type="float" office:value="11.5402">
            <text:p>11.540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232904">
            <text:p>0.00232904</text:p>
          </table:table-cell>
          <table:table-cell office:value-type="float" office:value="93.1878">
            <text:p>93.1878</text:p>
          </table:table-cell>
          <table:table-cell office:value-type="float" office:value="17">
            <text:p>17</text:p>
          </table:table-cell>
          <table:table-cell office:value-type="float" office:value="10.7921">
            <text:p>10.7921</text:p>
          </table:table-cell>
          <table:table-cell office:value-type="float" office:value="10.9617">
            <text:p>10.96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146304">
            <text:p>0.00146304</text:p>
          </table:table-cell>
          <table:table-cell office:value-type="float" office:value="47.2867">
            <text:p>47.2867</text:p>
          </table:table-cell>
          <table:table-cell office:value-type="float" office:value="18">
            <text:p>18</text:p>
          </table:table-cell>
          <table:table-cell office:value-type="float" office:value="11.4496">
            <text:p>11.4496</text:p>
          </table:table-cell>
          <table:table-cell office:value-type="float" office:value="11.4781">
            <text:p>11.478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342642">
            <text:p>0.0342642</text:p>
          </table:table-cell>
          <table:table-cell office:value-type="float" office:value="73.1727">
            <text:p>73.1727</text:p>
          </table:table-cell>
          <table:table-cell office:value-type="float" office:value="19">
            <text:p>19</text:p>
          </table:table-cell>
          <table:table-cell office:value-type="float" office:value="10.7822">
            <text:p>10.7822</text:p>
          </table:table-cell>
          <table:table-cell office:value-type="float" office:value="10.949">
            <text:p>10.94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82872">
            <text:p>0.00082872</text:p>
          </table:table-cell>
          <table:table-cell office:value-type="float" office:value="25.872">
            <text:p>25.872</text:p>
          </table:table-cell>
          <table:table-cell office:value-type="float" office:value="20">
            <text:p>20</text:p>
          </table:table-cell>
          <table:table-cell office:value-type="float" office:value="11.45">
            <text:p>11.45</text:p>
          </table:table-cell>
          <table:table-cell office:value-type="float" office:value="11.4844">
            <text:p>11.484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15019">
            <text:p>0.015019</text:p>
          </table:table-cell>
          <table:table-cell office:value-type="float" office:value="23.9103">
            <text:p>23.9103</text:p>
          </table:table-cell>
          <table:table-cell office:value-type="float" office:value="21">
            <text:p>21</text:p>
          </table:table-cell>
          <table:table-cell office:value-type="float" office:value="11.3077">
            <text:p>11.3077</text:p>
          </table:table-cell>
          <table:table-cell office:value-type="float" office:value="11.4645">
            <text:p>11.464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331133">
            <text:p>0.0331133</text:p>
          </table:table-cell>
          <table:table-cell office:value-type="float" office:value="50.8495">
            <text:p>50.8495</text:p>
          </table:table-cell>
          <table:table-cell office:value-type="float" office:value="22">
            <text:p>22</text:p>
          </table:table-cell>
          <table:table-cell office:value-type="float" office:value="14.4748">
            <text:p>14.4748</text:p>
          </table:table-cell>
          <table:table-cell office:value-type="float" office:value="15.1224">
            <text:p>15.122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6.1406">
            <text:p>16.1406</text:p>
          </table:table-cell>
          <table:table-cell office:value-type="float" office:value="23">
            <text:p>23</text:p>
          </table:table-cell>
          <table:table-cell office:value-type="float" office:value="17.1037">
            <text:p>17.1037</text:p>
          </table:table-cell>
          <table:table-cell office:value-type="float" office:value="17.2112">
            <text:p>17.211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320967">
            <text:p>0.0320967</text:p>
          </table:table-cell>
          <table:table-cell office:value-type="float" office:value="14.447">
            <text:p>14.447</text:p>
          </table:table-cell>
          <table:table-cell office:value-type="float" office:value="24">
            <text:p>24</text:p>
          </table:table-cell>
          <table:table-cell office:value-type="float" office:value="10.9086">
            <text:p>10.9086</text:p>
          </table:table-cell>
          <table:table-cell office:value-type="float" office:value="10.418">
            <text:p>10.41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299008">
            <text:p>0.00299008</text:p>
          </table:table-cell>
          <table:table-cell office:value-type="float" office:value="11.0542">
            <text:p>11.0542</text:p>
          </table:table-cell>
          <table:table-cell office:value-type="float" office:value="25">
            <text:p>25</text:p>
          </table:table-cell>
          <table:table-cell office:value-type="float" office:value="4.08011">
            <text:p>4.08011</text:p>
          </table:table-cell>
          <table:table-cell office:value-type="float" office:value="4.18675">
            <text:p>4.1867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.03568">
            <text:p>3.03568</text:p>
          </table:table-cell>
          <table:table-cell office:value-type="float" office:value="26">
            <text:p>26</text:p>
          </table:table-cell>
          <table:table-cell office:value-type="float" office:value="4.22706">
            <text:p>4.22706</text:p>
          </table:table-cell>
          <table:table-cell office:value-type="float" office:value="4.31668">
            <text:p>4.3166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352303">
            <text:p>0.0352303</text:p>
          </table:table-cell>
          <table:table-cell office:value-type="float" office:value="9.91178">
            <text:p>9.91178</text:p>
          </table:table-cell>
          <table:table-cell office:value-type="float" office:value="27">
            <text:p>27</text:p>
          </table:table-cell>
          <table:table-cell office:value-type="float" office:value="7.23079">
            <text:p>7.23079</text:p>
          </table:table-cell>
          <table:table-cell office:value-type="float" office:value="7.43784">
            <text:p>7.4378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00156176">
            <text:p>0.00156176</text:p>
          </table:table-cell>
          <table:table-cell office:value-type="float" office:value="28">
            <text:p>28</text:p>
          </table:table-cell>
          <table:table-cell office:value-type="float" office:value="11.3177">
            <text:p>11.3177</text:p>
          </table:table-cell>
          <table:table-cell office:value-type="float" office:value="11.846">
            <text:p>11.84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.76416">
            <text:p>2.76416</text:p>
          </table:table-cell>
          <table:table-cell office:value-type="float" office:value="29">
            <text:p>29</text:p>
          </table:table-cell>
          <table:table-cell office:value-type="float" office:value="12.5009">
            <text:p>12.5009</text:p>
          </table:table-cell>
          <table:table-cell office:value-type="float" office:value="12.3786">
            <text:p>12.378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358646">
            <text:p>0.0358646</text:p>
          </table:table-cell>
          <table:table-cell office:value-type="float" office:value="5.51315">
            <text:p>5.51315</text:p>
          </table:table-cell>
          <table:table-cell office:value-type="float" office:value="30">
            <text:p>30</text:p>
          </table:table-cell>
          <table:table-cell office:value-type="float" office:value="10.3868">
            <text:p>10.3868</text:p>
          </table:table-cell>
          <table:table-cell office:value-type="float" office:value="10.9466">
            <text:p>10.946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16502">
            <text:p>0.016502</text:p>
          </table:table-cell>
          <table:table-cell office:value-type="float" office:value="6.95629">
            <text:p>6.95629</text:p>
          </table:table-cell>
          <table:table-cell office:value-type="float" office:value="31">
            <text:p>31</text:p>
          </table:table-cell>
          <table:table-cell office:value-type="float" office:value="11.8429">
            <text:p>11.8429</text:p>
          </table:table-cell>
          <table:table-cell office:value-type="float" office:value="11.4786">
            <text:p>11.478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.46282">
            <text:p>4.46282</text:p>
          </table:table-cell>
          <table:table-cell office:value-type="float" office:value="32">
            <text:p>32</text:p>
          </table:table-cell>
          <table:table-cell office:value-type="float" office:value="10.9119">
            <text:p>10.9119</text:p>
          </table:table-cell>
          <table:table-cell office:value-type="float" office:value="10.9533">
            <text:p>10.953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344008">
            <text:p>0.0344008</text:p>
          </table:table-cell>
          <table:table-cell office:value-type="float" office:value="17.3356">
            <text:p>17.3356</text:p>
          </table:table-cell>
          <table:table-cell office:value-type="float" office:value="33">
            <text:p>33</text:p>
          </table:table-cell>
          <table:table-cell office:value-type="float" office:value="11.3181">
            <text:p>11.3181</text:p>
          </table:table-cell>
          <table:table-cell office:value-type="float" office:value="11.4797">
            <text:p>11.479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2.5448">
            <text:p>62.5448</text:p>
          </table:table-cell>
          <table:table-cell office:value-type="float" office:value="35">
            <text:p>35</text:p>
          </table:table-cell>
          <table:table-cell office:value-type="float" office:value="10.9115">
            <text:p>10.9115</text:p>
          </table:table-cell>
          <table:table-cell office:value-type="float" office:value="10.9511">
            <text:p>10.951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1.4337">
            <text:p>71.4337</text:p>
          </table:table-cell>
          <table:table-cell office:value-type="float" office:value="36">
            <text:p>36</text:p>
          </table:table-cell>
          <table:table-cell office:value-type="float" office:value="11.3073">
            <text:p>11.3073</text:p>
          </table:table-cell>
          <table:table-cell office:value-type="float" office:value="11.4672">
            <text:p>11.467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336625">
            <text:p>0.0336625</text:p>
          </table:table-cell>
          <table:table-cell office:value-type="float" office:value="87.8206">
            <text:p>87.8206</text:p>
          </table:table-cell>
          <table:table-cell office:value-type="float" office:value="37">
            <text:p>37</text:p>
          </table:table-cell>
          <table:table-cell office:value-type="float" office:value="10.939">
            <text:p>10.939</text:p>
          </table:table-cell>
          <table:table-cell office:value-type="float" office:value="10.9475">
            <text:p>10.947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7.3777">
            <text:p>87.3777</text:p>
          </table:table-cell>
          <table:table-cell office:value-type="float" office:value="38">
            <text:p>38</text:p>
          </table:table-cell>
          <table:table-cell office:value-type="float" office:value="13.9491">
            <text:p>13.9491</text:p>
          </table:table-cell>
          <table:table-cell office:value-type="float" office:value="14.6059">
            <text:p>14.605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0294904">
            <text:p>0.00294904</text:p>
          </table:table-cell>
          <table:table-cell office:value-type="float" office:value="69.756">
            <text:p>69.756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15.47">
            <text:p>15.4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344008">
            <text:p>0.0344008</text:p>
          </table:table-cell>
          <table:table-cell office:value-type="float" office:value="16.192">
            <text:p>16.192</text:p>
          </table:table-cell>
          <table:table-cell office:value-type="float" office:value="40">
            <text:p>40</text:p>
          </table:table-cell>
          <table:table-cell office:value-type="float" office:value="13.4089">
            <text:p>13.4089</text:p>
          </table:table-cell>
          <table:table-cell office:value-type="float" office:value="13.1366">
            <text:p>13.136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5.9741">
            <text:p>45.9741</text:p>
          </table:table-cell>
          <table:table-cell office:value-type="float" office:value="41">
            <text:p>41</text:p>
          </table:table-cell>
          <table:table-cell office:value-type="float" office:value="15.0008">
            <text:p>15.0008</text:p>
          </table:table-cell>
          <table:table-cell office:value-type="float" office:value="15.6395">
            <text:p>15.639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14668">
            <text:p>0.014668</text:p>
          </table:table-cell>
          <table:table-cell office:value-type="float" office:value="46.6515">
            <text:p>46.6515</text:p>
          </table:table-cell>
          <table:table-cell office:value-type="float" office:value="42">
            <text:p>42</text:p>
          </table:table-cell>
          <table:table-cell office:value-type="float" office:value="17.1054">
            <text:p>17.1054</text:p>
          </table:table-cell>
          <table:table-cell office:value-type="float" office:value="17.2049">
            <text:p>17.204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351952">
            <text:p>0.0351952</text:p>
          </table:table-cell>
          <table:table-cell office:value-type="float" office:value="58.7454">
            <text:p>58.7454</text:p>
          </table:table-cell>
          <table:table-cell office:value-type="float" office:value="43">
            <text:p>43</text:p>
          </table:table-cell>
          <table:table-cell office:value-type="float" office:value="16.5624">
            <text:p>16.5624</text:p>
          </table:table-cell>
          <table:table-cell office:value-type="float" office:value="16.4617">
            <text:p>16.461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0149952">
            <text:p>0.00149952</text:p>
          </table:table-cell>
          <table:table-cell office:value-type="float" office:value="195.181">
            <text:p>195.181</text:p>
          </table:table-cell>
          <table:table-cell office:value-type="float" office:value="44">
            <text:p>44</text:p>
          </table:table-cell>
          <table:table-cell office:value-type="float" office:value="16.5785">
            <text:p>16.5785</text:p>
          </table:table-cell>
          <table:table-cell office:value-type="float" office:value="16.6611">
            <text:p>16.661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0149952">
            <text:p>0.00149952</text:p>
          </table:table-cell>
          <table:table-cell office:value-type="float" office:value="250.326">
            <text:p>250.326</text:p>
          </table:table-cell>
          <table:table-cell office:value-type="float" office:value="45">
            <text:p>45</text:p>
          </table:table-cell>
          <table:table-cell office:value-type="float" office:value="16.5587">
            <text:p>16.5587</text:p>
          </table:table-cell>
          <table:table-cell office:value-type="float" office:value="16.9026">
            <text:p>16.902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326742">
            <text:p>0.0326742</text:p>
          </table:table-cell>
          <table:table-cell office:value-type="float" office:value="281.876">
            <text:p>281.876</text:p>
          </table:table-cell>
          <table:table-cell office:value-type="float" office:value="46">
            <text:p>46</text:p>
          </table:table-cell>
          <table:table-cell office:value-type="float" office:value="16.4445">
            <text:p>16.4445</text:p>
          </table:table-cell>
          <table:table-cell office:value-type="float" office:value="16.5317">
            <text:p>16.531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7.14859">
            <text:p>7.14859</text:p>
          </table:table-cell>
          <table:table-cell office:value-type="float" office:value="47">
            <text:p>47</text:p>
          </table:table-cell>
          <table:table-cell office:value-type="float" office:value="12.5321">
            <text:p>12.5321</text:p>
          </table:table-cell>
          <table:table-cell office:value-type="float" office:value="12.0414">
            <text:p>12.041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8.81482">
            <text:p>8.81482</text:p>
          </table:table-cell>
          <table:table-cell office:value-type="float" office:value="48">
            <text:p>48</text:p>
          </table:table-cell>
          <table:table-cell office:value-type="float" office:value="7.2">
            <text:p>7.2</text:p>
          </table:table-cell>
          <table:table-cell office:value-type="float" office:value="7.80126">
            <text:p>7.8012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344008">
            <text:p>0.0344008</text:p>
          </table:table-cell>
          <table:table-cell office:value-type="float" office:value="0.00569488">
            <text:p>0.00569488</text:p>
          </table:table-cell>
          <table:table-cell office:value-type="float" office:value="49">
            <text:p>49</text:p>
          </table:table-cell>
          <table:table-cell office:value-type="float" office:value="17.1045">
            <text:p>17.1045</text:p>
          </table:table-cell>
          <table:table-cell office:value-type="float" office:value="17.2565">
            <text:p>17.256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249077">
            <text:p>0.249077</text:p>
          </table:table-cell>
          <table:table-cell office:value-type="float" office:value="50">
            <text:p>50</text:p>
          </table:table-cell>
          <table:table-cell office:value-type="float" office:value="16.0344">
            <text:p>16.0344</text:p>
          </table:table-cell>
          <table:table-cell office:value-type="float" office:value="16.3022">
            <text:p>16.302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76.981">
            <text:p>176.981</text:p>
          </table:table-cell>
          <table:table-cell office:value-type="float" office:value="51">
            <text:p>51</text:p>
          </table:table-cell>
          <table:table-cell office:value-type="float" office:value="16.9705">
            <text:p>16.9705</text:p>
          </table:table-cell>
          <table:table-cell office:value-type="float" office:value="17.2198">
            <text:p>17.219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509193">
            <text:p>0.0509193</text:p>
          </table:table-cell>
          <table:table-cell office:value-type="float" office:value="170.337">
            <text:p>170.337</text:p>
          </table:table-cell>
          <table:table-cell office:value-type="float" office:value="52">
            <text:p>52</text:p>
          </table:table-cell>
          <table:table-cell office:value-type="float" office:value="15.5105">
            <text:p>15.5105</text:p>
          </table:table-cell>
          <table:table-cell office:value-type="float" office:value="15.2128">
            <text:p>15.212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0143512">
            <text:p>0.00143512</text:p>
          </table:table-cell>
          <table:table-cell office:value-type="float" office:value="118.191">
            <text:p>118.191</text:p>
          </table:table-cell>
          <table:table-cell office:value-type="float" office:value="53">
            <text:p>53</text:p>
          </table:table-cell>
          <table:table-cell office:value-type="float" office:value="3.15872">
            <text:p>3.15872</text:p>
          </table:table-cell>
          <table:table-cell office:value-type="float" office:value="3.1174">
            <text:p>3.117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8.39776">
            <text:p>8.39776</text:p>
          </table:table-cell>
          <table:table-cell office:value-type="float" office:value="54">
            <text:p>54</text:p>
          </table:table-cell>
          <table:table-cell office:value-type="float" office:value="4.73335">
            <text:p>4.73335</text:p>
          </table:table-cell>
          <table:table-cell office:value-type="float" office:value="5.23778">
            <text:p>5.2377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344008">
            <text:p>0.0344008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2.357">
            <text:p>12.357</text:p>
          </table:table-cell>
          <table:table-cell office:value-type="float" office:value="12.2593">
            <text:p>12.259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1.3181">
            <text:p>11.3181</text:p>
          </table:table-cell>
          <table:table-cell office:value-type="float" office:value="11.545">
            <text:p>11.54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1.4642">
            <text:p>11.4642</text:p>
          </table:table-cell>
          <table:table-cell office:value-type="float" office:value="11.4822">
            <text:p>11.482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358646">
            <text:p>0.0358646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0.3864">
            <text:p>10.3864</text:p>
          </table:table-cell>
          <table:table-cell office:value-type="float" office:value="10.8929">
            <text:p>10.892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0142968">
            <text:p>0.00142968</text:p>
          </table:table-cell>
          <table:table-cell office:value-type="float" office:value="0.00149048">
            <text:p>0.00149048</text:p>
          </table:table-cell>
          <table:table-cell office:value-type="float" office:value="59">
            <text:p>59</text:p>
          </table:table-cell>
          <table:table-cell office:value-type="float" office:value="11.3181">
            <text:p>11.3181</text:p>
          </table:table-cell>
          <table:table-cell office:value-type="float" office:value="11.0177">
            <text:p>11.017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.00130808">
            <text:p>0.00130808</text:p>
          </table:table-cell>
          <table:table-cell office:value-type="float" office:value="60">
            <text:p>60</text:p>
          </table:table-cell>
          <table:table-cell office:value-type="float" office:value="11.4382">
            <text:p>11.4382</text:p>
          </table:table-cell>
          <table:table-cell office:value-type="float" office:value="11.4658">
            <text:p>11.465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341286">
            <text:p>0.0341286</text:p>
          </table:table-cell>
          <table:table-cell office:value-type="float" office:value="0.00077544">
            <text:p>0.00077544</text:p>
          </table:table-cell>
          <table:table-cell office:value-type="float" office:value="61">
            <text:p>61</text:p>
          </table:table-cell>
          <table:table-cell office:value-type="float" office:value="10.7912">
            <text:p>10.7912</text:p>
          </table:table-cell>
          <table:table-cell office:value-type="float" office:value="11.4605">
            <text:p>11.460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15004">
            <text:p>0.015004</text:p>
          </table:table-cell>
          <table:table-cell office:value-type="float" office:value="0.00157768">
            <text:p>0.00157768</text:p>
          </table:table-cell>
          <table:table-cell office:value-type="float" office:value="62">
            <text:p>62</text:p>
          </table:table-cell>
          <table:table-cell office:value-type="float" office:value="11.4496">
            <text:p>11.4496</text:p>
          </table:table-cell>
          <table:table-cell office:value-type="float" office:value="10.982">
            <text:p>10.98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3.9344">
            <text:p>13.9344</text:p>
          </table:table-cell>
          <table:table-cell office:value-type="float" office:value="14.4607">
            <text:p>14.460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344008">
            <text:p>0.034400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.05498">
            <text:p>1.05498</text:p>
          </table:table-cell>
          <table:table-cell office:value-type="float" office:value="0.687234">
            <text:p>0.68723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62.167">
            <text:p>362.167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0.7908">
            <text:p>10.7908</text:p>
          </table:table-cell>
          <table:table-cell office:value-type="float" office:value="11.6467">
            <text:p>11.646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20.538">
            <text:p>120.538</text:p>
          </table:table-cell>
          <table:table-cell office:value-type="float" office:value="0.0504462">
            <text:p>0.0504462</text:p>
          </table:table-cell>
          <table:table-cell office:value-type="float" office:value="66">
            <text:p>66</text:p>
          </table:table-cell>
          <table:table-cell office:value-type="float" office:value="11.4484">
            <text:p>11.4484</text:p>
          </table:table-cell>
          <table:table-cell office:value-type="float" office:value="10.9558">
            <text:p>10.955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06.824">
            <text:p>306.824</text:p>
          </table:table-cell>
          <table:table-cell office:value-type="float" office:value="0.42788">
            <text:p>0.42788</text:p>
          </table:table-cell>
          <table:table-cell office:value-type="float" office:value="67">
            <text:p>67</text:p>
          </table:table-cell>
          <table:table-cell office:value-type="float" office:value="11.4642">
            <text:p>11.4642</text:p>
          </table:table-cell>
          <table:table-cell office:value-type="float" office:value="11.4845">
            <text:p>11.484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99.715">
            <text:p>399.715</text:p>
          </table:table-cell>
          <table:table-cell office:value-type="float" office:value="13.959">
            <text:p>13.959</text:p>
          </table:table-cell>
          <table:table-cell office:value-type="float" office:value="68">
            <text:p>68</text:p>
          </table:table-cell>
          <table:table-cell office:value-type="float" office:value="10.7917">
            <text:p>10.7917</text:p>
          </table:table-cell>
          <table:table-cell office:value-type="float" office:value="10.9594">
            <text:p>10.959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89.233">
            <text:p>389.233</text:p>
          </table:table-cell>
          <table:table-cell office:value-type="float" office:value="58.934">
            <text:p>58.934</text:p>
          </table:table-cell>
          <table:table-cell office:value-type="float" office:value="69">
            <text:p>69</text:p>
          </table:table-cell>
          <table:table-cell office:value-type="float" office:value="11.3177">
            <text:p>11.3177</text:p>
          </table:table-cell>
          <table:table-cell office:value-type="float" office:value="11.4799">
            <text:p>11.479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7.113">
            <text:p>147.113</text:p>
          </table:table-cell>
          <table:table-cell office:value-type="float" office:value="100.327">
            <text:p>100.327</text:p>
          </table:table-cell>
          <table:table-cell office:value-type="float" office:value="70">
            <text:p>70</text:p>
          </table:table-cell>
          <table:table-cell office:value-type="float" office:value="10.9232">
            <text:p>10.9232</text:p>
          </table:table-cell>
          <table:table-cell office:value-type="float" office:value="10.9563">
            <text:p>10.956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48.298">
            <text:p>248.298</text:p>
          </table:table-cell>
          <table:table-cell office:value-type="float" office:value="176.363">
            <text:p>176.363</text:p>
          </table:table-cell>
          <table:table-cell office:value-type="float" office:value="71">
            <text:p>71</text:p>
          </table:table-cell>
          <table:table-cell office:value-type="float" office:value="10.9236">
            <text:p>10.9236</text:p>
          </table:table-cell>
          <table:table-cell office:value-type="float" office:value="11.4916">
            <text:p>11.491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3.1971">
            <text:p>73.1971</text:p>
          </table:table-cell>
          <table:table-cell office:value-type="float" office:value="28.9301">
            <text:p>28.9301</text:p>
          </table:table-cell>
          <table:table-cell office:value-type="float" office:value="72">
            <text:p>72</text:p>
          </table:table-cell>
          <table:table-cell office:value-type="float" office:value="11.8437">
            <text:p>11.8437</text:p>
          </table:table-cell>
          <table:table-cell office:value-type="float" office:value="11.7715">
            <text:p>11.771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66.219">
            <text:p>266.219</text:p>
          </table:table-cell>
          <table:table-cell office:value-type="float" office:value="50.6337">
            <text:p>50.6337</text:p>
          </table:table-cell>
          <table:table-cell office:value-type="float" office:value="73">
            <text:p>73</text:p>
          </table:table-cell>
          <table:table-cell office:value-type="float" office:value="4.73543">
            <text:p>4.73543</text:p>
          </table:table-cell>
          <table:table-cell office:value-type="float" office:value="4.4752">
            <text:p>4.475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76.512">
            <text:p>676.512</text:p>
          </table:table-cell>
          <table:table-cell office:value-type="float" office:value="59.9991">
            <text:p>59.9991</text:p>
          </table:table-cell>
          <table:table-cell office:value-type="float" office:value="74">
            <text:p>74</text:p>
          </table:table-cell>
          <table:table-cell office:value-type="float" office:value="11.3177">
            <text:p>11.3177</text:p>
          </table:table-cell>
          <table:table-cell office:value-type="float" office:value="11.4792">
            <text:p>11.479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3.7329">
            <text:p>43.7329</text:p>
          </table:table-cell>
          <table:table-cell office:value-type="float" office:value="7.50856">
            <text:p>7.50856</text:p>
          </table:table-cell>
          <table:table-cell office:value-type="float" office:value="75">
            <text:p>75</text:p>
          </table:table-cell>
          <table:table-cell office:value-type="float" office:value="11.4504">
            <text:p>11.4504</text:p>
          </table:table-cell>
          <table:table-cell office:value-type="float" office:value="11.4837">
            <text:p>11.4837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22.504">
            <text:p>322.504</text:p>
          </table:table-cell>
          <table:table-cell office:value-type="float" office:value="49.3135">
            <text:p>49.3135</text:p>
          </table:table-cell>
          <table:table-cell office:value-type="float" office:value="76">
            <text:p>76</text:p>
          </table:table-cell>
          <table:table-cell office:value-type="float" office:value="10.7921">
            <text:p>10.7921</text:p>
          </table:table-cell>
          <table:table-cell office:value-type="float" office:value="11.2876">
            <text:p>11.287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17.176">
            <text:p>117.176</text:p>
          </table:table-cell>
          <table:table-cell office:value-type="float" office:value="218.89">
            <text:p>218.89</text:p>
          </table:table-cell>
          <table:table-cell office:value-type="float" office:value="77">
            <text:p>77</text:p>
          </table:table-cell>
          <table:table-cell office:value-type="float" office:value="11.9787">
            <text:p>11.9787</text:p>
          </table:table-cell>
          <table:table-cell office:value-type="float" office:value="11.0933">
            <text:p>11.093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00315536">
            <text:p>0.00315536</text:p>
          </table:table-cell>
          <table:table-cell office:value-type="float" office:value="251.525">
            <text:p>251.525</text:p>
          </table:table-cell>
          <table:table-cell office:value-type="float" office:value="78">
            <text:p>78</text:p>
          </table:table-cell>
          <table:table-cell office:value-type="float" office:value="10.7095">
            <text:p>10.7095</text:p>
          </table:table-cell>
          <table:table-cell office:value-type="float" office:value="11.4848">
            <text:p>11.484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0358646">
            <text:p>0.0358646</text:p>
          </table:table-cell>
          <table:table-cell office:value-type="float" office:value="85.2444">
            <text:p>85.2444</text:p>
          </table:table-cell>
          <table:table-cell office:value-type="float" office:value="79">
            <text:p>79</text:p>
          </table:table-cell>
          <table:table-cell office:value-type="float" office:value="11.4386">
            <text:p>11.4386</text:p>
          </table:table-cell>
          <table:table-cell office:value-type="float" office:value="11.4021">
            <text:p>11.402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82952">
            <text:p>0.00082952</text:p>
          </table:table-cell>
          <table:table-cell office:value-type="float" office:value="250.162">
            <text:p>250.162</text:p>
          </table:table-cell>
          <table:table-cell office:value-type="float" office:value="80">
            <text:p>80</text:p>
          </table:table-cell>
          <table:table-cell office:value-type="float" office:value="10.9223">
            <text:p>10.9223</text:p>
          </table:table-cell>
          <table:table-cell office:value-type="float" office:value="11.0208">
            <text:p>11.020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0147253">
            <text:p>0.0147253</text:p>
          </table:table-cell>
          <table:table-cell office:value-type="float" office:value="256.78">
            <text:p>256.78</text:p>
          </table:table-cell>
          <table:table-cell office:value-type="float" office:value="81">
            <text:p>81</text:p>
          </table:table-cell>
          <table:table-cell office:value-type="float" office:value="11.3185">
            <text:p>11.3185</text:p>
          </table:table-cell>
          <table:table-cell office:value-type="float" office:value="11.4728">
            <text:p>11.472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033305">
            <text:p>0.033305</text:p>
          </table:table-cell>
          <table:table-cell office:value-type="float" office:value="49.0928">
            <text:p>49.0928</text:p>
          </table:table-cell>
          <table:table-cell office:value-type="float" office:value="82">
            <text:p>82</text:p>
          </table:table-cell>
          <table:table-cell office:value-type="float" office:value="10.9115">
            <text:p>10.9115</text:p>
          </table:table-cell>
          <table:table-cell office:value-type="float" office:value="10.8683">
            <text:p>10.868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0007376">
            <text:p>0.0007376</text:p>
          </table:table-cell>
          <table:table-cell office:value-type="float" office:value="2.54306">
            <text:p>2.54306</text:p>
          </table:table-cell>
          <table:table-cell office:value-type="float" office:value="83">
            <text:p>83</text:p>
          </table:table-cell>
          <table:table-cell office:value-type="float" office:value="11.0547">
            <text:p>11.0547</text:p>
          </table:table-cell>
          <table:table-cell office:value-type="float" office:value="11.5525">
            <text:p>11.552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00149208">
            <text:p>0.00149208</text:p>
          </table:table-cell>
          <table:table-cell office:value-type="float" office:value="0.00052384">
            <text:p>0.00052384</text:p>
          </table:table-cell>
          <table:table-cell office:value-type="float" office:value="84">
            <text:p>84</text:p>
          </table:table-cell>
          <table:table-cell office:value-type="float" office:value="11.1862">
            <text:p>11.1862</text:p>
          </table:table-cell>
          <table:table-cell office:value-type="float" office:value="10.9621">
            <text:p>10.962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0359003">
            <text:p>0.0359003</text:p>
          </table:table-cell>
          <table:table-cell office:value-type="float" office:value="0.144909">
            <text:p>0.144909</text:p>
          </table:table-cell>
          <table:table-cell office:value-type="float" office:value="85">
            <text:p>85</text:p>
          </table:table-cell>
          <table:table-cell office:value-type="float" office:value="10.7809">
            <text:p>10.7809</text:p>
          </table:table-cell>
          <table:table-cell office:value-type="float" office:value="10.9087">
            <text:p>10.908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0.39906">
            <text:p>0.39906</text:p>
          </table:table-cell>
          <table:table-cell office:value-type="float" office:value="86">
            <text:p>86</text:p>
          </table:table-cell>
          <table:table-cell office:value-type="float" office:value="11.4496">
            <text:p>11.4496</text:p>
          </table:table-cell>
          <table:table-cell office:value-type="float" office:value="11.4977">
            <text:p>11.497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0.00157928">
            <text:p>0.00157928</text:p>
          </table:table-cell>
          <table:table-cell office:value-type="float" office:value="87">
            <text:p>87</text:p>
          </table:table-cell>
          <table:table-cell office:value-type="float" office:value="10.7959">
            <text:p>10.7959</text:p>
          </table:table-cell>
          <table:table-cell office:value-type="float" office:value="10.9702">
            <text:p>10.970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0344008">
            <text:p>0.0344008</text:p>
          </table:table-cell>
          <table:table-cell office:value-type="float" office:value="16.1888">
            <text:p>16.1888</text:p>
          </table:table-cell>
          <table:table-cell office:value-type="float" office:value="88">
            <text:p>88</text:p>
          </table:table-cell>
          <table:table-cell office:value-type="float" office:value="11.45">
            <text:p>11.45</text:p>
          </table:table-cell>
          <table:table-cell office:value-type="float" office:value="11.4786">
            <text:p>11.478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1.673">
            <text:p>81.673</text:p>
          </table:table-cell>
          <table:table-cell office:value-type="float" office:value="89">
            <text:p>89</text:p>
          </table:table-cell>
          <table:table-cell office:value-type="float" office:value="10.3864">
            <text:p>10.3864</text:p>
          </table:table-cell>
          <table:table-cell office:value-type="float" office:value="11.0117">
            <text:p>11.011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00083032">
            <text:p>0.00083032</text:p>
          </table:table-cell>
          <table:table-cell office:value-type="float" office:value="161.659">
            <text:p>161.659</text:p>
          </table:table-cell>
          <table:table-cell office:value-type="float" office:value="90">
            <text:p>90</text:p>
          </table:table-cell>
          <table:table-cell office:value-type="float" office:value="10.7917">
            <text:p>10.7917</text:p>
          </table:table-cell>
          <table:table-cell office:value-type="float" office:value="10.9623">
            <text:p>10.962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0499238">
            <text:p>0.0499238</text:p>
          </table:table-cell>
          <table:table-cell office:value-type="float" office:value="41.1358">
            <text:p>41.1358</text:p>
          </table:table-cell>
          <table:table-cell office:value-type="float" office:value="91">
            <text:p>91</text:p>
          </table:table-cell>
          <table:table-cell office:value-type="float" office:value="11.8319">
            <text:p>11.8319</text:p>
          </table:table-cell>
          <table:table-cell office:value-type="float" office:value="11.4724">
            <text:p>11.472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001498">
            <text:p>0.001498</text:p>
          </table:table-cell>
          <table:table-cell office:value-type="float" office:value="22.6668">
            <text:p>22.6668</text:p>
          </table:table-cell>
          <table:table-cell office:value-type="float" office:value="92">
            <text:p>92</text:p>
          </table:table-cell>
          <table:table-cell office:value-type="float" office:value="10.924">
            <text:p>10.924</text:p>
          </table:table-cell>
          <table:table-cell office:value-type="float" office:value="10.9568">
            <text:p>10.956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27.054">
            <text:p>27.054</text:p>
          </table:table-cell>
          <table:table-cell office:value-type="float" office:value="93">
            <text:p>93</text:p>
          </table:table-cell>
          <table:table-cell office:value-type="float" office:value="11.4386">
            <text:p>11.4386</text:p>
          </table:table-cell>
          <table:table-cell office:value-type="float" office:value="11.4614">
            <text:p>11.461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0344008">
            <text:p>0.0344008</text:p>
          </table:table-cell>
          <table:table-cell office:value-type="float" office:value="30.25">
            <text:p>30.25</text:p>
          </table:table-cell>
          <table:table-cell office:value-type="float" office:value="94">
            <text:p>94</text:p>
          </table:table-cell>
          <table:table-cell office:value-type="float" office:value="13.4231">
            <text:p>13.4231</text:p>
          </table:table-cell>
          <table:table-cell office:value-type="float" office:value="14.0842">
            <text:p>14.084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75.7796">
            <text:p>75.7796</text:p>
          </table:table-cell>
          <table:table-cell office:value-type="float" office:value="95">
            <text:p>95</text:p>
          </table:table-cell>
          <table:table-cell office:value-type="float" office:value="16.5603">
            <text:p>16.5603</text:p>
          </table:table-cell>
          <table:table-cell office:value-type="float" office:value="16.4385">
            <text:p>16.438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98.3448">
            <text:p>98.3448</text:p>
          </table:table-cell>
          <table:table-cell office:value-type="float" office:value="96">
            <text:p>96</text:p>
          </table:table-cell>
          <table:table-cell office:value-type="float" office:value="16.0633">
            <text:p>16.0633</text:p>
          </table:table-cell>
          <table:table-cell office:value-type="float" office:value="16.7063">
            <text:p>16.706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0343916">
            <text:p>0.0343916</text:p>
          </table:table-cell>
          <table:table-cell office:value-type="float" office:value="114.379">
            <text:p>114.379</text:p>
          </table:table-cell>
          <table:table-cell office:value-type="float" office:value="97">
            <text:p>97</text:p>
          </table:table-cell>
          <table:table-cell office:value-type="float" office:value="15.5085">
            <text:p>15.5085</text:p>
          </table:table-cell>
          <table:table-cell office:value-type="float" office:value="15.4264">
            <text:p>15.426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001498">
            <text:p>0.0014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1.8437">
            <text:p>11.8437</text:p>
          </table:table-cell>
          <table:table-cell office:value-type="float" office:value="11.8893">
            <text:p>11.889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343666">
            <text:p>0.034366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1.4374">
            <text:p>11.4374</text:p>
          </table:table-cell>
          <table:table-cell office:value-type="float" office:value="11.2233">
            <text:p>11.223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.7925">
            <text:p>10.7925</text:p>
          </table:table-cell>
          <table:table-cell office:value-type="float" office:value="11.2216">
            <text:p>11.221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14.646">
            <text:p>114.646</text:p>
          </table:table-cell>
          <table:table-cell office:value-type="float" office:value="0.0130358">
            <text:p>0.0130358</text:p>
          </table:table-cell>
          <table:table-cell office:value-type="float" office:value="101">
            <text:p>101</text:p>
          </table:table-cell>
          <table:table-cell office:value-type="float" office:value="11.4504">
            <text:p>11.4504</text:p>
          </table:table-cell>
          <table:table-cell office:value-type="float" office:value="11.508">
            <text:p>11.50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60.223">
            <text:p>160.223</text:p>
          </table:table-cell>
          <table:table-cell office:value-type="float" office:value="0.0224861">
            <text:p>0.0224861</text:p>
          </table:table-cell>
          <table:table-cell office:value-type="float" office:value="102">
            <text:p>102</text:p>
          </table:table-cell>
          <table:table-cell office:value-type="float" office:value="13.4077">
            <text:p>13.4077</text:p>
          </table:table-cell>
          <table:table-cell office:value-type="float" office:value="13.5364">
            <text:p>13.5364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22.17">
            <text:p>122.17</text:p>
          </table:table-cell>
          <table:table-cell office:value-type="float" office:value="0.0102572">
            <text:p>0.0102572</text:p>
          </table:table-cell>
          <table:table-cell office:value-type="float" office:value="103">
            <text:p>103</text:p>
          </table:table-cell>
          <table:table-cell office:value-type="float" office:value="17.085">
            <text:p>17.085</text:p>
          </table:table-cell>
          <table:table-cell office:value-type="float" office:value="17.2595">
            <text:p>17.259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4.7227">
            <text:p>94.7227</text:p>
          </table:table-cell>
          <table:table-cell office:value-type="float" office:value="0.0118885">
            <text:p>0.0118885</text:p>
          </table:table-cell>
          <table:table-cell office:value-type="float" office:value="104">
            <text:p>104</text:p>
          </table:table-cell>
          <table:table-cell office:value-type="float" office:value="14.4735">
            <text:p>14.4735</text:p>
          </table:table-cell>
          <table:table-cell office:value-type="float" office:value="14.4932">
            <text:p>14.493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22.817">
            <text:p>122.817</text:p>
          </table:table-cell>
          <table:table-cell office:value-type="float" office:value="0.0233068">
            <text:p>0.0233068</text:p>
          </table:table-cell>
          <table:table-cell office:value-type="float" office:value="105">
            <text:p>105</text:p>
          </table:table-cell>
          <table:table-cell office:value-type="float" office:value="10.9123">
            <text:p>10.9123</text:p>
          </table:table-cell>
          <table:table-cell office:value-type="float" office:value="10.944">
            <text:p>10.94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06.184">
            <text:p>106.184</text:p>
          </table:table-cell>
          <table:table-cell office:value-type="float" office:value="0.0417036">
            <text:p>0.0417036</text:p>
          </table:table-cell>
          <table:table-cell office:value-type="float" office:value="106">
            <text:p>106</text:p>
          </table:table-cell>
          <table:table-cell office:value-type="float" office:value="10.8063">
            <text:p>10.8063</text:p>
          </table:table-cell>
          <table:table-cell office:value-type="float" office:value="11.4776">
            <text:p>11.477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33.522">
            <text:p>233.522</text:p>
          </table:table-cell>
          <table:table-cell office:value-type="float" office:value="0.362148">
            <text:p>0.362148</text:p>
          </table:table-cell>
          <table:table-cell office:value-type="float" office:value="107">
            <text:p>107</text:p>
          </table:table-cell>
          <table:table-cell office:value-type="float" office:value="11.4378">
            <text:p>11.4378</text:p>
          </table:table-cell>
          <table:table-cell office:value-type="float" office:value="10.9485">
            <text:p>10.948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13.452">
            <text:p>213.452</text:p>
          </table:table-cell>
          <table:table-cell office:value-type="float" office:value="3.668">
            <text:p>3.668</text:p>
          </table:table-cell>
          <table:table-cell office:value-type="float" office:value="108">
            <text:p>108</text:p>
          </table:table-cell>
          <table:table-cell office:value-type="float" office:value="11.3181">
            <text:p>11.3181</text:p>
          </table:table-cell>
          <table:table-cell office:value-type="float" office:value="11.4823">
            <text:p>11.482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1.9769">
            <text:p>11.9769</text:p>
          </table:table-cell>
          <table:table-cell office:value-type="float" office:value="9.02676">
            <text:p>9.02676</text:p>
          </table:table-cell>
          <table:table-cell office:value-type="float" office:value="109">
            <text:p>109</text:p>
          </table:table-cell>
          <table:table-cell office:value-type="float" office:value="10.3971">
            <text:p>10.3971</text:p>
          </table:table-cell>
          <table:table-cell office:value-type="float" office:value="10.9363">
            <text:p>10.936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001498">
            <text:p>0.001498</text:p>
          </table:table-cell>
          <table:table-cell office:value-type="float" office:value="17.8843">
            <text:p>17.8843</text:p>
          </table:table-cell>
          <table:table-cell office:value-type="float" office:value="110">
            <text:p>110</text:p>
          </table:table-cell>
          <table:table-cell office:value-type="float" office:value="11.8446">
            <text:p>11.8446</text:p>
          </table:table-cell>
          <table:table-cell office:value-type="float" office:value="11.4845">
            <text:p>11.484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0509193">
            <text:p>0.0509193</text:p>
          </table:table-cell>
          <table:table-cell office:value-type="float" office:value="18.5133">
            <text:p>18.5133</text:p>
          </table:table-cell>
          <table:table-cell office:value-type="float" office:value="111">
            <text:p>111</text:p>
          </table:table-cell>
          <table:table-cell office:value-type="float" office:value="11.439">
            <text:p>11.439</text:p>
          </table:table-cell>
          <table:table-cell office:value-type="float" office:value="11.7474">
            <text:p>11.747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63.3211">
            <text:p>63.3211</text:p>
          </table:table-cell>
          <table:table-cell office:value-type="float" office:value="112">
            <text:p>112</text:p>
          </table:table-cell>
          <table:table-cell office:value-type="float" office:value="12.0065">
            <text:p>12.0065</text:p>
          </table:table-cell>
          <table:table-cell office:value-type="float" office:value="11.7201">
            <text:p>11.720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155.935">
            <text:p>155.935</text:p>
          </table:table-cell>
          <table:table-cell office:value-type="float" office:value="113">
            <text:p>113</text:p>
          </table:table-cell>
          <table:table-cell office:value-type="float" office:value="9.70669">
            <text:p>9.70669</text:p>
          </table:table-cell>
          <table:table-cell office:value-type="float" office:value="10.5116">
            <text:p>10.511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032551">
            <text:p>0.032551</text:p>
          </table:table-cell>
          <table:table-cell office:value-type="float" office:value="141.868">
            <text:p>141.868</text:p>
          </table:table-cell>
          <table:table-cell office:value-type="float" office:value="114">
            <text:p>114</text:p>
          </table:table-cell>
          <table:table-cell office:value-type="float" office:value="11.9625">
            <text:p>11.9625</text:p>
          </table:table-cell>
          <table:table-cell office:value-type="float" office:value="11.9726">
            <text:p>11.9726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272.293">
            <text:p>272.293</text:p>
          </table:table-cell>
          <table:table-cell office:value-type="float" office:value="115">
            <text:p>115</text:p>
          </table:table-cell>
          <table:table-cell office:value-type="float" office:value="11.3189">
            <text:p>11.3189</text:p>
          </table:table-cell>
          <table:table-cell office:value-type="float" office:value="11.4928">
            <text:p>11.492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232.981">
            <text:p>232.981</text:p>
          </table:table-cell>
          <table:table-cell office:value-type="float" office:value="116">
            <text:p>116</text:p>
          </table:table-cell>
          <table:table-cell office:value-type="float" office:value="14.6063">
            <text:p>14.6063</text:p>
          </table:table-cell>
          <table:table-cell office:value-type="float" office:value="14.1719">
            <text:p>14.171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0339941">
            <text:p>0.0339941</text:p>
          </table:table-cell>
          <table:table-cell office:value-type="float" office:value="234.004">
            <text:p>234.004</text:p>
          </table:table-cell>
          <table:table-cell office:value-type="float" office:value="117">
            <text:p>117</text:p>
          </table:table-cell>
          <table:table-cell office:value-type="float" office:value="11.3169">
            <text:p>11.3169</text:p>
          </table:table-cell>
          <table:table-cell office:value-type="float" office:value="11.6923">
            <text:p>11.692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00299904">
            <text:p>0.00299904</text:p>
          </table:table-cell>
          <table:table-cell office:value-type="float" office:value="0.0208494">
            <text:p>0.0208494</text:p>
          </table:table-cell>
          <table:table-cell office:value-type="float" office:value="118">
            <text:p>118</text:p>
          </table:table-cell>
          <table:table-cell office:value-type="float" office:value="10.9228">
            <text:p>10.9228</text:p>
          </table:table-cell>
          <table:table-cell office:value-type="float" office:value="10.9591">
            <text:p>10.959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.00183448">
            <text:p>0.00183448</text:p>
          </table:table-cell>
          <table:table-cell office:value-type="float" office:value="119">
            <text:p>119</text:p>
          </table:table-cell>
          <table:table-cell office:value-type="float" office:value="11.3056">
            <text:p>11.3056</text:p>
          </table:table-cell>
          <table:table-cell office:value-type="float" office:value="11.4126">
            <text:p>11.412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0343666">
            <text:p>0.0343666</text:p>
          </table:table-cell>
          <table:table-cell office:value-type="float" office:value="9.24706">
            <text:p>9.24706</text:p>
          </table:table-cell>
          <table:table-cell office:value-type="float" office:value="120">
            <text:p>120</text:p>
          </table:table-cell>
          <table:table-cell office:value-type="float" office:value="10.9223">
            <text:p>10.9223</text:p>
          </table:table-cell>
          <table:table-cell office:value-type="float" office:value="11.0197">
            <text:p>11.019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015004">
            <text:p>0.015004</text:p>
          </table:table-cell>
          <table:table-cell office:value-type="float" office:value="65.9226">
            <text:p>65.9226</text:p>
          </table:table-cell>
          <table:table-cell office:value-type="float" office:value="121">
            <text:p>121</text:p>
          </table:table-cell>
          <table:table-cell office:value-type="float" office:value="10.7921">
            <text:p>10.7921</text:p>
          </table:table-cell>
          <table:table-cell office:value-type="float" office:value="10.9485">
            <text:p>10.9485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40.0434">
            <text:p>40.0434</text:p>
          </table:table-cell>
          <table:table-cell office:value-type="float" office:value="122">
            <text:p>122</text:p>
          </table:table-cell>
          <table:table-cell office:value-type="float" office:value="11.3924">
            <text:p>11.3924</text:p>
          </table:table-cell>
          <table:table-cell office:value-type="float" office:value="11.4264">
            <text:p>11.426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0359003">
            <text:p>0.0359003</text:p>
          </table:table-cell>
          <table:table-cell office:value-type="float" office:value="0.158867">
            <text:p>0.158867</text:p>
          </table:table-cell>
          <table:table-cell office:value-type="float" office:value="123">
            <text:p>123</text:p>
          </table:table-cell>
          <table:table-cell office:value-type="float" office:value="10.7929">
            <text:p>10.7929</text:p>
          </table:table-cell>
          <table:table-cell office:value-type="float" office:value="10.9515">
            <text:p>10.951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001498">
            <text:p>0.001498</text:p>
          </table:table-cell>
          <table:table-cell office:value-type="float" office:value="23.237">
            <text:p>23.237</text:p>
          </table:table-cell>
          <table:table-cell office:value-type="float" office:value="124">
            <text:p>124</text:p>
          </table:table-cell>
          <table:table-cell office:value-type="float" office:value="15.0008">
            <text:p>15.0008</text:p>
          </table:table-cell>
          <table:table-cell office:value-type="float" office:value="16.1566">
            <text:p>16.156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122.101">
            <text:p>122.101</text:p>
          </table:table-cell>
          <table:table-cell office:value-type="float" office:value="125">
            <text:p>125</text:p>
          </table:table-cell>
          <table:table-cell office:value-type="float" office:value="23.9183">
            <text:p>23.9183</text:p>
          </table:table-cell>
          <table:table-cell office:value-type="float" office:value="22.2019">
            <text:p>22.2019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0344008">
            <text:p>0.0344008</text:p>
          </table:table-cell>
          <table:table-cell office:value-type="float" office:value="99.4738">
            <text:p>99.4738</text:p>
          </table:table-cell>
          <table:table-cell office:value-type="float" office:value="126">
            <text:p>126</text:p>
          </table:table-cell>
          <table:table-cell office:value-type="float" office:value="22.7753">
            <text:p>22.7753</text:p>
          </table:table-cell>
          <table:table-cell office:value-type="float" office:value="22.9601">
            <text:p>22.960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49.6045">
            <text:p>49.6045</text:p>
          </table:table-cell>
          <table:table-cell office:value-type="float" office:value="127">
            <text:p>127</text:p>
          </table:table-cell>
          <table:table-cell office:value-type="float" office:value="21.6862">
            <text:p>21.6862</text:p>
          </table:table-cell>
          <table:table-cell office:value-type="float" office:value="21.885">
            <text:p>21.88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71.0954">
            <text:p>71.0954</text:p>
          </table:table-cell>
          <table:table-cell office:value-type="float" office:value="128">
            <text:p>128</text:p>
          </table:table-cell>
          <table:table-cell office:value-type="float" office:value="22.8918">
            <text:p>22.8918</text:p>
          </table:table-cell>
          <table:table-cell office:value-type="float" office:value="22.9214">
            <text:p>22.921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343666">
            <text:p>0.0343666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21.7061">
            <text:p>21.7061</text:p>
          </table:table-cell>
          <table:table-cell office:value-type="float" office:value="21.2337">
            <text:p>21.233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7.23883">
            <text:p>7.23883</text:p>
          </table:table-cell>
          <table:table-cell office:value-type="float" office:value="8.01228">
            <text:p>8.0122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00299904">
            <text:p>0.00299904</text:p>
          </table:table-cell>
          <table:table-cell office:value-type="float" office:value="2.11387">
            <text:p>2.11387</text:p>
          </table:table-cell>
          <table:table-cell office:value-type="float" office:value="131">
            <text:p>131</text:p>
          </table:table-cell>
          <table:table-cell office:value-type="float" office:value="11.3173">
            <text:p>11.3173</text:p>
          </table:table-cell>
          <table:table-cell office:value-type="float" office:value="12.1094">
            <text:p>12.109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0494198">
            <text:p>0.0494198</text:p>
          </table:table-cell>
          <table:table-cell office:value-type="float" office:value="5.17256">
            <text:p>5.17256</text:p>
          </table:table-cell>
          <table:table-cell office:value-type="float" office:value="132">
            <text:p>132</text:p>
          </table:table-cell>
          <table:table-cell office:value-type="float" office:value="11.45">
            <text:p>11.45</text:p>
          </table:table-cell>
          <table:table-cell office:value-type="float" office:value="11.2341">
            <text:p>11.234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2.58309">
            <text:p>2.58309</text:p>
          </table:table-cell>
          <table:table-cell office:value-type="float" office:value="133">
            <text:p>133</text:p>
          </table:table-cell>
          <table:table-cell office:value-type="float" office:value="10.7929">
            <text:p>10.7929</text:p>
          </table:table-cell>
          <table:table-cell office:value-type="float" office:value="10.9564">
            <text:p>10.956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67.6602">
            <text:p>67.6602</text:p>
          </table:table-cell>
          <table:table-cell office:value-type="float" office:value="134">
            <text:p>134</text:p>
          </table:table-cell>
          <table:table-cell office:value-type="float" office:value="11.45">
            <text:p>11.45</text:p>
          </table:table-cell>
          <table:table-cell office:value-type="float" office:value="11.4324">
            <text:p>11.432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034504">
            <text:p>0.034504</text:p>
          </table:table-cell>
          <table:table-cell office:value-type="float" office:value="149.107">
            <text:p>149.107</text:p>
          </table:table-cell>
          <table:table-cell office:value-type="float" office:value="135">
            <text:p>135</text:p>
          </table:table-cell>
          <table:table-cell office:value-type="float" office:value="11.4504">
            <text:p>11.4504</text:p>
          </table:table-cell>
          <table:table-cell office:value-type="float" office:value="11.4947">
            <text:p>11.494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00143512">
            <text:p>0.00143512</text:p>
          </table:table-cell>
          <table:table-cell office:value-type="float" office:value="160.461">
            <text:p>160.461</text:p>
          </table:table-cell>
          <table:table-cell office:value-type="float" office:value="136">
            <text:p>136</text:p>
          </table:table-cell>
          <table:table-cell office:value-type="float" office:value="10.8079">
            <text:p>10.8079</text:p>
          </table:table-cell>
          <table:table-cell office:value-type="float" office:value="10.9641">
            <text:p>10.964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00149952">
            <text:p>0.00149952</text:p>
          </table:table-cell>
          <table:table-cell office:value-type="float" office:value="1.39266">
            <text:p>1.39266</text:p>
          </table:table-cell>
          <table:table-cell office:value-type="float" office:value="137">
            <text:p>137</text:p>
          </table:table-cell>
          <table:table-cell office:value-type="float" office:value="11.4496">
            <text:p>11.4496</text:p>
          </table:table-cell>
          <table:table-cell office:value-type="float" office:value="11.5154">
            <text:p>11.515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0344008">
            <text:p>0.0344008</text:p>
          </table:table-cell>
          <table:table-cell office:value-type="float" office:value="0.0849084">
            <text:p>0.0849084</text:p>
          </table:table-cell>
          <table:table-cell office:value-type="float" office:value="138">
            <text:p>138</text:p>
          </table:table-cell>
          <table:table-cell office:value-type="float" office:value="11.0559">
            <text:p>11.0559</text:p>
          </table:table-cell>
          <table:table-cell office:value-type="float" office:value="11.4728">
            <text:p>11.472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0.00052016">
            <text:p>0.00052016</text:p>
          </table:table-cell>
          <table:table-cell office:value-type="float" office:value="139">
            <text:p>139</text:p>
          </table:table-cell>
          <table:table-cell office:value-type="float" office:value="11.1755">
            <text:p>11.1755</text:p>
          </table:table-cell>
          <table:table-cell office:value-type="float" office:value="10.9113">
            <text:p>10.911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5.1032">
            <text:p>5.1032</text:p>
          </table:table-cell>
          <table:table-cell office:value-type="float" office:value="140">
            <text:p>140</text:p>
          </table:table-cell>
          <table:table-cell office:value-type="float" office:value="11.3189">
            <text:p>11.3189</text:p>
          </table:table-cell>
          <table:table-cell office:value-type="float" office:value="11.4902">
            <text:p>11.4902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0344351">
            <text:p>0.0344351</text:p>
          </table:table-cell>
          <table:table-cell office:value-type="float" office:value="9.8463">
            <text:p>9.8463</text:p>
          </table:table-cell>
          <table:table-cell office:value-type="float" office:value="141">
            <text:p>141</text:p>
          </table:table-cell>
          <table:table-cell office:value-type="float" office:value="10.9244">
            <text:p>10.9244</text:p>
          </table:table-cell>
          <table:table-cell office:value-type="float" office:value="10.9745">
            <text:p>10.974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015019">
            <text:p>0.015019</text:p>
          </table:table-cell>
          <table:table-cell office:value-type="float" office:value="11.4055">
            <text:p>11.4055</text:p>
          </table:table-cell>
          <table:table-cell office:value-type="float" office:value="142">
            <text:p>142</text:p>
          </table:table-cell>
          <table:table-cell office:value-type="float" office:value="11.3185">
            <text:p>11.3185</text:p>
          </table:table-cell>
          <table:table-cell office:value-type="float" office:value="11.5091">
            <text:p>11.5091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11.0123">
            <text:p>11.0123</text:p>
          </table:table-cell>
          <table:table-cell office:value-type="float" office:value="143">
            <text:p>143</text:p>
          </table:table-cell>
          <table:table-cell office:value-type="float" office:value="12.5021">
            <text:p>12.5021</text:p>
          </table:table-cell>
          <table:table-cell office:value-type="float" office:value="12.7401">
            <text:p>12.740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0358646">
            <text:p>0.0358646</text:p>
          </table:table-cell>
          <table:table-cell office:value-type="float" office:value="120.346">
            <text:p>120.346</text:p>
          </table:table-cell>
          <table:table-cell office:value-type="float" office:value="144">
            <text:p>144</text:p>
          </table:table-cell>
          <table:table-cell office:value-type="float" office:value="10.7921">
            <text:p>10.7921</text:p>
          </table:table-cell>
          <table:table-cell office:value-type="float" office:value="10.8251">
            <text:p>10.8251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00149952">
            <text:p>0.00149952</text:p>
          </table:table-cell>
          <table:table-cell office:value-type="float" office:value="118.76">
            <text:p>118.76</text:p>
          </table:table-cell>
          <table:table-cell office:value-type="float" office:value="145">
            <text:p>145</text:p>
          </table:table-cell>
          <table:table-cell office:value-type="float" office:value="11.4504">
            <text:p>11.4504</text:p>
          </table:table-cell>
          <table:table-cell office:value-type="float" office:value="11.4781">
            <text:p>11.478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119.492">
            <text:p>119.492</text:p>
          </table:table-cell>
          <table:table-cell office:value-type="float" office:value="146">
            <text:p>146</text:p>
          </table:table-cell>
          <table:table-cell office:value-type="float" office:value="11.9903">
            <text:p>11.9903</text:p>
          </table:table-cell>
          <table:table-cell office:value-type="float" office:value="12.0661">
            <text:p>12.066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0344008">
            <text:p>0.0344008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11.3073">
            <text:p>11.3073</text:p>
          </table:table-cell>
          <table:table-cell office:value-type="float" office:value="11.392">
            <text:p>11.39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0.00151496">
            <text:p>0.00151496</text:p>
          </table:table-cell>
          <table:table-cell office:value-type="float" office:value="148">
            <text:p>148</text:p>
          </table:table-cell>
          <table:table-cell office:value-type="float" office:value="10.924">
            <text:p>10.924</text:p>
          </table:table-cell>
          <table:table-cell office:value-type="float" office:value="11.003">
            <text:p>11.00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.00078168">
            <text:p>0.00078168</text:p>
          </table:table-cell>
          <table:table-cell office:value-type="float" office:value="149">
            <text:p>149</text:p>
          </table:table-cell>
          <table:table-cell office:value-type="float" office:value="11.3189">
            <text:p>11.3189</text:p>
          </table:table-cell>
          <table:table-cell office:value-type="float" office:value="11.4576">
            <text:p>11.457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0359003">
            <text:p>0.0359003</text:p>
          </table:table-cell>
          <table:table-cell office:value-type="float" office:value="0.00078088">
            <text:p>0.00078088</text:p>
          </table:table-cell>
          <table:table-cell office:value-type="float" office:value="150">
            <text:p>150</text:p>
          </table:table-cell>
          <table:table-cell office:value-type="float" office:value="10.9135">
            <text:p>10.9135</text:p>
          </table:table-cell>
          <table:table-cell office:value-type="float" office:value="11.0086">
            <text:p>11.008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00149952">
            <text:p>0.00149952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1.3185">
            <text:p>11.3185</text:p>
          </table:table-cell>
          <table:table-cell office:value-type="float" office:value="11.4807">
            <text:p>11.4807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015004">
            <text:p>0.015004</text:p>
          </table:table-cell>
          <table:table-cell office:value-type="float" office:value="0.00052592">
            <text:p>0.00052592</text:p>
          </table:table-cell>
          <table:table-cell office:value-type="float" office:value="152">
            <text:p>152</text:p>
          </table:table-cell>
          <table:table-cell office:value-type="float" office:value="11.4504">
            <text:p>11.4504</text:p>
          </table:table-cell>
          <table:table-cell office:value-type="float" office:value="11.4812">
            <text:p>11.481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0492522">
            <text:p>0.0492522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12.3698">
            <text:p>12.3698</text:p>
          </table:table-cell>
          <table:table-cell office:value-type="float" office:value="12.4493">
            <text:p>12.4493</text:p>
          </table:table-cell>
        </table:table-row>
        <table:table-row table:style-name="ro1">
          <table:table-cell table:number-columns-repeated="3"/>
          <table:table-cell office:value-type="float" office:value="154">
            <text:p>154</text:p>
          </table:table-cell>
          <table:table-cell office:value-type="float" office:value="2.10788">
            <text:p>2.10788</text:p>
          </table:table-cell>
          <table:table-cell office:value-type="float" office:value="1.97254">
            <text:p>1.97254</text:p>
          </table:table-cell>
        </table:table-row>
        <table:table-row table:style-name="ro1">
          <table:table-cell table:number-columns-repeated="3"/>
          <table:table-cell office:value-type="float" office:value="155">
            <text:p>155</text:p>
          </table:table-cell>
          <table:table-cell office:value-type="float" office:value="7.76487">
            <text:p>7.76487</text:p>
          </table:table-cell>
          <table:table-cell office:value-type="float" office:value="8.50256">
            <text:p>8.50256</text:p>
          </table:table-cell>
        </table:table-row>
        <table:table-row table:style-name="ro1">
          <table:table-cell table:number-columns-repeated="3"/>
          <table:table-cell office:value-type="float" office:value="156">
            <text:p>156</text:p>
          </table:table-cell>
          <table:table-cell office:value-type="float" office:value="3.04223">
            <text:p>3.04223</text:p>
          </table:table-cell>
          <table:table-cell office:value-type="float" office:value="2.71791">
            <text:p>2.71791</text:p>
          </table:table-cell>
        </table:table-row>
        <table:table-row table:style-name="ro1">
          <table:table-cell table:number-columns-repeated="3"/>
          <table:table-cell office:value-type="float" office:value="157">
            <text:p>157</text:p>
          </table:table-cell>
          <table:table-cell office:value-type="float" office:value="4.21121">
            <text:p>4.21121</text:p>
          </table:table-cell>
          <table:table-cell office:value-type="float" office:value="4.1369">
            <text:p>4.1369</text:p>
          </table:table-cell>
        </table:table-row>
        <table:table-row table:style-name="ro1">
          <table:table-cell table:number-columns-repeated="3"/>
          <table:table-cell office:value-type="float" office:value="158">
            <text:p>158</text:p>
          </table:table-cell>
          <table:table-cell office:value-type="float" office:value="6.18634">
            <text:p>6.18634</text:p>
          </table:table-cell>
          <table:table-cell office:value-type="float" office:value="6.54229">
            <text:p>6.54229</text:p>
          </table:table-cell>
        </table:table-row>
        <table:table-row table:style-name="ro1">
          <table:table-cell table:number-columns-repeated="3"/>
          <table:table-cell office:value-type="float" office:value="159">
            <text:p>159</text:p>
          </table:table-cell>
          <table:table-cell office:value-type="float" office:value="11.45">
            <text:p>11.45</text:p>
          </table:table-cell>
          <table:table-cell office:value-type="float" office:value="12.6923">
            <text:p>12.6923</text:p>
          </table:table-cell>
        </table:table-row>
        <table:table-row table:style-name="ro1">
          <table:table-cell table:number-columns-repeated="3"/>
          <table:table-cell office:value-type="float" office:value="160">
            <text:p>160</text:p>
          </table:table-cell>
          <table:table-cell office:value-type="float" office:value="11.845">
            <text:p>11.845</text:p>
          </table:table-cell>
          <table:table-cell office:value-type="float" office:value="11.1961">
            <text:p>11.1961</text:p>
          </table:table-cell>
        </table:table-row>
        <table:table-row table:style-name="ro1">
          <table:table-cell table:number-columns-repeated="3"/>
          <table:table-cell office:value-type="float" office:value="161">
            <text:p>161</text:p>
          </table:table-cell>
          <table:table-cell office:value-type="float" office:value="11.3185">
            <text:p>11.3185</text:p>
          </table:table-cell>
          <table:table-cell office:value-type="float" office:value="11.2135">
            <text:p>11.2135</text:p>
          </table:table-cell>
        </table:table-row>
        <table:table-row table:style-name="ro1">
          <table:table-cell table:number-columns-repeated="3"/>
          <table:table-cell office:value-type="float" office:value="162">
            <text:p>162</text:p>
          </table:table-cell>
          <table:table-cell office:value-type="float" office:value="11.439">
            <text:p>11.439</text:p>
          </table:table-cell>
          <table:table-cell office:value-type="float" office:value="11.4901">
            <text:p>11.4901</text:p>
          </table:table-cell>
        </table:table-row>
        <table:table-row table:style-name="ro1">
          <table:table-cell table:number-columns-repeated="3"/>
          <table:table-cell office:value-type="float" office:value="163">
            <text:p>163</text:p>
          </table:table-cell>
          <table:table-cell office:value-type="float" office:value="10.9244">
            <text:p>10.9244</text:p>
          </table:table-cell>
          <table:table-cell office:value-type="float" office:value="11.0011">
            <text:p>11.0011</text:p>
          </table:table-cell>
        </table:table-row>
        <table:table-row table:style-name="ro1">
          <table:table-cell table:number-columns-repeated="3"/>
          <table:table-cell office:value-type="float" office:value="164">
            <text:p>164</text:p>
          </table:table-cell>
          <table:table-cell office:value-type="float" office:value="11.3073">
            <text:p>11.3073</text:p>
          </table:table-cell>
          <table:table-cell office:value-type="float" office:value="11.4707">
            <text:p>11.4707</text:p>
          </table:table-cell>
        </table:table-row>
        <table:table-row table:style-name="ro1">
          <table:table-cell table:number-columns-repeated="3"/>
          <table:table-cell office:value-type="float" office:value="165">
            <text:p>165</text:p>
          </table:table-cell>
          <table:table-cell office:value-type="float" office:value="10.9244">
            <text:p>10.9244</text:p>
          </table:table-cell>
          <table:table-cell office:value-type="float" office:value="10.9614">
            <text:p>10.9614</text:p>
          </table:table-cell>
        </table:table-row>
        <table:table-row table:style-name="ro1">
          <table:table-cell table:number-columns-repeated="3"/>
          <table:table-cell office:value-type="float" office:value="166">
            <text:p>166</text:p>
          </table:table-cell>
          <table:table-cell office:value-type="float" office:value="11.3223">
            <text:p>11.3223</text:p>
          </table:table-cell>
          <table:table-cell office:value-type="float" office:value="11.4777">
            <text:p>11.4777</text:p>
          </table:table-cell>
        </table:table-row>
        <table:table-row table:style-name="ro1">
          <table:table-cell table:number-columns-repeated="3"/>
          <table:table-cell office:value-type="float" office:value="167">
            <text:p>167</text:p>
          </table:table-cell>
          <table:table-cell office:value-type="float" office:value="11.4504">
            <text:p>11.4504</text:p>
          </table:table-cell>
          <table:table-cell office:value-type="float" office:value="11.4776">
            <text:p>11.4776</text:p>
          </table:table-cell>
        </table:table-row>
        <table:table-row table:style-name="ro1">
          <table:table-cell table:number-columns-repeated="3"/>
          <table:table-cell office:value-type="float" office:value="168">
            <text:p>168</text:p>
          </table:table-cell>
          <table:table-cell office:value-type="float" office:value="10.924">
            <text:p>10.924</text:p>
          </table:table-cell>
          <table:table-cell office:value-type="float" office:value="10.9595">
            <text:p>10.9595</text:p>
          </table:table-cell>
        </table:table-row>
        <table:table-row table:style-name="ro1">
          <table:table-cell table:number-columns-repeated="3"/>
          <table:table-cell office:value-type="float" office:value="169">
            <text:p>169</text:p>
          </table:table-cell>
          <table:table-cell office:value-type="float" office:value="12.8971">
            <text:p>12.8971</text:p>
          </table:table-cell>
          <table:table-cell office:value-type="float" office:value="13.3832">
            <text:p>13.3832</text:p>
          </table:table-cell>
        </table:table-row>
        <table:table-row table:style-name="ro1">
          <table:table-cell table:number-columns-repeated="3"/>
          <table:table-cell office:value-type="float" office:value="170">
            <text:p>170</text:p>
          </table:table-cell>
          <table:table-cell office:value-type="float" office:value="13.9336">
            <text:p>13.9336</text:p>
          </table:table-cell>
          <table:table-cell office:value-type="float" office:value="14.1389">
            <text:p>14.1389</text:p>
          </table:table-cell>
        </table:table-row>
        <table:table-row table:style-name="ro1">
          <table:table-cell table:number-columns-repeated="3"/>
          <table:table-cell office:value-type="float" office:value="171">
            <text:p>171</text:p>
          </table:table-cell>
          <table:table-cell office:value-type="float" office:value="11.3185">
            <text:p>11.3185</text:p>
          </table:table-cell>
          <table:table-cell office:value-type="float" office:value="11.3243">
            <text:p>11.3243</text:p>
          </table:table-cell>
        </table:table-row>
        <table:table-row table:style-name="ro1">
          <table:table-cell table:number-columns-repeated="3"/>
          <table:table-cell office:value-type="float" office:value="172">
            <text:p>172</text:p>
          </table:table-cell>
          <table:table-cell office:value-type="float" office:value="10.9135">
            <text:p>10.9135</text:p>
          </table:table-cell>
          <table:table-cell office:value-type="float" office:value="10.9857">
            <text:p>10.9857</text:p>
          </table:table-cell>
        </table:table-row>
        <table:table-row table:style-name="ro1">
          <table:table-cell table:number-columns-repeated="3"/>
          <table:table-cell office:value-type="float" office:value="173">
            <text:p>173</text:p>
          </table:table-cell>
          <table:table-cell office:value-type="float" office:value="11.45">
            <text:p>11.45</text:p>
          </table:table-cell>
          <table:table-cell office:value-type="float" office:value="11.4639">
            <text:p>11.4639</text:p>
          </table:table-cell>
        </table:table-row>
        <table:table-row table:style-name="ro1">
          <table:table-cell table:number-columns-repeated="3"/>
          <table:table-cell office:value-type="float" office:value="174">
            <text:p>174</text:p>
          </table:table-cell>
          <table:table-cell office:value-type="float" office:value="11.3077">
            <text:p>11.3077</text:p>
          </table:table-cell>
          <table:table-cell office:value-type="float" office:value="11.4945">
            <text:p>11.4945</text:p>
          </table:table-cell>
        </table:table-row>
        <table:table-row table:style-name="ro1">
          <table:table-cell table:number-columns-repeated="3"/>
          <table:table-cell office:value-type="float" office:value="175">
            <text:p>175</text:p>
          </table:table-cell>
          <table:table-cell office:value-type="float" office:value="10.9244">
            <text:p>10.9244</text:p>
          </table:table-cell>
          <table:table-cell office:value-type="float" office:value="10.9617">
            <text:p>10.9617</text:p>
          </table:table-cell>
        </table:table-row>
        <table:table-row table:style-name="ro1">
          <table:table-cell table:number-columns-repeated="3"/>
          <table:table-cell office:value-type="float" office:value="176">
            <text:p>176</text:p>
          </table:table-cell>
          <table:table-cell office:value-type="float" office:value="11.4536">
            <text:p>11.4536</text:p>
          </table:table-cell>
          <table:table-cell office:value-type="float" office:value="11.421">
            <text:p>11.421</text:p>
          </table:table-cell>
        </table:table-row>
        <table:table-row table:style-name="ro1">
          <table:table-cell table:number-columns-repeated="3"/>
          <table:table-cell office:value-type="float" office:value="177">
            <text:p>177</text:p>
          </table:table-cell>
          <table:table-cell office:value-type="float" office:value="11.3189">
            <text:p>11.3189</text:p>
          </table:table-cell>
          <table:table-cell office:value-type="float" office:value="11.5161">
            <text:p>11.5161</text:p>
          </table:table-cell>
        </table:table-row>
        <table:table-row table:style-name="ro1">
          <table:table-cell table:number-columns-repeated="3"/>
          <table:table-cell office:value-type="float" office:value="178">
            <text:p>178</text:p>
          </table:table-cell>
          <table:table-cell office:value-type="float" office:value="10.924">
            <text:p>10.924</text:p>
          </table:table-cell>
          <table:table-cell office:value-type="float" office:value="10.9857">
            <text:p>10.9857</text:p>
          </table:table-cell>
        </table:table-row>
        <table:table-row table:style-name="ro1">
          <table:table-cell table:number-columns-repeated="3"/>
          <table:table-cell office:value-type="float" office:value="179">
            <text:p>179</text:p>
          </table:table-cell>
          <table:table-cell office:value-type="float" office:value="11.3077">
            <text:p>11.3077</text:p>
          </table:table-cell>
          <table:table-cell office:value-type="float" office:value="11.4698">
            <text:p>11.4698</text:p>
          </table:table-cell>
        </table:table-row>
        <table:table-row table:style-name="ro1">
          <table:table-cell table:number-columns-repeated="3"/>
          <table:table-cell office:value-type="float" office:value="180">
            <text:p>180</text:p>
          </table:table-cell>
          <table:table-cell office:value-type="float" office:value="11.4504">
            <text:p>11.4504</text:p>
          </table:table-cell>
          <table:table-cell office:value-type="float" office:value="11.4803">
            <text:p>11.4803</text:p>
          </table:table-cell>
        </table:table-row>
        <table:table-row table:style-name="ro1">
          <table:table-cell table:number-columns-repeated="3"/>
          <table:table-cell office:value-type="float" office:value="181">
            <text:p>181</text:p>
          </table:table-cell>
          <table:table-cell office:value-type="float" office:value="12.8834">
            <text:p>12.8834</text:p>
          </table:table-cell>
          <table:table-cell office:value-type="float" office:value="12.9079">
            <text:p>12.9079</text:p>
          </table:table-cell>
        </table:table-row>
        <table:table-row table:style-name="ro1">
          <table:table-cell table:number-columns-repeated="3"/>
          <table:table-cell office:value-type="float" office:value="182">
            <text:p>182</text:p>
          </table:table-cell>
          <table:table-cell office:value-type="float" office:value="9.34464">
            <text:p>9.34464</text:p>
          </table:table-cell>
          <table:table-cell office:value-type="float" office:value="9.47793">
            <text:p>9.47793</text:p>
          </table:table-cell>
        </table:table-row>
        <table:table-row table:style-name="ro1">
          <table:table-cell table:number-columns-repeated="3"/>
          <table:table-cell office:value-type="float" office:value="183">
            <text:p>183</text:p>
          </table:table-cell>
          <table:table-cell office:value-type="float" office:value="9.73958">
            <text:p>9.73958</text:p>
          </table:table-cell>
          <table:table-cell office:value-type="float" office:value="9.96741">
            <text:p>9.96741</text:p>
          </table:table-cell>
        </table:table-row>
        <table:table-row table:style-name="ro1">
          <table:table-cell table:number-columns-repeated="3"/>
          <table:table-cell office:value-type="float" office:value="184">
            <text:p>184</text:p>
          </table:table-cell>
          <table:table-cell office:value-type="float" office:value="10.3975">
            <text:p>10.3975</text:p>
          </table:table-cell>
          <table:table-cell office:value-type="float" office:value="10.4155">
            <text:p>10.4155</text:p>
          </table:table-cell>
        </table:table-row>
        <table:table-row table:style-name="ro1">
          <table:table-cell table:number-columns-repeated="3"/>
          <table:table-cell office:value-type="float" office:value="185">
            <text:p>185</text:p>
          </table:table-cell>
          <table:table-cell office:value-type="float" office:value="10.9135">
            <text:p>10.9135</text:p>
          </table:table-cell>
          <table:table-cell office:value-type="float" office:value="11.3871">
            <text:p>11.3871</text:p>
          </table:table-cell>
        </table:table-row>
        <table:table-row table:style-name="ro1">
          <table:table-cell table:number-columns-repeated="3"/>
          <table:table-cell office:value-type="float" office:value="186">
            <text:p>186</text:p>
          </table:table-cell>
          <table:table-cell office:value-type="float" office:value="11.3331">
            <text:p>11.3331</text:p>
          </table:table-cell>
          <table:table-cell office:value-type="float" office:value="11.1053">
            <text:p>11.1053</text:p>
          </table:table-cell>
        </table:table-row>
        <table:table-row table:style-name="ro1">
          <table:table-cell table:number-columns-repeated="3"/>
          <table:table-cell office:value-type="float" office:value="187">
            <text:p>187</text:p>
          </table:table-cell>
          <table:table-cell office:value-type="float" office:value="10.924">
            <text:p>10.924</text:p>
          </table:table-cell>
          <table:table-cell office:value-type="float" office:value="10.9489">
            <text:p>10.9489</text:p>
          </table:table-cell>
        </table:table-row>
        <table:table-row table:style-name="ro1">
          <table:table-cell table:number-columns-repeated="3"/>
          <table:table-cell office:value-type="float" office:value="188">
            <text:p>188</text:p>
          </table:table-cell>
          <table:table-cell office:value-type="float" office:value="12.3706">
            <text:p>12.3706</text:p>
          </table:table-cell>
          <table:table-cell office:value-type="float" office:value="12.4603">
            <text:p>12.4603</text:p>
          </table:table-cell>
        </table:table-row>
        <table:table-row table:style-name="ro1">
          <table:table-cell table:number-columns-repeated="3"/>
          <table:table-cell office:value-type="float" office:value="189">
            <text:p>189</text:p>
          </table:table-cell>
          <table:table-cell office:value-type="float" office:value="0.575713">
            <text:p>0.575713</text:p>
          </table:table-cell>
          <table:table-cell office:value-type="float" office:value="0.267246">
            <text:p>0.267246</text:p>
          </table:table-cell>
        </table:table-row>
        <table:table-row table:style-name="ro1">
          <table:table-cell table:number-columns-repeated="3"/>
          <table:table-cell office:value-type="float" office:value="190">
            <text:p>190</text:p>
          </table:table-cell>
          <table:table-cell office:value-type="float" office:value="10.7342">
            <text:p>10.7342</text:p>
          </table:table-cell>
          <table:table-cell office:value-type="float" office:value="11.8917">
            <text:p>11.8917</text:p>
          </table:table-cell>
        </table:table-row>
        <table:table-row table:style-name="ro1">
          <table:table-cell table:number-columns-repeated="3"/>
          <table:table-cell office:value-type="float" office:value="191">
            <text:p>191</text:p>
          </table:table-cell>
          <table:table-cell office:value-type="float" office:value="12.5009">
            <text:p>12.5009</text:p>
          </table:table-cell>
          <table:table-cell office:value-type="float" office:value="12.3481">
            <text:p>12.3481</text:p>
          </table:table-cell>
        </table:table-row>
        <table:table-row table:style-name="ro1">
          <table:table-cell table:number-columns-repeated="3"/>
          <table:table-cell office:value-type="float" office:value="192">
            <text:p>192</text:p>
          </table:table-cell>
          <table:table-cell office:value-type="float" office:value="10.9244">
            <text:p>10.9244</text:p>
          </table:table-cell>
          <table:table-cell office:value-type="float" office:value="11.481">
            <text:p>11.481</text:p>
          </table:table-cell>
        </table:table-row>
        <table:table-row table:style-name="ro1">
          <table:table-cell table:number-columns-repeated="3"/>
          <table:table-cell office:value-type="float" office:value="193">
            <text:p>193</text:p>
          </table:table-cell>
          <table:table-cell office:value-type="float" office:value="11.3073">
            <text:p>11.3073</text:p>
          </table:table-cell>
          <table:table-cell office:value-type="float" office:value="10.9533">
            <text:p>10.9533</text:p>
          </table:table-cell>
        </table:table-row>
        <table:table-row table:style-name="ro1">
          <table:table-cell table:number-columns-repeated="3"/>
          <table:table-cell office:value-type="float" office:value="194">
            <text:p>194</text:p>
          </table:table-cell>
          <table:table-cell office:value-type="float" office:value="12.371">
            <text:p>12.371</text:p>
          </table:table-cell>
          <table:table-cell office:value-type="float" office:value="12.5199">
            <text:p>12.5199</text:p>
          </table:table-cell>
        </table:table-row>
        <table:table-row table:style-name="ro1">
          <table:table-cell table:number-columns-repeated="3"/>
          <table:table-cell office:value-type="float" office:value="195">
            <text:p>195</text:p>
          </table:table-cell>
          <table:table-cell office:value-type="float" office:value="12.4888">
            <text:p>12.4888</text:p>
          </table:table-cell>
          <table:table-cell office:value-type="float" office:value="12.5327">
            <text:p>12.5327</text:p>
          </table:table-cell>
        </table:table-row>
        <table:table-row table:style-name="ro1">
          <table:table-cell table:number-columns-repeated="3"/>
          <table:table-cell office:value-type="float" office:value="196">
            <text:p>196</text:p>
          </table:table-cell>
          <table:table-cell office:value-type="float" office:value="11.4655">
            <text:p>11.4655</text:p>
          </table:table-cell>
          <table:table-cell office:value-type="float" office:value="11.5337">
            <text:p>11.5337</text:p>
          </table:table-cell>
        </table:table-row>
        <table:table-row table:style-name="ro1">
          <table:table-cell table:number-columns-repeated="3"/>
          <table:table-cell office:value-type="float" office:value="197">
            <text:p>197</text:p>
          </table:table-cell>
          <table:table-cell office:value-type="float" office:value="10.7929">
            <text:p>10.7929</text:p>
          </table:table-cell>
          <table:table-cell office:value-type="float" office:value="10.958">
            <text:p>10.958</text:p>
          </table:table-cell>
        </table:table-row>
        <table:table-row table:style-name="ro1">
          <table:table-cell table:number-columns-repeated="3"/>
          <table:table-cell office:value-type="float" office:value="198">
            <text:p>198</text:p>
          </table:table-cell>
          <table:table-cell office:value-type="float" office:value="11.45">
            <text:p>11.45</text:p>
          </table:table-cell>
          <table:table-cell office:value-type="float" office:value="11.4744">
            <text:p>11.4744</text:p>
          </table:table-cell>
        </table:table-row>
        <table:table-row table:style-name="ro1">
          <table:table-cell table:number-columns-repeated="3"/>
          <table:table-cell office:value-type="float" office:value="199">
            <text:p>199</text:p>
          </table:table-cell>
          <table:table-cell office:value-type="float" office:value="10.7925">
            <text:p>10.7925</text:p>
          </table:table-cell>
          <table:table-cell office:value-type="float" office:value="11.4735">
            <text:p>11.4735</text:p>
          </table:table-cell>
        </table:table-row>
        <table:table-row table:style-name="ro1">
          <table:table-cell table:number-columns-repeated="3"/>
          <table:table-cell office:value-type="float" office:value="200">
            <text:p>200</text:p>
          </table:table-cell>
          <table:table-cell office:value-type="float" office:value="11.45">
            <text:p>11.45</text:p>
          </table:table-cell>
          <table:table-cell office:value-type="float" office:value="10.8965">
            <text:p>10.8965</text:p>
          </table:table-cell>
        </table:table-row>
        <table:table-row table:style-name="ro1">
          <table:table-cell table:number-columns-repeated="3"/>
          <table:table-cell office:value-type="float" office:value="201">
            <text:p>201</text:p>
          </table:table-cell>
          <table:table-cell office:value-type="float" office:value="11.3073">
            <text:p>11.3073</text:p>
          </table:table-cell>
          <table:table-cell office:value-type="float" office:value="11.5361">
            <text:p>11.5361</text:p>
          </table:table-cell>
        </table:table-row>
        <table:table-row table:style-name="ro1">
          <table:table-cell table:number-columns-repeated="3"/>
          <table:table-cell office:value-type="float" office:value="202">
            <text:p>202</text:p>
          </table:table-cell>
          <table:table-cell office:value-type="float" office:value="10.9131">
            <text:p>10.9131</text:p>
          </table:table-cell>
          <table:table-cell office:value-type="float" office:value="10.9275">
            <text:p>10.9275</text:p>
          </table:table-cell>
        </table:table-row>
        <table:table-row table:style-name="ro1">
          <table:table-cell table:number-columns-repeated="3"/>
          <table:table-cell office:value-type="float" office:value="203">
            <text:p>203</text:p>
          </table:table-cell>
          <table:table-cell office:value-type="float" office:value="11.3185">
            <text:p>11.3185</text:p>
          </table:table-cell>
          <table:table-cell office:value-type="float" office:value="11.5033">
            <text:p>11.5033</text:p>
          </table:table-cell>
        </table:table-row>
        <table:table-row table:style-name="ro1">
          <table:table-cell table:number-columns-repeated="3"/>
          <table:table-cell office:value-type="float" office:value="204">
            <text:p>204</text:p>
          </table:table-cell>
          <table:table-cell office:value-type="float" office:value="11.4382">
            <text:p>11.4382</text:p>
          </table:table-cell>
          <table:table-cell office:value-type="float" office:value="11.5286">
            <text:p>11.5286</text:p>
          </table:table-cell>
        </table:table-row>
        <table:table-row table:style-name="ro1">
          <table:table-cell table:number-columns-repeated="3"/>
          <table:table-cell office:value-type="float" office:value="205">
            <text:p>205</text:p>
          </table:table-cell>
          <table:table-cell office:value-type="float" office:value="11.3185">
            <text:p>11.3185</text:p>
          </table:table-cell>
          <table:table-cell office:value-type="float" office:value="11.4844">
            <text:p>11.4844</text:p>
          </table:table-cell>
        </table:table-row>
        <table:table-row table:style-name="ro1">
          <table:table-cell table:number-columns-repeated="3"/>
          <table:table-cell office:value-type="float" office:value="206">
            <text:p>206</text:p>
          </table:table-cell>
          <table:table-cell office:value-type="float" office:value="11.4655">
            <text:p>11.4655</text:p>
          </table:table-cell>
          <table:table-cell office:value-type="float" office:value="11.4807">
            <text:p>11.4807</text:p>
          </table:table-cell>
        </table:table-row>
        <table:table-row table:style-name="ro1">
          <table:table-cell table:number-columns-repeated="3"/>
          <table:table-cell office:value-type="float" office:value="207">
            <text:p>207</text:p>
          </table:table-cell>
          <table:table-cell office:value-type="float" office:value="10.9131">
            <text:p>10.9131</text:p>
          </table:table-cell>
          <table:table-cell office:value-type="float" office:value="10.9487">
            <text:p>10.9487</text:p>
          </table:table-cell>
        </table:table-row>
        <table:table-row table:style-name="ro1">
          <table:table-cell table:number-columns-repeated="3"/>
          <table:table-cell office:value-type="float" office:value="208">
            <text:p>208</text:p>
          </table:table-cell>
          <table:table-cell office:value-type="float" office:value="11.8332">
            <text:p>11.8332</text:p>
          </table:table-cell>
          <table:table-cell office:value-type="float" office:value="13.1236">
            <text:p>13.1236</text:p>
          </table:table-cell>
        </table:table-row>
        <table:table-row table:style-name="ro1">
          <table:table-cell table:number-columns-repeated="3"/>
          <table:table-cell office:value-type="float" office:value="209">
            <text:p>209</text:p>
          </table:table-cell>
          <table:table-cell office:value-type="float" office:value="11.8446">
            <text:p>11.8446</text:p>
          </table:table-cell>
          <table:table-cell office:value-type="float" office:value="10.9732">
            <text:p>10.9732</text:p>
          </table:table-cell>
        </table:table-row>
        <table:table-row table:style-name="ro1">
          <table:table-cell table:number-columns-repeated="3"/>
          <table:table-cell office:value-type="float" office:value="210">
            <text:p>210</text:p>
          </table:table-cell>
          <table:table-cell office:value-type="float" office:value="11.45">
            <text:p>11.45</text:p>
          </table:table-cell>
          <table:table-cell office:value-type="float" office:value="11.4757">
            <text:p>11.4757</text:p>
          </table:table-cell>
        </table:table-row>
        <table:table-row table:style-name="ro1">
          <table:table-cell table:number-columns-repeated="3"/>
          <table:table-cell office:value-type="float" office:value="211">
            <text:p>211</text:p>
          </table:table-cell>
          <table:table-cell office:value-type="float" office:value="11.3189">
            <text:p>11.3189</text:p>
          </table:table-cell>
          <table:table-cell office:value-type="float" office:value="11.483">
            <text:p>11.483</text:p>
          </table:table-cell>
        </table:table-row>
        <table:table-row table:style-name="ro1">
          <table:table-cell table:number-columns-repeated="3"/>
          <table:table-cell office:value-type="float" office:value="212">
            <text:p>212</text:p>
          </table:table-cell>
          <table:table-cell office:value-type="float" office:value="10.9131">
            <text:p>10.9131</text:p>
          </table:table-cell>
          <table:table-cell office:value-type="float" office:value="10.9527">
            <text:p>10.9527</text:p>
          </table:table-cell>
        </table:table-row>
        <table:table-row table:style-name="ro1">
          <table:table-cell table:number-columns-repeated="3"/>
          <table:table-cell office:value-type="float" office:value="213">
            <text:p>213</text:p>
          </table:table-cell>
          <table:table-cell office:value-type="float" office:value="11.3189">
            <text:p>11.3189</text:p>
          </table:table-cell>
          <table:table-cell office:value-type="float" office:value="11.4844">
            <text:p>11.4844</text:p>
          </table:table-cell>
        </table:table-row>
        <table:table-row table:style-name="ro1">
          <table:table-cell table:number-columns-repeated="3"/>
          <table:table-cell office:value-type="float" office:value="214">
            <text:p>214</text:p>
          </table:table-cell>
          <table:table-cell office:value-type="float" office:value="11.0449">
            <text:p>11.0449</text:p>
          </table:table-cell>
          <table:table-cell office:value-type="float" office:value="11.4682">
            <text:p>11.4682</text:p>
          </table:table-cell>
        </table:table-row>
        <table:table-row table:style-name="ro1">
          <table:table-cell table:number-columns-repeated="3"/>
          <table:table-cell office:value-type="float" office:value="215">
            <text:p>215</text:p>
          </table:table-cell>
          <table:table-cell office:value-type="float" office:value="12.8962">
            <text:p>12.8962</text:p>
          </table:table-cell>
          <table:table-cell office:value-type="float" office:value="13.1221">
            <text:p>13.1221</text:p>
          </table:table-cell>
        </table:table-row>
        <table:table-row table:style-name="ro1">
          <table:table-cell table:number-columns-repeated="3"/>
          <table:table-cell office:value-type="float" office:value="216">
            <text:p>216</text:p>
          </table:table-cell>
          <table:table-cell office:value-type="float" office:value="11.8596">
            <text:p>11.8596</text:p>
          </table:table-cell>
          <table:table-cell office:value-type="float" office:value="11.5316">
            <text:p>11.5316</text:p>
          </table:table-cell>
        </table:table-row>
        <table:table-row table:style-name="ro1">
          <table:table-cell table:number-columns-repeated="3"/>
          <table:table-cell office:value-type="float" office:value="217">
            <text:p>217</text:p>
          </table:table-cell>
          <table:table-cell office:value-type="float" office:value="10.9131">
            <text:p>10.9131</text:p>
          </table:table-cell>
          <table:table-cell office:value-type="float" office:value="10.9417">
            <text:p>10.9417</text:p>
          </table:table-cell>
        </table:table-row>
        <table:table-row table:style-name="ro1">
          <table:table-cell table:number-columns-repeated="3"/>
          <table:table-cell office:value-type="float" office:value="218">
            <text:p>218</text:p>
          </table:table-cell>
          <table:table-cell office:value-type="float" office:value="11.3189">
            <text:p>11.3189</text:p>
          </table:table-cell>
          <table:table-cell office:value-type="float" office:value="11.4877">
            <text:p>11.4877</text:p>
          </table:table-cell>
        </table:table-row>
        <table:table-row table:style-name="ro1">
          <table:table-cell table:number-columns-repeated="3"/>
          <table:table-cell office:value-type="float" office:value="219">
            <text:p>219</text:p>
          </table:table-cell>
          <table:table-cell office:value-type="float" office:value="11.439">
            <text:p>11.439</text:p>
          </table:table-cell>
          <table:table-cell office:value-type="float" office:value="11.4735">
            <text:p>11.4735</text:p>
          </table:table-cell>
        </table:table-row>
        <table:table-row table:style-name="ro1">
          <table:table-cell table:number-columns-repeated="3"/>
          <table:table-cell office:value-type="float" office:value="220">
            <text:p>220</text:p>
          </table:table-cell>
          <table:table-cell office:value-type="float" office:value="10.7925">
            <text:p>10.7925</text:p>
          </table:table-cell>
          <table:table-cell office:value-type="float" office:value="10.9469">
            <text:p>10.9469</text:p>
          </table:table-cell>
        </table:table-row>
        <table:table-row table:style-name="ro1">
          <table:table-cell table:number-columns-repeated="3"/>
          <table:table-cell office:value-type="float" office:value="221">
            <text:p>221</text:p>
          </table:table-cell>
          <table:table-cell office:value-type="float" office:value="11.9637">
            <text:p>11.9637</text:p>
          </table:table-cell>
          <table:table-cell office:value-type="float" office:value="12.0648">
            <text:p>12.0648</text:p>
          </table:table-cell>
        </table:table-row>
        <table:table-row table:style-name="ro1">
          <table:table-cell table:number-columns-repeated="3"/>
          <table:table-cell office:value-type="float" office:value="222">
            <text:p>222</text:p>
          </table:table-cell>
          <table:table-cell office:value-type="float" office:value="10.924">
            <text:p>10.924</text:p>
          </table:table-cell>
          <table:table-cell office:value-type="float" office:value="10.911">
            <text:p>10.911</text:p>
          </table:table-cell>
        </table:table-row>
        <table:table-row table:style-name="ro1">
          <table:table-cell table:number-columns-repeated="3"/>
          <table:table-cell office:value-type="float" office:value="223">
            <text:p>223</text:p>
          </table:table-cell>
          <table:table-cell office:value-type="float" office:value="11.3077">
            <text:p>11.3077</text:p>
          </table:table-cell>
          <table:table-cell office:value-type="float" office:value="11.5113">
            <text:p>11.5113</text:p>
          </table:table-cell>
        </table:table-row>
        <table:table-row table:style-name="ro1">
          <table:table-cell table:number-columns-repeated="3"/>
          <table:table-cell office:value-type="float" office:value="224">
            <text:p>224</text:p>
          </table:table-cell>
          <table:table-cell office:value-type="float" office:value="10.9135">
            <text:p>10.9135</text:p>
          </table:table-cell>
          <table:table-cell office:value-type="float" office:value="11.1837">
            <text:p>11.1837</text:p>
          </table:table-cell>
        </table:table-row>
        <table:table-row table:style-name="ro1">
          <table:table-cell table:number-columns-repeated="3"/>
          <table:table-cell office:value-type="float" office:value="225">
            <text:p>225</text:p>
          </table:table-cell>
          <table:table-cell office:value-type="float" office:value="11.3185">
            <text:p>11.3185</text:p>
          </table:table-cell>
          <table:table-cell office:value-type="float" office:value="11.2542">
            <text:p>11.2542</text:p>
          </table:table-cell>
        </table:table-row>
        <table:table-row table:style-name="ro1">
          <table:table-cell table:number-columns-repeated="3"/>
          <table:table-cell office:value-type="float" office:value="226">
            <text:p>226</text:p>
          </table:table-cell>
          <table:table-cell office:value-type="float" office:value="11.454">
            <text:p>11.454</text:p>
          </table:table-cell>
          <table:table-cell office:value-type="float" office:value="11.4784">
            <text:p>11.4784</text:p>
          </table:table-cell>
        </table:table-row>
        <table:table-row table:style-name="ro1">
          <table:table-cell table:number-columns-repeated="3"/>
          <table:table-cell office:value-type="float" office:value="227">
            <text:p>227</text:p>
          </table:table-cell>
          <table:table-cell office:value-type="float" office:value="10.7925">
            <text:p>10.7925</text:p>
          </table:table-cell>
          <table:table-cell office:value-type="float" office:value="10.9605">
            <text:p>10.9605</text:p>
          </table:table-cell>
        </table:table-row>
        <table:table-row table:style-name="ro1">
          <table:table-cell table:number-columns-repeated="3"/>
          <table:table-cell office:value-type="float" office:value="228">
            <text:p>228</text:p>
          </table:table-cell>
          <table:table-cell office:value-type="float" office:value="11.4504">
            <text:p>11.4504</text:p>
          </table:table-cell>
          <table:table-cell office:value-type="float" office:value="11.4754">
            <text:p>11.4754</text:p>
          </table:table-cell>
        </table:table-row>
        <table:table-row table:style-name="ro1">
          <table:table-cell table:number-columns-repeated="3"/>
          <table:table-cell office:value-type="float" office:value="229">
            <text:p>229</text:p>
          </table:table-cell>
          <table:table-cell office:value-type="float" office:value="10.7822">
            <text:p>10.7822</text:p>
          </table:table-cell>
          <table:table-cell office:value-type="float" office:value="10.9459">
            <text:p>10.9459</text:p>
          </table:table-cell>
        </table:table-row>
        <table:table-row table:style-name="ro1">
          <table:table-cell table:number-columns-repeated="3"/>
          <table:table-cell office:value-type="float" office:value="230">
            <text:p>230</text:p>
          </table:table-cell>
          <table:table-cell office:value-type="float" office:value="11.45">
            <text:p>11.45</text:p>
          </table:table-cell>
          <table:table-cell office:value-type="float" office:value="11.4424">
            <text:p>11.4424</text:p>
          </table:table-cell>
        </table:table-row>
        <table:table-row table:style-name="ro1">
          <table:table-cell table:number-columns-repeated="3"/>
          <table:table-cell office:value-type="float" office:value="231">
            <text:p>231</text:p>
          </table:table-cell>
          <table:table-cell office:value-type="float" office:value="10.7929">
            <text:p>10.7929</text:p>
          </table:table-cell>
          <table:table-cell office:value-type="float" office:value="11.4497">
            <text:p>11.4497</text:p>
          </table:table-cell>
        </table:table-row>
        <table:table-row table:style-name="ro1">
          <table:table-cell table:number-columns-repeated="3"/>
          <table:table-cell office:value-type="float" office:value="232">
            <text:p>232</text:p>
          </table:table-cell>
          <table:table-cell office:value-type="float" office:value="11.4386">
            <text:p>11.4386</text:p>
          </table:table-cell>
          <table:table-cell office:value-type="float" office:value="11.0219">
            <text:p>11.0219</text:p>
          </table:table-cell>
        </table:table-row>
        <table:table-row table:style-name="ro1">
          <table:table-cell table:number-columns-repeated="3"/>
          <table:table-cell office:value-type="float" office:value="233">
            <text:p>233</text:p>
          </table:table-cell>
          <table:table-cell office:value-type="float" office:value="11.4504">
            <text:p>11.4504</text:p>
          </table:table-cell>
          <table:table-cell office:value-type="float" office:value="11.4849">
            <text:p>11.4849</text:p>
          </table:table-cell>
        </table:table-row>
        <table:table-row table:style-name="ro1">
          <table:table-cell table:number-columns-repeated="3"/>
          <table:table-cell office:value-type="float" office:value="234">
            <text:p>234</text:p>
          </table:table-cell>
          <table:table-cell office:value-type="float" office:value="11.845">
            <text:p>11.845</text:p>
          </table:table-cell>
          <table:table-cell office:value-type="float" office:value="12.3126">
            <text:p>12.3126</text:p>
          </table:table-cell>
        </table:table-row>
        <table:table-row table:style-name="ro1">
          <table:table-cell table:number-columns-repeated="3"/>
          <table:table-cell office:value-type="float" office:value="235">
            <text:p>235</text:p>
          </table:table-cell>
          <table:table-cell office:value-type="float" office:value="12.8958">
            <text:p>12.8958</text:p>
          </table:table-cell>
          <table:table-cell office:value-type="float" office:value="13.3809">
            <text:p>13.3809</text:p>
          </table:table-cell>
        </table:table-row>
        <table:table-row table:style-name="ro1">
          <table:table-cell table:number-columns-repeated="3"/>
          <table:table-cell office:value-type="float" office:value="236">
            <text:p>236</text:p>
          </table:table-cell>
          <table:table-cell office:value-type="float" office:value="7.71111">
            <text:p>7.71111</text:p>
          </table:table-cell>
          <table:table-cell office:value-type="float" office:value="7.53647">
            <text:p>7.53647</text:p>
          </table:table-cell>
        </table:table-row>
        <table:table-row table:style-name="ro1">
          <table:table-cell table:number-columns-repeated="3"/>
          <table:table-cell office:value-type="float" office:value="237">
            <text:p>237</text:p>
          </table:table-cell>
          <table:table-cell office:value-type="float" office:value="10.3971">
            <text:p>10.3971</text:p>
          </table:table-cell>
          <table:table-cell office:value-type="float" office:value="10.1483">
            <text:p>10.1483</text:p>
          </table:table-cell>
        </table:table-row>
        <table:table-row table:style-name="ro1">
          <table:table-cell table:number-columns-repeated="3"/>
          <table:table-cell office:value-type="float" office:value="238">
            <text:p>238</text:p>
          </table:table-cell>
          <table:table-cell office:value-type="float" office:value="10.3975">
            <text:p>10.3975</text:p>
          </table:table-cell>
          <table:table-cell office:value-type="float" office:value="10.7977">
            <text:p>10.7977</text:p>
          </table:table-cell>
        </table:table-row>
        <table:table-row table:style-name="ro1">
          <table:table-cell table:number-columns-repeated="3"/>
          <table:table-cell office:value-type="float" office:value="239">
            <text:p>239</text:p>
          </table:table-cell>
          <table:table-cell office:value-type="float" office:value="10.7817">
            <text:p>10.7817</text:p>
          </table:table-cell>
          <table:table-cell office:value-type="float" office:value="10.5615">
            <text:p>10.5615</text:p>
          </table:table-cell>
        </table:table-row>
        <table:table-row table:style-name="ro1">
          <table:table-cell table:number-columns-repeated="3"/>
          <table:table-cell office:value-type="float" office:value="240">
            <text:p>240</text:p>
          </table:table-cell>
          <table:table-cell office:value-type="float" office:value="11.4386">
            <text:p>11.4386</text:p>
          </table:table-cell>
          <table:table-cell office:value-type="float" office:value="11.6137">
            <text:p>11.6137</text:p>
          </table:table-cell>
        </table:table-row>
        <table:table-row table:style-name="ro1">
          <table:table-cell table:number-columns-repeated="3"/>
          <table:table-cell office:value-type="float" office:value="241">
            <text:p>241</text:p>
          </table:table-cell>
          <table:table-cell office:value-type="float" office:value="10.7925">
            <text:p>10.7925</text:p>
          </table:table-cell>
          <table:table-cell office:value-type="float" office:value="11.4749">
            <text:p>11.4749</text:p>
          </table:table-cell>
        </table:table-row>
        <table:table-row table:style-name="ro1">
          <table:table-cell table:number-columns-repeated="3"/>
          <table:table-cell office:value-type="float" office:value="242">
            <text:p>242</text:p>
          </table:table-cell>
          <table:table-cell office:value-type="float" office:value="5.26536">
            <text:p>5.26536</text:p>
          </table:table-cell>
          <table:table-cell office:value-type="float" office:value="4.73796">
            <text:p>4.73796</text:p>
          </table:table-cell>
        </table:table-row>
        <table:table-row table:style-name="ro1">
          <table:table-cell table:number-columns-repeated="3"/>
          <table:table-cell office:value-type="float" office:value="243">
            <text:p>243</text:p>
          </table:table-cell>
          <table:table-cell office:value-type="float" office:value="3.55012">
            <text:p>3.55012</text:p>
          </table:table-cell>
          <table:table-cell office:value-type="float" office:value="3.65342">
            <text:p>3.65342</text:p>
          </table:table-cell>
        </table:table-row>
        <table:table-row table:style-name="ro1">
          <table:table-cell table:number-columns-repeated="3"/>
          <table:table-cell office:value-type="float" office:value="244">
            <text:p>244</text:p>
          </table:table-cell>
          <table:table-cell office:value-type="float" office:value="8.81694">
            <text:p>8.81694</text:p>
          </table:table-cell>
          <table:table-cell office:value-type="float" office:value="8.87687">
            <text:p>8.87687</text:p>
          </table:table-cell>
        </table:table-row>
        <table:table-row table:style-name="ro1">
          <table:table-cell table:number-columns-repeated="3"/>
          <table:table-cell office:value-type="float" office:value="245">
            <text:p>245</text:p>
          </table:table-cell>
          <table:table-cell office:value-type="float" office:value="10.3864">
            <text:p>10.3864</text:p>
          </table:table-cell>
          <table:table-cell office:value-type="float" office:value="10.8318">
            <text:p>10.8318</text:p>
          </table:table-cell>
        </table:table-row>
        <table:table-row table:style-name="ro1">
          <table:table-cell table:number-columns-repeated="3"/>
          <table:table-cell office:value-type="float" office:value="246">
            <text:p>246</text:p>
          </table:table-cell>
          <table:table-cell office:value-type="float" office:value="11.3335">
            <text:p>11.3335</text:p>
          </table:table-cell>
          <table:table-cell office:value-type="float" office:value="11.5453">
            <text:p>11.5453</text:p>
          </table:table-cell>
        </table:table-row>
        <table:table-row table:style-name="ro1">
          <table:table-cell table:number-columns-repeated="3"/>
          <table:table-cell office:value-type="float" office:value="247">
            <text:p>247</text:p>
          </table:table-cell>
          <table:table-cell office:value-type="float" office:value="11.4504">
            <text:p>11.4504</text:p>
          </table:table-cell>
          <table:table-cell office:value-type="float" office:value="11.4636">
            <text:p>11.4636</text:p>
          </table:table-cell>
        </table:table-row>
        <table:table-row table:style-name="ro1">
          <table:table-cell table:number-columns-repeated="3"/>
          <table:table-cell office:value-type="float" office:value="248">
            <text:p>248</text:p>
          </table:table-cell>
          <table:table-cell office:value-type="float" office:value="10.7817">
            <text:p>10.7817</text:p>
          </table:table-cell>
          <table:table-cell office:value-type="float" office:value="10.9789">
            <text:p>10.9789</text:p>
          </table:table-cell>
        </table:table-row>
        <table:table-row table:style-name="ro1">
          <table:table-cell table:number-columns-repeated="3"/>
          <table:table-cell office:value-type="float" office:value="249">
            <text:p>249</text:p>
          </table:table-cell>
          <table:table-cell office:value-type="float" office:value="11.4504">
            <text:p>11.4504</text:p>
          </table:table-cell>
          <table:table-cell office:value-type="float" office:value="11.4802">
            <text:p>11.4802</text:p>
          </table:table-cell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office:value-type="float" office:value="11.3189">
            <text:p>11.3189</text:p>
          </table:table-cell>
          <table:table-cell office:value-type="float" office:value="11.4581">
            <text:p>11.4581</text:p>
          </table:table-cell>
        </table:table-row>
        <table:table-row table:style-name="ro1">
          <table:table-cell table:number-columns-repeated="3"/>
          <table:table-cell office:value-type="float" office:value="251">
            <text:p>251</text:p>
          </table:table-cell>
          <table:table-cell office:value-type="float" office:value="10.9131">
            <text:p>10.9131</text:p>
          </table:table-cell>
          <table:table-cell office:value-type="float" office:value="10.9813">
            <text:p>10.9813</text:p>
          </table:table-cell>
        </table:table-row>
        <table:table-row table:style-name="ro1">
          <table:table-cell table:number-columns-repeated="3"/>
          <table:table-cell office:value-type="float" office:value="252">
            <text:p>252</text:p>
          </table:table-cell>
          <table:table-cell office:value-type="float" office:value="11.3189">
            <text:p>11.3189</text:p>
          </table:table-cell>
          <table:table-cell office:value-type="float" office:value="11.4636">
            <text:p>11.4636</text:p>
          </table:table-cell>
        </table:table-row>
        <table:table-row table:style-name="ro1">
          <table:table-cell table:number-columns-repeated="3"/>
          <table:table-cell office:value-type="float" office:value="253">
            <text:p>253</text:p>
          </table:table-cell>
          <table:table-cell office:value-type="float" office:value="11.1874">
            <text:p>11.1874</text:p>
          </table:table-cell>
          <table:table-cell office:value-type="float" office:value="11.4752">
            <text:p>11.4752</text:p>
          </table:table-cell>
        </table:table-row>
        <table:table-row table:style-name="ro1">
          <table:table-cell table:number-columns-repeated="3"/>
          <table:table-cell office:value-type="float" office:value="254">
            <text:p>254</text:p>
          </table:table-cell>
          <table:table-cell office:value-type="float" office:value="11.187">
            <text:p>11.187</text:p>
          </table:table-cell>
          <table:table-cell office:value-type="float" office:value="10.9948">
            <text:p>10.9948</text:p>
          </table:table-cell>
        </table:table-row>
        <table:table-row table:style-name="ro1">
          <table:table-cell table:number-columns-repeated="3"/>
          <table:table-cell office:value-type="float" office:value="255">
            <text:p>255</text:p>
          </table:table-cell>
          <table:table-cell office:value-type="float" office:value="11.3189">
            <text:p>11.3189</text:p>
          </table:table-cell>
          <table:table-cell office:value-type="float" office:value="11.486">
            <text:p>11.486</text:p>
          </table:table-cell>
        </table:table-row>
        <table:table-row table:style-name="ro1">
          <table:table-cell table:number-columns-repeated="3"/>
          <table:table-cell office:value-type="float" office:value="256">
            <text:p>256</text:p>
          </table:table-cell>
          <table:table-cell office:value-type="float" office:value="10.9394">
            <text:p>10.9394</text:p>
          </table:table-cell>
          <table:table-cell office:value-type="float" office:value="11.4776">
            <text:p>11.4776</text:p>
          </table:table-cell>
        </table:table-row>
        <table:table-row table:style-name="ro1">
          <table:table-cell table:number-columns-repeated="3"/>
          <table:table-cell office:value-type="float" office:value="257">
            <text:p>257</text:p>
          </table:table-cell>
          <table:table-cell office:value-type="float" office:value="12.3579">
            <text:p>12.3579</text:p>
          </table:table-cell>
          <table:table-cell office:value-type="float" office:value="12.0914">
            <text:p>12.0914</text:p>
          </table:table-cell>
        </table:table-row>
        <table:table-row table:style-name="ro1">
          <table:table-cell table:number-columns-repeated="3"/>
          <table:table-cell office:value-type="float" office:value="258">
            <text:p>258</text:p>
          </table:table-cell>
          <table:table-cell office:value-type="float" office:value="11.3189">
            <text:p>11.3189</text:p>
          </table:table-cell>
          <table:table-cell office:value-type="float" office:value="11.4854">
            <text:p>11.4854</text:p>
          </table:table-cell>
        </table:table-row>
        <table:table-row table:style-name="ro1">
          <table:table-cell table:number-columns-repeated="3"/>
          <table:table-cell office:value-type="float" office:value="259">
            <text:p>259</text:p>
          </table:table-cell>
          <table:table-cell office:value-type="float" office:value="10.9131">
            <text:p>10.9131</text:p>
          </table:table-cell>
          <table:table-cell office:value-type="float" office:value="10.9553">
            <text:p>10.9553</text:p>
          </table:table-cell>
        </table:table-row>
        <table:table-row table:style-name="ro1">
          <table:table-cell table:number-columns-repeated="3"/>
          <table:table-cell office:value-type="float" office:value="260">
            <text:p>260</text:p>
          </table:table-cell>
          <table:table-cell office:value-type="float" office:value="11.4504">
            <text:p>11.4504</text:p>
          </table:table-cell>
          <table:table-cell office:value-type="float" office:value="11.4876">
            <text:p>11.4876</text:p>
          </table:table-cell>
        </table:table-row>
        <table:table-row table:style-name="ro1">
          <table:table-cell table:number-columns-repeated="3"/>
          <table:table-cell office:value-type="float" office:value="261">
            <text:p>261</text:p>
          </table:table-cell>
          <table:table-cell office:value-type="float" office:value="11.3189">
            <text:p>11.3189</text:p>
          </table:table-cell>
          <table:table-cell office:value-type="float" office:value="11.4833">
            <text:p>11.4833</text:p>
          </table:table-cell>
        </table:table-row>
        <table:table-row table:style-name="ro1">
          <table:table-cell table:number-columns-repeated="3"/>
          <table:table-cell office:value-type="float" office:value="262">
            <text:p>262</text:p>
          </table:table-cell>
          <table:table-cell office:value-type="float" office:value="10.924">
            <text:p>10.924</text:p>
          </table:table-cell>
          <table:table-cell office:value-type="float" office:value="10.9604">
            <text:p>10.9604</text:p>
          </table:table-cell>
        </table:table-row>
        <table:table-row table:style-name="ro1">
          <table:table-cell table:number-columns-repeated="3"/>
          <table:table-cell office:value-type="float" office:value="263">
            <text:p>263</text:p>
          </table:table-cell>
          <table:table-cell office:value-type="float" office:value="11.4504">
            <text:p>11.4504</text:p>
          </table:table-cell>
          <table:table-cell office:value-type="float" office:value="11.4536">
            <text:p>11.4536</text:p>
          </table:table-cell>
        </table:table-row>
        <table:table-row table:style-name="ro1">
          <table:table-cell table:number-columns-repeated="3"/>
          <table:table-cell office:value-type="float" office:value="264">
            <text:p>264</text:p>
          </table:table-cell>
          <table:table-cell office:value-type="float" office:value="11.3077">
            <text:p>11.3077</text:p>
          </table:table-cell>
          <table:table-cell office:value-type="float" office:value="11.4946">
            <text:p>11.4946</text:p>
          </table:table-cell>
        </table:table-row>
        <table:table-row table:style-name="ro1">
          <table:table-cell table:number-columns-repeated="3"/>
          <table:table-cell office:value-type="float" office:value="265">
            <text:p>265</text:p>
          </table:table-cell>
          <table:table-cell office:value-type="float" office:value="10.924">
            <text:p>10.924</text:p>
          </table:table-cell>
          <table:table-cell office:value-type="float" office:value="10.9628">
            <text:p>10.9628</text:p>
          </table:table-cell>
        </table:table-row>
        <table:table-row table:style-name="ro1">
          <table:table-cell table:number-columns-repeated="3"/>
          <table:table-cell office:value-type="float" office:value="266">
            <text:p>266</text:p>
          </table:table-cell>
          <table:table-cell office:value-type="float" office:value="11.334">
            <text:p>11.334</text:p>
          </table:table-cell>
          <table:table-cell office:value-type="float" office:value="11.4606">
            <text:p>11.4606</text:p>
          </table:table-cell>
        </table:table-row>
        <table:table-row table:style-name="ro1">
          <table:table-cell table:number-columns-repeated="3"/>
          <table:table-cell office:value-type="float" office:value="267">
            <text:p>267</text:p>
          </table:table-cell>
          <table:table-cell office:value-type="float" office:value="10.9135">
            <text:p>10.9135</text:p>
          </table:table-cell>
          <table:table-cell office:value-type="float" office:value="11.4971">
            <text:p>11.4971</text:p>
          </table:table-cell>
        </table:table-row>
        <table:table-row table:style-name="ro1">
          <table:table-cell table:number-columns-repeated="3"/>
          <table:table-cell office:value-type="float" office:value="268">
            <text:p>268</text:p>
          </table:table-cell>
          <table:table-cell office:value-type="float" office:value="11.3185">
            <text:p>11.3185</text:p>
          </table:table-cell>
          <table:table-cell office:value-type="float" office:value="10.9599">
            <text:p>10.9599</text:p>
          </table:table-cell>
        </table:table-row>
        <table:table-row table:style-name="ro1">
          <table:table-cell table:number-columns-repeated="3"/>
          <table:table-cell office:value-type="float" office:value="270">
            <text:p>270</text:p>
          </table:table-cell>
          <table:table-cell office:value-type="float" office:value="11.4277">
            <text:p>11.4277</text:p>
          </table:table-cell>
          <table:table-cell office:value-type="float" office:value="11.4529">
            <text:p>11.4529</text:p>
          </table:table-cell>
        </table:table-row>
        <table:table-row table:style-name="ro1">
          <table:table-cell table:number-columns-repeated="3"/>
          <table:table-cell office:value-type="float" office:value="271">
            <text:p>271</text:p>
          </table:table-cell>
          <table:table-cell office:value-type="float" office:value="13.4218">
            <text:p>13.4218</text:p>
          </table:table-cell>
          <table:table-cell office:value-type="float" office:value="13.632">
            <text:p>13.632</text:p>
          </table:table-cell>
        </table:table-row>
        <table:table-row table:style-name="ro1">
          <table:table-cell table:number-columns-repeated="3"/>
          <table:table-cell office:value-type="float" office:value="272">
            <text:p>272</text:p>
          </table:table-cell>
          <table:table-cell office:value-type="float" office:value="11.4504">
            <text:p>11.4504</text:p>
          </table:table-cell>
          <table:table-cell office:value-type="float" office:value="11.4649">
            <text:p>11.4649</text:p>
          </table:table-cell>
        </table:table-row>
        <table:table-row table:style-name="ro1">
          <table:table-cell table:number-columns-repeated="3"/>
          <table:table-cell office:value-type="float" office:value="273">
            <text:p>273</text:p>
          </table:table-cell>
          <table:table-cell office:value-type="float" office:value="10.7822">
            <text:p>10.7822</text:p>
          </table:table-cell>
          <table:table-cell office:value-type="float" office:value="11.2516">
            <text:p>11.2516</text:p>
          </table:table-cell>
        </table:table-row>
        <table:table-row table:style-name="ro1">
          <table:table-cell table:number-columns-repeated="3"/>
          <table:table-cell office:value-type="float" office:value="274">
            <text:p>274</text:p>
          </table:table-cell>
          <table:table-cell office:value-type="float" office:value="11.45">
            <text:p>11.45</text:p>
          </table:table-cell>
          <table:table-cell office:value-type="float" office:value="11.2145">
            <text:p>11.2145</text:p>
          </table:table-cell>
        </table:table-row>
        <table:table-row table:style-name="ro1">
          <table:table-cell table:number-columns-repeated="3"/>
          <table:table-cell office:value-type="float" office:value="275">
            <text:p>275</text:p>
          </table:table-cell>
          <table:table-cell office:value-type="float" office:value="11.3189">
            <text:p>11.3189</text:p>
          </table:table-cell>
          <table:table-cell office:value-type="float" office:value="11.4802">
            <text:p>11.4802</text:p>
          </table:table-cell>
        </table:table-row>
        <table:table-row table:style-name="ro1">
          <table:table-cell table:number-columns-repeated="3"/>
          <table:table-cell office:value-type="float" office:value="276">
            <text:p>276</text:p>
          </table:table-cell>
          <table:table-cell office:value-type="float" office:value="12.883">
            <text:p>12.883</text:p>
          </table:table-cell>
          <table:table-cell office:value-type="float" office:value="13.1155">
            <text:p>13.1155</text:p>
          </table:table-cell>
        </table:table-row>
        <table:table-row table:style-name="ro1">
          <table:table-cell table:number-columns-repeated="3"/>
          <table:table-cell office:value-type="float" office:value="277">
            <text:p>277</text:p>
          </table:table-cell>
          <table:table-cell office:value-type="float" office:value="11.4651">
            <text:p>11.4651</text:p>
          </table:table-cell>
          <table:table-cell office:value-type="float" office:value="11.4604">
            <text:p>11.4604</text:p>
          </table:table-cell>
        </table:table-row>
        <table:table-row table:style-name="ro1">
          <table:table-cell table:number-columns-repeated="3"/>
          <table:table-cell office:value-type="float" office:value="278">
            <text:p>278</text:p>
          </table:table-cell>
          <table:table-cell office:value-type="float" office:value="10.9135">
            <text:p>10.9135</text:p>
          </table:table-cell>
          <table:table-cell office:value-type="float" office:value="11.2212">
            <text:p>11.2212</text:p>
          </table:table-cell>
        </table:table-row>
        <table:table-row table:style-name="ro1">
          <table:table-cell table:number-columns-repeated="3"/>
          <table:table-cell office:value-type="float" office:value="279">
            <text:p>279</text:p>
          </table:table-cell>
          <table:table-cell office:value-type="float" office:value="11.3185">
            <text:p>11.3185</text:p>
          </table:table-cell>
          <table:table-cell office:value-type="float" office:value="11.2198">
            <text:p>11.2198</text:p>
          </table:table-cell>
        </table:table-row>
        <table:table-row table:style-name="ro1">
          <table:table-cell table:number-columns-repeated="3"/>
          <table:table-cell office:value-type="float" office:value="280">
            <text:p>280</text:p>
          </table:table-cell>
          <table:table-cell office:value-type="float" office:value="11.4504">
            <text:p>11.4504</text:p>
          </table:table-cell>
          <table:table-cell office:value-type="float" office:value="11.5059">
            <text:p>11.5059</text:p>
          </table:table-cell>
        </table:table-row>
        <table:table-row table:style-name="ro1">
          <table:table-cell table:number-columns-repeated="3"/>
          <table:table-cell office:value-type="float" office:value="281">
            <text:p>281</text:p>
          </table:table-cell>
          <table:table-cell office:value-type="float" office:value="10.7929">
            <text:p>10.7929</text:p>
          </table:table-cell>
          <table:table-cell office:value-type="float" office:value="10.95">
            <text:p>10.95</text:p>
          </table:table-cell>
        </table:table-row>
        <table:table-row table:style-name="ro1">
          <table:table-cell table:number-columns-repeated="3"/>
          <table:table-cell office:value-type="float" office:value="282">
            <text:p>282</text:p>
          </table:table-cell>
          <table:table-cell office:value-type="float" office:value="11.4386">
            <text:p>11.4386</text:p>
          </table:table-cell>
          <table:table-cell office:value-type="float" office:value="11.4806">
            <text:p>11.4806</text:p>
          </table:table-cell>
        </table:table-row>
        <table:table-row table:style-name="ro1">
          <table:table-cell table:number-columns-repeated="3"/>
          <table:table-cell office:value-type="float" office:value="283">
            <text:p>283</text:p>
          </table:table-cell>
          <table:table-cell office:value-type="float" office:value="11.3185">
            <text:p>11.3185</text:p>
          </table:table-cell>
          <table:table-cell office:value-type="float" office:value="11.4858">
            <text:p>11.4858</text:p>
          </table:table-cell>
        </table:table-row>
        <table:table-row table:style-name="ro1">
          <table:table-cell table:number-columns-repeated="3"/>
          <table:table-cell office:value-type="float" office:value="284">
            <text:p>284</text:p>
          </table:table-cell>
          <table:table-cell office:value-type="float" office:value="10.924">
            <text:p>10.924</text:p>
          </table:table-cell>
          <table:table-cell office:value-type="float" office:value="10.9664">
            <text:p>10.9664</text:p>
          </table:table-cell>
        </table:table-row>
        <table:table-row table:style-name="ro1">
          <table:table-cell table:number-columns-repeated="3"/>
          <table:table-cell office:value-type="float" office:value="285">
            <text:p>285</text:p>
          </table:table-cell>
          <table:table-cell office:value-type="float" office:value="11.3189">
            <text:p>11.3189</text:p>
          </table:table-cell>
          <table:table-cell office:value-type="float" office:value="11.4703">
            <text:p>11.4703</text:p>
          </table:table-cell>
        </table:table-row>
        <table:table-row table:style-name="ro1">
          <table:table-cell table:number-columns-repeated="3"/>
          <table:table-cell office:value-type="float" office:value="286">
            <text:p>286</text:p>
          </table:table-cell>
          <table:table-cell office:value-type="float" office:value="10.9244">
            <text:p>10.9244</text:p>
          </table:table-cell>
          <table:table-cell office:value-type="float" office:value="11.2248">
            <text:p>11.2248</text:p>
          </table:table-cell>
        </table:table-row>
        <table:table-row table:style-name="ro1">
          <table:table-cell table:number-columns-repeated="3"/>
          <table:table-cell office:value-type="float" office:value="287">
            <text:p>287</text:p>
          </table:table-cell>
          <table:table-cell office:value-type="float" office:value="12.9117">
            <text:p>12.9117</text:p>
          </table:table-cell>
          <table:table-cell office:value-type="float" office:value="13.0415">
            <text:p>13.0415</text:p>
          </table:table-cell>
        </table:table-row>
        <table:table-row table:style-name="ro1">
          <table:table-cell table:number-columns-repeated="3"/>
          <table:table-cell office:value-type="float" office:value="288">
            <text:p>288</text:p>
          </table:table-cell>
          <table:table-cell office:value-type="float" office:value="16.0529">
            <text:p>16.0529</text:p>
          </table:table-cell>
          <table:table-cell office:value-type="float" office:value="16.4223">
            <text:p>16.4223</text:p>
          </table:table-cell>
        </table:table-row>
        <table:table-row table:style-name="ro1">
          <table:table-cell table:number-columns-repeated="3"/>
          <table:table-cell office:value-type="float" office:value="289">
            <text:p>289</text:p>
          </table:table-cell>
          <table:table-cell office:value-type="float" office:value="16.5752">
            <text:p>16.5752</text:p>
          </table:table-cell>
          <table:table-cell office:value-type="float" office:value="16.45">
            <text:p>16.45</text:p>
          </table:table-cell>
        </table:table-row>
        <table:table-row table:style-name="ro1">
          <table:table-cell table:number-columns-repeated="3"/>
          <table:table-cell office:value-type="float" office:value="290">
            <text:p>290</text:p>
          </table:table-cell>
          <table:table-cell office:value-type="float" office:value="15.5089">
            <text:p>15.5089</text:p>
          </table:table-cell>
          <table:table-cell office:value-type="float" office:value="15.4548">
            <text:p>15.4548</text:p>
          </table:table-cell>
        </table:table-row>
        <table:table-row table:style-name="ro1">
          <table:table-cell table:number-columns-repeated="3"/>
          <table:table-cell office:value-type="float" office:value="291">
            <text:p>291</text:p>
          </table:table-cell>
          <table:table-cell office:value-type="float" office:value="5.65947">
            <text:p>5.65947</text:p>
          </table:table-cell>
          <table:table-cell office:value-type="float" office:value="5.88977">
            <text:p>5.88977</text:p>
          </table:table-cell>
        </table:table-row>
        <table:table-row table:style-name="ro1">
          <table:table-cell table:number-columns-repeated="3"/>
          <table:table-cell office:value-type="float" office:value="292">
            <text:p>292</text:p>
          </table:table-cell>
          <table:table-cell office:value-type="float" office:value="8.28472">
            <text:p>8.28472</text:p>
          </table:table-cell>
          <table:table-cell office:value-type="float" office:value="8.45316">
            <text:p>8.45316</text:p>
          </table:table-cell>
        </table:table-row>
        <table:table-row table:style-name="ro1">
          <table:table-cell table:number-columns-repeated="3"/>
          <table:table-cell office:value-type="float" office:value="293">
            <text:p>293</text:p>
          </table:table-cell>
          <table:table-cell office:value-type="float" office:value="11.45">
            <text:p>11.45</text:p>
          </table:table-cell>
          <table:table-cell office:value-type="float" office:value="11.4865">
            <text:p>11.4865</text:p>
          </table:table-cell>
        </table:table-row>
        <table:table-row table:style-name="ro1">
          <table:table-cell table:number-columns-repeated="3"/>
          <table:table-cell office:value-type="float" office:value="294">
            <text:p>294</text:p>
          </table:table-cell>
          <table:table-cell office:value-type="float" office:value="11.4504">
            <text:p>11.4504</text:p>
          </table:table-cell>
          <table:table-cell office:value-type="float" office:value="11.444">
            <text:p>11.444</text:p>
          </table:table-cell>
        </table:table-row>
        <table:table-row table:style-name="ro1">
          <table:table-cell table:number-columns-repeated="3"/>
          <table:table-cell office:value-type="float" office:value="295">
            <text:p>295</text:p>
          </table:table-cell>
          <table:table-cell office:value-type="float" office:value="10.7929">
            <text:p>10.7929</text:p>
          </table:table-cell>
          <table:table-cell office:value-type="float" office:value="10.9998">
            <text:p>10.9998</text:p>
          </table:table-cell>
        </table:table-row>
        <table:table-row table:style-name="ro1">
          <table:table-cell table:number-columns-repeated="3"/>
          <table:table-cell office:value-type="float" office:value="296">
            <text:p>296</text:p>
          </table:table-cell>
          <table:table-cell office:value-type="float" office:value="11.45">
            <text:p>11.45</text:p>
          </table:table-cell>
          <table:table-cell office:value-type="float" office:value="11.4823">
            <text:p>11.4823</text:p>
          </table:table-cell>
        </table:table-row>
        <table:table-row table:style-name="ro1">
          <table:table-cell table:number-columns-repeated="3"/>
          <table:table-cell office:value-type="float" office:value="297">
            <text:p>297</text:p>
          </table:table-cell>
          <table:table-cell office:value-type="float" office:value="11.334">
            <text:p>11.334</text:p>
          </table:table-cell>
          <table:table-cell office:value-type="float" office:value="11.4884">
            <text:p>11.4884</text:p>
          </table:table-cell>
        </table:table-row>
        <table:table-row table:style-name="ro1">
          <table:table-cell table:number-columns-repeated="3"/>
          <table:table-cell office:value-type="float" office:value="298">
            <text:p>298</text:p>
          </table:table-cell>
          <table:table-cell office:value-type="float" office:value="10.9135">
            <text:p>10.9135</text:p>
          </table:table-cell>
          <table:table-cell office:value-type="float" office:value="10.9506">
            <text:p>10.9506</text:p>
          </table:table-cell>
        </table:table-row>
        <table:table-row table:style-name="ro1">
          <table:table-cell table:number-columns-repeated="3"/>
          <table:table-cell office:value-type="float" office:value="299">
            <text:p>299</text:p>
          </table:table-cell>
          <table:table-cell office:value-type="float" office:value="11.3185">
            <text:p>11.3185</text:p>
          </table:table-cell>
          <table:table-cell office:value-type="float" office:value="11.4828">
            <text:p>11.4828</text:p>
          </table:table-cell>
        </table:table-row>
        <table:table-row table:style-name="ro1">
          <table:table-cell table:number-columns-repeated="3"/>
          <table:table-cell office:value-type="float" office:value="300">
            <text:p>300</text:p>
          </table:table-cell>
          <table:table-cell office:value-type="float" office:value="11.4504">
            <text:p>11.4504</text:p>
          </table:table-cell>
          <table:table-cell office:value-type="float" office:value="11.4854">
            <text:p>11.4854</text:p>
          </table:table-cell>
        </table:table-row>
        <table:table-row table:style-name="ro1">
          <table:table-cell table:number-columns-repeated="3"/>
          <table:table-cell office:value-type="float" office:value="301">
            <text:p>301</text:p>
          </table:table-cell>
          <table:table-cell office:value-type="float" office:value="12.3583">
            <text:p>12.3583</text:p>
          </table:table-cell>
          <table:table-cell office:value-type="float" office:value="12.7749">
            <text:p>12.7749</text:p>
          </table:table-cell>
        </table:table-row>
        <table:table-row table:style-name="ro1">
          <table:table-cell table:number-columns-repeated="3"/>
          <table:table-cell office:value-type="float" office:value="302">
            <text:p>302</text:p>
          </table:table-cell>
          <table:table-cell office:value-type="float" office:value="12.7516">
            <text:p>12.7516</text:p>
          </table:table-cell>
          <table:table-cell office:value-type="float" office:value="13.3372">
            <text:p>13.3372</text:p>
          </table:table-cell>
        </table:table-row>
        <table:table-row table:style-name="ro1">
          <table:table-cell table:number-columns-repeated="3"/>
          <table:table-cell office:value-type="float" office:value="303">
            <text:p>303</text:p>
          </table:table-cell>
          <table:table-cell office:value-type="float" office:value="11.5815">
            <text:p>11.5815</text:p>
          </table:table-cell>
          <table:table-cell office:value-type="float" office:value="10.9851">
            <text:p>10.9851</text:p>
          </table:table-cell>
        </table:table-row>
        <table:table-row table:style-name="ro1">
          <table:table-cell table:number-columns-repeated="3"/>
          <table:table-cell office:value-type="float" office:value="304">
            <text:p>304</text:p>
          </table:table-cell>
          <table:table-cell office:value-type="float" office:value="11.3189">
            <text:p>11.3189</text:p>
          </table:table-cell>
          <table:table-cell office:value-type="float" office:value="11.5348">
            <text:p>11.5348</text:p>
          </table:table-cell>
        </table:table-row>
        <table:table-row table:style-name="ro1">
          <table:table-cell table:number-columns-repeated="3"/>
          <table:table-cell office:value-type="float" office:value="305">
            <text:p>305</text:p>
          </table:table-cell>
          <table:table-cell office:value-type="float" office:value="10.9244">
            <text:p>10.9244</text:p>
          </table:table-cell>
          <table:table-cell office:value-type="float" office:value="10.9584">
            <text:p>10.9584</text:p>
          </table:table-cell>
        </table:table-row>
        <table:table-row table:style-name="ro1">
          <table:table-cell table:number-columns-repeated="3"/>
          <table:table-cell office:value-type="float" office:value="306">
            <text:p>306</text:p>
          </table:table-cell>
          <table:table-cell office:value-type="float" office:value="11.3185">
            <text:p>11.3185</text:p>
          </table:table-cell>
          <table:table-cell office:value-type="float" office:value="11.4791">
            <text:p>11.4791</text:p>
          </table:table-cell>
        </table:table-row>
        <table:table-row table:style-name="ro1">
          <table:table-cell table:number-columns-repeated="3"/>
          <table:table-cell office:value-type="float" office:value="307">
            <text:p>307</text:p>
          </table:table-cell>
          <table:table-cell office:value-type="float" office:value="13.0432">
            <text:p>13.0432</text:p>
          </table:table-cell>
          <table:table-cell office:value-type="float" office:value="13.5575">
            <text:p>13.5575</text:p>
          </table:table-cell>
        </table:table-row>
        <table:table-row table:style-name="ro1">
          <table:table-cell table:number-columns-repeated="3"/>
          <table:table-cell office:value-type="float" office:value="308">
            <text:p>308</text:p>
          </table:table-cell>
          <table:table-cell office:value-type="float" office:value="14.9983">
            <text:p>14.9983</text:p>
          </table:table-cell>
          <table:table-cell office:value-type="float" office:value="14.7">
            <text:p>14.7</text:p>
          </table:table-cell>
        </table:table-row>
        <table:table-row table:style-name="ro1">
          <table:table-cell table:number-columns-repeated="3"/>
          <table:table-cell office:value-type="float" office:value="309">
            <text:p>309</text:p>
          </table:table-cell>
          <table:table-cell office:value-type="float" office:value="10.7929">
            <text:p>10.7929</text:p>
          </table:table-cell>
          <table:table-cell office:value-type="float" office:value="10.9615">
            <text:p>10.9615</text:p>
          </table:table-cell>
        </table:table-row>
        <table:table-row table:style-name="ro1">
          <table:table-cell table:number-columns-repeated="3"/>
          <table:table-cell office:value-type="float" office:value="310">
            <text:p>310</text:p>
          </table:table-cell>
          <table:table-cell office:value-type="float" office:value="11.45">
            <text:p>11.45</text:p>
          </table:table-cell>
          <table:table-cell office:value-type="float" office:value="11.4807">
            <text:p>11.4807</text:p>
          </table:table-cell>
        </table:table-row>
        <table:table-row table:style-name="ro1">
          <table:table-cell table:number-columns-repeated="3"/>
          <table:table-cell office:value-type="float" office:value="311">
            <text:p>311</text:p>
          </table:table-cell>
          <table:table-cell office:value-type="float" office:value="11.4504">
            <text:p>11.4504</text:p>
          </table:table-cell>
          <table:table-cell office:value-type="float" office:value="11.4541">
            <text:p>11.4541</text:p>
          </table:table-cell>
        </table:table-row>
        <table:table-row table:style-name="ro1">
          <table:table-cell table:number-columns-repeated="3"/>
          <table:table-cell office:value-type="float" office:value="312">
            <text:p>312</text:p>
          </table:table-cell>
          <table:table-cell office:value-type="float" office:value="10.7925">
            <text:p>10.7925</text:p>
          </table:table-cell>
          <table:table-cell office:value-type="float" office:value="10.9912">
            <text:p>10.9912</text:p>
          </table:table-cell>
        </table:table-row>
        <table:table-row table:style-name="ro1">
          <table:table-cell table:number-columns-repeated="3"/>
          <table:table-cell office:value-type="float" office:value="313">
            <text:p>313</text:p>
          </table:table-cell>
          <table:table-cell office:value-type="float" office:value="11.4504">
            <text:p>11.4504</text:p>
          </table:table-cell>
          <table:table-cell office:value-type="float" office:value="11.4823">
            <text:p>11.4823</text:p>
          </table:table-cell>
        </table:table-row>
        <table:table-row table:style-name="ro1">
          <table:table-cell table:number-columns-repeated="3"/>
          <table:table-cell office:value-type="float" office:value="314">
            <text:p>314</text:p>
          </table:table-cell>
          <table:table-cell office:value-type="float" office:value="11.3189">
            <text:p>11.3189</text:p>
          </table:table-cell>
          <table:table-cell office:value-type="float" office:value="11.464">
            <text:p>11.464</text:p>
          </table:table-cell>
        </table:table-row>
        <table:table-row table:style-name="ro1">
          <table:table-cell table:number-columns-repeated="3"/>
          <table:table-cell office:value-type="float" office:value="315">
            <text:p>315</text:p>
          </table:table-cell>
          <table:table-cell office:value-type="float" office:value="11.4492">
            <text:p>11.4492</text:p>
          </table:table-cell>
          <table:table-cell office:value-type="float" office:value="12.0704">
            <text:p>12.0704</text:p>
          </table:table-cell>
        </table:table-row>
        <table:table-row table:style-name="ro1">
          <table:table-cell table:number-columns-repeated="3"/>
          <table:table-cell office:value-type="float" office:value="316">
            <text:p>316</text:p>
          </table:table-cell>
          <table:table-cell office:value-type="float" office:value="11.845">
            <text:p>11.845</text:p>
          </table:table-cell>
          <table:table-cell office:value-type="float" office:value="11.5224">
            <text:p>11.5224</text:p>
          </table:table-cell>
        </table:table-row>
        <table:table-row table:style-name="ro1">
          <table:table-cell table:number-columns-repeated="3"/>
          <table:table-cell office:value-type="float" office:value="317">
            <text:p>317</text:p>
          </table:table-cell>
          <table:table-cell office:value-type="float" office:value="10.9386">
            <text:p>10.9386</text:p>
          </table:table-cell>
          <table:table-cell office:value-type="float" office:value="10.9536">
            <text:p>10.9536</text:p>
          </table:table-cell>
        </table:table-row>
        <table:table-row table:style-name="ro1">
          <table:table-cell table:number-columns-repeated="3"/>
          <table:table-cell office:value-type="float" office:value="318">
            <text:p>318</text:p>
          </table:table-cell>
          <table:table-cell office:value-type="float" office:value="11.3185">
            <text:p>11.3185</text:p>
          </table:table-cell>
          <table:table-cell office:value-type="float" office:value="11.4182">
            <text:p>11.4182</text:p>
          </table:table-cell>
        </table:table-row>
        <table:table-row table:style-name="ro1">
          <table:table-cell table:number-columns-repeated="3"/>
          <table:table-cell office:value-type="float" office:value="319">
            <text:p>319</text:p>
          </table:table-cell>
          <table:table-cell office:value-type="float" office:value="10.9244">
            <text:p>10.9244</text:p>
          </table:table-cell>
          <table:table-cell office:value-type="float" office:value="11.0203">
            <text:p>11.0203</text:p>
          </table:table-cell>
        </table:table-row>
        <table:table-row table:style-name="ro1">
          <table:table-cell table:number-columns-repeated="3"/>
          <table:table-cell office:value-type="float" office:value="320">
            <text:p>320</text:p>
          </table:table-cell>
          <table:table-cell office:value-type="float" office:value="11.45">
            <text:p>11.45</text:p>
          </table:table-cell>
          <table:table-cell office:value-type="float" office:value="11.4749">
            <text:p>11.4749</text:p>
          </table:table-cell>
        </table:table-row>
        <table:table-row table:style-name="ro1">
          <table:table-cell table:number-columns-repeated="3"/>
          <table:table-cell office:value-type="float" office:value="321">
            <text:p>321</text:p>
          </table:table-cell>
          <table:table-cell office:value-type="float" office:value="11.296">
            <text:p>11.296</text:p>
          </table:table-cell>
          <table:table-cell office:value-type="float" office:value="11.4573">
            <text:p>11.4573</text:p>
          </table:table-cell>
        </table:table-row>
        <table:table-row table:style-name="ro1">
          <table:table-cell table:number-columns-repeated="3"/>
          <table:table-cell office:value-type="float" office:value="322">
            <text:p>322</text:p>
          </table:table-cell>
          <table:table-cell office:value-type="float" office:value="10.9349">
            <text:p>10.9349</text:p>
          </table:table-cell>
          <table:table-cell office:value-type="float" office:value="10.8926">
            <text:p>10.8926</text:p>
          </table:table-cell>
        </table:table-row>
        <table:table-row table:style-name="ro1">
          <table:table-cell table:number-columns-repeated="3"/>
          <table:table-cell office:value-type="float" office:value="323">
            <text:p>323</text:p>
          </table:table-cell>
          <table:table-cell office:value-type="float" office:value="10.7929">
            <text:p>10.7929</text:p>
          </table:table-cell>
          <table:table-cell office:value-type="float" office:value="11.2709">
            <text:p>11.2709</text:p>
          </table:table-cell>
        </table:table-row>
        <table:table-row table:style-name="ro1">
          <table:table-cell table:number-columns-repeated="3"/>
          <table:table-cell office:value-type="float" office:value="324">
            <text:p>324</text:p>
          </table:table-cell>
          <table:table-cell office:value-type="float" office:value="11.45">
            <text:p>11.45</text:p>
          </table:table-cell>
          <table:table-cell office:value-type="float" office:value="11.1951">
            <text:p>11.1951</text:p>
          </table:table-cell>
        </table:table-row>
        <table:table-row table:style-name="ro1">
          <table:table-cell table:number-columns-repeated="3"/>
          <table:table-cell office:value-type="float" office:value="325">
            <text:p>325</text:p>
          </table:table-cell>
          <table:table-cell office:value-type="float" office:value="11.3189">
            <text:p>11.3189</text:p>
          </table:table-cell>
          <table:table-cell office:value-type="float" office:value="11.5149">
            <text:p>11.5149</text:p>
          </table:table-cell>
        </table:table-row>
        <table:table-row table:style-name="ro1">
          <table:table-cell table:number-columns-repeated="3"/>
          <table:table-cell office:value-type="float" office:value="326">
            <text:p>326</text:p>
          </table:table-cell>
          <table:table-cell office:value-type="float" office:value="10.924">
            <text:p>10.924</text:p>
          </table:table-cell>
          <table:table-cell office:value-type="float" office:value="10.9022">
            <text:p>10.9022</text:p>
          </table:table-cell>
        </table:table-row>
        <table:table-row table:style-name="ro1">
          <table:table-cell table:number-columns-repeated="3"/>
          <table:table-cell office:value-type="float" office:value="327">
            <text:p>327</text:p>
          </table:table-cell>
          <table:table-cell office:value-type="float" office:value="11.3227">
            <text:p>11.3227</text:p>
          </table:table-cell>
          <table:table-cell office:value-type="float" office:value="11.4948">
            <text:p>11.4948</text:p>
          </table:table-cell>
        </table:table-row>
        <table:table-row table:style-name="ro1">
          <table:table-cell table:number-columns-repeated="3"/>
          <table:table-cell office:value-type="float" office:value="328">
            <text:p>328</text:p>
          </table:table-cell>
          <table:table-cell office:value-type="float" office:value="10.9131">
            <text:p>10.9131</text:p>
          </table:table-cell>
          <table:table-cell office:value-type="float" office:value="11.0001">
            <text:p>11.0001</text:p>
          </table:table-cell>
        </table:table-row>
        <table:table-row table:style-name="ro1">
          <table:table-cell table:number-columns-repeated="3"/>
          <table:table-cell office:value-type="float" office:value="329">
            <text:p>329</text:p>
          </table:table-cell>
          <table:table-cell office:value-type="float" office:value="11.3185">
            <text:p>11.3185</text:p>
          </table:table-cell>
          <table:table-cell office:value-type="float" office:value="11.4088">
            <text:p>11.4088</text:p>
          </table:table-cell>
        </table:table-row>
        <table:table-row table:style-name="ro1">
          <table:table-cell table:number-columns-repeated="3"/>
          <table:table-cell office:value-type="float" office:value="330">
            <text:p>330</text:p>
          </table:table-cell>
          <table:table-cell office:value-type="float" office:value="10.9131">
            <text:p>10.9131</text:p>
          </table:table-cell>
          <table:table-cell office:value-type="float" office:value="11.2469">
            <text:p>11.2469</text:p>
          </table:table-cell>
        </table:table-row>
        <table:table-row table:style-name="ro1">
          <table:table-cell table:number-columns-repeated="3"/>
          <table:table-cell office:value-type="float" office:value="331">
            <text:p>331</text:p>
          </table:table-cell>
          <table:table-cell office:value-type="float" office:value="11.3185">
            <text:p>11.3185</text:p>
          </table:table-cell>
          <table:table-cell office:value-type="float" office:value="11.2598">
            <text:p>11.2598</text:p>
          </table:table-cell>
        </table:table-row>
        <table:table-row table:style-name="ro1">
          <table:table-cell table:number-columns-repeated="3"/>
          <table:table-cell office:value-type="float" office:value="332">
            <text:p>332</text:p>
          </table:table-cell>
          <table:table-cell office:value-type="float" office:value="11.4504">
            <text:p>11.4504</text:p>
          </table:table-cell>
          <table:table-cell office:value-type="float" office:value="11.487">
            <text:p>11.487</text:p>
          </table:table-cell>
        </table:table-row>
        <table:table-row table:style-name="ro1">
          <table:table-cell table:number-columns-repeated="3"/>
          <table:table-cell office:value-type="float" office:value="333">
            <text:p>333</text:p>
          </table:table-cell>
          <table:table-cell office:value-type="float" office:value="10.924">
            <text:p>10.924</text:p>
          </table:table-cell>
          <table:table-cell office:value-type="float" office:value="10.9563">
            <text:p>10.9563</text:p>
          </table:table-cell>
        </table:table-row>
        <table:table-row table:style-name="ro1">
          <table:table-cell table:number-columns-repeated="3"/>
          <table:table-cell office:value-type="float" office:value="334">
            <text:p>334</text:p>
          </table:table-cell>
          <table:table-cell office:value-type="float" office:value="11.3189">
            <text:p>11.3189</text:p>
          </table:table-cell>
          <table:table-cell office:value-type="float" office:value="11.4776">
            <text:p>11.4776</text:p>
          </table:table-cell>
        </table:table-row>
        <table:table-row table:style-name="ro1">
          <table:table-cell table:number-columns-repeated="3"/>
          <table:table-cell office:value-type="float" office:value="335">
            <text:p>335</text:p>
          </table:table-cell>
          <table:table-cell office:value-type="float" office:value="10.924">
            <text:p>10.924</text:p>
          </table:table-cell>
          <table:table-cell office:value-type="float" office:value="10.9216">
            <text:p>10.9216</text:p>
          </table:table-cell>
        </table:table-row>
        <table:table-row table:style-name="ro1">
          <table:table-cell table:number-columns-repeated="3"/>
          <table:table-cell office:value-type="float" office:value="336">
            <text:p>336</text:p>
          </table:table-cell>
          <table:table-cell office:value-type="float" office:value="11.3189">
            <text:p>11.3189</text:p>
          </table:table-cell>
          <table:table-cell office:value-type="float" office:value="11.5212">
            <text:p>11.5212</text:p>
          </table:table-cell>
        </table:table-row>
        <table:table-row table:style-name="ro1">
          <table:table-cell table:number-columns-repeated="3"/>
          <table:table-cell office:value-type="float" office:value="337">
            <text:p>337</text:p>
          </table:table-cell>
          <table:table-cell office:value-type="float" office:value="10.9394">
            <text:p>10.9394</text:p>
          </table:table-cell>
          <table:table-cell office:value-type="float" office:value="11.1857">
            <text:p>11.1857</text:p>
          </table:table-cell>
        </table:table-row>
        <table:table-row table:style-name="ro1">
          <table:table-cell table:number-columns-repeated="3"/>
          <table:table-cell office:value-type="float" office:value="338">
            <text:p>338</text:p>
          </table:table-cell>
          <table:table-cell office:value-type="float" office:value="11.3181">
            <text:p>11.3181</text:p>
          </table:table-cell>
          <table:table-cell office:value-type="float" office:value="11.2156">
            <text:p>11.2156</text:p>
          </table:table-cell>
        </table:table-row>
        <table:table-row table:style-name="ro1">
          <table:table-cell table:number-columns-repeated="3"/>
          <table:table-cell office:value-type="float" office:value="339">
            <text:p>339</text:p>
          </table:table-cell>
          <table:table-cell office:value-type="float" office:value="11.45">
            <text:p>11.45</text:p>
          </table:table-cell>
          <table:table-cell office:value-type="float" office:value="11.5003">
            <text:p>11.5003</text:p>
          </table:table-cell>
        </table:table-row>
        <table:table-row table:style-name="ro1">
          <table:table-cell table:number-columns-repeated="3"/>
          <table:table-cell office:value-type="float" office:value="340">
            <text:p>340</text:p>
          </table:table-cell>
          <table:table-cell office:value-type="float" office:value="10.924">
            <text:p>10.924</text:p>
          </table:table-cell>
          <table:table-cell office:value-type="float" office:value="10.9967">
            <text:p>10.9967</text:p>
          </table:table-cell>
        </table:table-row>
        <table:table-row table:style-name="ro1">
          <table:table-cell table:number-columns-repeated="3"/>
          <table:table-cell office:value-type="float" office:value="341">
            <text:p>341</text:p>
          </table:table-cell>
          <table:table-cell office:value-type="float" office:value="11.3189">
            <text:p>11.3189</text:p>
          </table:table-cell>
          <table:table-cell office:value-type="float" office:value="11.4881">
            <text:p>11.4881</text:p>
          </table:table-cell>
        </table:table-row>
        <table:table-row table:style-name="ro1">
          <table:table-cell table:number-columns-repeated="3"/>
          <table:table-cell office:value-type="float" office:value="342">
            <text:p>342</text:p>
          </table:table-cell>
          <table:table-cell office:value-type="float" office:value="11.3189">
            <text:p>11.3189</text:p>
          </table:table-cell>
          <table:table-cell office:value-type="float" office:value="11.9908">
            <text:p>11.9908</text:p>
          </table:table-cell>
        </table:table-row>
        <table:table-row table:style-name="ro1">
          <table:table-cell table:number-columns-repeated="3"/>
          <table:table-cell office:value-type="float" office:value="343">
            <text:p>343</text:p>
          </table:table-cell>
          <table:table-cell office:value-type="float" office:value="20.7657">
            <text:p>20.7657</text:p>
          </table:table-cell>
          <table:table-cell office:value-type="float" office:value="21.3728">
            <text:p>21.3728</text:p>
          </table:table-cell>
        </table:table-row>
        <table:table-row table:style-name="ro1">
          <table:table-cell table:number-columns-repeated="3"/>
          <table:table-cell office:value-type="float" office:value="344">
            <text:p>344</text:p>
          </table:table-cell>
          <table:table-cell office:value-type="float" office:value="10.79">
            <text:p>10.79</text:p>
          </table:table-cell>
          <table:table-cell office:value-type="float" office:value="10.3989">
            <text:p>10.3989</text:p>
          </table:table-cell>
        </table:table-row>
        <table:table-row table:style-name="ro1">
          <table:table-cell table:number-columns-repeated="3"/>
          <table:table-cell office:value-type="float" office:value="345">
            <text:p>345</text:p>
          </table:table-cell>
          <table:table-cell office:value-type="float" office:value="3.68683">
            <text:p>3.68683</text:p>
          </table:table-cell>
          <table:table-cell office:value-type="float" office:value="4.0345">
            <text:p>4.0345</text:p>
          </table:table-cell>
        </table:table-row>
        <table:table-row table:style-name="ro1">
          <table:table-cell table:number-columns-repeated="3"/>
          <table:table-cell office:value-type="float" office:value="346">
            <text:p>346</text:p>
          </table:table-cell>
          <table:table-cell office:value-type="float" office:value="11.8324">
            <text:p>11.8324</text:p>
          </table:table-cell>
          <table:table-cell office:value-type="float" office:value="12.9753">
            <text:p>12.9753</text:p>
          </table:table-cell>
        </table:table-row>
        <table:table-row table:style-name="ro1">
          <table:table-cell table:number-columns-repeated="3"/>
          <table:table-cell office:value-type="float" office:value="347">
            <text:p>347</text:p>
          </table:table-cell>
          <table:table-cell office:value-type="float" office:value="11.9907">
            <text:p>11.9907</text:p>
          </table:table-cell>
          <table:table-cell office:value-type="float" office:value="11.3954">
            <text:p>11.3954</text:p>
          </table:table-cell>
        </table:table-row>
        <table:table-row table:style-name="ro1">
          <table:table-cell table:number-columns-repeated="3"/>
          <table:table-cell office:value-type="float" office:value="348">
            <text:p>348</text:p>
          </table:table-cell>
          <table:table-cell office:value-type="float" office:value="11.3185">
            <text:p>11.3185</text:p>
          </table:table-cell>
          <table:table-cell office:value-type="float" office:value="10.9914">
            <text:p>10.9914</text:p>
          </table:table-cell>
        </table:table-row>
        <table:table-row table:style-name="ro1">
          <table:table-cell table:number-columns-repeated="3"/>
          <table:table-cell office:value-type="float" office:value="349">
            <text:p>349</text:p>
          </table:table-cell>
          <table:table-cell office:value-type="float" office:value="10.9244">
            <text:p>10.9244</text:p>
          </table:table-cell>
          <table:table-cell office:value-type="float" office:value="11.2065">
            <text:p>11.2065</text:p>
          </table:table-cell>
        </table:table-row>
        <table:table-row table:style-name="ro1">
          <table:table-cell table:number-columns-repeated="3"/>
          <table:table-cell office:value-type="float" office:value="350">
            <text:p>350</text:p>
          </table:table-cell>
          <table:table-cell office:value-type="float" office:value="11.45">
            <text:p>11.45</text:p>
          </table:table-cell>
          <table:table-cell office:value-type="float" office:value="11.2428">
            <text:p>11.2428</text:p>
          </table:table-cell>
        </table:table-row>
        <table:table-row table:style-name="ro1">
          <table:table-cell table:number-columns-repeated="3"/>
          <table:table-cell office:value-type="float" office:value="351">
            <text:p>351</text:p>
          </table:table-cell>
          <table:table-cell office:value-type="float" office:value="11.3189">
            <text:p>11.3189</text:p>
          </table:table-cell>
          <table:table-cell office:value-type="float" office:value="11.4182">
            <text:p>11.4182</text:p>
          </table:table-cell>
        </table:table-row>
        <table:table-row table:style-name="ro1">
          <table:table-cell table:number-columns-repeated="3"/>
          <table:table-cell office:value-type="float" office:value="352">
            <text:p>352</text:p>
          </table:table-cell>
          <table:table-cell office:value-type="float" office:value="10.924">
            <text:p>10.924</text:p>
          </table:table-cell>
          <table:table-cell office:value-type="float" office:value="10.9641">
            <text:p>10.9641</text:p>
          </table:table-cell>
        </table:table-row>
        <table:table-row table:style-name="ro1">
          <table:table-cell table:number-columns-repeated="3"/>
          <table:table-cell office:value-type="float" office:value="353">
            <text:p>353</text:p>
          </table:table-cell>
          <table:table-cell office:value-type="float" office:value="11.3189">
            <text:p>11.3189</text:p>
          </table:table-cell>
          <table:table-cell office:value-type="float" office:value="11.5428">
            <text:p>11.5428</text:p>
          </table:table-cell>
        </table:table-row>
        <table:table-row table:style-name="ro1">
          <table:table-cell table:number-columns-repeated="3"/>
          <table:table-cell office:value-type="float" office:value="354">
            <text:p>354</text:p>
          </table:table-cell>
          <table:table-cell office:value-type="float" office:value="10.924">
            <text:p>10.924</text:p>
          </table:table-cell>
          <table:table-cell office:value-type="float" office:value="10.9437">
            <text:p>10.9437</text:p>
          </table:table-cell>
        </table:table-row>
        <table:table-row table:style-name="ro1">
          <table:table-cell table:number-columns-repeated="3"/>
          <table:table-cell office:value-type="float" office:value="355">
            <text:p>355</text:p>
          </table:table-cell>
          <table:table-cell office:value-type="float" office:value="11.3189">
            <text:p>11.3189</text:p>
          </table:table-cell>
          <table:table-cell office:value-type="float" office:value="11.5112">
            <text:p>11.5112</text:p>
          </table:table-cell>
        </table:table-row>
        <table:table-row table:style-name="ro1">
          <table:table-cell table:number-columns-repeated="3"/>
          <table:table-cell office:value-type="float" office:value="356">
            <text:p>356</text:p>
          </table:table-cell>
          <table:table-cell office:value-type="float" office:value="13.4231">
            <text:p>13.4231</text:p>
          </table:table-cell>
          <table:table-cell office:value-type="float" office:value="14.0862">
            <text:p>14.0862</text:p>
          </table:table-cell>
        </table:table-row>
        <table:table-row table:style-name="ro1">
          <table:table-cell table:number-columns-repeated="3"/>
          <table:table-cell office:value-type="float" office:value="357">
            <text:p>357</text:p>
          </table:table-cell>
          <table:table-cell office:value-type="float" office:value="11.9779">
            <text:p>11.9779</text:p>
          </table:table-cell>
          <table:table-cell office:value-type="float" office:value="11.5257">
            <text:p>11.5257</text:p>
          </table:table-cell>
        </table:table-row>
        <table:table-row table:style-name="ro1">
          <table:table-cell table:number-columns-repeated="3"/>
          <table:table-cell office:value-type="float" office:value="358">
            <text:p>358</text:p>
          </table:table-cell>
          <table:table-cell office:value-type="float" office:value="10.924">
            <text:p>10.924</text:p>
          </table:table-cell>
          <table:table-cell office:value-type="float" office:value="10.9097">
            <text:p>10.9097</text:p>
          </table:table-cell>
        </table:table-row>
        <table:table-row table:style-name="ro1">
          <table:table-cell table:number-columns-repeated="3"/>
          <table:table-cell office:value-type="float" office:value="359">
            <text:p>359</text:p>
          </table:table-cell>
          <table:table-cell office:value-type="float" office:value="11.3189">
            <text:p>11.3189</text:p>
          </table:table-cell>
          <table:table-cell office:value-type="float" office:value="11.487">
            <text:p>11.487</text:p>
          </table:table-cell>
        </table:table-row>
        <table:table-row table:style-name="ro1">
          <table:table-cell table:number-columns-repeated="3"/>
          <table:table-cell office:value-type="float" office:value="360">
            <text:p>360</text:p>
          </table:table-cell>
          <table:table-cell office:value-type="float" office:value="10.924">
            <text:p>10.924</text:p>
          </table:table-cell>
          <table:table-cell office:value-type="float" office:value="11.0013">
            <text:p>11.0013</text:p>
          </table:table-cell>
        </table:table-row>
        <table:table-row table:style-name="ro1">
          <table:table-cell table:number-columns-repeated="3"/>
          <table:table-cell office:value-type="float" office:value="361">
            <text:p>361</text:p>
          </table:table-cell>
          <table:table-cell office:value-type="float" office:value="11.3189">
            <text:p>11.3189</text:p>
          </table:table-cell>
          <table:table-cell office:value-type="float" office:value="11.4828">
            <text:p>11.4828</text:p>
          </table:table-cell>
        </table:table-row>
        <table:table-row table:style-name="ro1">
          <table:table-cell table:number-columns-repeated="3"/>
          <table:table-cell office:value-type="float" office:value="362">
            <text:p>362</text:p>
          </table:table-cell>
          <table:table-cell office:value-type="float" office:value="10.924">
            <text:p>10.924</text:p>
          </table:table-cell>
          <table:table-cell office:value-type="float" office:value="10.9185">
            <text:p>10.9185</text:p>
          </table:table-cell>
        </table:table-row>
        <table:table-row table:style-name="ro1">
          <table:table-cell table:number-columns-repeated="3"/>
          <table:table-cell office:value-type="float" office:value="363">
            <text:p>363</text:p>
          </table:table-cell>
          <table:table-cell office:value-type="float" office:value="11.3181">
            <text:p>11.3181</text:p>
          </table:table-cell>
          <table:table-cell office:value-type="float" office:value="11.5359">
            <text:p>11.5359</text:p>
          </table:table-cell>
        </table:table-row>
        <table:table-row table:style-name="ro1">
          <table:table-cell table:number-columns-repeated="3"/>
          <table:table-cell office:value-type="float" office:value="364">
            <text:p>364</text:p>
          </table:table-cell>
          <table:table-cell office:value-type="float" office:value="11.4504">
            <text:p>11.4504</text:p>
          </table:table-cell>
          <table:table-cell office:value-type="float" office:value="11.4858">
            <text:p>11.4858</text:p>
          </table:table-cell>
        </table:table-row>
        <table:table-row table:style-name="ro1">
          <table:table-cell table:number-columns-repeated="3"/>
          <table:table-cell office:value-type="float" office:value="365">
            <text:p>365</text:p>
          </table:table-cell>
          <table:table-cell office:value-type="float" office:value="10.7925">
            <text:p>10.7925</text:p>
          </table:table-cell>
          <table:table-cell office:value-type="float" office:value="10.9606">
            <text:p>10.9606</text:p>
          </table:table-cell>
        </table:table-row>
        <table:table-row table:style-name="ro1">
          <table:table-cell table:number-columns-repeated="3"/>
          <table:table-cell office:value-type="float" office:value="366">
            <text:p>366</text:p>
          </table:table-cell>
          <table:table-cell office:value-type="float" office:value="11.4536">
            <text:p>11.4536</text:p>
          </table:table-cell>
          <table:table-cell office:value-type="float" office:value="11.4744">
            <text:p>11.4744</text:p>
          </table:table-cell>
        </table:table-row>
        <table:table-row table:style-name="ro1">
          <table:table-cell table:number-columns-repeated="3"/>
          <table:table-cell office:value-type="float" office:value="367">
            <text:p>367</text:p>
          </table:table-cell>
          <table:table-cell office:value-type="float" office:value="12.5025">
            <text:p>12.5025</text:p>
          </table:table-cell>
          <table:table-cell office:value-type="float" office:value="12.6663">
            <text:p>12.6663</text:p>
          </table:table-cell>
        </table:table-row>
        <table:table-row table:style-name="ro1">
          <table:table-cell table:number-columns-repeated="3"/>
          <table:table-cell office:value-type="float" office:value="368">
            <text:p>368</text:p>
          </table:table-cell>
          <table:table-cell office:value-type="float" office:value="11.3185">
            <text:p>11.3185</text:p>
          </table:table-cell>
          <table:table-cell office:value-type="float" office:value="11.4812">
            <text:p>11.4812</text:p>
          </table:table-cell>
        </table:table-row>
        <table:table-row table:style-name="ro1">
          <table:table-cell table:number-columns-repeated="3"/>
          <table:table-cell office:value-type="float" office:value="369">
            <text:p>369</text:p>
          </table:table-cell>
          <table:table-cell office:value-type="float" office:value="11.4504">
            <text:p>11.4504</text:p>
          </table:table-cell>
          <table:table-cell office:value-type="float" office:value="11.4308">
            <text:p>11.4308</text:p>
          </table:table-cell>
        </table:table-row>
        <table:table-row table:style-name="ro1">
          <table:table-cell table:number-columns-repeated="3"/>
          <table:table-cell office:value-type="float" office:value="370">
            <text:p>370</text:p>
          </table:table-cell>
          <table:table-cell office:value-type="float" office:value="10.7925">
            <text:p>10.7925</text:p>
          </table:table-cell>
          <table:table-cell office:value-type="float" office:value="11.0067">
            <text:p>11.0067</text:p>
          </table:table-cell>
        </table:table-row>
        <table:table-row table:style-name="ro1">
          <table:table-cell table:number-columns-repeated="3"/>
          <table:table-cell office:value-type="float" office:value="371">
            <text:p>371</text:p>
          </table:table-cell>
          <table:table-cell office:value-type="float" office:value="11.4504">
            <text:p>11.4504</text:p>
          </table:table-cell>
          <table:table-cell office:value-type="float" office:value="11.4849">
            <text:p>11.4849</text:p>
          </table:table-cell>
        </table:table-row>
        <table:table-row table:style-name="ro1">
          <table:table-cell table:number-columns-repeated="3"/>
          <table:table-cell office:value-type="float" office:value="372">
            <text:p>372</text:p>
          </table:table-cell>
          <table:table-cell office:value-type="float" office:value="13.0286">
            <text:p>13.0286</text:p>
          </table:table-cell>
          <table:table-cell office:value-type="float" office:value="13.5495">
            <text:p>13.5495</text:p>
          </table:table-cell>
        </table:table-row>
        <table:table-row table:style-name="ro1">
          <table:table-cell table:number-columns-repeated="3"/>
          <table:table-cell office:value-type="float" office:value="373">
            <text:p>373</text:p>
          </table:table-cell>
          <table:table-cell office:value-type="float" office:value="13.2775">
            <text:p>13.2775</text:p>
          </table:table-cell>
          <table:table-cell office:value-type="float" office:value="13.1575">
            <text:p>13.1575</text:p>
          </table:table-cell>
        </table:table-row>
        <table:table-row table:style-name="ro1">
          <table:table-cell table:number-columns-repeated="3"/>
          <table:table-cell office:value-type="float" office:value="374">
            <text:p>374</text:p>
          </table:table-cell>
          <table:table-cell office:value-type="float" office:value="10.924">
            <text:p>10.924</text:p>
          </table:table-cell>
          <table:table-cell office:value-type="float" office:value="10.9253">
            <text:p>10.9253</text:p>
          </table:table-cell>
        </table:table-row>
        <table:table-row table:style-name="ro1">
          <table:table-cell table:number-columns-repeated="3"/>
          <table:table-cell office:value-type="float" office:value="375">
            <text:p>375</text:p>
          </table:table-cell>
          <table:table-cell office:value-type="float" office:value="11.3077">
            <text:p>11.3077</text:p>
          </table:table-cell>
          <table:table-cell office:value-type="float" office:value="11.4743">
            <text:p>11.4743</text:p>
          </table:table-cell>
        </table:table-row>
        <table:table-row table:style-name="ro1">
          <table:table-cell table:number-columns-repeated="3"/>
          <table:table-cell office:value-type="float" office:value="376">
            <text:p>376</text:p>
          </table:table-cell>
          <table:table-cell office:value-type="float" office:value="11.4655">
            <text:p>11.4655</text:p>
          </table:table-cell>
          <table:table-cell office:value-type="float" office:value="11.497">
            <text:p>11.497</text:p>
          </table:table-cell>
        </table:table-row>
        <table:table-row table:style-name="ro1">
          <table:table-cell table:number-columns-repeated="3"/>
          <table:table-cell office:value-type="float" office:value="377">
            <text:p>377</text:p>
          </table:table-cell>
          <table:table-cell office:value-type="float" office:value="10.7817">
            <text:p>10.7817</text:p>
          </table:table-cell>
          <table:table-cell office:value-type="float" office:value="10.9779">
            <text:p>10.9779</text:p>
          </table:table-cell>
        </table:table-row>
        <table:table-row table:style-name="ro1">
          <table:table-cell table:number-columns-repeated="3"/>
          <table:table-cell office:value-type="float" office:value="378">
            <text:p>378</text:p>
          </table:table-cell>
          <table:table-cell office:value-type="float" office:value="11.4504">
            <text:p>11.4504</text:p>
          </table:table-cell>
          <table:table-cell office:value-type="float" office:value="11.4872">
            <text:p>11.4872</text:p>
          </table:table-cell>
        </table:table-row>
        <table:table-row table:style-name="ro1">
          <table:table-cell table:number-columns-repeated="3"/>
          <table:table-cell office:value-type="float" office:value="379">
            <text:p>379</text:p>
          </table:table-cell>
          <table:table-cell office:value-type="float" office:value="12.4901">
            <text:p>12.4901</text:p>
          </table:table-cell>
          <table:table-cell office:value-type="float" office:value="12.344">
            <text:p>12.344</text:p>
          </table:table-cell>
        </table:table-row>
        <table:table-row table:style-name="ro1">
          <table:table-cell table:number-columns-repeated="3"/>
          <table:table-cell office:value-type="float" office:value="380">
            <text:p>380</text:p>
          </table:table-cell>
          <table:table-cell office:value-type="float" office:value="6.71238">
            <text:p>6.71238</text:p>
          </table:table-cell>
          <table:table-cell office:value-type="float" office:value="7.01845">
            <text:p>7.01845</text:p>
          </table:table-cell>
        </table:table-row>
        <table:table-row table:style-name="ro1">
          <table:table-cell table:number-columns-repeated="3"/>
          <table:table-cell office:value-type="float" office:value="381">
            <text:p>381</text:p>
          </table:table-cell>
          <table:table-cell office:value-type="float" office:value="13.4093">
            <text:p>13.4093</text:p>
          </table:table-cell>
          <table:table-cell office:value-type="float" office:value="14.0658">
            <text:p>14.0658</text:p>
          </table:table-cell>
        </table:table-row>
        <table:table-row table:style-name="ro1">
          <table:table-cell table:number-columns-repeated="3"/>
          <table:table-cell office:value-type="float" office:value="382">
            <text:p>382</text:p>
          </table:table-cell>
          <table:table-cell office:value-type="float" office:value="16.5764">
            <text:p>16.5764</text:p>
          </table:table-cell>
          <table:table-cell office:value-type="float" office:value="16.6879">
            <text:p>16.6879</text:p>
          </table:table-cell>
        </table:table-row>
        <table:table-row table:style-name="ro1">
          <table:table-cell table:number-columns-repeated="3"/>
          <table:table-cell office:value-type="float" office:value="383">
            <text:p>383</text:p>
          </table:table-cell>
          <table:table-cell office:value-type="float" office:value="16.5748">
            <text:p>16.5748</text:p>
          </table:table-cell>
          <table:table-cell office:value-type="float" office:value="16.4779">
            <text:p>16.4779</text:p>
          </table:table-cell>
        </table:table-row>
        <table:table-row table:style-name="ro1">
          <table:table-cell table:number-columns-repeated="3"/>
          <table:table-cell office:value-type="float" office:value="384">
            <text:p>384</text:p>
          </table:table-cell>
          <table:table-cell office:value-type="float" office:value="16.0344">
            <text:p>16.0344</text:p>
          </table:table-cell>
          <table:table-cell office:value-type="float" office:value="15.7699">
            <text:p>15.7699</text:p>
          </table:table-cell>
        </table:table-row>
        <table:table-row table:style-name="ro1">
          <table:table-cell table:number-columns-repeated="3"/>
          <table:table-cell office:value-type="float" office:value="385">
            <text:p>385</text:p>
          </table:table-cell>
          <table:table-cell office:value-type="float" office:value="10.2664">
            <text:p>10.2664</text:p>
          </table:table-cell>
          <table:table-cell office:value-type="float" office:value="10.835">
            <text:p>10.835</text:p>
          </table:table-cell>
        </table:table-row>
        <table:table-row table:style-name="ro1">
          <table:table-cell table:number-columns-repeated="3"/>
          <table:table-cell office:value-type="float" office:value="386">
            <text:p>386</text:p>
          </table:table-cell>
          <table:table-cell office:value-type="float" office:value="11.4536">
            <text:p>11.4536</text:p>
          </table:table-cell>
          <table:table-cell office:value-type="float" office:value="11.2212">
            <text:p>11.2212</text:p>
          </table:table-cell>
        </table:table-row>
        <table:table-row table:style-name="ro1">
          <table:table-cell table:number-columns-repeated="3"/>
          <table:table-cell office:value-type="float" office:value="387">
            <text:p>387</text:p>
          </table:table-cell>
          <table:table-cell office:value-type="float" office:value="11.3189">
            <text:p>11.3189</text:p>
          </table:table-cell>
          <table:table-cell office:value-type="float" office:value="11.5104">
            <text:p>11.5104</text:p>
          </table:table-cell>
        </table:table-row>
        <table:table-row table:style-name="ro1">
          <table:table-cell table:number-columns-repeated="3"/>
          <table:table-cell office:value-type="float" office:value="388">
            <text:p>388</text:p>
          </table:table-cell>
          <table:table-cell office:value-type="float" office:value="10.9131">
            <text:p>10.9131</text:p>
          </table:table-cell>
          <table:table-cell office:value-type="float" office:value="10.9461">
            <text:p>10.9461</text:p>
          </table:table-cell>
        </table:table-row>
        <table:table-row table:style-name="ro1">
          <table:table-cell table:number-columns-repeated="3"/>
          <table:table-cell office:value-type="float" office:value="389">
            <text:p>389</text:p>
          </table:table-cell>
          <table:table-cell office:value-type="float" office:value="11.3189">
            <text:p>11.3189</text:p>
          </table:table-cell>
          <table:table-cell office:value-type="float" office:value="11.4754">
            <text:p>11.4754</text:p>
          </table:table-cell>
        </table:table-row>
        <table:table-row table:style-name="ro1">
          <table:table-cell table:number-columns-repeated="3"/>
          <table:table-cell office:value-type="float" office:value="390">
            <text:p>390</text:p>
          </table:table-cell>
          <table:table-cell office:value-type="float" office:value="10.9135">
            <text:p>10.9135</text:p>
          </table:table-cell>
          <table:table-cell office:value-type="float" office:value="11.1837">
            <text:p>11.1837</text:p>
          </table:table-cell>
        </table:table-row>
        <table:table-row table:style-name="ro1">
          <table:table-cell table:number-columns-repeated="3"/>
          <table:table-cell office:value-type="float" office:value="391">
            <text:p>391</text:p>
          </table:table-cell>
          <table:table-cell office:value-type="float" office:value="11.3185">
            <text:p>11.3185</text:p>
          </table:table-cell>
          <table:table-cell office:value-type="float" office:value="11.2343">
            <text:p>11.2343</text:p>
          </table:table-cell>
        </table:table-row>
        <table:table-row table:style-name="ro1">
          <table:table-cell table:number-columns-repeated="3"/>
          <table:table-cell office:value-type="float" office:value="392">
            <text:p>392</text:p>
          </table:table-cell>
          <table:table-cell office:value-type="float" office:value="11.439">
            <text:p>11.439</text:p>
          </table:table-cell>
          <table:table-cell office:value-type="float" office:value="11.4976">
            <text:p>11.4976</text:p>
          </table:table-cell>
        </table:table-row>
        <table:table-row table:style-name="ro1">
          <table:table-cell table:number-columns-repeated="3"/>
          <table:table-cell office:value-type="float" office:value="393">
            <text:p>393</text:p>
          </table:table-cell>
          <table:table-cell office:value-type="float" office:value="10.7921">
            <text:p>10.7921</text:p>
          </table:table-cell>
          <table:table-cell office:value-type="float" office:value="10.9029">
            <text:p>10.9029</text:p>
          </table:table-cell>
        </table:table-row>
        <table:table-row table:style-name="ro1">
          <table:table-cell table:number-columns-repeated="3"/>
          <table:table-cell office:value-type="float" office:value="394">
            <text:p>394</text:p>
          </table:table-cell>
          <table:table-cell office:value-type="float" office:value="11.439">
            <text:p>11.439</text:p>
          </table:table-cell>
          <table:table-cell office:value-type="float" office:value="11.528">
            <text:p>11.528</text:p>
          </table:table-cell>
        </table:table-row>
        <table:table-row table:style-name="ro1">
          <table:table-cell table:number-columns-repeated="3"/>
          <table:table-cell office:value-type="float" office:value="395">
            <text:p>395</text:p>
          </table:table-cell>
          <table:table-cell office:value-type="float" office:value="10.7929">
            <text:p>10.7929</text:p>
          </table:table-cell>
          <table:table-cell office:value-type="float" office:value="11.2214">
            <text:p>11.2214</text:p>
          </table:table-cell>
        </table:table-row>
        <table:table-row table:style-name="ro1">
          <table:table-cell table:number-columns-repeated="3"/>
          <table:table-cell office:value-type="float" office:value="396">
            <text:p>396</text:p>
          </table:table-cell>
          <table:table-cell office:value-type="float" office:value="11.4536">
            <text:p>11.4536</text:p>
          </table:table-cell>
          <table:table-cell office:value-type="float" office:value="11.2145">
            <text:p>11.2145</text:p>
          </table:table-cell>
        </table:table-row>
        <table:table-row table:style-name="ro1">
          <table:table-cell table:number-columns-repeated="3"/>
          <table:table-cell office:value-type="float" office:value="397">
            <text:p>397</text:p>
          </table:table-cell>
          <table:table-cell office:value-type="float" office:value="11.4504">
            <text:p>11.4504</text:p>
          </table:table-cell>
          <table:table-cell office:value-type="float" office:value="11.4823">
            <text:p>11.4823</text:p>
          </table:table-cell>
        </table:table-row>
        <table:table-row table:style-name="ro1">
          <table:table-cell table:number-columns-repeated="3"/>
          <table:table-cell office:value-type="float" office:value="398">
            <text:p>398</text:p>
          </table:table-cell>
          <table:table-cell office:value-type="float" office:value="10.7929">
            <text:p>10.7929</text:p>
          </table:table-cell>
          <table:table-cell office:value-type="float" office:value="11.4791">
            <text:p>11.4791</text:p>
          </table:table-cell>
        </table:table-row>
        <table:table-row table:style-name="ro1">
          <table:table-cell table:number-columns-repeated="3"/>
          <table:table-cell office:value-type="float" office:value="399">
            <text:p>399</text:p>
          </table:table-cell>
          <table:table-cell office:value-type="float" office:value="16.5607">
            <text:p>16.5607</text:p>
          </table:table-cell>
          <table:table-cell office:value-type="float" office:value="16.6702">
            <text:p>16.6702</text:p>
          </table:table-cell>
        </table:table-row>
        <table:table-row table:style-name="ro1">
          <table:table-cell table:number-columns-repeated="3"/>
          <table:table-cell office:value-type="float" office:value="400">
            <text:p>400</text:p>
          </table:table-cell>
          <table:table-cell office:value-type="float" office:value="21.3124">
            <text:p>21.3124</text:p>
          </table:table-cell>
          <table:table-cell office:value-type="float" office:value="21.4197">
            <text:p>21.4197</text:p>
          </table:table-cell>
        </table:table-row>
        <table:table-row table:style-name="ro1">
          <table:table-cell table:number-columns-repeated="3"/>
          <table:table-cell office:value-type="float" office:value="401">
            <text:p>401</text:p>
          </table:table-cell>
          <table:table-cell office:value-type="float" office:value="9.72864">
            <text:p>9.72864</text:p>
          </table:table-cell>
          <table:table-cell office:value-type="float" office:value="9.33014">
            <text:p>9.33014</text:p>
          </table:table-cell>
        </table:table-row>
        <table:table-row table:style-name="ro1">
          <table:table-cell table:number-columns-repeated="3"/>
          <table:table-cell office:value-type="float" office:value="402">
            <text:p>402</text:p>
          </table:table-cell>
          <table:table-cell office:value-type="float" office:value="13.0261">
            <text:p>13.0261</text:p>
          </table:table-cell>
          <table:table-cell office:value-type="float" office:value="14.0794">
            <text:p>14.0794</text:p>
          </table:table-cell>
        </table:table-row>
        <table:table-row table:style-name="ro1">
          <table:table-cell table:number-columns-repeated="3"/>
          <table:table-cell office:value-type="float" office:value="403">
            <text:p>403</text:p>
          </table:table-cell>
          <table:table-cell office:value-type="float" office:value="5.12873">
            <text:p>5.12873</text:p>
          </table:table-cell>
          <table:table-cell office:value-type="float" office:value="5.34338">
            <text:p>5.34338</text:p>
          </table:table-cell>
        </table:table-row>
        <table:table-row table:style-name="ro1">
          <table:table-cell table:number-columns-repeated="3"/>
          <table:table-cell office:value-type="float" office:value="404">
            <text:p>404</text:p>
          </table:table-cell>
          <table:table-cell office:value-type="float" office:value="3.16079">
            <text:p>3.16079</text:p>
          </table:table-cell>
          <table:table-cell office:value-type="float" office:value="2.6601">
            <text:p>2.6601</text:p>
          </table:table-cell>
        </table:table-row>
        <table:table-row table:style-name="ro1">
          <table:table-cell table:number-columns-repeated="3"/>
          <table:table-cell office:value-type="float" office:value="405">
            <text:p>405</text:p>
          </table:table-cell>
          <table:table-cell office:value-type="float" office:value="11.3073">
            <text:p>11.3073</text:p>
          </table:table-cell>
          <table:table-cell office:value-type="float" office:value="11.7288">
            <text:p>11.7288</text:p>
          </table:table-cell>
        </table:table-row>
        <table:table-row table:style-name="ro1">
          <table:table-cell table:number-columns-repeated="3"/>
          <table:table-cell office:value-type="float" office:value="406">
            <text:p>406</text:p>
          </table:table-cell>
          <table:table-cell office:value-type="float" office:value="10.939">
            <text:p>10.939</text:p>
          </table:table-cell>
          <table:table-cell office:value-type="float" office:value="10.9576">
            <text:p>10.9576</text:p>
          </table:table-cell>
        </table:table-row>
        <table:table-row table:style-name="ro1">
          <table:table-cell table:number-columns-repeated="3"/>
          <table:table-cell office:value-type="float" office:value="407">
            <text:p>407</text:p>
          </table:table-cell>
          <table:table-cell office:value-type="float" office:value="11.3077">
            <text:p>11.3077</text:p>
          </table:table-cell>
          <table:table-cell office:value-type="float" office:value="11.4698">
            <text:p>11.4698</text:p>
          </table:table-cell>
        </table:table-row>
        <table:table-row table:style-name="ro1">
          <table:table-cell table:number-columns-repeated="3"/>
          <table:table-cell office:value-type="float" office:value="408">
            <text:p>408</text:p>
          </table:table-cell>
          <table:table-cell office:value-type="float" office:value="11.4504">
            <text:p>11.4504</text:p>
          </table:table-cell>
          <table:table-cell office:value-type="float" office:value="11.4854">
            <text:p>11.4854</text:p>
          </table:table-cell>
        </table:table-row>
        <table:table-row table:style-name="ro1">
          <table:table-cell table:number-columns-repeated="3"/>
          <table:table-cell office:value-type="float" office:value="409">
            <text:p>409</text:p>
          </table:table-cell>
          <table:table-cell office:value-type="float" office:value="10.7817">
            <text:p>10.7817</text:p>
          </table:table-cell>
          <table:table-cell office:value-type="float" office:value="10.949">
            <text:p>10.949</text:p>
          </table:table-cell>
        </table:table-row>
        <table:table-row table:style-name="ro1">
          <table:table-cell table:number-columns-repeated="3"/>
          <table:table-cell office:value-type="float" office:value="410">
            <text:p>410</text:p>
          </table:table-cell>
          <table:table-cell office:value-type="float" office:value="11.4504">
            <text:p>11.4504</text:p>
          </table:table-cell>
          <table:table-cell office:value-type="float" office:value="11.4834">
            <text:p>11.4834</text:p>
          </table:table-cell>
        </table:table-row>
        <table:table-row table:style-name="ro1">
          <table:table-cell table:number-columns-repeated="3"/>
          <table:table-cell office:value-type="float" office:value="411">
            <text:p>411</text:p>
          </table:table-cell>
          <table:table-cell office:value-type="float" office:value="10.7813">
            <text:p>10.7813</text:p>
          </table:table-cell>
          <table:table-cell office:value-type="float" office:value="11.3015">
            <text:p>11.3015</text:p>
          </table:table-cell>
        </table:table-row>
        <table:table-row table:style-name="ro1">
          <table:table-cell table:number-columns-repeated="3"/>
          <table:table-cell office:value-type="float" office:value="412">
            <text:p>412</text:p>
          </table:table-cell>
          <table:table-cell office:value-type="float" office:value="11.9761">
            <text:p>11.9761</text:p>
          </table:table-cell>
          <table:table-cell office:value-type="float" office:value="11.7101">
            <text:p>11.7101</text:p>
          </table:table-cell>
        </table:table-row>
        <table:table-row table:style-name="ro1">
          <table:table-cell table:number-columns-repeated="3"/>
          <table:table-cell office:value-type="float" office:value="413">
            <text:p>413</text:p>
          </table:table-cell>
          <table:table-cell office:value-type="float" office:value="10.7817">
            <text:p>10.7817</text:p>
          </table:table-cell>
          <table:table-cell office:value-type="float" office:value="10.9461">
            <text:p>10.9461</text:p>
          </table:table-cell>
        </table:table-row>
        <table:table-row table:style-name="ro1">
          <table:table-cell table:number-columns-repeated="3"/>
          <table:table-cell office:value-type="float" office:value="414">
            <text:p>414</text:p>
          </table:table-cell>
          <table:table-cell office:value-type="float" office:value="11.4504">
            <text:p>11.4504</text:p>
          </table:table-cell>
          <table:table-cell office:value-type="float" office:value="11.4435">
            <text:p>11.4435</text:p>
          </table:table-cell>
        </table:table-row>
        <table:table-row table:style-name="ro1">
          <table:table-cell table:number-columns-repeated="3"/>
          <table:table-cell office:value-type="float" office:value="415">
            <text:p>415</text:p>
          </table:table-cell>
          <table:table-cell office:value-type="float" office:value="10.7929">
            <text:p>10.7929</text:p>
          </table:table-cell>
          <table:table-cell office:value-type="float" office:value="11.2623">
            <text:p>11.2623</text:p>
          </table:table-cell>
        </table:table-row>
        <table:table-row table:style-name="ro1">
          <table:table-cell table:number-columns-repeated="3"/>
          <table:table-cell office:value-type="float" office:value="416">
            <text:p>416</text:p>
          </table:table-cell>
          <table:table-cell office:value-type="float" office:value="11.4536">
            <text:p>11.4536</text:p>
          </table:table-cell>
          <table:table-cell office:value-type="float" office:value="11.2228">
            <text:p>11.2228</text:p>
          </table:table-cell>
        </table:table-row>
        <table:table-row table:style-name="ro1">
          <table:table-cell table:number-columns-repeated="3"/>
          <table:table-cell office:value-type="float" office:value="417">
            <text:p>417</text:p>
          </table:table-cell>
          <table:table-cell office:value-type="float" office:value="11.45">
            <text:p>11.45</text:p>
          </table:table-cell>
          <table:table-cell office:value-type="float" office:value="11.4804">
            <text:p>11.4804</text:p>
          </table:table-cell>
        </table:table-row>
        <table:table-row table:style-name="ro1">
          <table:table-cell table:number-columns-repeated="3"/>
          <table:table-cell office:value-type="float" office:value="418">
            <text:p>418</text:p>
          </table:table-cell>
          <table:table-cell office:value-type="float" office:value="13.9348">
            <text:p>13.9348</text:p>
          </table:table-cell>
          <table:table-cell office:value-type="float" office:value="13.9695">
            <text:p>13.9695</text:p>
          </table:table-cell>
        </table:table-row>
        <table:table-row table:style-name="ro1">
          <table:table-cell table:number-columns-repeated="3"/>
          <table:table-cell office:value-type="float" office:value="419">
            <text:p>419</text:p>
          </table:table-cell>
          <table:table-cell office:value-type="float" office:value="1.05622">
            <text:p>1.05622</text:p>
          </table:table-cell>
          <table:table-cell office:value-type="float" office:value="1.15184">
            <text:p>1.15184</text:p>
          </table:table-cell>
        </table:table-row>
        <table:table-row table:style-name="ro1">
          <table:table-cell table:number-columns-repeated="3"/>
          <table:table-cell office:value-type="float" office:value="420">
            <text:p>420</text:p>
          </table:table-cell>
          <table:table-cell office:value-type="float" office:value="11.8315">
            <text:p>11.8315</text:p>
          </table:table-cell>
          <table:table-cell office:value-type="float" office:value="12.4698">
            <text:p>12.4698</text:p>
          </table:table-cell>
        </table:table-row>
        <table:table-row table:style-name="ro1">
          <table:table-cell table:number-columns-repeated="3"/>
          <table:table-cell office:value-type="float" office:value="421">
            <text:p>421</text:p>
          </table:table-cell>
          <table:table-cell office:value-type="float" office:value="11.45">
            <text:p>11.45</text:p>
          </table:table-cell>
          <table:table-cell office:value-type="float" office:value="11.244">
            <text:p>11.244</text:p>
          </table:table-cell>
        </table:table-row>
        <table:table-row table:style-name="ro1">
          <table:table-cell table:number-columns-repeated="3"/>
          <table:table-cell office:value-type="float" office:value="422">
            <text:p>422</text:p>
          </table:table-cell>
          <table:table-cell office:value-type="float" office:value="11.3077">
            <text:p>11.3077</text:p>
          </table:table-cell>
          <table:table-cell office:value-type="float" office:value="11.4494">
            <text:p>11.4494</text:p>
          </table:table-cell>
        </table:table-row>
        <table:table-row table:style-name="ro1">
          <table:table-cell table:number-columns-repeated="3"/>
          <table:table-cell office:value-type="float" office:value="423">
            <text:p>423</text:p>
          </table:table-cell>
          <table:table-cell office:value-type="float" office:value="10.9131">
            <text:p>10.9131</text:p>
          </table:table-cell>
          <table:table-cell office:value-type="float" office:value="11.2186">
            <text:p>11.2186</text:p>
          </table:table-cell>
        </table:table-row>
        <table:table-row table:style-name="ro1">
          <table:table-cell table:number-columns-repeated="3"/>
          <table:table-cell office:value-type="float" office:value="424">
            <text:p>424</text:p>
          </table:table-cell>
          <table:table-cell office:value-type="float" office:value="11.3185">
            <text:p>11.3185</text:p>
          </table:table-cell>
          <table:table-cell office:value-type="float" office:value="11.2272">
            <text:p>11.2272</text:p>
          </table:table-cell>
        </table:table-row>
        <table:table-row table:style-name="ro1">
          <table:table-cell table:number-columns-repeated="3"/>
          <table:table-cell office:value-type="float" office:value="425">
            <text:p>425</text:p>
          </table:table-cell>
          <table:table-cell office:value-type="float" office:value="11.439">
            <text:p>11.439</text:p>
          </table:table-cell>
          <table:table-cell office:value-type="float" office:value="11.473">
            <text:p>11.473</text:p>
          </table:table-cell>
        </table:table-row>
        <table:table-row table:style-name="ro1">
          <table:table-cell table:number-columns-repeated="3"/>
          <table:table-cell office:value-type="float" office:value="426">
            <text:p>426</text:p>
          </table:table-cell>
          <table:table-cell office:value-type="float" office:value="10.8079">
            <text:p>10.8079</text:p>
          </table:table-cell>
          <table:table-cell office:value-type="float" office:value="10.9573">
            <text:p>10.9573</text:p>
          </table:table-cell>
        </table:table-row>
        <table:table-row table:style-name="ro1">
          <table:table-cell table:number-columns-repeated="3"/>
          <table:table-cell office:value-type="float" office:value="427">
            <text:p>427</text:p>
          </table:table-cell>
          <table:table-cell office:value-type="float" office:value="11.4386">
            <text:p>11.4386</text:p>
          </table:table-cell>
          <table:table-cell office:value-type="float" office:value="11.4777">
            <text:p>11.4777</text:p>
          </table:table-cell>
        </table:table-row>
        <table:table-row table:style-name="ro1">
          <table:table-cell table:number-columns-repeated="3"/>
          <table:table-cell office:value-type="float" office:value="428">
            <text:p>428</text:p>
          </table:table-cell>
          <table:table-cell office:value-type="float" office:value="11.4504">
            <text:p>11.4504</text:p>
          </table:table-cell>
          <table:table-cell office:value-type="float" office:value="11.4833">
            <text:p>11.4833</text:p>
          </table:table-cell>
        </table:table-row>
        <table:table-row table:style-name="ro1">
          <table:table-cell table:number-columns-repeated="3"/>
          <table:table-cell office:value-type="float" office:value="429">
            <text:p>429</text:p>
          </table:table-cell>
          <table:table-cell office:value-type="float" office:value="10.7822">
            <text:p>10.7822</text:p>
          </table:table-cell>
          <table:table-cell office:value-type="float" office:value="11.2266">
            <text:p>11.2266</text:p>
          </table:table-cell>
        </table:table-row>
        <table:table-row table:style-name="ro1">
          <table:table-cell table:number-columns-repeated="3"/>
          <table:table-cell office:value-type="float" office:value="430">
            <text:p>430</text:p>
          </table:table-cell>
          <table:table-cell office:value-type="float" office:value="11.4496">
            <text:p>11.4496</text:p>
          </table:table-cell>
          <table:table-cell office:value-type="float" office:value="11.5065">
            <text:p>11.5065</text:p>
          </table:table-cell>
        </table:table-row>
        <table:table-row table:style-name="ro1">
          <table:table-cell table:number-columns-repeated="3"/>
          <table:table-cell office:value-type="float" office:value="431">
            <text:p>431</text:p>
          </table:table-cell>
          <table:table-cell office:value-type="float" office:value="8.67761">
            <text:p>8.67761</text:p>
          </table:table-cell>
          <table:table-cell office:value-type="float" office:value="8.6189">
            <text:p>8.6189</text:p>
          </table:table-cell>
        </table:table-row>
        <table:table-row table:style-name="ro1">
          <table:table-cell table:number-columns-repeated="3"/>
          <table:table-cell office:value-type="float" office:value="432">
            <text:p>432</text:p>
          </table:table-cell>
          <table:table-cell office:value-type="float" office:value="9.34464">
            <text:p>9.34464</text:p>
          </table:table-cell>
          <table:table-cell office:value-type="float" office:value="9.67874">
            <text:p>9.67874</text:p>
          </table:table-cell>
        </table:table-row>
        <table:table-row table:style-name="ro1">
          <table:table-cell table:number-columns-repeated="3"/>
          <table:table-cell office:value-type="float" office:value="433">
            <text:p>433</text:p>
          </table:table-cell>
          <table:table-cell office:value-type="float" office:value="10.3975">
            <text:p>10.3975</text:p>
          </table:table-cell>
          <table:table-cell office:value-type="float" office:value="10.1158">
            <text:p>10.1158</text:p>
          </table:table-cell>
        </table:table-row>
        <table:table-row table:style-name="ro1">
          <table:table-cell table:number-columns-repeated="3"/>
          <table:table-cell office:value-type="float" office:value="434">
            <text:p>434</text:p>
          </table:table-cell>
          <table:table-cell office:value-type="float" office:value="10.3872">
            <text:p>10.3872</text:p>
          </table:table-cell>
          <table:table-cell office:value-type="float" office:value="10.756">
            <text:p>10.756</text:p>
          </table:table-cell>
        </table:table-row>
        <table:table-row table:style-name="ro1">
          <table:table-cell table:number-columns-repeated="3"/>
          <table:table-cell office:value-type="float" office:value="435">
            <text:p>435</text:p>
          </table:table-cell>
          <table:table-cell office:value-type="float" office:value="10.266">
            <text:p>10.266</text:p>
          </table:table-cell>
          <table:table-cell office:value-type="float" office:value="10.5371">
            <text:p>10.5371</text:p>
          </table:table-cell>
        </table:table-row>
        <table:table-row table:style-name="ro1">
          <table:table-cell table:number-columns-repeated="3"/>
          <table:table-cell office:value-type="float" office:value="436">
            <text:p>436</text:p>
          </table:table-cell>
          <table:table-cell office:value-type="float" office:value="11.454">
            <text:p>11.454</text:p>
          </table:table-cell>
          <table:table-cell office:value-type="float" office:value="11.0943">
            <text:p>11.0943</text:p>
          </table:table-cell>
        </table:table-row>
        <table:table-row table:style-name="ro1">
          <table:table-cell table:number-columns-repeated="3"/>
          <table:table-cell office:value-type="float" office:value="437">
            <text:p>437</text:p>
          </table:table-cell>
          <table:table-cell office:value-type="float" office:value="11.3185">
            <text:p>11.3185</text:p>
          </table:table-cell>
          <table:table-cell office:value-type="float" office:value="11.4552">
            <text:p>11.4552</text:p>
          </table:table-cell>
        </table:table-row>
        <table:table-row table:style-name="ro1">
          <table:table-cell table:number-columns-repeated="3"/>
          <table:table-cell office:value-type="float" office:value="438">
            <text:p>438</text:p>
          </table:table-cell>
          <table:table-cell office:value-type="float" office:value="11.9752">
            <text:p>11.9752</text:p>
          </table:table-cell>
          <table:table-cell office:value-type="float" office:value="12.1866">
            <text:p>12.1866</text:p>
          </table:table-cell>
        </table:table-row>
        <table:table-row table:style-name="ro1">
          <table:table-cell table:number-columns-repeated="3"/>
          <table:table-cell office:value-type="float" office:value="439">
            <text:p>439</text:p>
          </table:table-cell>
          <table:table-cell office:value-type="float" office:value="11.5811">
            <text:p>11.5811</text:p>
          </table:table-cell>
          <table:table-cell office:value-type="float" office:value="12.0656">
            <text:p>12.0656</text:p>
          </table:table-cell>
        </table:table-row>
        <table:table-row table:style-name="ro1">
          <table:table-cell table:number-columns-repeated="3"/>
          <table:table-cell office:value-type="float" office:value="440">
            <text:p>440</text:p>
          </table:table-cell>
          <table:table-cell office:value-type="float" office:value="11.1759">
            <text:p>11.1759</text:p>
          </table:table-cell>
          <table:table-cell office:value-type="float" office:value="10.8882">
            <text:p>10.8882</text:p>
          </table:table-cell>
        </table:table-row>
        <table:table-row table:style-name="ro1">
          <table:table-cell table:number-columns-repeated="3"/>
          <table:table-cell office:value-type="float" office:value="441">
            <text:p>441</text:p>
          </table:table-cell>
          <table:table-cell office:value-type="float" office:value="11.3189">
            <text:p>11.3189</text:p>
          </table:table-cell>
          <table:table-cell office:value-type="float" office:value="11.4944">
            <text:p>11.4944</text:p>
          </table:table-cell>
        </table:table-row>
        <table:table-row table:style-name="ro1">
          <table:table-cell table:number-columns-repeated="3"/>
          <table:table-cell office:value-type="float" office:value="442">
            <text:p>442</text:p>
          </table:table-cell>
          <table:table-cell office:value-type="float" office:value="10.924">
            <text:p>10.924</text:p>
          </table:table-cell>
          <table:table-cell office:value-type="float" office:value="10.9746">
            <text:p>10.9746</text:p>
          </table:table-cell>
        </table:table-row>
        <table:table-row table:style-name="ro1">
          <table:table-cell table:number-columns-repeated="3"/>
          <table:table-cell office:value-type="float" office:value="443">
            <text:p>443</text:p>
          </table:table-cell>
          <table:table-cell office:value-type="float" office:value="11.4504">
            <text:p>11.4504</text:p>
          </table:table-cell>
          <table:table-cell office:value-type="float" office:value="11.4891">
            <text:p>11.4891</text:p>
          </table:table-cell>
        </table:table-row>
        <table:table-row table:style-name="ro1">
          <table:table-cell table:number-columns-repeated="3"/>
          <table:table-cell office:value-type="float" office:value="444">
            <text:p>444</text:p>
          </table:table-cell>
          <table:table-cell office:value-type="float" office:value="10.7822">
            <text:p>10.7822</text:p>
          </table:table-cell>
          <table:table-cell office:value-type="float" office:value="10.9873">
            <text:p>10.9873</text:p>
          </table:table-cell>
        </table:table-row>
        <table:table-row table:style-name="ro1">
          <table:table-cell table:number-columns-repeated="3"/>
          <table:table-cell office:value-type="float" office:value="445">
            <text:p>445</text:p>
          </table:table-cell>
          <table:table-cell office:value-type="float" office:value="12.8966">
            <text:p>12.8966</text:p>
          </table:table-cell>
          <table:table-cell office:value-type="float" office:value="13.5601">
            <text:p>13.5601</text:p>
          </table:table-cell>
        </table:table-row>
        <table:table-row table:style-name="ro1">
          <table:table-cell table:number-columns-repeated="3"/>
          <table:table-cell office:value-type="float" office:value="446">
            <text:p>446</text:p>
          </table:table-cell>
          <table:table-cell office:value-type="float" office:value="14.0936">
            <text:p>14.0936</text:p>
          </table:table-cell>
          <table:table-cell office:value-type="float" office:value="13.8256">
            <text:p>13.8256</text:p>
          </table:table-cell>
        </table:table-row>
        <table:table-row table:style-name="ro1">
          <table:table-cell table:number-columns-repeated="3"/>
          <table:table-cell office:value-type="float" office:value="447">
            <text:p>447</text:p>
          </table:table-cell>
          <table:table-cell office:value-type="float" office:value="11.3077">
            <text:p>11.3077</text:p>
          </table:table-cell>
          <table:table-cell office:value-type="float" office:value="11.5099">
            <text:p>11.5099</text:p>
          </table:table-cell>
        </table:table-row>
        <table:table-row table:style-name="ro1">
          <table:table-cell table:number-columns-repeated="3"/>
          <table:table-cell office:value-type="float" office:value="448">
            <text:p>448</text:p>
          </table:table-cell>
          <table:table-cell office:value-type="float" office:value="10.9131">
            <text:p>10.9131</text:p>
          </table:table-cell>
          <table:table-cell office:value-type="float" office:value="10.9636">
            <text:p>10.9636</text:p>
          </table:table-cell>
        </table:table-row>
        <table:table-row table:style-name="ro1">
          <table:table-cell table:number-columns-repeated="3"/>
          <table:table-cell office:value-type="float" office:value="449">
            <text:p>449</text:p>
          </table:table-cell>
          <table:table-cell office:value-type="float" office:value="11.3189">
            <text:p>11.3189</text:p>
          </table:table-cell>
          <table:table-cell office:value-type="float" office:value="11.4823">
            <text:p>11.4823</text:p>
          </table:table-cell>
        </table:table-row>
        <table:table-row table:style-name="ro1">
          <table:table-cell table:number-columns-repeated="3"/>
          <table:table-cell office:value-type="float" office:value="450">
            <text:p>450</text:p>
          </table:table-cell>
          <table:table-cell office:value-type="float" office:value="11.439">
            <text:p>11.439</text:p>
          </table:table-cell>
          <table:table-cell office:value-type="float" office:value="11.4732">
            <text:p>11.4732</text:p>
          </table:table-cell>
        </table:table-row>
        <table:table-row table:style-name="ro1">
          <table:table-cell table:number-columns-repeated="3"/>
          <table:table-cell office:value-type="float" office:value="451">
            <text:p>451</text:p>
          </table:table-cell>
          <table:table-cell office:value-type="float" office:value="10.7925">
            <text:p>10.7925</text:p>
          </table:table-cell>
          <table:table-cell office:value-type="float" office:value="10.9599">
            <text:p>10.9599</text:p>
          </table:table-cell>
        </table:table-row>
        <table:table-row table:style-name="ro1">
          <table:table-cell table:number-columns-repeated="3"/>
          <table:table-cell office:value-type="float" office:value="452">
            <text:p>452</text:p>
          </table:table-cell>
          <table:table-cell office:value-type="float" office:value="11.439">
            <text:p>11.439</text:p>
          </table:table-cell>
          <table:table-cell office:value-type="float" office:value="11.473">
            <text:p>11.473</text:p>
          </table:table-cell>
        </table:table-row>
        <table:table-row table:style-name="ro1">
          <table:table-cell table:number-columns-repeated="3"/>
          <table:table-cell office:value-type="float" office:value="453">
            <text:p>453</text:p>
          </table:table-cell>
          <table:table-cell office:value-type="float" office:value="11.3189">
            <text:p>11.3189</text:p>
          </table:table-cell>
          <table:table-cell office:value-type="float" office:value="11.4786">
            <text:p>11.4786</text:p>
          </table:table-cell>
        </table:table-row>
        <table:table-row table:style-name="ro1">
          <table:table-cell table:number-columns-repeated="3"/>
          <table:table-cell office:value-type="float" office:value="454">
            <text:p>454</text:p>
          </table:table-cell>
          <table:table-cell office:value-type="float" office:value="10.9131">
            <text:p>10.9131</text:p>
          </table:table-cell>
          <table:table-cell office:value-type="float" office:value="10.9556">
            <text:p>10.9556</text:p>
          </table:table-cell>
        </table:table-row>
        <table:table-row table:style-name="ro1">
          <table:table-cell table:number-columns-repeated="3"/>
          <table:table-cell office:value-type="float" office:value="455">
            <text:p>455</text:p>
          </table:table-cell>
          <table:table-cell office:value-type="float" office:value="11.9765">
            <text:p>11.9765</text:p>
          </table:table-cell>
          <table:table-cell office:value-type="float" office:value="12.2666">
            <text:p>12.2666</text:p>
          </table:table-cell>
        </table:table-row>
        <table:table-row table:style-name="ro1">
          <table:table-cell table:number-columns-repeated="3"/>
          <table:table-cell office:value-type="float" office:value="456">
            <text:p>456</text:p>
          </table:table-cell>
          <table:table-cell office:value-type="float" office:value="15.9205">
            <text:p>15.9205</text:p>
          </table:table-cell>
          <table:table-cell office:value-type="float" office:value="16.4038">
            <text:p>16.4038</text:p>
          </table:table-cell>
        </table:table-row>
        <table:table-row table:style-name="ro1">
          <table:table-cell table:number-columns-repeated="3"/>
          <table:table-cell office:value-type="float" office:value="457">
            <text:p>457</text:p>
          </table:table-cell>
          <table:table-cell office:value-type="float" office:value="16.5781">
            <text:p>16.5781</text:p>
          </table:table-cell>
          <table:table-cell office:value-type="float" office:value="16.5133">
            <text:p>16.5133</text:p>
          </table:table-cell>
        </table:table-row>
        <table:table-row table:style-name="ro1">
          <table:table-cell table:number-columns-repeated="3"/>
          <table:table-cell office:value-type="float" office:value="458">
            <text:p>458</text:p>
          </table:table-cell>
          <table:table-cell office:value-type="float" office:value="14.9838">
            <text:p>14.9838</text:p>
          </table:table-cell>
          <table:table-cell office:value-type="float" office:value="15.2994">
            <text:p>15.2994</text:p>
          </table:table-cell>
        </table:table-row>
        <table:table-row table:style-name="ro1">
          <table:table-cell table:number-columns-repeated="3"/>
          <table:table-cell office:value-type="float" office:value="459">
            <text:p>459</text:p>
          </table:table-cell>
          <table:table-cell office:value-type="float" office:value="16.5781">
            <text:p>16.5781</text:p>
          </table:table-cell>
          <table:table-cell office:value-type="float" office:value="16.6318">
            <text:p>16.6318</text:p>
          </table:table-cell>
        </table:table-row>
        <table:table-row table:style-name="ro1">
          <table:table-cell table:number-columns-repeated="3"/>
          <table:table-cell office:value-type="float" office:value="460">
            <text:p>460</text:p>
          </table:table-cell>
          <table:table-cell office:value-type="float" office:value="14.9854">
            <text:p>14.9854</text:p>
          </table:table-cell>
          <table:table-cell office:value-type="float" office:value="15.3509">
            <text:p>15.3509</text:p>
          </table:table-cell>
        </table:table-row>
        <table:table-row table:style-name="ro1">
          <table:table-cell table:number-columns-repeated="3"/>
          <table:table-cell office:value-type="float" office:value="461">
            <text:p>461</text:p>
          </table:table-cell>
          <table:table-cell office:value-type="float" office:value="11.9761">
            <text:p>11.9761</text:p>
          </table:table-cell>
          <table:table-cell office:value-type="float" office:value="11.5699">
            <text:p>11.5699</text:p>
          </table:table-cell>
        </table:table-row>
        <table:table-row table:style-name="ro1">
          <table:table-cell table:number-columns-repeated="3"/>
          <table:table-cell office:value-type="float" office:value="462">
            <text:p>462</text:p>
          </table:table-cell>
          <table:table-cell office:value-type="float" office:value="11.3077">
            <text:p>11.3077</text:p>
          </table:table-cell>
          <table:table-cell office:value-type="float" office:value="11.468">
            <text:p>11.468</text:p>
          </table:table-cell>
        </table:table-row>
        <table:table-row table:style-name="ro1">
          <table:table-cell table:number-columns-repeated="3"/>
          <table:table-cell office:value-type="float" office:value="463">
            <text:p>463</text:p>
          </table:table-cell>
          <table:table-cell office:value-type="float" office:value="10.924">
            <text:p>10.924</text:p>
          </table:table-cell>
          <table:table-cell office:value-type="float" office:value="10.9621">
            <text:p>10.9621</text:p>
          </table:table-cell>
        </table:table-row>
        <table:table-row table:style-name="ro1">
          <table:table-cell table:number-columns-repeated="3"/>
          <table:table-cell office:value-type="float" office:value="464">
            <text:p>464</text:p>
          </table:table-cell>
          <table:table-cell office:value-type="float" office:value="11.3077">
            <text:p>11.3077</text:p>
          </table:table-cell>
          <table:table-cell office:value-type="float" office:value="11.4657">
            <text:p>11.4657</text:p>
          </table:table-cell>
        </table:table-row>
        <table:table-row table:style-name="ro1">
          <table:table-cell table:number-columns-repeated="3"/>
          <table:table-cell office:value-type="float" office:value="465">
            <text:p>465</text:p>
          </table:table-cell>
          <table:table-cell office:value-type="float" office:value="11.4504">
            <text:p>11.4504</text:p>
          </table:table-cell>
          <table:table-cell office:value-type="float" office:value="11.4825">
            <text:p>11.4825</text:p>
          </table:table-cell>
        </table:table-row>
        <table:table-row table:style-name="ro1">
          <table:table-cell table:number-columns-repeated="3"/>
          <table:table-cell office:value-type="float" office:value="466">
            <text:p>466</text:p>
          </table:table-cell>
          <table:table-cell office:value-type="float" office:value="10.8079">
            <text:p>10.8079</text:p>
          </table:table-cell>
          <table:table-cell office:value-type="float" office:value="11.2161">
            <text:p>11.2161</text:p>
          </table:table-cell>
        </table:table-row>
        <table:table-row table:style-name="ro1">
          <table:table-cell table:number-columns-repeated="3"/>
          <table:table-cell office:value-type="float" office:value="467">
            <text:p>467</text:p>
          </table:table-cell>
          <table:table-cell office:value-type="float" office:value="11.45">
            <text:p>11.45</text:p>
          </table:table-cell>
          <table:table-cell office:value-type="float" office:value="11.2277">
            <text:p>11.2277</text:p>
          </table:table-cell>
        </table:table-row>
        <table:table-row table:style-name="ro1">
          <table:table-cell table:number-columns-repeated="3"/>
          <table:table-cell office:value-type="float" office:value="468">
            <text:p>468</text:p>
          </table:table-cell>
          <table:table-cell office:value-type="float" office:value="12.8838">
            <text:p>12.8838</text:p>
          </table:table-cell>
          <table:table-cell office:value-type="float" office:value="14.3177">
            <text:p>14.3177</text:p>
          </table:table-cell>
        </table:table-row>
        <table:table-row table:style-name="ro1">
          <table:table-cell table:number-columns-repeated="3"/>
          <table:table-cell office:value-type="float" office:value="469">
            <text:p>469</text:p>
          </table:table-cell>
          <table:table-cell office:value-type="float" office:value="12.5017">
            <text:p>12.5017</text:p>
          </table:table-cell>
          <table:table-cell office:value-type="float" office:value="11.3269">
            <text:p>11.3269</text:p>
          </table:table-cell>
        </table:table-row>
        <table:table-row table:style-name="ro1">
          <table:table-cell table:number-columns-repeated="3"/>
          <table:table-cell office:value-type="float" office:value="470">
            <text:p>470</text:p>
          </table:table-cell>
          <table:table-cell office:value-type="float" office:value="10.7929">
            <text:p>10.7929</text:p>
          </table:table-cell>
          <table:table-cell office:value-type="float" office:value="10.9552">
            <text:p>10.9552</text:p>
          </table:table-cell>
        </table:table-row>
        <table:table-row table:style-name="ro1">
          <table:table-cell table:number-columns-repeated="3"/>
          <table:table-cell office:value-type="float" office:value="471">
            <text:p>471</text:p>
          </table:table-cell>
          <table:table-cell office:value-type="float" office:value="11.45">
            <text:p>11.45</text:p>
          </table:table-cell>
          <table:table-cell office:value-type="float" office:value="11.4521">
            <text:p>11.4521</text:p>
          </table:table-cell>
        </table:table-row>
        <table:table-row table:style-name="ro1">
          <table:table-cell table:number-columns-repeated="3"/>
          <table:table-cell office:value-type="float" office:value="472">
            <text:p>472</text:p>
          </table:table-cell>
          <table:table-cell office:value-type="float" office:value="11.3077">
            <text:p>11.3077</text:p>
          </table:table-cell>
          <table:table-cell office:value-type="float" office:value="11.5102">
            <text:p>11.5102</text:p>
          </table:table-cell>
        </table:table-row>
        <table:table-row table:style-name="ro1">
          <table:table-cell table:number-columns-repeated="3"/>
          <table:table-cell office:value-type="float" office:value="473">
            <text:p>473</text:p>
          </table:table-cell>
          <table:table-cell office:value-type="float" office:value="10.924">
            <text:p>10.924</text:p>
          </table:table-cell>
          <table:table-cell office:value-type="float" office:value="10.9649">
            <text:p>10.9649</text:p>
          </table:table-cell>
        </table:table-row>
        <table:table-row table:style-name="ro1">
          <table:table-cell table:number-columns-repeated="3"/>
          <table:table-cell office:value-type="float" office:value="474">
            <text:p>474</text:p>
          </table:table-cell>
          <table:table-cell office:value-type="float" office:value="11.3077">
            <text:p>11.3077</text:p>
          </table:table-cell>
          <table:table-cell office:value-type="float" office:value="11.4724">
            <text:p>11.4724</text:p>
          </table:table-cell>
        </table:table-row>
        <table:table-row table:style-name="ro1">
          <table:table-cell table:number-columns-repeated="3"/>
          <table:table-cell office:value-type="float" office:value="475">
            <text:p>475</text:p>
          </table:table-cell>
          <table:table-cell office:value-type="float" office:value="15.5268">
            <text:p>15.5268</text:p>
          </table:table-cell>
          <table:table-cell office:value-type="float" office:value="16.1682">
            <text:p>16.1682</text:p>
          </table:table-cell>
        </table:table-row>
        <table:table-row table:style-name="ro1">
          <table:table-cell table:number-columns-repeated="3"/>
          <table:table-cell office:value-type="float" office:value="476">
            <text:p>476</text:p>
          </table:table-cell>
          <table:table-cell office:value-type="float" office:value="4.22367">
            <text:p>4.22367</text:p>
          </table:table-cell>
          <table:table-cell office:value-type="float" office:value="3.35606">
            <text:p>3.35606</text:p>
          </table:table-cell>
        </table:table-row>
        <table:table-row table:style-name="ro1">
          <table:table-cell table:number-columns-repeated="3"/>
          <table:table-cell office:value-type="float" office:value="477">
            <text:p>477</text:p>
          </table:table-cell>
          <table:table-cell office:value-type="float" office:value="2.50241">
            <text:p>2.50241</text:p>
          </table:table-cell>
          <table:table-cell office:value-type="float" office:value="3.7418">
            <text:p>3.7418</text:p>
          </table:table-cell>
        </table:table-row>
        <table:table-row table:style-name="ro1">
          <table:table-cell table:number-columns-repeated="3"/>
          <table:table-cell office:value-type="float" office:value="478">
            <text:p>478</text:p>
          </table:table-cell>
          <table:table-cell office:value-type="float" office:value="11.9633">
            <text:p>11.9633</text:p>
          </table:table-cell>
          <table:table-cell office:value-type="float" office:value="11.6157">
            <text:p>11.6157</text:p>
          </table:table-cell>
        </table:table-row>
        <table:table-row table:style-name="ro1">
          <table:table-cell table:number-columns-repeated="3"/>
          <table:table-cell office:value-type="float" office:value="479">
            <text:p>479</text:p>
          </table:table-cell>
          <table:table-cell office:value-type="float" office:value="11.4504">
            <text:p>11.4504</text:p>
          </table:table-cell>
          <table:table-cell office:value-type="float" office:value="11.485">
            <text:p>11.485</text:p>
          </table:table-cell>
        </table:table-row>
        <table:table-row table:style-name="ro1">
          <table:table-cell table:number-columns-repeated="3"/>
          <table:table-cell office:value-type="float" office:value="480">
            <text:p>480</text:p>
          </table:table-cell>
          <table:table-cell office:value-type="float" office:value="10.9135">
            <text:p>10.9135</text:p>
          </table:table-cell>
          <table:table-cell office:value-type="float" office:value="11.4706">
            <text:p>11.4706</text:p>
          </table:table-cell>
        </table:table-row>
        <table:table-row table:style-name="ro1">
          <table:table-cell table:number-columns-repeated="3"/>
          <table:table-cell office:value-type="float" office:value="481">
            <text:p>481</text:p>
          </table:table-cell>
          <table:table-cell office:value-type="float" office:value="11.3185">
            <text:p>11.3185</text:p>
          </table:table-cell>
          <table:table-cell office:value-type="float" office:value="10.9589">
            <text:p>10.9589</text:p>
          </table:table-cell>
        </table:table-row>
        <table:table-row table:style-name="ro1">
          <table:table-cell table:number-columns-repeated="3"/>
          <table:table-cell office:value-type="float" office:value="482">
            <text:p>482</text:p>
          </table:table-cell>
          <table:table-cell office:value-type="float" office:value="12.8966">
            <text:p>12.8966</text:p>
          </table:table-cell>
          <table:table-cell office:value-type="float" office:value="12.8668">
            <text:p>12.8668</text:p>
          </table:table-cell>
        </table:table-row>
        <table:table-row table:style-name="ro1">
          <table:table-cell table:number-columns-repeated="3"/>
          <table:table-cell office:value-type="float" office:value="483">
            <text:p>483</text:p>
          </table:table-cell>
          <table:table-cell office:value-type="float" office:value="10.2558">
            <text:p>10.2558</text:p>
          </table:table-cell>
          <table:table-cell office:value-type="float" office:value="10.6721">
            <text:p>10.6721</text:p>
          </table:table-cell>
        </table:table-row>
        <table:table-row table:style-name="ro1">
          <table:table-cell table:number-columns-repeated="3"/>
          <table:table-cell office:value-type="float" office:value="484">
            <text:p>484</text:p>
          </table:table-cell>
          <table:table-cell office:value-type="float" office:value="11.4504">
            <text:p>11.4504</text:p>
          </table:table-cell>
          <table:table-cell office:value-type="float" office:value="11.4776">
            <text:p>11.4776</text:p>
          </table:table-cell>
        </table:table-row>
        <table:table-row table:style-name="ro1">
          <table:table-cell table:number-columns-repeated="3"/>
          <table:table-cell office:value-type="float" office:value="485">
            <text:p>485</text:p>
          </table:table-cell>
          <table:table-cell office:value-type="float" office:value="10.9135">
            <text:p>10.9135</text:p>
          </table:table-cell>
          <table:table-cell office:value-type="float" office:value="10.8947">
            <text:p>10.8947</text:p>
          </table:table-cell>
        </table:table-row>
        <table:table-row table:style-name="ro1">
          <table:table-cell table:number-columns-repeated="3"/>
          <table:table-cell office:value-type="float" office:value="486">
            <text:p>486</text:p>
          </table:table-cell>
          <table:table-cell office:value-type="float" office:value="11.4651">
            <text:p>11.4651</text:p>
          </table:table-cell>
          <table:table-cell office:value-type="float" office:value="11.5222">
            <text:p>11.5222</text:p>
          </table:table-cell>
        </table:table-row>
        <table:table-row table:style-name="ro1">
          <table:table-cell table:number-columns-repeated="3"/>
          <table:table-cell office:value-type="float" office:value="487">
            <text:p>487</text:p>
          </table:table-cell>
          <table:table-cell office:value-type="float" office:value="11.3189">
            <text:p>11.3189</text:p>
          </table:table-cell>
          <table:table-cell office:value-type="float" office:value="11.4734">
            <text:p>11.4734</text:p>
          </table:table-cell>
        </table:table-row>
        <table:table-row table:style-name="ro1">
          <table:table-cell table:number-columns-repeated="3"/>
          <table:table-cell office:value-type="float" office:value="488">
            <text:p>488</text:p>
          </table:table-cell>
          <table:table-cell office:value-type="float" office:value="10.924">
            <text:p>10.924</text:p>
          </table:table-cell>
          <table:table-cell office:value-type="float" office:value="10.9951">
            <text:p>10.9951</text:p>
          </table:table-cell>
        </table:table-row>
        <table:table-row table:style-name="ro1">
          <table:table-cell table:number-columns-repeated="3"/>
          <table:table-cell office:value-type="float" office:value="489">
            <text:p>489</text:p>
          </table:table-cell>
          <table:table-cell office:value-type="float" office:value="11.3077">
            <text:p>11.3077</text:p>
          </table:table-cell>
          <table:table-cell office:value-type="float" office:value="11.4436">
            <text:p>11.4436</text:p>
          </table:table-cell>
        </table:table-row>
        <table:table-row table:style-name="ro1">
          <table:table-cell table:number-columns-repeated="3"/>
          <table:table-cell office:value-type="float" office:value="490">
            <text:p>490</text:p>
          </table:table-cell>
          <table:table-cell office:value-type="float" office:value="10.9244">
            <text:p>10.9244</text:p>
          </table:table-cell>
          <table:table-cell office:value-type="float" office:value="10.9379">
            <text:p>10.9379</text:p>
          </table:table-cell>
        </table:table-row>
        <table:table-row table:style-name="ro1">
          <table:table-cell table:number-columns-repeated="3"/>
          <table:table-cell office:value-type="float" office:value="491">
            <text:p>491</text:p>
          </table:table-cell>
          <table:table-cell office:value-type="float" office:value="11.3073">
            <text:p>11.3073</text:p>
          </table:table-cell>
          <table:table-cell office:value-type="float" office:value="11.4971">
            <text:p>11.4971</text:p>
          </table:table-cell>
        </table:table-row>
        <table:table-row table:style-name="ro1">
          <table:table-cell table:number-columns-repeated="3"/>
          <table:table-cell office:value-type="float" office:value="492">
            <text:p>492</text:p>
          </table:table-cell>
          <table:table-cell office:value-type="float" office:value="11.4504">
            <text:p>11.4504</text:p>
          </table:table-cell>
          <table:table-cell office:value-type="float" office:value="11.4657">
            <text:p>11.4657</text:p>
          </table:table-cell>
        </table:table-row>
        <table:table-row table:style-name="ro1">
          <table:table-cell table:number-columns-repeated="3"/>
          <table:table-cell office:value-type="float" office:value="493">
            <text:p>493</text:p>
          </table:table-cell>
          <table:table-cell office:value-type="float" office:value="10.7817">
            <text:p>10.7817</text:p>
          </table:table-cell>
          <table:table-cell office:value-type="float" office:value="10.9868">
            <text:p>10.9868</text:p>
          </table:table-cell>
        </table:table-row>
        <table:table-row table:style-name="ro1">
          <table:table-cell table:number-columns-repeated="3"/>
          <table:table-cell office:value-type="float" office:value="494">
            <text:p>494</text:p>
          </table:table-cell>
          <table:table-cell office:value-type="float" office:value="13.0156">
            <text:p>13.0156</text:p>
          </table:table-cell>
          <table:table-cell office:value-type="float" office:value="13.5535">
            <text:p>13.5535</text:p>
          </table:table-cell>
        </table:table-row>
        <table:table-row table:style-name="ro1">
          <table:table-cell table:number-columns-repeated="3"/>
          <table:table-cell office:value-type="float" office:value="495">
            <text:p>495</text:p>
          </table:table-cell>
          <table:table-cell office:value-type="float" office:value="11.8433">
            <text:p>11.8433</text:p>
          </table:table-cell>
          <table:table-cell office:value-type="float" office:value="11.8225">
            <text:p>11.8225</text:p>
          </table:table-cell>
        </table:table-row>
        <table:table-row table:style-name="ro1">
          <table:table-cell table:number-columns-repeated="3"/>
          <table:table-cell office:value-type="float" office:value="496">
            <text:p>496</text:p>
          </table:table-cell>
          <table:table-cell office:value-type="float" office:value="11.454">
            <text:p>11.454</text:p>
          </table:table-cell>
          <table:table-cell office:value-type="float" office:value="11.3903">
            <text:p>11.3903</text:p>
          </table:table-cell>
        </table:table-row>
        <table:table-row table:style-name="ro1">
          <table:table-cell table:number-columns-repeated="3"/>
          <table:table-cell office:value-type="float" office:value="497">
            <text:p>497</text:p>
          </table:table-cell>
          <table:table-cell office:value-type="float" office:value="10.7929">
            <text:p>10.7929</text:p>
          </table:table-cell>
          <table:table-cell office:value-type="float" office:value="10.9872">
            <text:p>10.9872</text:p>
          </table:table-cell>
        </table:table-row>
        <table:table-row table:style-name="ro1">
          <table:table-cell table:number-columns-repeated="3"/>
          <table:table-cell office:value-type="float" office:value="498">
            <text:p>498</text:p>
          </table:table-cell>
          <table:table-cell office:value-type="float" office:value="11.4496">
            <text:p>11.4496</text:p>
          </table:table-cell>
          <table:table-cell office:value-type="float" office:value="11.5379">
            <text:p>11.5379</text:p>
          </table:table-cell>
        </table:table-row>
        <table:table-row table:style-name="ro1">
          <table:table-cell table:number-columns-repeated="3"/>
          <table:table-cell office:value-type="float" office:value="499">
            <text:p>499</text:p>
          </table:table-cell>
          <table:table-cell office:value-type="float" office:value="10.9135">
            <text:p>10.9135</text:p>
          </table:table-cell>
          <table:table-cell office:value-type="float" office:value="11.4761">
            <text:p>11.4761</text:p>
          </table:table-cell>
        </table:table-row>
        <table:table-row table:style-name="ro1">
          <table:table-cell table:number-columns-repeated="3"/>
          <table:table-cell office:value-type="float" office:value="500">
            <text:p>500</text:p>
          </table:table-cell>
          <table:table-cell office:value-type="float" office:value="11.3185">
            <text:p>11.3185</text:p>
          </table:table-cell>
          <table:table-cell office:value-type="float" office:value="10.9599">
            <text:p>10.9599</text:p>
          </table:table-cell>
        </table:table-row>
        <table:table-row table:style-name="ro1">
          <table:table-cell table:number-columns-repeated="3"/>
          <table:table-cell office:value-type="float" office:value="501">
            <text:p>501</text:p>
          </table:table-cell>
          <table:table-cell office:value-type="float" office:value="11.3185">
            <text:p>11.3185</text:p>
          </table:table-cell>
          <table:table-cell office:value-type="float" office:value="12.7607">
            <text:p>12.7607</text:p>
          </table:table-cell>
        </table:table-row>
        <table:table-row table:style-name="ro1">
          <table:table-cell table:number-columns-repeated="3"/>
          <table:table-cell office:value-type="float" office:value="502">
            <text:p>502</text:p>
          </table:table-cell>
          <table:table-cell office:value-type="float" office:value="11.8328">
            <text:p>11.8328</text:p>
          </table:table-cell>
          <table:table-cell office:value-type="float" office:value="10.8221">
            <text:p>10.8221</text:p>
          </table:table-cell>
        </table:table-row>
        <table:table-row table:style-name="ro1">
          <table:table-cell table:number-columns-repeated="3"/>
          <table:table-cell office:value-type="float" office:value="503">
            <text:p>503</text:p>
          </table:table-cell>
          <table:table-cell office:value-type="float" office:value="11.4504">
            <text:p>11.4504</text:p>
          </table:table-cell>
          <table:table-cell office:value-type="float" office:value="11.4797">
            <text:p>11.4797</text:p>
          </table:table-cell>
        </table:table-row>
        <table:table-row table:style-name="ro1">
          <table:table-cell table:number-columns-repeated="3"/>
          <table:table-cell office:value-type="float" office:value="504">
            <text:p>504</text:p>
          </table:table-cell>
          <table:table-cell office:value-type="float" office:value="10.9244">
            <text:p>10.9244</text:p>
          </table:table-cell>
          <table:table-cell office:value-type="float" office:value="10.9601">
            <text:p>10.9601</text:p>
          </table:table-cell>
        </table:table-row>
        <table:table-row table:style-name="ro1">
          <table:table-cell table:number-columns-repeated="3"/>
          <table:table-cell office:value-type="float" office:value="505">
            <text:p>505</text:p>
          </table:table-cell>
          <table:table-cell office:value-type="float" office:value="12.8838">
            <text:p>12.8838</text:p>
          </table:table-cell>
          <table:table-cell office:value-type="float" office:value="13.2917">
            <text:p>13.2917</text:p>
          </table:table-cell>
        </table:table-row>
        <table:table-row table:style-name="ro1">
          <table:table-cell table:number-columns-repeated="3"/>
          <table:table-cell office:value-type="float" office:value="506">
            <text:p>506</text:p>
          </table:table-cell>
          <table:table-cell office:value-type="float" office:value="16.0654">
            <text:p>16.0654</text:p>
          </table:table-cell>
          <table:table-cell office:value-type="float" office:value="16.4204">
            <text:p>16.4204</text:p>
          </table:table-cell>
        </table:table-row>
        <table:table-row table:style-name="ro1">
          <table:table-cell table:number-columns-repeated="3"/>
          <table:table-cell office:value-type="float" office:value="507">
            <text:p>507</text:p>
          </table:table-cell>
          <table:table-cell office:value-type="float" office:value="16.5743">
            <text:p>16.5743</text:p>
          </table:table-cell>
          <table:table-cell office:value-type="float" office:value="16.4729">
            <text:p>16.4729</text:p>
          </table:table-cell>
        </table:table-row>
        <table:table-row table:style-name="ro1">
          <table:table-cell table:number-columns-repeated="3"/>
          <table:table-cell office:value-type="float" office:value="508">
            <text:p>508</text:p>
          </table:table-cell>
          <table:table-cell office:value-type="float" office:value="16.0327">
            <text:p>16.0327</text:p>
          </table:table-cell>
          <table:table-cell office:value-type="float" office:value="16.3692">
            <text:p>16.3692</text:p>
          </table:table-cell>
        </table:table-row>
        <table:table-row table:style-name="ro1">
          <table:table-cell table:number-columns-repeated="3"/>
          <table:table-cell office:value-type="float" office:value="509">
            <text:p>509</text:p>
          </table:table-cell>
          <table:table-cell office:value-type="float" office:value="16.0504">
            <text:p>16.0504</text:p>
          </table:table-cell>
          <table:table-cell office:value-type="float" office:value="16.0842">
            <text:p>16.0842</text:p>
          </table:table-cell>
        </table:table-row>
        <table:table-row table:style-name="ro1">
          <table:table-cell table:number-columns-repeated="3"/>
          <table:table-cell office:value-type="float" office:value="510">
            <text:p>510</text:p>
          </table:table-cell>
          <table:table-cell office:value-type="float" office:value="12.3575">
            <text:p>12.3575</text:p>
          </table:table-cell>
          <table:table-cell office:value-type="float" office:value="12.4554">
            <text:p>12.4554</text:p>
          </table:table-cell>
        </table:table-row>
        <table:table-row table:style-name="ro1">
          <table:table-cell table:number-columns-repeated="3"/>
          <table:table-cell office:value-type="float" office:value="511">
            <text:p>511</text:p>
          </table:table-cell>
          <table:table-cell office:value-type="float" office:value="10.9244">
            <text:p>10.9244</text:p>
          </table:table-cell>
          <table:table-cell office:value-type="float" office:value="10.9851">
            <text:p>10.9851</text:p>
          </table:table-cell>
        </table:table-row>
        <table:table-row table:style-name="ro1">
          <table:table-cell table:number-columns-repeated="3"/>
          <table:table-cell office:value-type="float" office:value="512">
            <text:p>512</text:p>
          </table:table-cell>
          <table:table-cell office:value-type="float" office:value="11.4386">
            <text:p>11.4386</text:p>
          </table:table-cell>
          <table:table-cell office:value-type="float" office:value="11.41">
            <text:p>11.41</text:p>
          </table:table-cell>
        </table:table-row>
        <table:table-row table:style-name="ro1">
          <table:table-cell table:number-columns-repeated="3"/>
          <table:table-cell office:value-type="float" office:value="513">
            <text:p>513</text:p>
          </table:table-cell>
          <table:table-cell office:value-type="float" office:value="11.1874">
            <text:p>11.1874</text:p>
          </table:table-cell>
          <table:table-cell office:value-type="float" office:value="11.549">
            <text:p>11.549</text:p>
          </table:table-cell>
        </table:table-row>
        <table:table-row table:style-name="ro1">
          <table:table-cell table:number-columns-repeated="3"/>
          <table:table-cell office:value-type="float" office:value="514">
            <text:p>514</text:p>
          </table:table-cell>
          <table:table-cell office:value-type="float" office:value="11.0445">
            <text:p>11.0445</text:p>
          </table:table-cell>
          <table:table-cell office:value-type="float" office:value="10.9511">
            <text:p>10.9511</text:p>
          </table:table-cell>
        </table:table-row>
        <table:table-row table:style-name="ro1">
          <table:table-cell table:number-columns-repeated="3"/>
          <table:table-cell office:value-type="float" office:value="515">
            <text:p>515</text:p>
          </table:table-cell>
          <table:table-cell office:value-type="float" office:value="11.3189">
            <text:p>11.3189</text:p>
          </table:table-cell>
          <table:table-cell office:value-type="float" office:value="11.4854">
            <text:p>11.4854</text:p>
          </table:table-cell>
        </table:table-row>
        <table:table-row table:style-name="ro1">
          <table:table-cell table:number-columns-repeated="3"/>
          <table:table-cell office:value-type="float" office:value="516">
            <text:p>516</text:p>
          </table:table-cell>
          <table:table-cell office:value-type="float" office:value="10.9281">
            <text:p>10.9281</text:p>
          </table:table-cell>
          <table:table-cell office:value-type="float" office:value="10.949">
            <text:p>10.949</text:p>
          </table:table-cell>
        </table:table-row>
        <table:table-row table:style-name="ro1">
          <table:table-cell table:number-columns-repeated="3"/>
          <table:table-cell office:value-type="float" office:value="517">
            <text:p>517</text:p>
          </table:table-cell>
          <table:table-cell office:value-type="float" office:value="12.3702">
            <text:p>12.3702</text:p>
          </table:table-cell>
          <table:table-cell office:value-type="float" office:value="12.5612">
            <text:p>12.5612</text:p>
          </table:table-cell>
        </table:table-row>
        <table:table-row table:style-name="ro1">
          <table:table-cell table:number-columns-repeated="3"/>
          <table:table-cell office:value-type="float" office:value="518">
            <text:p>518</text:p>
          </table:table-cell>
          <table:table-cell office:value-type="float" office:value="10.7822">
            <text:p>10.7822</text:p>
          </table:table-cell>
          <table:table-cell office:value-type="float" office:value="11.2516">
            <text:p>11.2516</text:p>
          </table:table-cell>
        </table:table-row>
        <table:table-row table:style-name="ro1">
          <table:table-cell table:number-columns-repeated="3"/>
          <table:table-cell office:value-type="float" office:value="519">
            <text:p>519</text:p>
          </table:table-cell>
          <table:table-cell office:value-type="float" office:value="11.45">
            <text:p>11.45</text:p>
          </table:table-cell>
          <table:table-cell office:value-type="float" office:value="11.2203">
            <text:p>11.2203</text:p>
          </table:table-cell>
        </table:table-row>
        <table:table-row table:style-name="ro1">
          <table:table-cell table:number-columns-repeated="3"/>
          <table:table-cell office:value-type="float" office:value="520">
            <text:p>520</text:p>
          </table:table-cell>
          <table:table-cell office:value-type="float" office:value="13.0152">
            <text:p>13.0152</text:p>
          </table:table-cell>
          <table:table-cell office:value-type="float" office:value="12.878">
            <text:p>12.878</text:p>
          </table:table-cell>
        </table:table-row>
        <table:table-row table:style-name="ro1">
          <table:table-cell table:number-columns-repeated="3"/>
          <table:table-cell office:value-type="float" office:value="522">
            <text:p>522</text:p>
          </table:table-cell>
          <table:table-cell office:value-type="float" office:value="10.7813">
            <text:p>10.7813</text:p>
          </table:table-cell>
          <table:table-cell office:value-type="float" office:value="11.1812">
            <text:p>11.1812</text:p>
          </table:table-cell>
        </table:table-row>
        <table:table-row table:style-name="ro1">
          <table:table-cell table:number-columns-repeated="3"/>
          <table:table-cell office:value-type="float" office:value="523">
            <text:p>523</text:p>
          </table:table-cell>
          <table:table-cell office:value-type="float" office:value="11.4504">
            <text:p>11.4504</text:p>
          </table:table-cell>
          <table:table-cell office:value-type="float" office:value="11.4215">
            <text:p>11.4215</text:p>
          </table:table-cell>
        </table:table-row>
        <table:table-row table:style-name="ro1">
          <table:table-cell table:number-columns-repeated="3"/>
          <table:table-cell office:value-type="float" office:value="524">
            <text:p>524</text:p>
          </table:table-cell>
          <table:table-cell office:value-type="float" office:value="10.7925">
            <text:p>10.7925</text:p>
          </table:table-cell>
          <table:table-cell office:value-type="float" office:value="10.9836">
            <text:p>10.9836</text:p>
          </table:table-cell>
        </table:table-row>
        <table:table-row table:style-name="ro1">
          <table:table-cell table:number-columns-repeated="3"/>
          <table:table-cell office:value-type="float" office:value="525">
            <text:p>525</text:p>
          </table:table-cell>
          <table:table-cell office:value-type="float" office:value="11.439">
            <text:p>11.439</text:p>
          </table:table-cell>
          <table:table-cell office:value-type="float" office:value="11.5185">
            <text:p>11.5185</text:p>
          </table:table-cell>
        </table:table-row>
        <table:table-row table:style-name="ro1">
          <table:table-cell table:number-columns-repeated="3"/>
          <table:table-cell office:value-type="float" office:value="526">
            <text:p>526</text:p>
          </table:table-cell>
          <table:table-cell office:value-type="float" office:value="10.7929">
            <text:p>10.7929</text:p>
          </table:table-cell>
          <table:table-cell office:value-type="float" office:value="10.9413">
            <text:p>10.9413</text:p>
          </table:table-cell>
        </table:table-row>
        <table:table-row table:style-name="ro1">
          <table:table-cell table:number-columns-repeated="3"/>
          <table:table-cell office:value-type="float" office:value="527">
            <text:p>527</text:p>
          </table:table-cell>
          <table:table-cell office:value-type="float" office:value="11.4651">
            <text:p>11.4651</text:p>
          </table:table-cell>
          <table:table-cell office:value-type="float" office:value="11.508">
            <text:p>11.508</text:p>
          </table:table-cell>
        </table:table-row>
        <table:table-row table:style-name="ro1">
          <table:table-cell table:number-columns-repeated="3"/>
          <table:table-cell office:value-type="float" office:value="528">
            <text:p>528</text:p>
          </table:table-cell>
          <table:table-cell office:value-type="float" office:value="12.3702">
            <text:p>12.3702</text:p>
          </table:table-cell>
          <table:table-cell office:value-type="float" office:value="13.2211">
            <text:p>13.2211</text:p>
          </table:table-cell>
        </table:table-row>
        <table:table-row table:style-name="ro1">
          <table:table-cell table:number-columns-repeated="3"/>
          <table:table-cell office:value-type="float" office:value="529">
            <text:p>529</text:p>
          </table:table-cell>
          <table:table-cell office:value-type="float" office:value="13.4089">
            <text:p>13.4089</text:p>
          </table:table-cell>
          <table:table-cell office:value-type="float" office:value="13.2506">
            <text:p>13.2506</text:p>
          </table:table-cell>
        </table:table-row>
        <table:table-row table:style-name="ro1">
          <table:table-cell table:number-columns-repeated="3"/>
          <table:table-cell office:value-type="float" office:value="530">
            <text:p>530</text:p>
          </table:table-cell>
          <table:table-cell office:value-type="float" office:value="8.42283">
            <text:p>8.42283</text:p>
          </table:table-cell>
          <table:table-cell office:value-type="float" office:value="8.03079">
            <text:p>8.03079</text:p>
          </table:table-cell>
        </table:table-row>
        <table:table-row table:style-name="ro1">
          <table:table-cell table:number-columns-repeated="3"/>
          <table:table-cell office:value-type="float" office:value="531">
            <text:p>531</text:p>
          </table:table-cell>
          <table:table-cell office:value-type="float" office:value="9.73958">
            <text:p>9.73958</text:p>
          </table:table-cell>
          <table:table-cell office:value-type="float" office:value="10.3541">
            <text:p>10.3541</text:p>
          </table:table-cell>
        </table:table-row>
        <table:table-row table:style-name="ro1">
          <table:table-cell table:number-columns-repeated="3"/>
          <table:table-cell office:value-type="float" office:value="532">
            <text:p>532</text:p>
          </table:table-cell>
          <table:table-cell office:value-type="float" office:value="10.7925">
            <text:p>10.7925</text:p>
          </table:table-cell>
          <table:table-cell office:value-type="float" office:value="10.6539">
            <text:p>10.6539</text:p>
          </table:table-cell>
        </table:table-row>
        <table:table-row table:style-name="ro1">
          <table:table-cell table:number-columns-repeated="3"/>
          <table:table-cell office:value-type="float" office:value="533">
            <text:p>533</text:p>
          </table:table-cell>
          <table:table-cell office:value-type="float" office:value="10.9135">
            <text:p>10.9135</text:p>
          </table:table-cell>
          <table:table-cell office:value-type="float" office:value="10.9726">
            <text:p>10.9726</text:p>
          </table:table-cell>
        </table:table-row>
        <table:table-row table:style-name="ro1">
          <table:table-cell table:number-columns-repeated="3"/>
          <table:table-cell office:value-type="float" office:value="534">
            <text:p>534</text:p>
          </table:table-cell>
          <table:table-cell office:value-type="float" office:value="11.4386">
            <text:p>11.4386</text:p>
          </table:table-cell>
          <table:table-cell office:value-type="float" office:value="11.4551">
            <text:p>11.4551</text:p>
          </table:table-cell>
        </table:table-row>
        <table:table-row table:style-name="ro1">
          <table:table-cell table:number-columns-repeated="3"/>
          <table:table-cell office:value-type="float" office:value="535">
            <text:p>535</text:p>
          </table:table-cell>
          <table:table-cell office:value-type="float" office:value="11.8446">
            <text:p>11.8446</text:p>
          </table:table-cell>
          <table:table-cell office:value-type="float" office:value="12.4173">
            <text:p>12.4173</text:p>
          </table:table-cell>
        </table:table-row>
        <table:table-row table:style-name="ro1">
          <table:table-cell table:number-columns-repeated="3"/>
          <table:table-cell office:value-type="float" office:value="536">
            <text:p>536</text:p>
          </table:table-cell>
          <table:table-cell office:value-type="float" office:value="2.63475">
            <text:p>2.63475</text:p>
          </table:table-cell>
          <table:table-cell office:value-type="float" office:value="2.33303">
            <text:p>2.33303</text:p>
          </table:table-cell>
        </table:table-row>
        <table:table-row table:style-name="ro1">
          <table:table-cell table:number-columns-repeated="3"/>
          <table:table-cell office:value-type="float" office:value="537">
            <text:p>537</text:p>
          </table:table-cell>
          <table:table-cell office:value-type="float" office:value="12.9104">
            <text:p>12.9104</text:p>
          </table:table-cell>
          <table:table-cell office:value-type="float" office:value="13.0902">
            <text:p>13.0902</text:p>
          </table:table-cell>
        </table:table-row>
        <table:table-row table:style-name="ro1">
          <table:table-cell table:number-columns-repeated="3"/>
          <table:table-cell office:value-type="float" office:value="538">
            <text:p>538</text:p>
          </table:table-cell>
          <table:table-cell office:value-type="float" office:value="10.9131">
            <text:p>10.9131</text:p>
          </table:table-cell>
          <table:table-cell office:value-type="float" office:value="10.9422">
            <text:p>10.9422</text:p>
          </table:table-cell>
        </table:table-row>
        <table:table-row table:style-name="ro1">
          <table:table-cell table:number-columns-repeated="3"/>
          <table:table-cell office:value-type="float" office:value="539">
            <text:p>539</text:p>
          </table:table-cell>
          <table:table-cell office:value-type="float" office:value="11.274">
            <text:p>11.274</text:p>
          </table:table-cell>
          <table:table-cell office:value-type="float" office:value="11.3431">
            <text:p>11.3431</text:p>
          </table:table-cell>
        </table:table-row>
        <table:table-row table:style-name="ro1">
          <table:table-cell table:number-columns-repeated="3"/>
          <table:table-cell office:value-type="float" office:value="540">
            <text:p>540</text:p>
          </table:table-cell>
          <table:table-cell office:value-type="float" office:value="10.9568">
            <text:p>10.9568</text:p>
          </table:table-cell>
          <table:table-cell office:value-type="float" office:value="11.0276">
            <text:p>11.0276</text:p>
          </table:table-cell>
        </table:table-row>
        <table:table-row table:style-name="ro1">
          <table:table-cell table:number-columns-repeated="3"/>
          <table:table-cell office:value-type="float" office:value="541">
            <text:p>541</text:p>
          </table:table-cell>
          <table:table-cell office:value-type="float" office:value="10.9131">
            <text:p>10.9131</text:p>
          </table:table-cell>
          <table:table-cell office:value-type="float" office:value="11.0121">
            <text:p>11.0121</text:p>
          </table:table-cell>
        </table:table-row>
        <table:table-row table:style-name="ro1">
          <table:table-cell table:number-columns-repeated="3"/>
          <table:table-cell office:value-type="float" office:value="542">
            <text:p>542</text:p>
          </table:table-cell>
          <table:table-cell office:value-type="float" office:value="11.3185">
            <text:p>11.3185</text:p>
          </table:table-cell>
          <table:table-cell office:value-type="float" office:value="11.4832">
            <text:p>11.4832</text:p>
          </table:table-cell>
        </table:table-row>
        <table:table-row table:style-name="ro1">
          <table:table-cell table:number-columns-repeated="3"/>
          <table:table-cell office:value-type="float" office:value="543">
            <text:p>543</text:p>
          </table:table-cell>
          <table:table-cell office:value-type="float" office:value="11.845">
            <text:p>11.845</text:p>
          </table:table-cell>
          <table:table-cell office:value-type="float" office:value="12.3159">
            <text:p>12.3159</text:p>
          </table:table-cell>
        </table:table-row>
        <table:table-row table:style-name="ro1">
          <table:table-cell table:number-columns-repeated="3"/>
          <table:table-cell office:value-type="float" office:value="544">
            <text:p>544</text:p>
          </table:table-cell>
          <table:table-cell office:value-type="float" office:value="5.26494">
            <text:p>5.26494</text:p>
          </table:table-cell>
          <table:table-cell office:value-type="float" office:value="4.60306">
            <text:p>4.60306</text:p>
          </table:table-cell>
        </table:table-row>
        <table:table-row table:style-name="ro1">
          <table:table-cell table:number-columns-repeated="3"/>
          <table:table-cell office:value-type="float" office:value="545">
            <text:p>545</text:p>
          </table:table-cell>
          <table:table-cell office:value-type="float" office:value="5.1326">
            <text:p>5.1326</text:p>
          </table:table-cell>
          <table:table-cell office:value-type="float" office:value="5.65352">
            <text:p>5.65352</text:p>
          </table:table-cell>
        </table:table-row>
        <table:table-row table:style-name="ro1">
          <table:table-cell table:number-columns-repeated="3"/>
          <table:table-cell office:value-type="float" office:value="546">
            <text:p>546</text:p>
          </table:table-cell>
          <table:table-cell office:value-type="float" office:value="11.9757">
            <text:p>11.9757</text:p>
          </table:table-cell>
          <table:table-cell office:value-type="float" office:value="12.1697">
            <text:p>12.1697</text:p>
          </table:table-cell>
        </table:table-row>
        <table:table-row table:style-name="ro1">
          <table:table-cell table:number-columns-repeated="3"/>
          <table:table-cell office:value-type="float" office:value="547">
            <text:p>547</text:p>
          </table:table-cell>
          <table:table-cell office:value-type="float" office:value="13.4247">
            <text:p>13.4247</text:p>
          </table:table-cell>
          <table:table-cell office:value-type="float" office:value="13.8125">
            <text:p>13.8125</text:p>
          </table:table-cell>
        </table:table-row>
        <table:table-row table:style-name="ro1">
          <table:table-cell table:number-columns-repeated="3"/>
          <table:table-cell office:value-type="float" office:value="548">
            <text:p>548</text:p>
          </table:table-cell>
          <table:table-cell office:value-type="float" office:value="12.3698">
            <text:p>12.3698</text:p>
          </table:table-cell>
          <table:table-cell office:value-type="float" office:value="12.2499">
            <text:p>12.2499</text:p>
          </table:table-cell>
        </table:table-row>
        <table:table-row table:style-name="ro1">
          <table:table-cell table:number-columns-repeated="3"/>
          <table:table-cell office:value-type="float" office:value="549">
            <text:p>549</text:p>
          </table:table-cell>
          <table:table-cell office:value-type="float" office:value="10.9131">
            <text:p>10.9131</text:p>
          </table:table-cell>
          <table:table-cell office:value-type="float" office:value="10.9695">
            <text:p>10.9695</text:p>
          </table:table-cell>
        </table:table-row>
        <table:table-row table:style-name="ro1">
          <table:table-cell table:number-columns-repeated="3"/>
          <table:table-cell office:value-type="float" office:value="550">
            <text:p>550</text:p>
          </table:table-cell>
          <table:table-cell office:value-type="float" office:value="11.3189">
            <text:p>11.3189</text:p>
          </table:table-cell>
          <table:table-cell office:value-type="float" office:value="11.4996">
            <text:p>11.4996</text:p>
          </table:table-cell>
        </table:table-row>
        <table:table-row table:style-name="ro1">
          <table:table-cell table:number-columns-repeated="3"/>
          <table:table-cell office:value-type="float" office:value="551">
            <text:p>551</text:p>
          </table:table-cell>
          <table:table-cell office:value-type="float" office:value="10.9244">
            <text:p>10.9244</text:p>
          </table:table-cell>
          <table:table-cell office:value-type="float" office:value="10.9548">
            <text:p>10.9548</text:p>
          </table:table-cell>
        </table:table-row>
        <table:table-row table:style-name="ro1">
          <table:table-cell table:number-columns-repeated="3"/>
          <table:table-cell office:value-type="float" office:value="552">
            <text:p>552</text:p>
          </table:table-cell>
          <table:table-cell office:value-type="float" office:value="11.3185">
            <text:p>11.3185</text:p>
          </table:table-cell>
          <table:table-cell office:value-type="float" office:value="11.5235">
            <text:p>11.5235</text:p>
          </table:table-cell>
        </table:table-row>
        <table:table-row table:style-name="ro1">
          <table:table-cell table:number-columns-repeated="3"/>
          <table:table-cell office:value-type="float" office:value="553">
            <text:p>553</text:p>
          </table:table-cell>
          <table:table-cell office:value-type="float" office:value="11.4504">
            <text:p>11.4504</text:p>
          </table:table-cell>
          <table:table-cell office:value-type="float" office:value="11.4833">
            <text:p>11.4833</text:p>
          </table:table-cell>
        </table:table-row>
        <table:table-row table:style-name="ro1">
          <table:table-cell table:number-columns-repeated="3"/>
          <table:table-cell office:value-type="float" office:value="554">
            <text:p>554</text:p>
          </table:table-cell>
          <table:table-cell office:value-type="float" office:value="11.9757">
            <text:p>11.9757</text:p>
          </table:table-cell>
          <table:table-cell office:value-type="float" office:value="12.0956">
            <text:p>12.0956</text:p>
          </table:table-cell>
        </table:table-row>
        <table:table-row table:style-name="ro1">
          <table:table-cell table:number-columns-repeated="3"/>
          <table:table-cell office:value-type="float" office:value="555">
            <text:p>555</text:p>
          </table:table-cell>
          <table:table-cell office:value-type="float" office:value="11.3073">
            <text:p>11.3073</text:p>
          </table:table-cell>
          <table:table-cell office:value-type="float" office:value="11.4715">
            <text:p>11.4715</text:p>
          </table:table-cell>
        </table:table-row>
        <table:table-row table:style-name="ro1">
          <table:table-cell table:number-columns-repeated="3"/>
          <table:table-cell office:value-type="float" office:value="556">
            <text:p>556</text:p>
          </table:table-cell>
          <table:table-cell office:value-type="float" office:value="10.9135">
            <text:p>10.9135</text:p>
          </table:table-cell>
          <table:table-cell office:value-type="float" office:value="11.4717">
            <text:p>11.4717</text:p>
          </table:table-cell>
        </table:table-row>
        <table:table-row table:style-name="ro1">
          <table:table-cell table:number-columns-repeated="3"/>
          <table:table-cell office:value-type="float" office:value="557">
            <text:p>557</text:p>
          </table:table-cell>
          <table:table-cell office:value-type="float" office:value="11.3335">
            <text:p>11.3335</text:p>
          </table:table-cell>
          <table:table-cell office:value-type="float" office:value="10.9132">
            <text:p>10.9132</text:p>
          </table:table-cell>
        </table:table-row>
        <table:table-row table:style-name="ro1">
          <table:table-cell table:number-columns-repeated="3"/>
          <table:table-cell office:value-type="float" office:value="558">
            <text:p>558</text:p>
          </table:table-cell>
          <table:table-cell office:value-type="float" office:value="11.439">
            <text:p>11.439</text:p>
          </table:table-cell>
          <table:table-cell office:value-type="float" office:value="11.5225">
            <text:p>11.5225</text:p>
          </table:table-cell>
        </table:table-row>
        <table:table-row table:style-name="ro1">
          <table:table-cell table:number-columns-repeated="3"/>
          <table:table-cell office:value-type="float" office:value="559">
            <text:p>559</text:p>
          </table:table-cell>
          <table:table-cell office:value-type="float" office:value="11.3189">
            <text:p>11.3189</text:p>
          </table:table-cell>
          <table:table-cell office:value-type="float" office:value="11.4812">
            <text:p>11.4812</text:p>
          </table:table-cell>
        </table:table-row>
        <table:table-row table:style-name="ro1">
          <table:table-cell table:number-columns-repeated="3"/>
          <table:table-cell office:value-type="float" office:value="560">
            <text:p>560</text:p>
          </table:table-cell>
          <table:table-cell office:value-type="float" office:value="10.9131">
            <text:p>10.9131</text:p>
          </table:table-cell>
          <table:table-cell office:value-type="float" office:value="10.9396">
            <text:p>10.9396</text:p>
          </table:table-cell>
        </table:table-row>
        <table:table-row table:style-name="ro1">
          <table:table-cell table:number-columns-repeated="3"/>
          <table:table-cell office:value-type="float" office:value="561">
            <text:p>561</text:p>
          </table:table-cell>
          <table:table-cell office:value-type="float" office:value="12.3702">
            <text:p>12.3702</text:p>
          </table:table-cell>
          <table:table-cell office:value-type="float" office:value="12.6027">
            <text:p>12.6027</text:p>
          </table:table-cell>
        </table:table-row>
        <table:table-row table:style-name="ro1">
          <table:table-cell table:number-columns-repeated="3"/>
          <table:table-cell office:value-type="float" office:value="562">
            <text:p>562</text:p>
          </table:table-cell>
          <table:table-cell office:value-type="float" office:value="10.924">
            <text:p>10.924</text:p>
          </table:table-cell>
          <table:table-cell office:value-type="float" office:value="10.9464">
            <text:p>10.9464</text:p>
          </table:table-cell>
        </table:table-row>
        <table:table-row table:style-name="ro1">
          <table:table-cell table:number-columns-repeated="3"/>
          <table:table-cell office:value-type="float" office:value="563">
            <text:p>563</text:p>
          </table:table-cell>
          <table:table-cell office:value-type="float" office:value="11.3189">
            <text:p>11.3189</text:p>
          </table:table-cell>
          <table:table-cell office:value-type="float" office:value="11.4792">
            <text:p>11.4792</text:p>
          </table:table-cell>
        </table:table-row>
        <table:table-row table:style-name="ro1">
          <table:table-cell table:number-columns-repeated="3"/>
          <table:table-cell office:value-type="float" office:value="564">
            <text:p>564</text:p>
          </table:table-cell>
          <table:table-cell office:value-type="float" office:value="10.9244">
            <text:p>10.9244</text:p>
          </table:table-cell>
          <table:table-cell office:value-type="float" office:value="10.9647">
            <text:p>10.9647</text:p>
          </table:table-cell>
        </table:table-row>
        <table:table-row table:style-name="ro1">
          <table:table-cell table:number-columns-repeated="3"/>
          <table:table-cell office:value-type="float" office:value="565">
            <text:p>565</text:p>
          </table:table-cell>
          <table:table-cell office:value-type="float" office:value="11.45">
            <text:p>11.45</text:p>
          </table:table-cell>
          <table:table-cell office:value-type="float" office:value="11.4781">
            <text:p>11.4781</text:p>
          </table:table-cell>
        </table:table-row>
        <table:table-row table:style-name="ro1">
          <table:table-cell table:number-columns-repeated="3"/>
          <table:table-cell office:value-type="float" office:value="566">
            <text:p>566</text:p>
          </table:table-cell>
          <table:table-cell office:value-type="float" office:value="11.2964">
            <text:p>11.2964</text:p>
          </table:table-cell>
          <table:table-cell office:value-type="float" office:value="11.4579">
            <text:p>11.4579</text:p>
          </table:table-cell>
        </table:table-row>
        <table:table-row table:style-name="ro1">
          <table:table-cell table:number-columns-repeated="3"/>
          <table:table-cell office:value-type="float" office:value="567">
            <text:p>567</text:p>
          </table:table-cell>
          <table:table-cell office:value-type="float" office:value="10.9499">
            <text:p>10.9499</text:p>
          </table:table-cell>
          <table:table-cell office:value-type="float" office:value="10.9785">
            <text:p>10.9785</text:p>
          </table:table-cell>
        </table:table-row>
        <table:table-row table:style-name="ro1">
          <table:table-cell table:number-columns-repeated="3"/>
          <table:table-cell office:value-type="float" office:value="568">
            <text:p>568</text:p>
          </table:table-cell>
          <table:table-cell office:value-type="float" office:value="14.4752">
            <text:p>14.4752</text:p>
          </table:table-cell>
          <table:table-cell office:value-type="float" office:value="14.9377">
            <text:p>14.9377</text:p>
          </table:table-cell>
        </table:table-row>
        <table:table-row table:style-name="ro1">
          <table:table-cell table:number-columns-repeated="3"/>
          <table:table-cell office:value-type="float" office:value="569">
            <text:p>569</text:p>
          </table:table-cell>
          <table:table-cell office:value-type="float" office:value="21.1813">
            <text:p>21.1813</text:p>
          </table:table-cell>
          <table:table-cell office:value-type="float" office:value="21.2863">
            <text:p>21.2863</text:p>
          </table:table-cell>
        </table:table-row>
        <table:table-row table:style-name="ro1">
          <table:table-cell table:number-columns-repeated="3"/>
          <table:table-cell office:value-type="float" office:value="570">
            <text:p>570</text:p>
          </table:table-cell>
          <table:table-cell office:value-type="float" office:value="20.1092">
            <text:p>20.1092</text:p>
          </table:table-cell>
          <table:table-cell office:value-type="float" office:value="20.9109">
            <text:p>20.9109</text:p>
          </table:table-cell>
        </table:table-row>
        <table:table-row table:style-name="ro1">
          <table:table-cell table:number-columns-repeated="3"/>
          <table:table-cell office:value-type="float" office:value="571">
            <text:p>571</text:p>
          </table:table-cell>
          <table:table-cell office:value-type="float" office:value="22.8909">
            <text:p>22.8909</text:p>
          </table:table-cell>
          <table:table-cell office:value-type="float" office:value="22.9304">
            <text:p>22.9304</text:p>
          </table:table-cell>
        </table:table-row>
        <table:table-row table:style-name="ro1">
          <table:table-cell table:number-columns-repeated="3"/>
          <table:table-cell office:value-type="float" office:value="572">
            <text:p>572</text:p>
          </table:table-cell>
          <table:table-cell office:value-type="float" office:value="22.2338">
            <text:p>22.2338</text:p>
          </table:table-cell>
          <table:table-cell office:value-type="float" office:value="22.3991">
            <text:p>22.3991</text:p>
          </table:table-cell>
        </table:table-row>
        <table:table-row table:style-name="ro1">
          <table:table-cell table:number-columns-repeated="3"/>
          <table:table-cell office:value-type="float" office:value="573">
            <text:p>573</text:p>
          </table:table-cell>
          <table:table-cell office:value-type="float" office:value="22.2108">
            <text:p>22.2108</text:p>
          </table:table-cell>
          <table:table-cell office:value-type="float" office:value="22.3754">
            <text:p>22.3754</text:p>
          </table:table-cell>
        </table:table-row>
        <table:table-row table:style-name="ro1">
          <table:table-cell table:number-columns-repeated="3"/>
          <table:table-cell office:value-type="float" office:value="574">
            <text:p>574</text:p>
          </table:table-cell>
          <table:table-cell office:value-type="float" office:value="15.526">
            <text:p>15.526</text:p>
          </table:table-cell>
          <table:table-cell office:value-type="float" office:value="16.1644">
            <text:p>16.1644</text:p>
          </table:table-cell>
        </table:table-row>
        <table:table-row table:style-name="ro1">
          <table:table-cell table:number-columns-repeated="3"/>
          <table:table-cell office:value-type="float" office:value="575">
            <text:p>575</text:p>
          </table:table-cell>
          <table:table-cell office:value-type="float" office:value="5.13343">
            <text:p>5.13343</text:p>
          </table:table-cell>
          <table:table-cell office:value-type="float" office:value="4.43712">
            <text:p>4.43712</text:p>
          </table:table-cell>
        </table:table-row>
        <table:table-row table:style-name="ro1">
          <table:table-cell table:number-columns-repeated="3"/>
          <table:table-cell office:value-type="float" office:value="576">
            <text:p>576</text:p>
          </table:table-cell>
          <table:table-cell office:value-type="float" office:value="9.86002">
            <text:p>9.86002</text:p>
          </table:table-cell>
          <table:table-cell office:value-type="float" office:value="10.7105">
            <text:p>10.7105</text:p>
          </table:table-cell>
        </table:table-row>
        <table:table-row table:style-name="ro1">
          <table:table-cell table:number-columns-repeated="3"/>
          <table:table-cell office:value-type="float" office:value="577">
            <text:p>577</text:p>
          </table:table-cell>
          <table:table-cell office:value-type="float" office:value="8.69303">
            <text:p>8.69303</text:p>
          </table:table-cell>
          <table:table-cell office:value-type="float" office:value="8.62153">
            <text:p>8.62153</text:p>
          </table:table-cell>
        </table:table-row>
        <table:table-row table:style-name="ro1">
          <table:table-cell table:number-columns-repeated="3"/>
          <table:table-cell office:value-type="float" office:value="578">
            <text:p>578</text:p>
          </table:table-cell>
          <table:table-cell office:value-type="float" office:value="9.86126">
            <text:p>9.86126</text:p>
          </table:table-cell>
          <table:table-cell office:value-type="float" office:value="10.0276">
            <text:p>10.0276</text:p>
          </table:table-cell>
        </table:table-row>
        <table:table-row table:style-name="ro1">
          <table:table-cell table:number-columns-repeated="3"/>
          <table:table-cell office:value-type="float" office:value="579">
            <text:p>579</text:p>
          </table:table-cell>
          <table:table-cell office:value-type="float" office:value="10.3975">
            <text:p>10.3975</text:p>
          </table:table-cell>
          <table:table-cell office:value-type="float" office:value="10.615">
            <text:p>10.615</text:p>
          </table:table-cell>
        </table:table-row>
        <table:table-row table:style-name="ro1">
          <table:table-cell table:number-columns-repeated="3"/>
          <table:table-cell office:value-type="float" office:value="580">
            <text:p>580</text:p>
          </table:table-cell>
          <table:table-cell office:value-type="float" office:value="10.924">
            <text:p>10.924</text:p>
          </table:table-cell>
          <table:table-cell office:value-type="float" office:value="10.7636">
            <text:p>10.7636</text:p>
          </table:table-cell>
        </table:table-row>
        <table:table-row table:style-name="ro1">
          <table:table-cell table:number-columns-repeated="3"/>
          <table:table-cell office:value-type="float" office:value="581">
            <text:p>581</text:p>
          </table:table-cell>
          <table:table-cell office:value-type="float" office:value="10.7817">
            <text:p>10.7817</text:p>
          </table:table-cell>
          <table:table-cell office:value-type="float" office:value="10.9659">
            <text:p>10.9659</text:p>
          </table:table-cell>
        </table:table-row>
        <table:table-row table:style-name="ro1">
          <table:table-cell table:number-columns-repeated="3"/>
          <table:table-cell office:value-type="float" office:value="582">
            <text:p>582</text:p>
          </table:table-cell>
          <table:table-cell office:value-type="float" office:value="10.924">
            <text:p>10.924</text:p>
          </table:table-cell>
          <table:table-cell office:value-type="float" office:value="10.9486">
            <text:p>10.9486</text:p>
          </table:table-cell>
        </table:table-row>
        <table:table-row table:style-name="ro1">
          <table:table-cell table:number-columns-repeated="3"/>
          <table:table-cell office:value-type="float" office:value="583">
            <text:p>583</text:p>
          </table:table-cell>
          <table:table-cell office:value-type="float" office:value="11.8324">
            <text:p>11.8324</text:p>
          </table:table-cell>
          <table:table-cell office:value-type="float" office:value="12.2489">
            <text:p>12.2489</text:p>
          </table:table-cell>
        </table:table-row>
        <table:table-row table:style-name="ro1">
          <table:table-cell table:number-columns-repeated="3"/>
          <table:table-cell office:value-type="float" office:value="584">
            <text:p>584</text:p>
          </table:table-cell>
          <table:table-cell office:value-type="float" office:value="11.4496">
            <text:p>11.4496</text:p>
          </table:table-cell>
          <table:table-cell office:value-type="float" office:value="11.2133">
            <text:p>11.2133</text:p>
          </table:table-cell>
        </table:table-row>
        <table:table-row table:style-name="ro1">
          <table:table-cell table:number-columns-repeated="3"/>
          <table:table-cell office:value-type="float" office:value="585">
            <text:p>585</text:p>
          </table:table-cell>
          <table:table-cell office:value-type="float" office:value="11.3189">
            <text:p>11.3189</text:p>
          </table:table-cell>
          <table:table-cell office:value-type="float" office:value="11.4912">
            <text:p>11.4912</text:p>
          </table:table-cell>
        </table:table-row>
        <table:table-row table:style-name="ro1">
          <table:table-cell table:number-columns-repeated="3"/>
          <table:table-cell office:value-type="float" office:value="586">
            <text:p>586</text:p>
          </table:table-cell>
          <table:table-cell office:value-type="float" office:value="10.924">
            <text:p>10.924</text:p>
          </table:table-cell>
          <table:table-cell office:value-type="float" office:value="10.9707">
            <text:p>10.9707</text:p>
          </table:table-cell>
        </table:table-row>
        <table:table-row table:style-name="ro1">
          <table:table-cell table:number-columns-repeated="3"/>
          <table:table-cell office:value-type="float" office:value="587">
            <text:p>587</text:p>
          </table:table-cell>
          <table:table-cell office:value-type="float" office:value="11.454">
            <text:p>11.454</text:p>
          </table:table-cell>
          <table:table-cell office:value-type="float" office:value="11.496">
            <text:p>11.496</text:p>
          </table:table-cell>
        </table:table-row>
        <table:table-row table:style-name="ro1">
          <table:table-cell table:number-columns-repeated="3"/>
          <table:table-cell office:value-type="float" office:value="588">
            <text:p>588</text:p>
          </table:table-cell>
          <table:table-cell office:value-type="float" office:value="10.7929">
            <text:p>10.7929</text:p>
          </table:table-cell>
          <table:table-cell office:value-type="float" office:value="10.9258">
            <text:p>10.9258</text:p>
          </table:table-cell>
        </table:table-row>
        <table:table-row table:style-name="ro1">
          <table:table-cell table:number-columns-repeated="3"/>
          <table:table-cell office:value-type="float" office:value="589">
            <text:p>589</text:p>
          </table:table-cell>
          <table:table-cell office:value-type="float" office:value="11.4386">
            <text:p>11.4386</text:p>
          </table:table-cell>
          <table:table-cell office:value-type="float" office:value="11.4506">
            <text:p>11.4506</text:p>
          </table:table-cell>
        </table:table-row>
        <table:table-row table:style-name="ro1">
          <table:table-cell table:number-columns-repeated="3"/>
          <table:table-cell office:value-type="float" office:value="590">
            <text:p>590</text:p>
          </table:table-cell>
          <table:table-cell office:value-type="float" office:value="11.3189">
            <text:p>11.3189</text:p>
          </table:table-cell>
          <table:table-cell office:value-type="float" office:value="11.5453">
            <text:p>11.5453</text:p>
          </table:table-cell>
        </table:table-row>
        <table:table-row table:style-name="ro1">
          <table:table-cell table:number-columns-repeated="3"/>
          <table:table-cell office:value-type="float" office:value="591">
            <text:p>591</text:p>
          </table:table-cell>
          <table:table-cell office:value-type="float" office:value="10.924">
            <text:p>10.924</text:p>
          </table:table-cell>
          <table:table-cell office:value-type="float" office:value="10.9663">
            <text:p>10.9663</text:p>
          </table:table-cell>
        </table:table-row>
        <table:table-row table:style-name="ro1">
          <table:table-cell table:number-columns-repeated="3"/>
          <table:table-cell office:value-type="float" office:value="592">
            <text:p>592</text:p>
          </table:table-cell>
          <table:table-cell office:value-type="float" office:value="11.3077">
            <text:p>11.3077</text:p>
          </table:table-cell>
          <table:table-cell office:value-type="float" office:value="11.4693">
            <text:p>11.4693</text:p>
          </table:table-cell>
        </table:table-row>
        <table:table-row table:style-name="ro1">
          <table:table-cell table:number-columns-repeated="3"/>
          <table:table-cell office:value-type="float" office:value="593">
            <text:p>593</text:p>
          </table:table-cell>
          <table:table-cell office:value-type="float" office:value="11.45">
            <text:p>11.45</text:p>
          </table:table-cell>
          <table:table-cell office:value-type="float" office:value="11.4483">
            <text:p>11.4483</text:p>
          </table:table-cell>
        </table:table-row>
        <table:table-row table:style-name="ro1">
          <table:table-cell table:number-columns-repeated="3"/>
          <table:table-cell office:value-type="float" office:value="594">
            <text:p>594</text:p>
          </table:table-cell>
          <table:table-cell office:value-type="float" office:value="10.7817">
            <text:p>10.7817</text:p>
          </table:table-cell>
          <table:table-cell office:value-type="float" office:value="10.9249">
            <text:p>10.9249</text:p>
          </table:table-cell>
        </table:table-row>
        <table:table-row table:style-name="ro1">
          <table:table-cell table:number-columns-repeated="3"/>
          <table:table-cell office:value-type="float" office:value="595">
            <text:p>595</text:p>
          </table:table-cell>
          <table:table-cell office:value-type="float" office:value="11.4504">
            <text:p>11.4504</text:p>
          </table:table-cell>
          <table:table-cell office:value-type="float" office:value="11.5464">
            <text:p>11.5464</text:p>
          </table:table-cell>
        </table:table-row>
        <table:table-row table:style-name="ro1">
          <table:table-cell table:number-columns-repeated="3"/>
          <table:table-cell office:value-type="float" office:value="596">
            <text:p>596</text:p>
          </table:table-cell>
          <table:table-cell office:value-type="float" office:value="10.7929">
            <text:p>10.7929</text:p>
          </table:table-cell>
          <table:table-cell office:value-type="float" office:value="10.9641">
            <text:p>10.9641</text:p>
          </table:table-cell>
        </table:table-row>
        <table:table-row table:style-name="ro1">
          <table:table-cell table:number-columns-repeated="3"/>
          <table:table-cell office:value-type="float" office:value="597">
            <text:p>597</text:p>
          </table:table-cell>
          <table:table-cell office:value-type="float" office:value="11.4646">
            <text:p>11.4646</text:p>
          </table:table-cell>
          <table:table-cell office:value-type="float" office:value="11.4826">
            <text:p>11.4826</text:p>
          </table:table-cell>
        </table:table-row>
        <table:table-row table:style-name="ro1">
          <table:table-cell table:number-columns-repeated="3"/>
          <table:table-cell office:value-type="float" office:value="598">
            <text:p>598</text:p>
          </table:table-cell>
          <table:table-cell office:value-type="float" office:value="11.4504">
            <text:p>11.4504</text:p>
          </table:table-cell>
          <table:table-cell office:value-type="float" office:value="11.4791">
            <text:p>11.4791</text:p>
          </table:table-cell>
        </table:table-row>
        <table:table-row table:style-name="ro1">
          <table:table-cell table:number-columns-repeated="3"/>
          <table:table-cell office:value-type="float" office:value="599">
            <text:p>599</text:p>
          </table:table-cell>
          <table:table-cell office:value-type="float" office:value="10.7925">
            <text:p>10.7925</text:p>
          </table:table-cell>
          <table:table-cell office:value-type="float" office:value="10.9547">
            <text:p>10.9547</text:p>
          </table:table-cell>
        </table:table-row>
        <table:table-row table:style-name="ro1">
          <table:table-cell table:number-columns-repeated="3"/>
          <table:table-cell office:value-type="float" office:value="600">
            <text:p>600</text:p>
          </table:table-cell>
          <table:table-cell office:value-type="float" office:value="11.439">
            <text:p>11.439</text:p>
          </table:table-cell>
          <table:table-cell office:value-type="float" office:value="11.4163">
            <text:p>11.4163</text:p>
          </table:table-cell>
        </table:table-row>
        <table:table-row table:style-name="ro1">
          <table:table-cell table:number-columns-repeated="3"/>
          <table:table-cell office:value-type="float" office:value="601">
            <text:p>601</text:p>
          </table:table-cell>
          <table:table-cell office:value-type="float" office:value="10.7929">
            <text:p>10.7929</text:p>
          </table:table-cell>
          <table:table-cell office:value-type="float" office:value="10.9875">
            <text:p>10.9875</text:p>
          </table:table-cell>
        </table:table-row>
        <table:table-row table:style-name="ro1">
          <table:table-cell table:number-columns-repeated="3"/>
          <table:table-cell office:value-type="float" office:value="602">
            <text:p>602</text:p>
          </table:table-cell>
          <table:table-cell office:value-type="float" office:value="11.45">
            <text:p>11.45</text:p>
          </table:table-cell>
          <table:table-cell office:value-type="float" office:value="11.5175">
            <text:p>11.5175</text:p>
          </table:table-cell>
        </table:table-row>
        <table:table-row table:style-name="ro1">
          <table:table-cell table:number-columns-repeated="3"/>
          <table:table-cell office:value-type="float" office:value="603">
            <text:p>603</text:p>
          </table:table-cell>
          <table:table-cell office:value-type="float" office:value="11.3077">
            <text:p>11.3077</text:p>
          </table:table-cell>
          <table:table-cell office:value-type="float" office:value="11.4221">
            <text:p>11.4221</text:p>
          </table:table-cell>
        </table:table-row>
        <table:table-row table:style-name="ro1">
          <table:table-cell table:number-columns-repeated="3"/>
          <table:table-cell office:value-type="float" office:value="604">
            <text:p>604</text:p>
          </table:table-cell>
          <table:table-cell office:value-type="float" office:value="10.924">
            <text:p>10.924</text:p>
          </table:table-cell>
          <table:table-cell office:value-type="float" office:value="10.9746">
            <text:p>10.9746</text:p>
          </table:table-cell>
        </table:table-row>
        <table:table-row table:style-name="ro1">
          <table:table-cell table:number-columns-repeated="3"/>
          <table:table-cell office:value-type="float" office:value="605">
            <text:p>605</text:p>
          </table:table-cell>
          <table:table-cell office:value-type="float" office:value="11.3185">
            <text:p>11.3185</text:p>
          </table:table-cell>
          <table:table-cell office:value-type="float" office:value="11.5003">
            <text:p>11.5003</text:p>
          </table:table-cell>
        </table:table-row>
        <table:table-row table:style-name="ro1">
          <table:table-cell table:number-columns-repeated="3"/>
          <table:table-cell office:value-type="float" office:value="606">
            <text:p>606</text:p>
          </table:table-cell>
          <table:table-cell office:value-type="float" office:value="11.4504">
            <text:p>11.4504</text:p>
          </table:table-cell>
          <table:table-cell office:value-type="float" office:value="11.5144">
            <text:p>11.5144</text:p>
          </table:table-cell>
        </table:table-row>
        <table:table-row table:style-name="ro1">
          <table:table-cell table:number-columns-repeated="3"/>
          <table:table-cell office:value-type="float" office:value="607">
            <text:p>607</text:p>
          </table:table-cell>
          <table:table-cell office:value-type="float" office:value="10.8075">
            <text:p>10.8075</text:p>
          </table:table-cell>
          <table:table-cell office:value-type="float" office:value="10.9053">
            <text:p>10.9053</text:p>
          </table:table-cell>
        </table:table-row>
        <table:table-row table:style-name="ro1">
          <table:table-cell table:number-columns-repeated="3"/>
          <table:table-cell office:value-type="float" office:value="608">
            <text:p>608</text:p>
          </table:table-cell>
          <table:table-cell office:value-type="float" office:value="11.439">
            <text:p>11.439</text:p>
          </table:table-cell>
          <table:table-cell office:value-type="float" office:value="11.528">
            <text:p>11.528</text:p>
          </table:table-cell>
        </table:table-row>
        <table:table-row table:style-name="ro1">
          <table:table-cell table:number-columns-repeated="3"/>
          <table:table-cell office:value-type="float" office:value="609">
            <text:p>609</text:p>
          </table:table-cell>
          <table:table-cell office:value-type="float" office:value="10.924">
            <text:p>10.924</text:p>
          </table:table-cell>
          <table:table-cell office:value-type="float" office:value="10.9027">
            <text:p>10.9027</text:p>
          </table:table-cell>
        </table:table-row>
        <table:table-row table:style-name="ro1">
          <table:table-cell table:number-columns-repeated="3"/>
          <table:table-cell office:value-type="float" office:value="610">
            <text:p>610</text:p>
          </table:table-cell>
          <table:table-cell office:value-type="float" office:value="11.3185">
            <text:p>11.3185</text:p>
          </table:table-cell>
          <table:table-cell office:value-type="float" office:value="11.5458">
            <text:p>11.5458</text:p>
          </table:table-cell>
        </table:table-row>
        <table:table-row table:style-name="ro1">
          <table:table-cell table:number-columns-repeated="3"/>
          <table:table-cell office:value-type="float" office:value="611">
            <text:p>611</text:p>
          </table:table-cell>
          <table:table-cell office:value-type="float" office:value="11.4504">
            <text:p>11.4504</text:p>
          </table:table-cell>
          <table:table-cell office:value-type="float" office:value="11.4799">
            <text:p>11.4799</text:p>
          </table:table-cell>
        </table:table-row>
        <table:table-row table:style-name="ro1">
          <table:table-cell table:number-columns-repeated="3"/>
          <table:table-cell office:value-type="float" office:value="612">
            <text:p>612</text:p>
          </table:table-cell>
          <table:table-cell office:value-type="float" office:value="10.7929">
            <text:p>10.7929</text:p>
          </table:table-cell>
          <table:table-cell office:value-type="float" office:value="10.9597">
            <text:p>10.9597</text:p>
          </table:table-cell>
        </table:table-row>
        <table:table-row table:style-name="ro1">
          <table:table-cell table:number-columns-repeated="3"/>
          <table:table-cell office:value-type="float" office:value="613">
            <text:p>613</text:p>
          </table:table-cell>
          <table:table-cell office:value-type="float" office:value="11.45">
            <text:p>11.45</text:p>
          </table:table-cell>
          <table:table-cell office:value-type="float" office:value="11.477">
            <text:p>11.477</text:p>
          </table:table-cell>
        </table:table-row>
        <table:table-row table:style-name="ro1">
          <table:table-cell table:number-columns-repeated="3"/>
          <table:table-cell office:value-type="float" office:value="614">
            <text:p>614</text:p>
          </table:table-cell>
          <table:table-cell office:value-type="float" office:value="12.8966">
            <text:p>12.8966</text:p>
          </table:table-cell>
          <table:table-cell office:value-type="float" office:value="13.1204">
            <text:p>13.1204</text:p>
          </table:table-cell>
        </table:table-row>
        <table:table-row table:style-name="ro1">
          <table:table-cell table:number-columns-repeated="3"/>
          <table:table-cell office:value-type="float" office:value="615">
            <text:p>615</text:p>
          </table:table-cell>
          <table:table-cell office:value-type="float" office:value="11.3073">
            <text:p>11.3073</text:p>
          </table:table-cell>
          <table:table-cell office:value-type="float" office:value="11.4945">
            <text:p>11.4945</text:p>
          </table:table-cell>
        </table:table-row>
        <table:table-row table:style-name="ro1">
          <table:table-cell table:number-columns-repeated="3"/>
          <table:table-cell office:value-type="float" office:value="616">
            <text:p>616</text:p>
          </table:table-cell>
          <table:table-cell office:value-type="float" office:value="11.4504">
            <text:p>11.4504</text:p>
          </table:table-cell>
          <table:table-cell office:value-type="float" office:value="11.4878">
            <text:p>11.4878</text:p>
          </table:table-cell>
        </table:table-row>
        <table:table-row table:style-name="ro1">
          <table:table-cell table:number-columns-repeated="3"/>
          <table:table-cell office:value-type="float" office:value="617">
            <text:p>617</text:p>
          </table:table-cell>
          <table:table-cell office:value-type="float" office:value="10.9394">
            <text:p>10.9394</text:p>
          </table:table-cell>
          <table:table-cell office:value-type="float" office:value="10.9599">
            <text:p>10.9599</text:p>
          </table:table-cell>
        </table:table-row>
        <table:table-row table:style-name="ro1">
          <table:table-cell table:number-columns-repeated="3"/>
          <table:table-cell office:value-type="float" office:value="618">
            <text:p>618</text:p>
          </table:table-cell>
          <table:table-cell office:value-type="float" office:value="11.3185">
            <text:p>11.3185</text:p>
          </table:table-cell>
          <table:table-cell office:value-type="float" office:value="11.476">
            <text:p>11.476</text:p>
          </table:table-cell>
        </table:table-row>
        <table:table-row table:style-name="ro1">
          <table:table-cell table:number-columns-repeated="3"/>
          <table:table-cell office:value-type="float" office:value="619">
            <text:p>619</text:p>
          </table:table-cell>
          <table:table-cell office:value-type="float" office:value="13.9491">
            <text:p>13.9491</text:p>
          </table:table-cell>
          <table:table-cell office:value-type="float" office:value="14.6006">
            <text:p>14.6006</text:p>
          </table:table-cell>
        </table:table-row>
        <table:table-row table:style-name="ro1">
          <table:table-cell table:number-columns-repeated="3"/>
          <table:table-cell office:value-type="float" office:value="620">
            <text:p>620</text:p>
          </table:table-cell>
          <table:table-cell office:value-type="float" office:value="16.5768">
            <text:p>16.5768</text:p>
          </table:table-cell>
          <table:table-cell office:value-type="float" office:value="16.4543">
            <text:p>16.4543</text:p>
          </table:table-cell>
        </table:table-row>
        <table:table-row table:style-name="ro1">
          <table:table-cell table:number-columns-repeated="3"/>
          <table:table-cell office:value-type="float" office:value="621">
            <text:p>621</text:p>
          </table:table-cell>
          <table:table-cell office:value-type="float" office:value="16.0487">
            <text:p>16.0487</text:p>
          </table:table-cell>
          <table:table-cell office:value-type="float" office:value="16.3966">
            <text:p>16.3966</text:p>
          </table:table-cell>
        </table:table-row>
        <table:table-row table:style-name="ro1">
          <table:table-cell table:number-columns-repeated="3"/>
          <table:table-cell office:value-type="float" office:value="622">
            <text:p>622</text:p>
          </table:table-cell>
          <table:table-cell office:value-type="float" office:value="14.9983">
            <text:p>14.9983</text:p>
          </table:table-cell>
          <table:table-cell office:value-type="float" office:value="15.2687">
            <text:p>15.2687</text:p>
          </table:table-cell>
        </table:table-row>
        <table:table-row table:style-name="ro1">
          <table:table-cell table:number-columns-repeated="3"/>
          <table:table-cell office:value-type="float" office:value="623">
            <text:p>623</text:p>
          </table:table-cell>
          <table:table-cell office:value-type="float" office:value="16.5624">
            <text:p>16.5624</text:p>
          </table:table-cell>
          <table:table-cell office:value-type="float" office:value="16.5512">
            <text:p>16.5512</text:p>
          </table:table-cell>
        </table:table-row>
        <table:table-row table:style-name="ro1">
          <table:table-cell table:number-columns-repeated="3"/>
          <table:table-cell office:value-type="float" office:value="624">
            <text:p>624</text:p>
          </table:table-cell>
          <table:table-cell office:value-type="float" office:value="13.9479">
            <text:p>13.9479</text:p>
          </table:table-cell>
          <table:table-cell office:value-type="float" office:value="13.6226">
            <text:p>13.6226</text:p>
          </table:table-cell>
        </table:table-row>
        <table:table-row table:style-name="ro1">
          <table:table-cell table:number-columns-repeated="3"/>
          <table:table-cell office:value-type="float" office:value="625">
            <text:p>625</text:p>
          </table:table-cell>
          <table:table-cell office:value-type="float" office:value="4.2137">
            <text:p>4.2137</text:p>
          </table:table-cell>
          <table:table-cell office:value-type="float" office:value="4.37204">
            <text:p>4.37204</text:p>
          </table:table-cell>
        </table:table-row>
        <table:table-row table:style-name="ro1">
          <table:table-cell table:number-columns-repeated="3"/>
          <table:table-cell office:value-type="float" office:value="626">
            <text:p>626</text:p>
          </table:table-cell>
          <table:table-cell office:value-type="float" office:value="10.9135">
            <text:p>10.9135</text:p>
          </table:table-cell>
          <table:table-cell office:value-type="float" office:value="10.9453">
            <text:p>10.9453</text:p>
          </table:table-cell>
        </table:table-row>
        <table:table-row table:style-name="ro1">
          <table:table-cell table:number-columns-repeated="3"/>
          <table:table-cell office:value-type="float" office:value="627">
            <text:p>627</text:p>
          </table:table-cell>
          <table:table-cell office:value-type="float" office:value="11.3335">
            <text:p>11.3335</text:p>
          </table:table-cell>
          <table:table-cell office:value-type="float" office:value="11.4826">
            <text:p>11.4826</text:p>
          </table:table-cell>
        </table:table-row>
        <table:table-row table:style-name="ro1">
          <table:table-cell table:number-columns-repeated="3"/>
          <table:table-cell office:value-type="float" office:value="628">
            <text:p>628</text:p>
          </table:table-cell>
          <table:table-cell office:value-type="float" office:value="12.8842">
            <text:p>12.8842</text:p>
          </table:table-cell>
          <table:table-cell office:value-type="float" office:value="13.5472">
            <text:p>13.5472</text:p>
          </table:table-cell>
        </table:table-row>
        <table:table-row table:style-name="ro1">
          <table:table-cell table:number-columns-repeated="3"/>
          <table:table-cell office:value-type="float" office:value="629">
            <text:p>629</text:p>
          </table:table-cell>
          <table:table-cell office:value-type="float" office:value="16.576">
            <text:p>16.576</text:p>
          </table:table-cell>
          <table:table-cell office:value-type="float" office:value="16.6827">
            <text:p>16.6827</text:p>
          </table:table-cell>
        </table:table-row>
        <table:table-row table:style-name="ro1">
          <table:table-cell table:number-columns-repeated="3"/>
          <table:table-cell office:value-type="float" office:value="630">
            <text:p>630</text:p>
          </table:table-cell>
          <table:table-cell office:value-type="float" office:value="16.5743">
            <text:p>16.5743</text:p>
          </table:table-cell>
          <table:table-cell office:value-type="float" office:value="16.4774">
            <text:p>16.4774</text:p>
          </table:table-cell>
        </table:table-row>
        <table:table-row table:style-name="ro1">
          <table:table-cell table:number-columns-repeated="3"/>
          <table:table-cell office:value-type="float" office:value="631">
            <text:p>631</text:p>
          </table:table-cell>
          <table:table-cell office:value-type="float" office:value="16.0327">
            <text:p>16.0327</text:p>
          </table:table-cell>
          <table:table-cell office:value-type="float" office:value="16.3622">
            <text:p>16.3622</text:p>
          </table:table-cell>
        </table:table-row>
        <table:table-row table:style-name="ro1">
          <table:table-cell table:number-columns-repeated="3"/>
          <table:table-cell office:value-type="float" office:value="632">
            <text:p>632</text:p>
          </table:table-cell>
          <table:table-cell office:value-type="float" office:value="16.5743">
            <text:p>16.5743</text:p>
          </table:table-cell>
          <table:table-cell office:value-type="float" office:value="16.468">
            <text:p>16.468</text:p>
          </table:table-cell>
        </table:table-row>
        <table:table-row table:style-name="ro1">
          <table:table-cell table:number-columns-repeated="3"/>
          <table:table-cell office:value-type="float" office:value="633">
            <text:p>633</text:p>
          </table:table-cell>
          <table:table-cell office:value-type="float" office:value="7.23079">
            <text:p>7.23079</text:p>
          </table:table-cell>
          <table:table-cell office:value-type="float" office:value="6.55168">
            <text:p>6.55168</text:p>
          </table:table-cell>
        </table:table-row>
        <table:table-row table:style-name="ro1">
          <table:table-cell table:number-columns-repeated="3"/>
          <table:table-cell office:value-type="float" office:value="634">
            <text:p>634</text:p>
          </table:table-cell>
          <table:table-cell office:value-type="float" office:value="10.9215">
            <text:p>10.9215</text:p>
          </table:table-cell>
          <table:table-cell office:value-type="float" office:value="12.0398">
            <text:p>12.0398</text:p>
          </table:table-cell>
        </table:table-row>
        <table:table-row table:style-name="ro1">
          <table:table-cell table:number-columns-repeated="3"/>
          <table:table-cell office:value-type="float" office:value="635">
            <text:p>635</text:p>
          </table:table-cell>
          <table:table-cell office:value-type="float" office:value="12.8962">
            <text:p>12.8962</text:p>
          </table:table-cell>
          <table:table-cell office:value-type="float" office:value="12.6258">
            <text:p>12.6258</text:p>
          </table:table-cell>
        </table:table-row>
        <table:table-row table:style-name="ro1">
          <table:table-cell table:number-columns-repeated="3"/>
          <table:table-cell office:value-type="float" office:value="636">
            <text:p>636</text:p>
          </table:table-cell>
          <table:table-cell office:value-type="float" office:value="10.7929">
            <text:p>10.7929</text:p>
          </table:table-cell>
          <table:table-cell office:value-type="float" office:value="10.9517">
            <text:p>10.9517</text:p>
          </table:table-cell>
        </table:table-row>
        <table:table-row table:style-name="ro1">
          <table:table-cell table:number-columns-repeated="3"/>
          <table:table-cell office:value-type="float" office:value="637">
            <text:p>637</text:p>
          </table:table-cell>
          <table:table-cell office:value-type="float" office:value="14.0812">
            <text:p>14.0812</text:p>
          </table:table-cell>
          <table:table-cell office:value-type="float" office:value="14.3476">
            <text:p>14.3476</text:p>
          </table:table-cell>
        </table:table-row>
        <table:table-row table:style-name="ro1">
          <table:table-cell table:number-columns-repeated="3"/>
          <table:table-cell office:value-type="float" office:value="638">
            <text:p>638</text:p>
          </table:table-cell>
          <table:table-cell office:value-type="float" office:value="16.0336">
            <text:p>16.0336</text:p>
          </table:table-cell>
          <table:table-cell office:value-type="float" office:value="16.4038">
            <text:p>16.4038</text:p>
          </table:table-cell>
        </table:table-row>
        <table:table-row table:style-name="ro1">
          <table:table-cell table:number-columns-repeated="3"/>
          <table:table-cell office:value-type="float" office:value="639">
            <text:p>639</text:p>
          </table:table-cell>
          <table:table-cell office:value-type="float" office:value="16.4428">
            <text:p>16.4428</text:p>
          </table:table-cell>
          <table:table-cell office:value-type="float" office:value="16.4774">
            <text:p>16.4774</text:p>
          </table:table-cell>
        </table:table-row>
        <table:table-row table:style-name="ro1">
          <table:table-cell table:number-columns-repeated="3"/>
          <table:table-cell office:value-type="float" office:value="640">
            <text:p>640</text:p>
          </table:table-cell>
          <table:table-cell office:value-type="float" office:value="16.0487">
            <text:p>16.0487</text:p>
          </table:table-cell>
          <table:table-cell office:value-type="float" office:value="16.3729">
            <text:p>16.3729</text:p>
          </table:table-cell>
        </table:table-row>
        <table:table-row table:style-name="ro1">
          <table:table-cell table:number-columns-repeated="3"/>
          <table:table-cell office:value-type="float" office:value="641">
            <text:p>641</text:p>
          </table:table-cell>
          <table:table-cell office:value-type="float" office:value="14.9979">
            <text:p>14.9979</text:p>
          </table:table-cell>
          <table:table-cell office:value-type="float" office:value="14.5149">
            <text:p>14.5149</text:p>
          </table:table-cell>
        </table:table-row>
        <table:table-row table:style-name="ro1">
          <table:table-cell table:number-columns-repeated="3"/>
          <table:table-cell office:value-type="float" office:value="642">
            <text:p>642</text:p>
          </table:table-cell>
          <table:table-cell office:value-type="float" office:value="1.58143">
            <text:p>1.58143</text:p>
          </table:table-cell>
          <table:table-cell office:value-type="float" office:value="1.67448">
            <text:p>1.67448</text:p>
          </table:table-cell>
        </table:table-row>
        <table:table-row table:style-name="ro1">
          <table:table-cell table:number-columns-repeated="3"/>
          <table:table-cell office:value-type="float" office:value="643">
            <text:p>643</text:p>
          </table:table-cell>
          <table:table-cell office:value-type="float" office:value="6.18509">
            <text:p>6.18509</text:p>
          </table:table-cell>
          <table:table-cell office:value-type="float" office:value="6.40844">
            <text:p>6.40844</text:p>
          </table:table-cell>
        </table:table-row>
        <table:table-row table:style-name="ro1">
          <table:table-cell table:number-columns-repeated="3"/>
          <table:table-cell office:value-type="float" office:value="644">
            <text:p>644</text:p>
          </table:table-cell>
          <table:table-cell office:value-type="float" office:value="11.9757">
            <text:p>11.9757</text:p>
          </table:table-cell>
          <table:table-cell office:value-type="float" office:value="12.164">
            <text:p>12.164</text:p>
          </table:table-cell>
        </table:table-row>
        <table:table-row table:style-name="ro1">
          <table:table-cell table:number-columns-repeated="3"/>
          <table:table-cell office:value-type="float" office:value="645">
            <text:p>645</text:p>
          </table:table-cell>
          <table:table-cell office:value-type="float" office:value="13.9479">
            <text:p>13.9479</text:p>
          </table:table-cell>
          <table:table-cell office:value-type="float" office:value="14.3481">
            <text:p>14.3481</text:p>
          </table:table-cell>
        </table:table-row>
        <table:table-row table:style-name="ro1">
          <table:table-cell table:number-columns-repeated="3"/>
          <table:table-cell office:value-type="float" office:value="646">
            <text:p>646</text:p>
          </table:table-cell>
          <table:table-cell office:value-type="float" office:value="16.0633">
            <text:p>16.0633</text:p>
          </table:table-cell>
          <table:table-cell office:value-type="float" office:value="16.402">
            <text:p>16.402</text:p>
          </table:table-cell>
        </table:table-row>
        <table:table-row table:style-name="ro1">
          <table:table-cell table:number-columns-repeated="3"/>
          <table:table-cell office:value-type="float" office:value="647">
            <text:p>647</text:p>
          </table:table-cell>
          <table:table-cell office:value-type="float" office:value="16.0487">
            <text:p>16.0487</text:p>
          </table:table-cell>
          <table:table-cell office:value-type="float" office:value="15.9541">
            <text:p>15.9541</text:p>
          </table:table-cell>
        </table:table-row>
        <table:table-row table:style-name="ro1">
          <table:table-cell table:number-columns-repeated="3"/>
          <table:table-cell office:value-type="float" office:value="648">
            <text:p>648</text:p>
          </table:table-cell>
          <table:table-cell office:value-type="float" office:value="16.0348">
            <text:p>16.0348</text:p>
          </table:table-cell>
          <table:table-cell office:value-type="float" office:value="16.3765">
            <text:p>16.3765</text:p>
          </table:table-cell>
        </table:table-row>
        <table:table-row table:style-name="ro1">
          <table:table-cell table:number-columns-repeated="3"/>
          <table:table-cell office:value-type="float" office:value="649">
            <text:p>649</text:p>
          </table:table-cell>
          <table:table-cell office:value-type="float" office:value="3.15996">
            <text:p>3.15996</text:p>
          </table:table-cell>
          <table:table-cell office:value-type="float" office:value="2.45757">
            <text:p>2.45757</text:p>
          </table:table-cell>
        </table:table-row>
        <table:table-row table:style-name="ro1">
          <table:table-cell table:number-columns-repeated="3"/>
          <table:table-cell office:value-type="float" office:value="650">
            <text:p>650</text:p>
          </table:table-cell>
          <table:table-cell office:value-type="float" office:value="7.10649">
            <text:p>7.10649</text:p>
          </table:table-cell>
          <table:table-cell office:value-type="float" office:value="8.00056">
            <text:p>8.00056</text:p>
          </table:table-cell>
        </table:table-row>
        <table:table-row table:style-name="ro1">
          <table:table-cell table:number-columns-repeated="3"/>
          <table:table-cell office:value-type="float" office:value="651">
            <text:p>651</text:p>
          </table:table-cell>
          <table:table-cell office:value-type="float" office:value="6.7132">
            <text:p>6.7132</text:p>
          </table:table-cell>
          <table:table-cell office:value-type="float" office:value="6.95438">
            <text:p>6.95438</text:p>
          </table:table-cell>
        </table:table-row>
        <table:table-row table:style-name="ro1">
          <table:table-cell table:number-columns-repeated="3"/>
          <table:table-cell office:value-type="float" office:value="652">
            <text:p>652</text:p>
          </table:table-cell>
          <table:table-cell office:value-type="float" office:value="11.4492">
            <text:p>11.4492</text:p>
          </table:table-cell>
          <table:table-cell office:value-type="float" office:value="11.1076">
            <text:p>11.1076</text:p>
          </table:table-cell>
        </table:table-row>
        <table:table-row table:style-name="ro1">
          <table:table-cell table:number-columns-repeated="3"/>
          <table:table-cell office:value-type="float" office:value="653">
            <text:p>653</text:p>
          </table:table-cell>
          <table:table-cell office:value-type="float" office:value="11.3077">
            <text:p>11.3077</text:p>
          </table:table-cell>
          <table:table-cell office:value-type="float" office:value="11.4782">
            <text:p>11.4782</text:p>
          </table:table-cell>
        </table:table-row>
        <table:table-row table:style-name="ro1">
          <table:table-cell table:number-columns-repeated="3"/>
          <table:table-cell office:value-type="float" office:value="654">
            <text:p>654</text:p>
          </table:table-cell>
          <table:table-cell office:value-type="float" office:value="10.9244">
            <text:p>10.9244</text:p>
          </table:table-cell>
          <table:table-cell office:value-type="float" office:value="10.9605">
            <text:p>10.9605</text:p>
          </table:table-cell>
        </table:table-row>
        <table:table-row table:style-name="ro1">
          <table:table-cell table:number-columns-repeated="3"/>
          <table:table-cell office:value-type="float" office:value="655">
            <text:p>655</text:p>
          </table:table-cell>
          <table:table-cell office:value-type="float" office:value="11.45">
            <text:p>11.45</text:p>
          </table:table-cell>
          <table:table-cell office:value-type="float" office:value="11.4862">
            <text:p>11.4862</text:p>
          </table:table-cell>
        </table:table-row>
        <table:table-row table:style-name="ro1">
          <table:table-cell table:number-columns-repeated="3"/>
          <table:table-cell office:value-type="float" office:value="656">
            <text:p>656</text:p>
          </table:table-cell>
          <table:table-cell office:value-type="float" office:value="11.3227">
            <text:p>11.3227</text:p>
          </table:table-cell>
          <table:table-cell office:value-type="float" office:value="11.4774">
            <text:p>11.4774</text:p>
          </table:table-cell>
        </table:table-row>
        <table:table-row table:style-name="ro1">
          <table:table-cell table:number-columns-repeated="3"/>
          <table:table-cell office:value-type="float" office:value="657">
            <text:p>657</text:p>
          </table:table-cell>
          <table:table-cell office:value-type="float" office:value="10.924">
            <text:p>10.924</text:p>
          </table:table-cell>
          <table:table-cell office:value-type="float" office:value="10.9758">
            <text:p>10.9758</text:p>
          </table:table-cell>
        </table:table-row>
        <table:table-row table:style-name="ro1">
          <table:table-cell table:number-columns-repeated="3"/>
          <table:table-cell office:value-type="float" office:value="658">
            <text:p>658</text:p>
          </table:table-cell>
          <table:table-cell office:value-type="float" office:value="11.3185">
            <text:p>11.3185</text:p>
          </table:table-cell>
          <table:table-cell office:value-type="float" office:value="11.453">
            <text:p>11.453</text:p>
          </table:table-cell>
        </table:table-row>
        <table:table-row table:style-name="ro1">
          <table:table-cell table:number-columns-repeated="3"/>
          <table:table-cell office:value-type="float" office:value="659">
            <text:p>659</text:p>
          </table:table-cell>
          <table:table-cell office:value-type="float" office:value="11.439">
            <text:p>11.439</text:p>
          </table:table-cell>
          <table:table-cell office:value-type="float" office:value="11.513">
            <text:p>11.513</text:p>
          </table:table-cell>
        </table:table-row>
        <table:table-row table:style-name="ro1">
          <table:table-cell table:number-columns-repeated="3"/>
          <table:table-cell office:value-type="float" office:value="660">
            <text:p>660</text:p>
          </table:table-cell>
          <table:table-cell office:value-type="float" office:value="10.9244">
            <text:p>10.9244</text:p>
          </table:table-cell>
          <table:table-cell office:value-type="float" office:value="10.972">
            <text:p>10.972</text:p>
          </table:table-cell>
        </table:table-row>
        <table:table-row table:style-name="ro1">
          <table:table-cell table:number-columns-repeated="3"/>
          <table:table-cell office:value-type="float" office:value="661">
            <text:p>661</text:p>
          </table:table-cell>
          <table:table-cell office:value-type="float" office:value="11.3185">
            <text:p>11.3185</text:p>
          </table:table-cell>
          <table:table-cell office:value-type="float" office:value="11.4891">
            <text:p>11.4891</text:p>
          </table:table-cell>
        </table:table-row>
        <table:table-row table:style-name="ro1">
          <table:table-cell table:number-columns-repeated="3"/>
          <table:table-cell office:value-type="float" office:value="662">
            <text:p>662</text:p>
          </table:table-cell>
          <table:table-cell office:value-type="float" office:value="11.3189">
            <text:p>11.3189</text:p>
          </table:table-cell>
          <table:table-cell office:value-type="float" office:value="11.4872">
            <text:p>11.4872</text:p>
          </table:table-cell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office:value-type="float" office:value="10.9131">
            <text:p>10.9131</text:p>
          </table:table-cell>
          <table:table-cell office:value-type="float" office:value="10.9559">
            <text:p>10.9559</text:p>
          </table:table-cell>
        </table:table-row>
        <table:table-row table:style-name="ro1">
          <table:table-cell table:number-columns-repeated="3"/>
          <table:table-cell office:value-type="float" office:value="664">
            <text:p>664</text:p>
          </table:table-cell>
          <table:table-cell office:value-type="float" office:value="11.4504">
            <text:p>11.4504</text:p>
          </table:table-cell>
          <table:table-cell office:value-type="float" office:value="11.4865">
            <text:p>11.4865</text:p>
          </table:table-cell>
        </table:table-row>
        <table:table-row table:style-name="ro1">
          <table:table-cell table:number-columns-repeated="3"/>
          <table:table-cell office:value-type="float" office:value="665">
            <text:p>665</text:p>
          </table:table-cell>
          <table:table-cell office:value-type="float" office:value="11.3077">
            <text:p>11.3077</text:p>
          </table:table-cell>
          <table:table-cell office:value-type="float" office:value="11.4698">
            <text:p>11.4698</text:p>
          </table:table-cell>
        </table:table-row>
        <table:table-row table:style-name="ro1">
          <table:table-cell table:number-columns-repeated="3"/>
          <table:table-cell office:value-type="float" office:value="666">
            <text:p>666</text:p>
          </table:table-cell>
          <table:table-cell office:value-type="float" office:value="10.939">
            <text:p>10.939</text:p>
          </table:table-cell>
          <table:table-cell office:value-type="float" office:value="10.9594">
            <text:p>10.9594</text:p>
          </table:table-cell>
        </table:table-row>
        <table:table-row table:style-name="ro1">
          <table:table-cell table:number-columns-repeated="3"/>
          <table:table-cell office:value-type="float" office:value="667">
            <text:p>667</text:p>
          </table:table-cell>
          <table:table-cell office:value-type="float" office:value="13.147">
            <text:p>13.147</text:p>
          </table:table-cell>
          <table:table-cell office:value-type="float" office:value="13.5456">
            <text:p>13.5456</text:p>
          </table:table-cell>
        </table:table-row>
        <table:table-row table:style-name="ro1">
          <table:table-cell table:number-columns-repeated="3"/>
          <table:table-cell office:value-type="float" office:value="668">
            <text:p>668</text:p>
          </table:table-cell>
          <table:table-cell office:value-type="float" office:value="11.175">
            <text:p>11.175</text:p>
          </table:table-cell>
          <table:table-cell office:value-type="float" office:value="11.0181">
            <text:p>11.0181</text:p>
          </table:table-cell>
        </table:table-row>
        <table:table-row table:style-name="ro1">
          <table:table-cell table:number-columns-repeated="3"/>
          <table:table-cell office:value-type="float" office:value="669">
            <text:p>669</text:p>
          </table:table-cell>
          <table:table-cell office:value-type="float" office:value="11.3189">
            <text:p>11.3189</text:p>
          </table:table-cell>
          <table:table-cell office:value-type="float" office:value="11.4892">
            <text:p>11.4892</text:p>
          </table:table-cell>
        </table:table-row>
        <table:table-row table:style-name="ro1">
          <table:table-cell table:number-columns-repeated="3"/>
          <table:table-cell office:value-type="float" office:value="670">
            <text:p>670</text:p>
          </table:table-cell>
          <table:table-cell office:value-type="float" office:value="10.9131">
            <text:p>10.9131</text:p>
          </table:table-cell>
          <table:table-cell office:value-type="float" office:value="10.9543">
            <text:p>10.9543</text:p>
          </table:table-cell>
        </table:table-row>
        <table:table-row table:style-name="ro1">
          <table:table-cell table:number-columns-repeated="3"/>
          <table:table-cell office:value-type="float" office:value="671">
            <text:p>671</text:p>
          </table:table-cell>
          <table:table-cell office:value-type="float" office:value="11.3189">
            <text:p>11.3189</text:p>
          </table:table-cell>
          <table:table-cell office:value-type="float" office:value="11.487">
            <text:p>11.487</text:p>
          </table:table-cell>
        </table:table-row>
        <table:table-row table:style-name="ro1">
          <table:table-cell table:number-columns-repeated="3"/>
          <table:table-cell office:value-type="float" office:value="672">
            <text:p>672</text:p>
          </table:table-cell>
          <table:table-cell office:value-type="float" office:value="11.3194">
            <text:p>11.3194</text:p>
          </table:table-cell>
          <table:table-cell office:value-type="float" office:value="11.4841">
            <text:p>11.4841</text:p>
          </table:table-cell>
        </table:table-row>
        <table:table-row table:style-name="ro1">
          <table:table-cell table:number-columns-repeated="3"/>
          <table:table-cell office:value-type="float" office:value="673">
            <text:p>673</text:p>
          </table:table-cell>
          <table:table-cell office:value-type="float" office:value="10.9236">
            <text:p>10.9236</text:p>
          </table:table-cell>
          <table:table-cell office:value-type="float" office:value="10.9627">
            <text:p>10.9627</text:p>
          </table:table-cell>
        </table:table-row>
        <table:table-row table:style-name="ro1">
          <table:table-cell table:number-columns-repeated="3"/>
          <table:table-cell office:value-type="float" office:value="674">
            <text:p>674</text:p>
          </table:table-cell>
          <table:table-cell office:value-type="float" office:value="11.4504">
            <text:p>11.4504</text:p>
          </table:table-cell>
          <table:table-cell office:value-type="float" office:value="11.4639">
            <text:p>11.4639</text:p>
          </table:table-cell>
        </table:table-row>
        <table:table-row table:style-name="ro1">
          <table:table-cell table:number-columns-repeated="3"/>
          <table:table-cell office:value-type="float" office:value="675">
            <text:p>675</text:p>
          </table:table-cell>
          <table:table-cell office:value-type="float" office:value="11.439">
            <text:p>11.439</text:p>
          </table:table-cell>
          <table:table-cell office:value-type="float" office:value="11.5005">
            <text:p>11.5005</text:p>
          </table:table-cell>
        </table:table-row>
        <table:table-row table:style-name="ro1">
          <table:table-cell table:number-columns-repeated="3"/>
          <table:table-cell office:value-type="float" office:value="676">
            <text:p>676</text:p>
          </table:table-cell>
          <table:table-cell office:value-type="float" office:value="10.8075">
            <text:p>10.8075</text:p>
          </table:table-cell>
          <table:table-cell office:value-type="float" office:value="10.9578">
            <text:p>10.9578</text:p>
          </table:table-cell>
        </table:table-row>
        <table:table-row table:style-name="ro1">
          <table:table-cell table:number-columns-repeated="3"/>
          <table:table-cell office:value-type="float" office:value="677">
            <text:p>677</text:p>
          </table:table-cell>
          <table:table-cell office:value-type="float" office:value="11.439">
            <text:p>11.439</text:p>
          </table:table-cell>
          <table:table-cell office:value-type="float" office:value="11.4651">
            <text:p>11.4651</text:p>
          </table:table-cell>
        </table:table-row>
        <table:table-row table:style-name="ro1">
          <table:table-cell table:number-columns-repeated="3"/>
          <table:table-cell office:value-type="float" office:value="678">
            <text:p>678</text:p>
          </table:table-cell>
          <table:table-cell office:value-type="float" office:value="11.8332">
            <text:p>11.8332</text:p>
          </table:table-cell>
          <table:table-cell office:value-type="float" office:value="12.2624">
            <text:p>12.2624</text:p>
          </table:table-cell>
        </table:table-row>
        <table:table-row table:style-name="ro1">
          <table:table-cell table:number-columns-repeated="3"/>
          <table:table-cell office:value-type="float" office:value="679">
            <text:p>679</text:p>
          </table:table-cell>
          <table:table-cell office:value-type="float" office:value="12.3694">
            <text:p>12.3694</text:p>
          </table:table-cell>
          <table:table-cell office:value-type="float" office:value="12.3665">
            <text:p>12.3665</text:p>
          </table:table-cell>
        </table:table-row>
        <table:table-row table:style-name="ro1">
          <table:table-cell table:number-columns-repeated="3"/>
          <table:table-cell office:value-type="float" office:value="680">
            <text:p>680</text:p>
          </table:table-cell>
          <table:table-cell office:value-type="float" office:value="10.924">
            <text:p>10.924</text:p>
          </table:table-cell>
          <table:table-cell office:value-type="float" office:value="10.9543">
            <text:p>10.9543</text:p>
          </table:table-cell>
        </table:table-row>
        <table:table-row table:style-name="ro1">
          <table:table-cell table:number-columns-repeated="3"/>
          <table:table-cell office:value-type="float" office:value="681">
            <text:p>681</text:p>
          </table:table-cell>
          <table:table-cell office:value-type="float" office:value="11.439">
            <text:p>11.439</text:p>
          </table:table-cell>
          <table:table-cell office:value-type="float" office:value="11.4735">
            <text:p>11.4735</text:p>
          </table:table-cell>
        </table:table-row>
        <table:table-row table:style-name="ro1">
          <table:table-cell table:number-columns-repeated="3"/>
          <table:table-cell office:value-type="float" office:value="682">
            <text:p>682</text:p>
          </table:table-cell>
          <table:table-cell office:value-type="float" office:value="10.7929">
            <text:p>10.7929</text:p>
          </table:table-cell>
          <table:table-cell office:value-type="float" office:value="11.2294">
            <text:p>11.2294</text:p>
          </table:table-cell>
        </table:table-row>
        <table:table-row table:style-name="ro1">
          <table:table-cell table:number-columns-repeated="3"/>
          <table:table-cell office:value-type="float" office:value="683">
            <text:p>683</text:p>
          </table:table-cell>
          <table:table-cell office:value-type="float" office:value="11.4046">
            <text:p>11.4046</text:p>
          </table:table-cell>
          <table:table-cell office:value-type="float" office:value="11.6338">
            <text:p>11.6338</text:p>
          </table:table-cell>
        </table:table-row>
        <table:table-row table:style-name="ro1">
          <table:table-cell table:number-columns-repeated="3"/>
          <table:table-cell office:value-type="float" office:value="684">
            <text:p>684</text:p>
          </table:table-cell>
          <table:table-cell office:value-type="float" office:value="8.67761">
            <text:p>8.67761</text:p>
          </table:table-cell>
          <table:table-cell office:value-type="float" office:value="8.38555">
            <text:p>8.38555</text:p>
          </table:table-cell>
        </table:table-row>
        <table:table-row table:style-name="ro1">
          <table:table-cell table:number-columns-repeated="3"/>
          <table:table-cell office:value-type="float" office:value="685">
            <text:p>685</text:p>
          </table:table-cell>
          <table:table-cell office:value-type="float" office:value="9.87109">
            <text:p>9.87109</text:p>
          </table:table-cell>
          <table:table-cell office:value-type="float" office:value="10.2323">
            <text:p>10.2323</text:p>
          </table:table-cell>
        </table:table-row>
        <table:table-row table:style-name="ro1">
          <table:table-cell table:number-columns-repeated="3"/>
          <table:table-cell office:value-type="float" office:value="686">
            <text:p>686</text:p>
          </table:table-cell>
          <table:table-cell office:value-type="float" office:value="10.4126">
            <text:p>10.4126</text:p>
          </table:table-cell>
          <table:table-cell office:value-type="float" office:value="10.547">
            <text:p>10.547</text:p>
          </table:table-cell>
        </table:table-row>
        <table:table-row table:style-name="ro1">
          <table:table-cell table:number-columns-repeated="3"/>
          <table:table-cell office:value-type="float" office:value="687">
            <text:p>687</text:p>
          </table:table-cell>
          <table:table-cell office:value-type="float" office:value="11.3073">
            <text:p>11.3073</text:p>
          </table:table-cell>
          <table:table-cell office:value-type="float" office:value="11.03">
            <text:p>11.03</text:p>
          </table:table-cell>
        </table:table-row>
        <table:table-row table:style-name="ro1">
          <table:table-cell table:number-columns-repeated="3"/>
          <table:table-cell office:value-type="float" office:value="688">
            <text:p>688</text:p>
          </table:table-cell>
          <table:table-cell office:value-type="float" office:value="10.924">
            <text:p>10.924</text:p>
          </table:table-cell>
          <table:table-cell office:value-type="float" office:value="11.0604">
            <text:p>11.0604</text:p>
          </table:table-cell>
        </table:table-row>
        <table:table-row table:style-name="ro1">
          <table:table-cell table:number-columns-repeated="3"/>
          <table:table-cell office:value-type="float" office:value="689">
            <text:p>689</text:p>
          </table:table-cell>
          <table:table-cell office:value-type="float" office:value="10.9131">
            <text:p>10.9131</text:p>
          </table:table-cell>
          <table:table-cell office:value-type="float" office:value="10.8813">
            <text:p>10.8813</text:p>
          </table:table-cell>
        </table:table-row>
        <table:table-row table:style-name="ro1">
          <table:table-cell table:number-columns-repeated="3"/>
          <table:table-cell office:value-type="float" office:value="690">
            <text:p>690</text:p>
          </table:table-cell>
          <table:table-cell office:value-type="float" office:value="18.1554">
            <text:p>18.1554</text:p>
          </table:table-cell>
          <table:table-cell office:value-type="float" office:value="18.7896">
            <text:p>18.7896</text:p>
          </table:table-cell>
        </table:table-row>
        <table:table-row table:style-name="ro1">
          <table:table-cell table:number-columns-repeated="3"/>
          <table:table-cell office:value-type="float" office:value="691">
            <text:p>691</text:p>
          </table:table-cell>
          <table:table-cell office:value-type="float" office:value="19.5833">
            <text:p>19.5833</text:p>
          </table:table-cell>
          <table:table-cell office:value-type="float" office:value="19.9859">
            <text:p>19.9859</text:p>
          </table:table-cell>
        </table:table-row>
        <table:table-row table:style-name="ro1">
          <table:table-cell table:number-columns-repeated="3"/>
          <table:table-cell office:value-type="float" office:value="692">
            <text:p>692</text:p>
          </table:table-cell>
          <table:table-cell office:value-type="float" office:value="21.7057">
            <text:p>21.7057</text:p>
          </table:table-cell>
          <table:table-cell office:value-type="float" office:value="21.9368">
            <text:p>21.9368</text:p>
          </table:table-cell>
        </table:table-row>
        <table:table-row table:style-name="ro1">
          <table:table-cell table:number-columns-repeated="3"/>
          <table:table-cell office:value-type="float" office:value="693">
            <text:p>693</text:p>
          </table:table-cell>
          <table:table-cell office:value-type="float" office:value="22.759">
            <text:p>22.759</text:p>
          </table:table-cell>
          <table:table-cell office:value-type="float" office:value="22.9425">
            <text:p>22.9425</text:p>
          </table:table-cell>
        </table:table-row>
        <table:table-row table:style-name="ro1">
          <table:table-cell table:number-columns-repeated="3"/>
          <table:table-cell office:value-type="float" office:value="694">
            <text:p>694</text:p>
          </table:table-cell>
          <table:table-cell office:value-type="float" office:value="21.6841">
            <text:p>21.6841</text:p>
          </table:table-cell>
          <table:table-cell office:value-type="float" office:value="21.8572">
            <text:p>21.8572</text:p>
          </table:table-cell>
        </table:table-row>
        <table:table-row table:style-name="ro1">
          <table:table-cell table:number-columns-repeated="3"/>
          <table:table-cell office:value-type="float" office:value="695">
            <text:p>695</text:p>
          </table:table-cell>
          <table:table-cell office:value-type="float" office:value="22.7598">
            <text:p>22.7598</text:p>
          </table:table-cell>
          <table:table-cell office:value-type="float" office:value="22.9188">
            <text:p>22.9188</text:p>
          </table:table-cell>
        </table:table-row>
        <table:table-row table:style-name="ro1">
          <table:table-cell table:number-columns-repeated="3"/>
          <table:table-cell office:value-type="float" office:value="696">
            <text:p>696</text:p>
          </table:table-cell>
          <table:table-cell office:value-type="float" office:value="18.6786">
            <text:p>18.6786</text:p>
          </table:table-cell>
          <table:table-cell office:value-type="float" office:value="18.4382">
            <text:p>18.4382</text:p>
          </table:table-cell>
        </table:table-row>
        <table:table-row table:style-name="ro1">
          <table:table-cell table:number-columns-repeated="3"/>
          <table:table-cell office:value-type="float" office:value="697">
            <text:p>697</text:p>
          </table:table-cell>
          <table:table-cell office:value-type="float" office:value="10.7925">
            <text:p>10.7925</text:p>
          </table:table-cell>
          <table:table-cell office:value-type="float" office:value="10.9563">
            <text:p>10.9563</text:p>
          </table:table-cell>
        </table:table-row>
        <table:table-row table:style-name="ro1">
          <table:table-cell table:number-columns-repeated="3"/>
          <table:table-cell office:value-type="float" office:value="698">
            <text:p>698</text:p>
          </table:table-cell>
          <table:table-cell office:value-type="float" office:value="11.439">
            <text:p>11.439</text:p>
          </table:table-cell>
          <table:table-cell office:value-type="float" office:value="11.4614">
            <text:p>11.4614</text:p>
          </table:table-cell>
        </table:table-row>
        <table:table-row table:style-name="ro1">
          <table:table-cell table:number-columns-repeated="3"/>
          <table:table-cell office:value-type="float" office:value="699">
            <text:p>699</text:p>
          </table:table-cell>
          <table:table-cell office:value-type="float" office:value="10.7817">
            <text:p>10.7817</text:p>
          </table:table-cell>
          <table:table-cell office:value-type="float" office:value="10.948">
            <text:p>10.948</text:p>
          </table:table-cell>
        </table:table-row>
        <table:table-row table:style-name="ro1">
          <table:table-cell table:number-columns-repeated="3"/>
          <table:table-cell office:value-type="float" office:value="700">
            <text:p>700</text:p>
          </table:table-cell>
          <table:table-cell office:value-type="float" office:value="11.4504">
            <text:p>11.4504</text:p>
          </table:table-cell>
          <table:table-cell office:value-type="float" office:value="11.4266">
            <text:p>11.4266</text:p>
          </table:table-cell>
        </table:table-row>
        <table:table-row table:style-name="ro1">
          <table:table-cell table:number-columns-repeated="3"/>
          <table:table-cell office:value-type="float" office:value="701">
            <text:p>701</text:p>
          </table:table-cell>
          <table:table-cell office:value-type="float" office:value="10.924">
            <text:p>10.924</text:p>
          </table:table-cell>
          <table:table-cell office:value-type="float" office:value="10.9942">
            <text:p>10.9942</text:p>
          </table:table-cell>
        </table:table-row>
        <table:table-row table:style-name="ro1">
          <table:table-cell table:number-columns-repeated="3"/>
          <table:table-cell office:value-type="float" office:value="702">
            <text:p>702</text:p>
          </table:table-cell>
          <table:table-cell office:value-type="float" office:value="11.3077">
            <text:p>11.3077</text:p>
          </table:table-cell>
          <table:table-cell office:value-type="float" office:value="11.4701">
            <text:p>11.4701</text:p>
          </table:table-cell>
        </table:table-row>
        <table:table-row table:style-name="ro1">
          <table:table-cell table:number-columns-repeated="3"/>
          <table:table-cell office:value-type="float" office:value="703">
            <text:p>703</text:p>
          </table:table-cell>
          <table:table-cell office:value-type="float" office:value="15.5264">
            <text:p>15.5264</text:p>
          </table:table-cell>
          <table:table-cell office:value-type="float" office:value="16.2044">
            <text:p>16.2044</text:p>
          </table:table-cell>
        </table:table-row>
        <table:table-row table:style-name="ro1">
          <table:table-cell table:number-columns-repeated="3"/>
          <table:table-cell office:value-type="float" office:value="704">
            <text:p>704</text:p>
          </table:table-cell>
          <table:table-cell office:value-type="float" office:value="19.2087">
            <text:p>19.2087</text:p>
          </table:table-cell>
          <table:table-cell office:value-type="float" office:value="19.5462">
            <text:p>19.5462</text:p>
          </table:table-cell>
        </table:table-row>
        <table:table-row table:style-name="ro1">
          <table:table-cell table:number-columns-repeated="3"/>
          <table:table-cell office:value-type="float" office:value="705">
            <text:p>705</text:p>
          </table:table-cell>
          <table:table-cell office:value-type="float" office:value="21.6862">
            <text:p>21.6862</text:p>
          </table:table-cell>
          <table:table-cell office:value-type="float" office:value="21.8727">
            <text:p>21.8727</text:p>
          </table:table-cell>
        </table:table-row>
        <table:table-row table:style-name="ro1">
          <table:table-cell table:number-columns-repeated="3"/>
          <table:table-cell office:value-type="float" office:value="706">
            <text:p>706</text:p>
          </table:table-cell>
          <table:table-cell office:value-type="float" office:value="22.5048">
            <text:p>22.5048</text:p>
          </table:table-cell>
          <table:table-cell office:value-type="float" office:value="22.6714">
            <text:p>22.6714</text:p>
          </table:table-cell>
        </table:table-row>
        <table:table-row table:style-name="ro1">
          <table:table-cell table:number-columns-repeated="3"/>
          <table:table-cell office:value-type="float" office:value="707">
            <text:p>707</text:p>
          </table:table-cell>
          <table:table-cell office:value-type="float" office:value="21.7078">
            <text:p>21.7078</text:p>
          </table:table-cell>
          <table:table-cell office:value-type="float" office:value="22.3875">
            <text:p>22.3875</text:p>
          </table:table-cell>
        </table:table-row>
        <table:table-row table:style-name="ro1">
          <table:table-cell table:number-columns-repeated="3"/>
          <table:table-cell office:value-type="float" office:value="708">
            <text:p>708</text:p>
          </table:table-cell>
          <table:table-cell office:value-type="float" office:value="22.7569">
            <text:p>22.7569</text:p>
          </table:table-cell>
          <table:table-cell office:value-type="float" office:value="22.3968">
            <text:p>22.3968</text:p>
          </table:table-cell>
        </table:table-row>
        <table:table-row table:style-name="ro1">
          <table:table-cell table:number-columns-repeated="3"/>
          <table:table-cell office:value-type="float" office:value="709">
            <text:p>709</text:p>
          </table:table-cell>
          <table:table-cell office:value-type="float" office:value="21.2899">
            <text:p>21.2899</text:p>
          </table:table-cell>
          <table:table-cell office:value-type="float" office:value="21.0202">
            <text:p>21.0202</text:p>
          </table:table-cell>
        </table:table-row>
        <table:table-row table:style-name="ro1">
          <table:table-cell table:number-columns-repeated="3"/>
          <table:table-cell office:value-type="float" office:value="710">
            <text:p>710</text:p>
          </table:table-cell>
          <table:table-cell office:value-type="float" office:value="16.052">
            <text:p>16.052</text:p>
          </table:table-cell>
          <table:table-cell office:value-type="float" office:value="17.3449">
            <text:p>17.3449</text:p>
          </table:table-cell>
        </table:table-row>
        <table:table-row table:style-name="ro1">
          <table:table-cell table:number-columns-repeated="3"/>
          <table:table-cell office:value-type="float" office:value="711">
            <text:p>711</text:p>
          </table:table-cell>
          <table:table-cell office:value-type="float" office:value="22.205">
            <text:p>22.205</text:p>
          </table:table-cell>
          <table:table-cell office:value-type="float" office:value="22.4017">
            <text:p>22.4017</text:p>
          </table:table-cell>
        </table:table-row>
        <table:table-row table:style-name="ro1">
          <table:table-cell table:number-columns-repeated="3"/>
          <table:table-cell office:value-type="float" office:value="712">
            <text:p>712</text:p>
          </table:table-cell>
          <table:table-cell office:value-type="float" office:value="21.6991">
            <text:p>21.6991</text:p>
          </table:table-cell>
          <table:table-cell office:value-type="float" office:value="21.8762">
            <text:p>21.8762</text:p>
          </table:table-cell>
        </table:table-row>
        <table:table-row table:style-name="ro1">
          <table:table-cell table:number-columns-repeated="3"/>
          <table:table-cell office:value-type="float" office:value="713">
            <text:p>713</text:p>
          </table:table-cell>
          <table:table-cell office:value-type="float" office:value="21.6783">
            <text:p>21.6783</text:p>
          </table:table-cell>
          <table:table-cell office:value-type="float" office:value="21.8565">
            <text:p>21.8565</text:p>
          </table:table-cell>
        </table:table-row>
        <table:table-row table:style-name="ro1">
          <table:table-cell table:number-columns-repeated="3"/>
          <table:table-cell office:value-type="float" office:value="714">
            <text:p>714</text:p>
          </table:table-cell>
          <table:table-cell office:value-type="float" office:value="22.2309">
            <text:p>22.2309</text:p>
          </table:table-cell>
          <table:table-cell office:value-type="float" office:value="22.397">
            <text:p>22.397</text:p>
          </table:table-cell>
        </table:table-row>
        <table:table-row table:style-name="ro1">
          <table:table-cell table:number-columns-repeated="3"/>
          <table:table-cell office:value-type="float" office:value="715">
            <text:p>715</text:p>
          </table:table-cell>
          <table:table-cell office:value-type="float" office:value="14.4731">
            <text:p>14.4731</text:p>
          </table:table-cell>
          <table:table-cell office:value-type="float" office:value="14.0626">
            <text:p>14.0626</text:p>
          </table:table-cell>
        </table:table-row>
        <table:table-row table:style-name="ro1">
          <table:table-cell table:number-columns-repeated="3"/>
          <table:table-cell office:value-type="float" office:value="716">
            <text:p>716</text:p>
          </table:table-cell>
          <table:table-cell office:value-type="float" office:value="5.27913">
            <text:p>5.27913</text:p>
          </table:table-cell>
          <table:table-cell office:value-type="float" office:value="5.16374">
            <text:p>5.16374</text:p>
          </table:table-cell>
        </table:table-row>
        <table:table-row table:style-name="ro1">
          <table:table-cell table:number-columns-repeated="3"/>
          <table:table-cell office:value-type="float" office:value="717">
            <text:p>717</text:p>
          </table:table-cell>
          <table:table-cell office:value-type="float" office:value="6.18018">
            <text:p>6.18018</text:p>
          </table:table-cell>
          <table:table-cell office:value-type="float" office:value="6.41908">
            <text:p>6.41908</text:p>
          </table:table-cell>
        </table:table-row>
        <table:table-row table:style-name="ro1">
          <table:table-cell table:number-columns-repeated="3"/>
          <table:table-cell office:value-type="float" office:value="718">
            <text:p>718</text:p>
          </table:table-cell>
          <table:table-cell office:value-type="float" office:value="12.8954">
            <text:p>12.8954</text:p>
          </table:table-cell>
          <table:table-cell office:value-type="float" office:value="13.6724">
            <text:p>13.6724</text:p>
          </table:table-cell>
        </table:table-row>
        <table:table-row table:style-name="ro1">
          <table:table-cell table:number-columns-repeated="3"/>
          <table:table-cell office:value-type="float" office:value="719">
            <text:p>719</text:p>
          </table:table-cell>
          <table:table-cell office:value-type="float" office:value="13.9479">
            <text:p>13.9479</text:p>
          </table:table-cell>
          <table:table-cell office:value-type="float" office:value="13.8938">
            <text:p>13.8938</text:p>
          </table:table-cell>
        </table:table-row>
        <table:table-row table:style-name="ro1">
          <table:table-cell table:number-columns-repeated="3"/>
          <table:table-cell office:value-type="float" office:value="720">
            <text:p>720</text:p>
          </table:table-cell>
          <table:table-cell office:value-type="float" office:value="7.23924">
            <text:p>7.23924</text:p>
          </table:table-cell>
          <table:table-cell office:value-type="float" office:value="14.887">
            <text:p>14.887</text:p>
          </table:table-cell>
        </table:table-row>
        <table:table-row table:style-name="ro1">
          <table:table-cell table:number-columns-repeated="3"/>
          <table:table-cell office:value-type="float" office:value="721">
            <text:p>721</text:p>
          </table:table-cell>
          <table:table-cell office:value-type="float" office:value="0.0167817">
            <text:p>0.0167817</text:p>
          </table:table-cell>
          <table:table-cell office:value-type="float" office:value="0.377912">
            <text:p>0.377912</text:p>
          </table:table-cell>
        </table:table-row>
        <table:table-row table:style-name="ro1">
          <table:table-cell table:number-columns-repeated="3"/>
          <table:table-cell office:value-type="float" office:value="722">
            <text:p>722</text:p>
          </table:table-cell>
          <table:table-cell table:number-columns-repeated="2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03T16:31:30</dc:date>
    <meta:generator>LibreOffice/3.5$Linux_X86_64 LibreOffice_project/350m1$Build-2</meta:generator>
    <meta:editing-duration>PT1H24M20S</meta:editing-duration>
    <meta:editing-cycles>9</meta:editing-cycles>
    <meta:document-statistic meta:table-count="1" meta:cell-count="26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solid" draw:fill-color="#d9d9d9" draw:opacity="50%" draw:opacity-name=""/>
      <style:text-properties fo:font-size="16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55" chart:reverse-direction="false" text:line-break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style:rotation-angle="0"/>
      <style:text-properties fo:font-size="20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400" chart:reverse-direction="false" text:line-break="false" chart:axis-position="0"/>
      <style:graphic-properties svg:stroke-color="#b3b3b3"/>
      <style:text-properties fo:font-size="18pt" style:font-size-asian="10pt" style:font-size-complex="10pt"/>
    </style:style>
    <style:style style:name="ch7" style:family="chart">
      <style:chart-properties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draw:stroke="dash" draw:stroke-dash="Ultrafine_20_Dashed"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88cm" svg:height="11.71cm" xlink:href=".." xlink:type="simple" chart:class="chart:scatter" chart:style-name="ch1">
        <chart:legend svg:x="14.615cm" svg:y="0.613cm" style:legend-expansion="custom" chartooo:width="4.166cm" chartooo:height="1.473cm" style:legend-expansion-aspect-ratio="2.82824168363883" chart:style-name="ch2"/>
        <chart:plot-area chart:style-name="ch3" table:cell-range-address="Sheet1.A12:Sheet1.C165 Sheet1.B11:Sheet1.C11" chart:data-source-has-labels="row" svg:x="1.185cm" svg:y="0.256cm" svg:width="17.538cm" svg:height="10.499cm">
          <chartooo:coordinate-region svg:x="2.812cm" svg:y="0.614cm" svg:width="15.911cm" svg:height="9.177cm"/>
          <chart:axis chart:dimension="x" chart:name="primary-x" chart:style-name="ch4">
            <chart:title svg:x="8.096cm" svg:y="10.549cm" chart:style-name="ch5">
              <text:p>Time (sec)</text:p>
            </chart:title>
          </chart:axis>
          <chart:axis chart:dimension="y" chart:name="primary-y" chart:style-name="ch6">
            <chart:title svg:x="0.073cm" svg:y="7.844cm" chart:style-name="ch7">
              <text:p>Speed (MBit/sec)</text:p>
            </chart:title>
            <chart:grid chart:style-name="ch8" chart:class="major"/>
          </chart:axis>
          <chart:series chart:style-name="ch9" chart:values-cell-range-address="Sheet1.B12:Sheet1.B165" chart:label-cell-address="Sheet1.B11:Sheet1.B11" chart:class="chart:scatter">
            <chart:domain table:cell-range-address="Sheet1.A12:Sheet1.A165"/>
            <chart:data-point chart:repeated="154"/>
          </chart:series>
          <chart:series chart:style-name="ch10" chart:values-cell-range-address="Sheet1.C12:Sheet1.C165" chart:label-cell-address="Sheet1.C11:Sheet1.C11" chart:class="chart:scatter">
            <chart:data-point chart:repeated="1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x lo</text:p>
                <draw:g>
                  <svg:desc>Sheet1.B11:Sheet1.B11</svg:desc>
                </draw:g>
              </table:table-cell>
              <table:table-cell office:value-type="string">
                <text:p>Tx eth0</text:p>
                <draw:g>
                  <svg:desc>Sheet1.C11:Sheet1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12:Sheet1.A165</svg:desc>
                </draw:g>
              </table:table-cell>
              <table:table-cell office:value-type="float" office:value="0">
                <text:p>0</text:p>
                <draw:g>
                  <svg:desc>Sheet1.B12:Sheet1.B165</svg:desc>
                </draw:g>
              </table:table-cell>
              <table:table-cell office:value-type="float" office:value="0">
                <text:p>0</text:p>
                <draw:g>
                  <svg:desc>Sheet1.C12:Sheet1.C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8168">
                <text:p>0.00078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574">
                <text:p>0.9574</text:p>
              </table:table-cell>
              <table:table-cell office:value-type="float" office:value="0.00569488">
                <text:p>0.00569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306772">
                <text:p>0.0306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00082952">
                <text:p>0.00082952</text:p>
              </table:table-cell>
              <table:table-cell office:value-type="float" office:value="0.011693">
                <text:p>0.011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359003">
                <text:p>0.0359003</text:p>
              </table:table-cell>
              <table:table-cell office:value-type="float" office:value="0.0238166">
                <text:p>0.02381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232904">
                <text:p>0.00232904</text:p>
              </table:table-cell>
              <table:table-cell office:value-type="float" office:value="0.0275653">
                <text:p>0.0275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246932">
                <text:p>0.02469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0344008">
                <text:p>0.0344008</text:p>
              </table:table-cell>
              <table:table-cell office:value-type="float" office:value="0.0294238">
                <text:p>0.02942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39.007">
                <text:p>439.007</text:p>
              </table:table-cell>
              <table:table-cell office:value-type="float" office:value="0.0685624">
                <text:p>0.06856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640.344">
                <text:p>640.344</text:p>
              </table:table-cell>
              <table:table-cell office:value-type="float" office:value="2.7329">
                <text:p>2.73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94.243">
                <text:p>894.243</text:p>
              </table:table-cell>
              <table:table-cell office:value-type="float" office:value="42.96">
                <text:p>42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26.85">
                <text:p>1226.85</text:p>
              </table:table-cell>
              <table:table-cell office:value-type="float" office:value="267.082">
                <text:p>267.0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357.427">
                <text:p>357.427</text:p>
              </table:table-cell>
              <table:table-cell office:value-type="float" office:value="120.203">
                <text:p>120.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57.014">
                <text:p>57.014</text:p>
              </table:table-cell>
              <table:table-cell office:value-type="float" office:value="376.458">
                <text:p>376.4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.00082872">
                <text:p>0.00082872</text:p>
              </table:table-cell>
              <table:table-cell office:value-type="float" office:value="339.389">
                <text:p>339.3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0.00082624">
                <text:p>0.00082624</text:p>
              </table:table-cell>
              <table:table-cell office:value-type="float" office:value="203.618">
                <text:p>203.6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0.034504">
                <text:p>0.034504</text:p>
              </table:table-cell>
              <table:table-cell office:value-type="float" office:value="34.3324">
                <text:p>34.33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0.00232904">
                <text:p>0.00232904</text:p>
              </table:table-cell>
              <table:table-cell office:value-type="float" office:value="93.1878">
                <text:p>93.18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00146304">
                <text:p>0.00146304</text:p>
              </table:table-cell>
              <table:table-cell office:value-type="float" office:value="47.2867">
                <text:p>47.28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0.0342642">
                <text:p>0.0342642</text:p>
              </table:table-cell>
              <table:table-cell office:value-type="float" office:value="73.1727">
                <text:p>73.17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00082872">
                <text:p>0.00082872</text:p>
              </table:table-cell>
              <table:table-cell office:value-type="float" office:value="25.872">
                <text:p>25.8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0.015019">
                <text:p>0.015019</text:p>
              </table:table-cell>
              <table:table-cell office:value-type="float" office:value="23.9103">
                <text:p>23.91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0.0331133">
                <text:p>0.0331133</text:p>
              </table:table-cell>
              <table:table-cell office:value-type="float" office:value="50.8495">
                <text:p>50.84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6.1406">
                <text:p>16.14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320967">
                <text:p>0.0320967</text:p>
              </table:table-cell>
              <table:table-cell office:value-type="float" office:value="14.447">
                <text:p>14.4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299008">
                <text:p>0.00299008</text:p>
              </table:table-cell>
              <table:table-cell office:value-type="float" office:value="11.0542">
                <text:p>11.05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3.03568">
                <text:p>3.035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352303">
                <text:p>0.0352303</text:p>
              </table:table-cell>
              <table:table-cell office:value-type="float" office:value="9.91178">
                <text:p>9.911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00156176">
                <text:p>0.001561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.76416">
                <text:p>2.764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358646">
                <text:p>0.0358646</text:p>
              </table:table-cell>
              <table:table-cell office:value-type="float" office:value="5.51315">
                <text:p>5.51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16502">
                <text:p>0.016502</text:p>
              </table:table-cell>
              <table:table-cell office:value-type="float" office:value="6.95629">
                <text:p>6.956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4.46282">
                <text:p>4.462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344008">
                <text:p>0.0344008</text:p>
              </table:table-cell>
              <table:table-cell office:value-type="float" office:value="17.3356">
                <text:p>17.33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62.5448">
                <text:p>62.54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71.4337">
                <text:p>71.43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336625">
                <text:p>0.0336625</text:p>
              </table:table-cell>
              <table:table-cell office:value-type="float" office:value="87.8206">
                <text:p>87.82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87.3777">
                <text:p>87.37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0294904">
                <text:p>0.00294904</text:p>
              </table:table-cell>
              <table:table-cell office:value-type="float" office:value="69.756">
                <text:p>69.7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344008">
                <text:p>0.0344008</text:p>
              </table:table-cell>
              <table:table-cell office:value-type="float" office:value="16.192">
                <text:p>16.1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45.9741">
                <text:p>45.97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14668">
                <text:p>0.014668</text:p>
              </table:table-cell>
              <table:table-cell office:value-type="float" office:value="46.6515">
                <text:p>46.6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351952">
                <text:p>0.0351952</text:p>
              </table:table-cell>
              <table:table-cell office:value-type="float" office:value="58.7454">
                <text:p>58.74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0149952">
                <text:p>0.00149952</text:p>
              </table:table-cell>
              <table:table-cell office:value-type="float" office:value="195.181">
                <text:p>195.1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0149952">
                <text:p>0.00149952</text:p>
              </table:table-cell>
              <table:table-cell office:value-type="float" office:value="250.326">
                <text:p>250.3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326742">
                <text:p>0.0326742</text:p>
              </table:table-cell>
              <table:table-cell office:value-type="float" office:value="281.876">
                <text:p>281.8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7.14859">
                <text:p>7.148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8.81482">
                <text:p>8.814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344008">
                <text:p>0.0344008</text:p>
              </table:table-cell>
              <table:table-cell office:value-type="float" office:value="0.00569488">
                <text:p>0.005694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249077">
                <text:p>0.2490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76.981">
                <text:p>176.9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509193">
                <text:p>0.0509193</text:p>
              </table:table-cell>
              <table:table-cell office:value-type="float" office:value="170.337">
                <text:p>170.3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0143512">
                <text:p>0.00143512</text:p>
              </table:table-cell>
              <table:table-cell office:value-type="float" office:value="118.191">
                <text:p>118.1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8.39776">
                <text:p>8.397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344008">
                <text:p>0.034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358646">
                <text:p>0.0358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0142968">
                <text:p>0.00142968</text:p>
              </table:table-cell>
              <table:table-cell office:value-type="float" office:value="0.00149048">
                <text:p>0.001490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0130808">
                <text:p>0.001308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341286">
                <text:p>0.0341286</text:p>
              </table:table-cell>
              <table:table-cell office:value-type="float" office:value="0.00077544">
                <text:p>0.000775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15004">
                <text:p>0.015004</text:p>
              </table:table-cell>
              <table:table-cell office:value-type="float" office:value="0.00157768">
                <text:p>0.001577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344008">
                <text:p>0.034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62.167">
                <text:p>362.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20.538">
                <text:p>120.538</text:p>
              </table:table-cell>
              <table:table-cell office:value-type="float" office:value="0.0504462">
                <text:p>0.05044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06.824">
                <text:p>306.824</text:p>
              </table:table-cell>
              <table:table-cell office:value-type="float" office:value="0.42788">
                <text:p>0.427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99.715">
                <text:p>399.715</text:p>
              </table:table-cell>
              <table:table-cell office:value-type="float" office:value="13.959">
                <text:p>13.9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89.233">
                <text:p>389.233</text:p>
              </table:table-cell>
              <table:table-cell office:value-type="float" office:value="58.934">
                <text:p>58.9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47.113">
                <text:p>147.113</text:p>
              </table:table-cell>
              <table:table-cell office:value-type="float" office:value="100.327">
                <text:p>100.3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48.298">
                <text:p>248.298</text:p>
              </table:table-cell>
              <table:table-cell office:value-type="float" office:value="176.363">
                <text:p>176.3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3.1971">
                <text:p>73.1971</text:p>
              </table:table-cell>
              <table:table-cell office:value-type="float" office:value="28.9301">
                <text:p>28.93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66.219">
                <text:p>266.219</text:p>
              </table:table-cell>
              <table:table-cell office:value-type="float" office:value="50.6337">
                <text:p>50.63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76.512">
                <text:p>676.512</text:p>
              </table:table-cell>
              <table:table-cell office:value-type="float" office:value="59.9991">
                <text:p>59.99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43.7329">
                <text:p>43.7329</text:p>
              </table:table-cell>
              <table:table-cell office:value-type="float" office:value="7.50856">
                <text:p>7.508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22.504">
                <text:p>322.504</text:p>
              </table:table-cell>
              <table:table-cell office:value-type="float" office:value="49.3135">
                <text:p>49.31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17.176">
                <text:p>117.176</text:p>
              </table:table-cell>
              <table:table-cell office:value-type="float" office:value="218.89">
                <text:p>218.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0315536">
                <text:p>0.00315536</text:p>
              </table:table-cell>
              <table:table-cell office:value-type="float" office:value="251.525">
                <text:p>251.5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358646">
                <text:p>0.0358646</text:p>
              </table:table-cell>
              <table:table-cell office:value-type="float" office:value="85.2444">
                <text:p>85.24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0082952">
                <text:p>0.00082952</text:p>
              </table:table-cell>
              <table:table-cell office:value-type="float" office:value="250.162">
                <text:p>250.1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147253">
                <text:p>0.0147253</text:p>
              </table:table-cell>
              <table:table-cell office:value-type="float" office:value="256.78">
                <text:p>256.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33305">
                <text:p>0.033305</text:p>
              </table:table-cell>
              <table:table-cell office:value-type="float" office:value="49.0928">
                <text:p>49.09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07376">
                <text:p>0.0007376</text:p>
              </table:table-cell>
              <table:table-cell office:value-type="float" office:value="2.54306">
                <text:p>2.543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149208">
                <text:p>0.00149208</text:p>
              </table:table-cell>
              <table:table-cell office:value-type="float" office:value="0.00052384">
                <text:p>0.000523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359003">
                <text:p>0.0359003</text:p>
              </table:table-cell>
              <table:table-cell office:value-type="float" office:value="0.144909">
                <text:p>0.1449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39906">
                <text:p>0.399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00157928">
                <text:p>0.001579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344008">
                <text:p>0.0344008</text:p>
              </table:table-cell>
              <table:table-cell office:value-type="float" office:value="16.1888">
                <text:p>16.18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81.673">
                <text:p>81.6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0083032">
                <text:p>0.00083032</text:p>
              </table:table-cell>
              <table:table-cell office:value-type="float" office:value="161.659">
                <text:p>161.6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499238">
                <text:p>0.0499238</text:p>
              </table:table-cell>
              <table:table-cell office:value-type="float" office:value="41.1358">
                <text:p>41.13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01498">
                <text:p>0.001498</text:p>
              </table:table-cell>
              <table:table-cell office:value-type="float" office:value="22.6668">
                <text:p>22.66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27.054">
                <text:p>27.0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344008">
                <text:p>0.0344008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75.7796">
                <text:p>75.77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98.3448">
                <text:p>98.34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343916">
                <text:p>0.0343916</text:p>
              </table:table-cell>
              <table:table-cell office:value-type="float" office:value="114.379">
                <text:p>114.3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01498">
                <text:p>0.00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343666">
                <text:p>0.0343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14.646">
                <text:p>114.646</text:p>
              </table:table-cell>
              <table:table-cell office:value-type="float" office:value="0.0130358">
                <text:p>0.01303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60.223">
                <text:p>160.223</text:p>
              </table:table-cell>
              <table:table-cell office:value-type="float" office:value="0.0224861">
                <text:p>0.02248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22.17">
                <text:p>122.17</text:p>
              </table:table-cell>
              <table:table-cell office:value-type="float" office:value="0.0102572">
                <text:p>0.01025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4.7227">
                <text:p>94.7227</text:p>
              </table:table-cell>
              <table:table-cell office:value-type="float" office:value="0.0118885">
                <text:p>0.01188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22.817">
                <text:p>122.817</text:p>
              </table:table-cell>
              <table:table-cell office:value-type="float" office:value="0.0233068">
                <text:p>0.02330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6.184">
                <text:p>106.184</text:p>
              </table:table-cell>
              <table:table-cell office:value-type="float" office:value="0.0417036">
                <text:p>0.04170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33.522">
                <text:p>233.522</text:p>
              </table:table-cell>
              <table:table-cell office:value-type="float" office:value="0.362148">
                <text:p>0.3621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13.452">
                <text:p>213.452</text:p>
              </table:table-cell>
              <table:table-cell office:value-type="float" office:value="3.668">
                <text:p>3.6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.9769">
                <text:p>11.9769</text:p>
              </table:table-cell>
              <table:table-cell office:value-type="float" office:value="9.02676">
                <text:p>9.026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01498">
                <text:p>0.001498</text:p>
              </table:table-cell>
              <table:table-cell office:value-type="float" office:value="17.8843">
                <text:p>17.88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509193">
                <text:p>0.0509193</text:p>
              </table:table-cell>
              <table:table-cell office:value-type="float" office:value="18.5133">
                <text:p>18.51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63.3211">
                <text:p>63.32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55.935">
                <text:p>155.9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32551">
                <text:p>0.032551</text:p>
              </table:table-cell>
              <table:table-cell office:value-type="float" office:value="141.868">
                <text:p>141.8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272.293">
                <text:p>272.2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232.981">
                <text:p>232.9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339941">
                <text:p>0.0339941</text:p>
              </table:table-cell>
              <table:table-cell office:value-type="float" office:value="234.004">
                <text:p>234.0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0299904">
                <text:p>0.00299904</text:p>
              </table:table-cell>
              <table:table-cell office:value-type="float" office:value="0.0208494">
                <text:p>0.02084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00183448">
                <text:p>0.001834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343666">
                <text:p>0.0343666</text:p>
              </table:table-cell>
              <table:table-cell office:value-type="float" office:value="9.24706">
                <text:p>9.247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15004">
                <text:p>0.015004</text:p>
              </table:table-cell>
              <table:table-cell office:value-type="float" office:value="65.9226">
                <text:p>65.92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40.0434">
                <text:p>40.04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359003">
                <text:p>0.0359003</text:p>
              </table:table-cell>
              <table:table-cell office:value-type="float" office:value="0.158867">
                <text:p>0.1588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01498">
                <text:p>0.001498</text:p>
              </table:table-cell>
              <table:table-cell office:value-type="float" office:value="23.237">
                <text:p>23.2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122.101">
                <text:p>122.1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344008">
                <text:p>0.0344008</text:p>
              </table:table-cell>
              <table:table-cell office:value-type="float" office:value="99.4738">
                <text:p>99.47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49.6045">
                <text:p>49.60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71.0954">
                <text:p>71.09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343666">
                <text:p>0.0343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0299904">
                <text:p>0.00299904</text:p>
              </table:table-cell>
              <table:table-cell office:value-type="float" office:value="2.11387">
                <text:p>2.113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494198">
                <text:p>0.0494198</text:p>
              </table:table-cell>
              <table:table-cell office:value-type="float" office:value="5.17256">
                <text:p>5.172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2.58309">
                <text:p>2.583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67.6602">
                <text:p>67.66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34504">
                <text:p>0.034504</text:p>
              </table:table-cell>
              <table:table-cell office:value-type="float" office:value="149.107">
                <text:p>149.1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0143512">
                <text:p>0.00143512</text:p>
              </table:table-cell>
              <table:table-cell office:value-type="float" office:value="160.461">
                <text:p>160.4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0149952">
                <text:p>0.00149952</text:p>
              </table:table-cell>
              <table:table-cell office:value-type="float" office:value="1.39266">
                <text:p>1.392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344008">
                <text:p>0.0344008</text:p>
              </table:table-cell>
              <table:table-cell office:value-type="float" office:value="0.0849084">
                <text:p>0.08490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00052016">
                <text:p>0.000520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5.1032">
                <text:p>5.10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344351">
                <text:p>0.0344351</text:p>
              </table:table-cell>
              <table:table-cell office:value-type="float" office:value="9.8463">
                <text:p>9.84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15019">
                <text:p>0.015019</text:p>
              </table:table-cell>
              <table:table-cell office:value-type="float" office:value="11.4055">
                <text:p>11.40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1.0123">
                <text:p>11.01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358646">
                <text:p>0.0358646</text:p>
              </table:table-cell>
              <table:table-cell office:value-type="float" office:value="120.346">
                <text:p>120.3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0149952">
                <text:p>0.00149952</text:p>
              </table:table-cell>
              <table:table-cell office:value-type="float" office:value="118.76">
                <text:p>118.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119.492">
                <text:p>119.4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344008">
                <text:p>0.034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.00151496">
                <text:p>0.001514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.00078168">
                <text:p>0.000781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359003">
                <text:p>0.0359003</text:p>
              </table:table-cell>
              <table:table-cell office:value-type="float" office:value="0.00078088">
                <text:p>0.000780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0149952">
                <text:p>0.0014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15004">
                <text:p>0.015004</text:p>
              </table:table-cell>
              <table:table-cell office:value-type="float" office:value="0.00052592">
                <text:p>0.000525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492522">
                <text:p>0.049252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solid" draw:fill-color="#d9d9d9" draw:opacity="50%" draw:opacity-name="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75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3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draw:stroke="dash" draw:stroke-dash="Ultrafine_20_Dashed"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93cm" svg:height="9.018cm" xlink:href=".." xlink:type="simple" chart:class="chart:scatter" chart:style-name="ch1">
        <chart:legend svg:x="7.938cm" svg:y="0.476cm" style:legend-expansion="custom" chartooo:width="3.098cm" chartooo:height="1.096cm" style:legend-expansion-aspect-ratio="2.82664233576642" chart:style-name="ch2"/>
        <chart:plot-area chart:style-name="ch3" table:cell-range-address="Sheet1.D12:Sheet1.F731 Sheet1.E11:Sheet1.F11" chart:data-source-has-labels="row" svg:x="0.897cm" svg:y="0.251cm" svg:width="10.136cm" svg:height="8.129cm">
          <chartooo:coordinate-region svg:x="1.624cm" svg:y="0.477cm" svg:width="9.409cm" svg:height="7.203cm"/>
          <chart:axis chart:dimension="x" chart:name="primary-x" chart:style-name="ch4">
            <chart:title svg:x="5.165cm" svg:y="8.253cm" chart:style-name="ch5">
              <text:p>Time (sec)</text:p>
            </chart:title>
          </chart:axis>
          <chart:axis chart:dimension="y" chart:name="primary-y" chart:style-name="ch6">
            <chart:title svg:x="0.011cm" svg:y="6.015cm" chart:style-name="ch7">
              <text:p>Speed (MBit/sec)</text:p>
            </chart:title>
            <chart:grid chart:style-name="ch8" chart:class="major"/>
          </chart:axis>
          <chart:series chart:style-name="ch9" chart:values-cell-range-address="Sheet1.E12:Sheet1.E731" chart:label-cell-address="Sheet1.E11:Sheet1.E11" chart:class="chart:scatter">
            <chart:domain table:cell-range-address="Sheet1.D12:Sheet1.D731"/>
            <chart:data-point chart:repeated="720"/>
          </chart:series>
          <chart:series chart:style-name="ch10" chart:values-cell-range-address="Sheet1.F12:Sheet1.F731" chart:label-cell-address="Sheet1.F11:Sheet1.F11" chart:class="chart:scatter">
            <chart:data-point chart:repeated="7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Rx lo</text:p>
                <draw:g>
                  <svg:desc>Sheet1.E11:Sheet1.E11</svg:desc>
                </draw:g>
              </table:table-cell>
              <table:table-cell office:value-type="string">
                <text:p>Tx eth0</text:p>
                <draw:g>
                  <svg:desc>Sheet1.F11:Sheet1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D12:Sheet1.D731</svg:desc>
                </draw:g>
              </table:table-cell>
              <table:table-cell office:value-type="float" office:value="0">
                <text:p>0</text:p>
                <draw:g>
                  <svg:desc>Sheet1.E12:Sheet1.E731</svg:desc>
                </draw:g>
              </table:table-cell>
              <table:table-cell office:value-type="float" office:value="0">
                <text:p>0</text:p>
                <draw:g>
                  <svg:desc>Sheet1.F12:Sheet1.F7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8088">
                <text:p>0.00078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787371">
                <text:p>0.787371</text:p>
              </table:table-cell>
              <table:table-cell office:value-type="float" office:value="0.0289084">
                <text:p>0.02890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7.15013">
                <text:p>7.15013</text:p>
              </table:table-cell>
              <table:table-cell office:value-type="float" office:value="1.52128">
                <text:p>1.52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.71196">
                <text:p>6.71196</text:p>
              </table:table-cell>
              <table:table-cell office:value-type="float" office:value="7.28987">
                <text:p>7.28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4.0794">
                <text:p>14.0794</text:p>
              </table:table-cell>
              <table:table-cell office:value-type="float" office:value="14.6831">
                <text:p>14.68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2.3685">
                <text:p>12.3685</text:p>
              </table:table-cell>
              <table:table-cell office:value-type="float" office:value="12.435">
                <text:p>12.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9907">
                <text:p>11.9907</text:p>
              </table:table-cell>
              <table:table-cell office:value-type="float" office:value="11.4781">
                <text:p>11.47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0.7908">
                <text:p>10.7908</text:p>
              </table:table-cell>
              <table:table-cell office:value-type="float" office:value="10.9568">
                <text:p>10.9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.9232">
                <text:p>10.9232</text:p>
              </table:table-cell>
              <table:table-cell office:value-type="float" office:value="10.9647">
                <text:p>10.96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0.9228">
                <text:p>10.9228</text:p>
              </table:table-cell>
              <table:table-cell office:value-type="float" office:value="11.4527">
                <text:p>11.45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.3173">
                <text:p>11.3173</text:p>
              </table:table-cell>
              <table:table-cell office:value-type="float" office:value="11.5059">
                <text:p>11.5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1.3177">
                <text:p>11.3177</text:p>
              </table:table-cell>
              <table:table-cell office:value-type="float" office:value="10.9556">
                <text:p>10.95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.439">
                <text:p>11.439</text:p>
              </table:table-cell>
              <table:table-cell office:value-type="float" office:value="11.4709">
                <text:p>11.47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1.3189">
                <text:p>11.3189</text:p>
              </table:table-cell>
              <table:table-cell office:value-type="float" office:value="11.7611">
                <text:p>11.76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5.1156">
                <text:p>15.1156</text:p>
              </table:table-cell>
              <table:table-cell office:value-type="float" office:value="14.8941">
                <text:p>14.89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0.2656">
                <text:p>10.2656</text:p>
              </table:table-cell>
              <table:table-cell office:value-type="float" office:value="10.9042">
                <text:p>10.90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1.9903">
                <text:p>11.9903</text:p>
              </table:table-cell>
              <table:table-cell office:value-type="float" office:value="11.5402">
                <text:p>11.54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0.7921">
                <text:p>10.7921</text:p>
              </table:table-cell>
              <table:table-cell office:value-type="float" office:value="10.9617">
                <text:p>10.96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1.4496">
                <text:p>11.4496</text:p>
              </table:table-cell>
              <table:table-cell office:value-type="float" office:value="11.4781">
                <text:p>11.47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0.7822">
                <text:p>10.7822</text:p>
              </table:table-cell>
              <table:table-cell office:value-type="float" office:value="10.949">
                <text:p>10.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1.45">
                <text:p>11.45</text:p>
              </table:table-cell>
              <table:table-cell office:value-type="float" office:value="11.4844">
                <text:p>11.48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11.3077">
                <text:p>11.3077</text:p>
              </table:table-cell>
              <table:table-cell office:value-type="float" office:value="11.4645">
                <text:p>11.46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4.4748">
                <text:p>14.4748</text:p>
              </table:table-cell>
              <table:table-cell office:value-type="float" office:value="15.1224">
                <text:p>15.12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17.1037">
                <text:p>17.1037</text:p>
              </table:table-cell>
              <table:table-cell office:value-type="float" office:value="17.2112">
                <text:p>17.2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10.9086">
                <text:p>10.9086</text:p>
              </table:table-cell>
              <table:table-cell office:value-type="float" office:value="10.418">
                <text:p>10.4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4.08011">
                <text:p>4.08011</text:p>
              </table:table-cell>
              <table:table-cell office:value-type="float" office:value="4.18675">
                <text:p>4.18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4.22706">
                <text:p>4.22706</text:p>
              </table:table-cell>
              <table:table-cell office:value-type="float" office:value="4.31668">
                <text:p>4.316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7.23079">
                <text:p>7.23079</text:p>
              </table:table-cell>
              <table:table-cell office:value-type="float" office:value="7.43784">
                <text:p>7.437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1.3177">
                <text:p>11.3177</text:p>
              </table:table-cell>
              <table:table-cell office:value-type="float" office:value="11.846">
                <text:p>11.8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12.5009">
                <text:p>12.5009</text:p>
              </table:table-cell>
              <table:table-cell office:value-type="float" office:value="12.3786">
                <text:p>12.37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10.3868">
                <text:p>10.3868</text:p>
              </table:table-cell>
              <table:table-cell office:value-type="float" office:value="10.9466">
                <text:p>10.94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11.8429">
                <text:p>11.8429</text:p>
              </table:table-cell>
              <table:table-cell office:value-type="float" office:value="11.4786">
                <text:p>11.47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10.9119">
                <text:p>10.9119</text:p>
              </table:table-cell>
              <table:table-cell office:value-type="float" office:value="10.9533">
                <text:p>10.95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11.3181">
                <text:p>11.3181</text:p>
              </table:table-cell>
              <table:table-cell office:value-type="float" office:value="11.4797">
                <text:p>11.47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.9115">
                <text:p>10.9115</text:p>
              </table:table-cell>
              <table:table-cell office:value-type="float" office:value="10.9511">
                <text:p>10.95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1.3073">
                <text:p>11.3073</text:p>
              </table:table-cell>
              <table:table-cell office:value-type="float" office:value="11.4672">
                <text:p>11.4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0.939">
                <text:p>10.939</text:p>
              </table:table-cell>
              <table:table-cell office:value-type="float" office:value="10.9475">
                <text:p>10.9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3.9491">
                <text:p>13.9491</text:p>
              </table:table-cell>
              <table:table-cell office:value-type="float" office:value="14.6059">
                <text:p>14.60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15.47">
                <text:p>15.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3.4089">
                <text:p>13.4089</text:p>
              </table:table-cell>
              <table:table-cell office:value-type="float" office:value="13.1366">
                <text:p>13.13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5.0008">
                <text:p>15.0008</text:p>
              </table:table-cell>
              <table:table-cell office:value-type="float" office:value="15.6395">
                <text:p>15.63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7.1054">
                <text:p>17.1054</text:p>
              </table:table-cell>
              <table:table-cell office:value-type="float" office:value="17.2049">
                <text:p>17.20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6.5624">
                <text:p>16.5624</text:p>
              </table:table-cell>
              <table:table-cell office:value-type="float" office:value="16.4617">
                <text:p>16.46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6.5785">
                <text:p>16.5785</text:p>
              </table:table-cell>
              <table:table-cell office:value-type="float" office:value="16.6611">
                <text:p>16.66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6.5587">
                <text:p>16.5587</text:p>
              </table:table-cell>
              <table:table-cell office:value-type="float" office:value="16.9026">
                <text:p>16.90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6.4445">
                <text:p>16.4445</text:p>
              </table:table-cell>
              <table:table-cell office:value-type="float" office:value="16.5317">
                <text:p>16.5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2.5321">
                <text:p>12.5321</text:p>
              </table:table-cell>
              <table:table-cell office:value-type="float" office:value="12.0414">
                <text:p>12.04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7.2">
                <text:p>7.2</text:p>
              </table:table-cell>
              <table:table-cell office:value-type="float" office:value="7.80126">
                <text:p>7.801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7.1045">
                <text:p>17.1045</text:p>
              </table:table-cell>
              <table:table-cell office:value-type="float" office:value="17.2565">
                <text:p>17.25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6.0344">
                <text:p>16.0344</text:p>
              </table:table-cell>
              <table:table-cell office:value-type="float" office:value="16.3022">
                <text:p>16.30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6.9705">
                <text:p>16.9705</text:p>
              </table:table-cell>
              <table:table-cell office:value-type="float" office:value="17.2198">
                <text:p>17.21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5.5105">
                <text:p>15.5105</text:p>
              </table:table-cell>
              <table:table-cell office:value-type="float" office:value="15.2128">
                <text:p>15.21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.15872">
                <text:p>3.15872</text:p>
              </table:table-cell>
              <table:table-cell office:value-type="float" office:value="3.1174">
                <text:p>3.11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.73335">
                <text:p>4.73335</text:p>
              </table:table-cell>
              <table:table-cell office:value-type="float" office:value="5.23778">
                <text:p>5.23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2.357">
                <text:p>12.357</text:p>
              </table:table-cell>
              <table:table-cell office:value-type="float" office:value="12.2593">
                <text:p>12.25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1.3181">
                <text:p>11.3181</text:p>
              </table:table-cell>
              <table:table-cell office:value-type="float" office:value="11.545">
                <text:p>11.5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1.4642">
                <text:p>11.4642</text:p>
              </table:table-cell>
              <table:table-cell office:value-type="float" office:value="11.4822">
                <text:p>11.48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.3864">
                <text:p>10.3864</text:p>
              </table:table-cell>
              <table:table-cell office:value-type="float" office:value="10.8929">
                <text:p>10.89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1.3181">
                <text:p>11.3181</text:p>
              </table:table-cell>
              <table:table-cell office:value-type="float" office:value="11.0177">
                <text:p>11.01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1.4382">
                <text:p>11.4382</text:p>
              </table:table-cell>
              <table:table-cell office:value-type="float" office:value="11.4658">
                <text:p>11.46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0.7912">
                <text:p>10.7912</text:p>
              </table:table-cell>
              <table:table-cell office:value-type="float" office:value="11.4605">
                <text:p>11.46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1.4496">
                <text:p>11.4496</text:p>
              </table:table-cell>
              <table:table-cell office:value-type="float" office:value="10.982">
                <text:p>10.9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3.9344">
                <text:p>13.9344</text:p>
              </table:table-cell>
              <table:table-cell office:value-type="float" office:value="14.4607">
                <text:p>14.46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.05498">
                <text:p>1.05498</text:p>
              </table:table-cell>
              <table:table-cell office:value-type="float" office:value="0.687234">
                <text:p>0.6872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0.7908">
                <text:p>10.7908</text:p>
              </table:table-cell>
              <table:table-cell office:value-type="float" office:value="11.6467">
                <text:p>11.64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1.4484">
                <text:p>11.4484</text:p>
              </table:table-cell>
              <table:table-cell office:value-type="float" office:value="10.9558">
                <text:p>10.95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1.4642">
                <text:p>11.4642</text:p>
              </table:table-cell>
              <table:table-cell office:value-type="float" office:value="11.4845">
                <text:p>11.48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0.7917">
                <text:p>10.7917</text:p>
              </table:table-cell>
              <table:table-cell office:value-type="float" office:value="10.9594">
                <text:p>10.95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1.3177">
                <text:p>11.3177</text:p>
              </table:table-cell>
              <table:table-cell office:value-type="float" office:value="11.4799">
                <text:p>11.47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0.9232">
                <text:p>10.9232</text:p>
              </table:table-cell>
              <table:table-cell office:value-type="float" office:value="10.9563">
                <text:p>10.95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0.9236">
                <text:p>10.9236</text:p>
              </table:table-cell>
              <table:table-cell office:value-type="float" office:value="11.4916">
                <text:p>11.49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1.8437">
                <text:p>11.8437</text:p>
              </table:table-cell>
              <table:table-cell office:value-type="float" office:value="11.7715">
                <text:p>11.77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4.73543">
                <text:p>4.73543</text:p>
              </table:table-cell>
              <table:table-cell office:value-type="float" office:value="4.4752">
                <text:p>4.47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1.3177">
                <text:p>11.3177</text:p>
              </table:table-cell>
              <table:table-cell office:value-type="float" office:value="11.4792">
                <text:p>11.47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1.4504">
                <text:p>11.4504</text:p>
              </table:table-cell>
              <table:table-cell office:value-type="float" office:value="11.4837">
                <text:p>11.48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0.7921">
                <text:p>10.7921</text:p>
              </table:table-cell>
              <table:table-cell office:value-type="float" office:value="11.2876">
                <text:p>11.28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1.9787">
                <text:p>11.9787</text:p>
              </table:table-cell>
              <table:table-cell office:value-type="float" office:value="11.0933">
                <text:p>11.09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0.7095">
                <text:p>10.7095</text:p>
              </table:table-cell>
              <table:table-cell office:value-type="float" office:value="11.4848">
                <text:p>11.48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1.4386">
                <text:p>11.4386</text:p>
              </table:table-cell>
              <table:table-cell office:value-type="float" office:value="11.4021">
                <text:p>11.40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0.9223">
                <text:p>10.9223</text:p>
              </table:table-cell>
              <table:table-cell office:value-type="float" office:value="11.0208">
                <text:p>11.02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1.3185">
                <text:p>11.3185</text:p>
              </table:table-cell>
              <table:table-cell office:value-type="float" office:value="11.4728">
                <text:p>11.47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0.9115">
                <text:p>10.9115</text:p>
              </table:table-cell>
              <table:table-cell office:value-type="float" office:value="10.8683">
                <text:p>10.86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1.0547">
                <text:p>11.0547</text:p>
              </table:table-cell>
              <table:table-cell office:value-type="float" office:value="11.5525">
                <text:p>11.55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1.1862">
                <text:p>11.1862</text:p>
              </table:table-cell>
              <table:table-cell office:value-type="float" office:value="10.9621">
                <text:p>10.96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0.7809">
                <text:p>10.7809</text:p>
              </table:table-cell>
              <table:table-cell office:value-type="float" office:value="10.9087">
                <text:p>10.90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1.4496">
                <text:p>11.4496</text:p>
              </table:table-cell>
              <table:table-cell office:value-type="float" office:value="11.4977">
                <text:p>11.49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0.7959">
                <text:p>10.7959</text:p>
              </table:table-cell>
              <table:table-cell office:value-type="float" office:value="10.9702">
                <text:p>10.97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1.45">
                <text:p>11.45</text:p>
              </table:table-cell>
              <table:table-cell office:value-type="float" office:value="11.4786">
                <text:p>11.47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0.3864">
                <text:p>10.3864</text:p>
              </table:table-cell>
              <table:table-cell office:value-type="float" office:value="11.0117">
                <text:p>11.01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0.7917">
                <text:p>10.7917</text:p>
              </table:table-cell>
              <table:table-cell office:value-type="float" office:value="10.9623">
                <text:p>10.96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1.8319">
                <text:p>11.8319</text:p>
              </table:table-cell>
              <table:table-cell office:value-type="float" office:value="11.4724">
                <text:p>11.47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0.924">
                <text:p>10.924</text:p>
              </table:table-cell>
              <table:table-cell office:value-type="float" office:value="10.9568">
                <text:p>10.95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1.4386">
                <text:p>11.4386</text:p>
              </table:table-cell>
              <table:table-cell office:value-type="float" office:value="11.4614">
                <text:p>11.46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3.4231">
                <text:p>13.4231</text:p>
              </table:table-cell>
              <table:table-cell office:value-type="float" office:value="14.0842">
                <text:p>14.08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6.5603">
                <text:p>16.5603</text:p>
              </table:table-cell>
              <table:table-cell office:value-type="float" office:value="16.4385">
                <text:p>16.43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6.0633">
                <text:p>16.0633</text:p>
              </table:table-cell>
              <table:table-cell office:value-type="float" office:value="16.7063">
                <text:p>16.70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5.5085">
                <text:p>15.5085</text:p>
              </table:table-cell>
              <table:table-cell office:value-type="float" office:value="15.4264">
                <text:p>15.42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1.8437">
                <text:p>11.8437</text:p>
              </table:table-cell>
              <table:table-cell office:value-type="float" office:value="11.8893">
                <text:p>11.88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1.4374">
                <text:p>11.4374</text:p>
              </table:table-cell>
              <table:table-cell office:value-type="float" office:value="11.2233">
                <text:p>11.22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.7925">
                <text:p>10.7925</text:p>
              </table:table-cell>
              <table:table-cell office:value-type="float" office:value="11.2216">
                <text:p>11.22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1.4504">
                <text:p>11.4504</text:p>
              </table:table-cell>
              <table:table-cell office:value-type="float" office:value="11.508">
                <text:p>11.5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3.4077">
                <text:p>13.4077</text:p>
              </table:table-cell>
              <table:table-cell office:value-type="float" office:value="13.5364">
                <text:p>13.53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7.085">
                <text:p>17.085</text:p>
              </table:table-cell>
              <table:table-cell office:value-type="float" office:value="17.2595">
                <text:p>17.25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4.4735">
                <text:p>14.4735</text:p>
              </table:table-cell>
              <table:table-cell office:value-type="float" office:value="14.4932">
                <text:p>14.49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.9123">
                <text:p>10.9123</text:p>
              </table:table-cell>
              <table:table-cell office:value-type="float" office:value="10.944">
                <text:p>10.9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.8063">
                <text:p>10.8063</text:p>
              </table:table-cell>
              <table:table-cell office:value-type="float" office:value="11.4776">
                <text:p>11.47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1.4378">
                <text:p>11.4378</text:p>
              </table:table-cell>
              <table:table-cell office:value-type="float" office:value="10.9485">
                <text:p>10.94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1.3181">
                <text:p>11.3181</text:p>
              </table:table-cell>
              <table:table-cell office:value-type="float" office:value="11.4823">
                <text:p>11.48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0.3971">
                <text:p>10.3971</text:p>
              </table:table-cell>
              <table:table-cell office:value-type="float" office:value="10.9363">
                <text:p>10.93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1.8446">
                <text:p>11.8446</text:p>
              </table:table-cell>
              <table:table-cell office:value-type="float" office:value="11.4845">
                <text:p>11.48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.439">
                <text:p>11.439</text:p>
              </table:table-cell>
              <table:table-cell office:value-type="float" office:value="11.7474">
                <text:p>11.74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.0065">
                <text:p>12.0065</text:p>
              </table:table-cell>
              <table:table-cell office:value-type="float" office:value="11.7201">
                <text:p>11.72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9.70669">
                <text:p>9.70669</text:p>
              </table:table-cell>
              <table:table-cell office:value-type="float" office:value="10.5116">
                <text:p>10.51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.9625">
                <text:p>11.9625</text:p>
              </table:table-cell>
              <table:table-cell office:value-type="float" office:value="11.9726">
                <text:p>11.97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.3189">
                <text:p>11.3189</text:p>
              </table:table-cell>
              <table:table-cell office:value-type="float" office:value="11.4928">
                <text:p>11.49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4.6063">
                <text:p>14.6063</text:p>
              </table:table-cell>
              <table:table-cell office:value-type="float" office:value="14.1719">
                <text:p>14.17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1.3169">
                <text:p>11.3169</text:p>
              </table:table-cell>
              <table:table-cell office:value-type="float" office:value="11.6923">
                <text:p>11.69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0.9228">
                <text:p>10.9228</text:p>
              </table:table-cell>
              <table:table-cell office:value-type="float" office:value="10.9591">
                <text:p>10.95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1.3056">
                <text:p>11.3056</text:p>
              </table:table-cell>
              <table:table-cell office:value-type="float" office:value="11.4126">
                <text:p>11.41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0.9223">
                <text:p>10.9223</text:p>
              </table:table-cell>
              <table:table-cell office:value-type="float" office:value="11.0197">
                <text:p>11.01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0.7921">
                <text:p>10.7921</text:p>
              </table:table-cell>
              <table:table-cell office:value-type="float" office:value="10.9485">
                <text:p>10.94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1.3924">
                <text:p>11.3924</text:p>
              </table:table-cell>
              <table:table-cell office:value-type="float" office:value="11.4264">
                <text:p>11.42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0.7929">
                <text:p>10.7929</text:p>
              </table:table-cell>
              <table:table-cell office:value-type="float" office:value="10.9515">
                <text:p>10.95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5.0008">
                <text:p>15.0008</text:p>
              </table:table-cell>
              <table:table-cell office:value-type="float" office:value="16.1566">
                <text:p>16.15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3.9183">
                <text:p>23.9183</text:p>
              </table:table-cell>
              <table:table-cell office:value-type="float" office:value="22.2019">
                <text:p>22.20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2.7753">
                <text:p>22.7753</text:p>
              </table:table-cell>
              <table:table-cell office:value-type="float" office:value="22.9601">
                <text:p>22.96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1.6862">
                <text:p>21.6862</text:p>
              </table:table-cell>
              <table:table-cell office:value-type="float" office:value="21.885">
                <text:p>21.8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2.8918">
                <text:p>22.8918</text:p>
              </table:table-cell>
              <table:table-cell office:value-type="float" office:value="22.9214">
                <text:p>22.92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1.7061">
                <text:p>21.7061</text:p>
              </table:table-cell>
              <table:table-cell office:value-type="float" office:value="21.2337">
                <text:p>21.23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7.23883">
                <text:p>7.23883</text:p>
              </table:table-cell>
              <table:table-cell office:value-type="float" office:value="8.01228">
                <text:p>8.012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1.3173">
                <text:p>11.3173</text:p>
              </table:table-cell>
              <table:table-cell office:value-type="float" office:value="12.1094">
                <text:p>12.10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1.45">
                <text:p>11.45</text:p>
              </table:table-cell>
              <table:table-cell office:value-type="float" office:value="11.2341">
                <text:p>11.23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0.7929">
                <text:p>10.7929</text:p>
              </table:table-cell>
              <table:table-cell office:value-type="float" office:value="10.9564">
                <text:p>10.95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1.45">
                <text:p>11.45</text:p>
              </table:table-cell>
              <table:table-cell office:value-type="float" office:value="11.4324">
                <text:p>11.43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1.4504">
                <text:p>11.4504</text:p>
              </table:table-cell>
              <table:table-cell office:value-type="float" office:value="11.4947">
                <text:p>11.49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0.8079">
                <text:p>10.8079</text:p>
              </table:table-cell>
              <table:table-cell office:value-type="float" office:value="10.9641">
                <text:p>10.96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1.4496">
                <text:p>11.4496</text:p>
              </table:table-cell>
              <table:table-cell office:value-type="float" office:value="11.5154">
                <text:p>11.51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1.0559">
                <text:p>11.0559</text:p>
              </table:table-cell>
              <table:table-cell office:value-type="float" office:value="11.4728">
                <text:p>11.47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1.1755">
                <text:p>11.1755</text:p>
              </table:table-cell>
              <table:table-cell office:value-type="float" office:value="10.9113">
                <text:p>10.91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1.3189">
                <text:p>11.3189</text:p>
              </table:table-cell>
              <table:table-cell office:value-type="float" office:value="11.4902">
                <text:p>11.49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0.9244">
                <text:p>10.9244</text:p>
              </table:table-cell>
              <table:table-cell office:value-type="float" office:value="10.9745">
                <text:p>10.97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1.3185">
                <text:p>11.3185</text:p>
              </table:table-cell>
              <table:table-cell office:value-type="float" office:value="11.5091">
                <text:p>11.50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2.5021">
                <text:p>12.5021</text:p>
              </table:table-cell>
              <table:table-cell office:value-type="float" office:value="12.7401">
                <text:p>12.74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0.7921">
                <text:p>10.7921</text:p>
              </table:table-cell>
              <table:table-cell office:value-type="float" office:value="10.8251">
                <text:p>10.82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1.4504">
                <text:p>11.4504</text:p>
              </table:table-cell>
              <table:table-cell office:value-type="float" office:value="11.4781">
                <text:p>11.47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1.9903">
                <text:p>11.9903</text:p>
              </table:table-cell>
              <table:table-cell office:value-type="float" office:value="12.0661">
                <text:p>12.06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1.3073">
                <text:p>11.3073</text:p>
              </table:table-cell>
              <table:table-cell office:value-type="float" office:value="11.392">
                <text:p>11.3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0.924">
                <text:p>10.924</text:p>
              </table:table-cell>
              <table:table-cell office:value-type="float" office:value="11.003">
                <text:p>11.0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1.3189">
                <text:p>11.3189</text:p>
              </table:table-cell>
              <table:table-cell office:value-type="float" office:value="11.4576">
                <text:p>11.45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0.9135">
                <text:p>10.9135</text:p>
              </table:table-cell>
              <table:table-cell office:value-type="float" office:value="11.0086">
                <text:p>11.00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1.3185">
                <text:p>11.3185</text:p>
              </table:table-cell>
              <table:table-cell office:value-type="float" office:value="11.4807">
                <text:p>11.48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1.4504">
                <text:p>11.4504</text:p>
              </table:table-cell>
              <table:table-cell office:value-type="float" office:value="11.4812">
                <text:p>11.48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2.3698">
                <text:p>12.3698</text:p>
              </table:table-cell>
              <table:table-cell office:value-type="float" office:value="12.4493">
                <text:p>12.44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.10788">
                <text:p>2.10788</text:p>
              </table:table-cell>
              <table:table-cell office:value-type="float" office:value="1.97254">
                <text:p>1.972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7.76487">
                <text:p>7.76487</text:p>
              </table:table-cell>
              <table:table-cell office:value-type="float" office:value="8.50256">
                <text:p>8.502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3.04223">
                <text:p>3.04223</text:p>
              </table:table-cell>
              <table:table-cell office:value-type="float" office:value="2.71791">
                <text:p>2.717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4.21121">
                <text:p>4.21121</text:p>
              </table:table-cell>
              <table:table-cell office:value-type="float" office:value="4.1369">
                <text:p>4.13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6.18634">
                <text:p>6.18634</text:p>
              </table:table-cell>
              <table:table-cell office:value-type="float" office:value="6.54229">
                <text:p>6.542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1.45">
                <text:p>11.45</text:p>
              </table:table-cell>
              <table:table-cell office:value-type="float" office:value="12.6923">
                <text:p>12.69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1.845">
                <text:p>11.845</text:p>
              </table:table-cell>
              <table:table-cell office:value-type="float" office:value="11.1961">
                <text:p>11.19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1.3185">
                <text:p>11.3185</text:p>
              </table:table-cell>
              <table:table-cell office:value-type="float" office:value="11.2135">
                <text:p>11.21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1.439">
                <text:p>11.439</text:p>
              </table:table-cell>
              <table:table-cell office:value-type="float" office:value="11.4901">
                <text:p>11.49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0.9244">
                <text:p>10.9244</text:p>
              </table:table-cell>
              <table:table-cell office:value-type="float" office:value="11.0011">
                <text:p>11.00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1.3073">
                <text:p>11.3073</text:p>
              </table:table-cell>
              <table:table-cell office:value-type="float" office:value="11.4707">
                <text:p>11.47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0.9244">
                <text:p>10.9244</text:p>
              </table:table-cell>
              <table:table-cell office:value-type="float" office:value="10.9614">
                <text:p>10.96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1.3223">
                <text:p>11.3223</text:p>
              </table:table-cell>
              <table:table-cell office:value-type="float" office:value="11.4777">
                <text:p>11.47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1.4504">
                <text:p>11.4504</text:p>
              </table:table-cell>
              <table:table-cell office:value-type="float" office:value="11.4776">
                <text:p>11.47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0.924">
                <text:p>10.924</text:p>
              </table:table-cell>
              <table:table-cell office:value-type="float" office:value="10.9595">
                <text:p>10.95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2.8971">
                <text:p>12.8971</text:p>
              </table:table-cell>
              <table:table-cell office:value-type="float" office:value="13.3832">
                <text:p>13.38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3.9336">
                <text:p>13.9336</text:p>
              </table:table-cell>
              <table:table-cell office:value-type="float" office:value="14.1389">
                <text:p>14.13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1.3185">
                <text:p>11.3185</text:p>
              </table:table-cell>
              <table:table-cell office:value-type="float" office:value="11.3243">
                <text:p>11.32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0.9135">
                <text:p>10.9135</text:p>
              </table:table-cell>
              <table:table-cell office:value-type="float" office:value="10.9857">
                <text:p>10.98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1.45">
                <text:p>11.45</text:p>
              </table:table-cell>
              <table:table-cell office:value-type="float" office:value="11.4639">
                <text:p>11.46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1.3077">
                <text:p>11.3077</text:p>
              </table:table-cell>
              <table:table-cell office:value-type="float" office:value="11.4945">
                <text:p>11.49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0.9244">
                <text:p>10.9244</text:p>
              </table:table-cell>
              <table:table-cell office:value-type="float" office:value="10.9617">
                <text:p>10.96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1.4536">
                <text:p>11.4536</text:p>
              </table:table-cell>
              <table:table-cell office:value-type="float" office:value="11.421">
                <text:p>11.4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1.3189">
                <text:p>11.3189</text:p>
              </table:table-cell>
              <table:table-cell office:value-type="float" office:value="11.5161">
                <text:p>11.51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0.924">
                <text:p>10.924</text:p>
              </table:table-cell>
              <table:table-cell office:value-type="float" office:value="10.9857">
                <text:p>10.98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1.3077">
                <text:p>11.3077</text:p>
              </table:table-cell>
              <table:table-cell office:value-type="float" office:value="11.4698">
                <text:p>11.46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1.4504">
                <text:p>11.4504</text:p>
              </table:table-cell>
              <table:table-cell office:value-type="float" office:value="11.4803">
                <text:p>11.48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2.8834">
                <text:p>12.8834</text:p>
              </table:table-cell>
              <table:table-cell office:value-type="float" office:value="12.9079">
                <text:p>12.90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9.34464">
                <text:p>9.34464</text:p>
              </table:table-cell>
              <table:table-cell office:value-type="float" office:value="9.47793">
                <text:p>9.477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9.73958">
                <text:p>9.73958</text:p>
              </table:table-cell>
              <table:table-cell office:value-type="float" office:value="9.96741">
                <text:p>9.967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0.3975">
                <text:p>10.3975</text:p>
              </table:table-cell>
              <table:table-cell office:value-type="float" office:value="10.4155">
                <text:p>10.41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0.9135">
                <text:p>10.9135</text:p>
              </table:table-cell>
              <table:table-cell office:value-type="float" office:value="11.3871">
                <text:p>11.38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1.3331">
                <text:p>11.3331</text:p>
              </table:table-cell>
              <table:table-cell office:value-type="float" office:value="11.1053">
                <text:p>11.10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0.924">
                <text:p>10.924</text:p>
              </table:table-cell>
              <table:table-cell office:value-type="float" office:value="10.9489">
                <text:p>10.94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2.3706">
                <text:p>12.3706</text:p>
              </table:table-cell>
              <table:table-cell office:value-type="float" office:value="12.4603">
                <text:p>12.46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575713">
                <text:p>0.575713</text:p>
              </table:table-cell>
              <table:table-cell office:value-type="float" office:value="0.267246">
                <text:p>0.2672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0.7342">
                <text:p>10.7342</text:p>
              </table:table-cell>
              <table:table-cell office:value-type="float" office:value="11.8917">
                <text:p>11.89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2.5009">
                <text:p>12.5009</text:p>
              </table:table-cell>
              <table:table-cell office:value-type="float" office:value="12.3481">
                <text:p>12.34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0.9244">
                <text:p>10.9244</text:p>
              </table:table-cell>
              <table:table-cell office:value-type="float" office:value="11.481">
                <text:p>11.4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1.3073">
                <text:p>11.3073</text:p>
              </table:table-cell>
              <table:table-cell office:value-type="float" office:value="10.9533">
                <text:p>10.95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2.371">
                <text:p>12.371</text:p>
              </table:table-cell>
              <table:table-cell office:value-type="float" office:value="12.5199">
                <text:p>12.51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2.4888">
                <text:p>12.4888</text:p>
              </table:table-cell>
              <table:table-cell office:value-type="float" office:value="12.5327">
                <text:p>12.53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1.4655">
                <text:p>11.4655</text:p>
              </table:table-cell>
              <table:table-cell office:value-type="float" office:value="11.5337">
                <text:p>11.53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0.7929">
                <text:p>10.7929</text:p>
              </table:table-cell>
              <table:table-cell office:value-type="float" office:value="10.958">
                <text:p>10.9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1.45">
                <text:p>11.45</text:p>
              </table:table-cell>
              <table:table-cell office:value-type="float" office:value="11.4744">
                <text:p>11.47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0.7925">
                <text:p>10.7925</text:p>
              </table:table-cell>
              <table:table-cell office:value-type="float" office:value="11.4735">
                <text:p>11.47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1.45">
                <text:p>11.45</text:p>
              </table:table-cell>
              <table:table-cell office:value-type="float" office:value="10.8965">
                <text:p>10.89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1.3073">
                <text:p>11.3073</text:p>
              </table:table-cell>
              <table:table-cell office:value-type="float" office:value="11.5361">
                <text:p>11.53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0.9131">
                <text:p>10.9131</text:p>
              </table:table-cell>
              <table:table-cell office:value-type="float" office:value="10.9275">
                <text:p>10.92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1.3185">
                <text:p>11.3185</text:p>
              </table:table-cell>
              <table:table-cell office:value-type="float" office:value="11.5033">
                <text:p>11.50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1.4382">
                <text:p>11.4382</text:p>
              </table:table-cell>
              <table:table-cell office:value-type="float" office:value="11.5286">
                <text:p>11.52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1.3185">
                <text:p>11.3185</text:p>
              </table:table-cell>
              <table:table-cell office:value-type="float" office:value="11.4844">
                <text:p>11.48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1.4655">
                <text:p>11.4655</text:p>
              </table:table-cell>
              <table:table-cell office:value-type="float" office:value="11.4807">
                <text:p>11.48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0.9131">
                <text:p>10.9131</text:p>
              </table:table-cell>
              <table:table-cell office:value-type="float" office:value="10.9487">
                <text:p>10.94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1.8332">
                <text:p>11.8332</text:p>
              </table:table-cell>
              <table:table-cell office:value-type="float" office:value="13.1236">
                <text:p>13.12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1.8446">
                <text:p>11.8446</text:p>
              </table:table-cell>
              <table:table-cell office:value-type="float" office:value="10.9732">
                <text:p>10.97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1.45">
                <text:p>11.45</text:p>
              </table:table-cell>
              <table:table-cell office:value-type="float" office:value="11.4757">
                <text:p>11.47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1.3189">
                <text:p>11.3189</text:p>
              </table:table-cell>
              <table:table-cell office:value-type="float" office:value="11.483">
                <text:p>11.4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0.9131">
                <text:p>10.9131</text:p>
              </table:table-cell>
              <table:table-cell office:value-type="float" office:value="10.9527">
                <text:p>10.95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1.3189">
                <text:p>11.3189</text:p>
              </table:table-cell>
              <table:table-cell office:value-type="float" office:value="11.4844">
                <text:p>11.48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1.0449">
                <text:p>11.0449</text:p>
              </table:table-cell>
              <table:table-cell office:value-type="float" office:value="11.4682">
                <text:p>11.46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2.8962">
                <text:p>12.8962</text:p>
              </table:table-cell>
              <table:table-cell office:value-type="float" office:value="13.1221">
                <text:p>13.12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1.8596">
                <text:p>11.8596</text:p>
              </table:table-cell>
              <table:table-cell office:value-type="float" office:value="11.5316">
                <text:p>11.53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0.9131">
                <text:p>10.9131</text:p>
              </table:table-cell>
              <table:table-cell office:value-type="float" office:value="10.9417">
                <text:p>10.94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1.3189">
                <text:p>11.3189</text:p>
              </table:table-cell>
              <table:table-cell office:value-type="float" office:value="11.4877">
                <text:p>11.48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1.439">
                <text:p>11.439</text:p>
              </table:table-cell>
              <table:table-cell office:value-type="float" office:value="11.4735">
                <text:p>11.47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0.7925">
                <text:p>10.7925</text:p>
              </table:table-cell>
              <table:table-cell office:value-type="float" office:value="10.9469">
                <text:p>10.94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1.9637">
                <text:p>11.9637</text:p>
              </table:table-cell>
              <table:table-cell office:value-type="float" office:value="12.0648">
                <text:p>12.06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0.924">
                <text:p>10.924</text:p>
              </table:table-cell>
              <table:table-cell office:value-type="float" office:value="10.911">
                <text:p>10.9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1.3077">
                <text:p>11.3077</text:p>
              </table:table-cell>
              <table:table-cell office:value-type="float" office:value="11.5113">
                <text:p>11.51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0.9135">
                <text:p>10.9135</text:p>
              </table:table-cell>
              <table:table-cell office:value-type="float" office:value="11.1837">
                <text:p>11.18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1.3185">
                <text:p>11.3185</text:p>
              </table:table-cell>
              <table:table-cell office:value-type="float" office:value="11.2542">
                <text:p>11.25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1.454">
                <text:p>11.454</text:p>
              </table:table-cell>
              <table:table-cell office:value-type="float" office:value="11.4784">
                <text:p>11.47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0.7925">
                <text:p>10.7925</text:p>
              </table:table-cell>
              <table:table-cell office:value-type="float" office:value="10.9605">
                <text:p>10.96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1.4504">
                <text:p>11.4504</text:p>
              </table:table-cell>
              <table:table-cell office:value-type="float" office:value="11.4754">
                <text:p>11.47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0.7822">
                <text:p>10.7822</text:p>
              </table:table-cell>
              <table:table-cell office:value-type="float" office:value="10.9459">
                <text:p>10.94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1.45">
                <text:p>11.45</text:p>
              </table:table-cell>
              <table:table-cell office:value-type="float" office:value="11.4424">
                <text:p>11.44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0.7929">
                <text:p>10.7929</text:p>
              </table:table-cell>
              <table:table-cell office:value-type="float" office:value="11.4497">
                <text:p>11.44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1.4386">
                <text:p>11.4386</text:p>
              </table:table-cell>
              <table:table-cell office:value-type="float" office:value="11.0219">
                <text:p>11.02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1.4504">
                <text:p>11.4504</text:p>
              </table:table-cell>
              <table:table-cell office:value-type="float" office:value="11.4849">
                <text:p>11.48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1.845">
                <text:p>11.845</text:p>
              </table:table-cell>
              <table:table-cell office:value-type="float" office:value="12.3126">
                <text:p>12.31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2.8958">
                <text:p>12.8958</text:p>
              </table:table-cell>
              <table:table-cell office:value-type="float" office:value="13.3809">
                <text:p>13.38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7.71111">
                <text:p>7.71111</text:p>
              </table:table-cell>
              <table:table-cell office:value-type="float" office:value="7.53647">
                <text:p>7.5364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0.3971">
                <text:p>10.3971</text:p>
              </table:table-cell>
              <table:table-cell office:value-type="float" office:value="10.1483">
                <text:p>10.14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0.3975">
                <text:p>10.3975</text:p>
              </table:table-cell>
              <table:table-cell office:value-type="float" office:value="10.7977">
                <text:p>10.797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0.7817">
                <text:p>10.7817</text:p>
              </table:table-cell>
              <table:table-cell office:value-type="float" office:value="10.5615">
                <text:p>10.56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1.4386">
                <text:p>11.4386</text:p>
              </table:table-cell>
              <table:table-cell office:value-type="float" office:value="11.6137">
                <text:p>11.61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0.7925">
                <text:p>10.7925</text:p>
              </table:table-cell>
              <table:table-cell office:value-type="float" office:value="11.4749">
                <text:p>11.47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5.26536">
                <text:p>5.26536</text:p>
              </table:table-cell>
              <table:table-cell office:value-type="float" office:value="4.73796">
                <text:p>4.737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3.55012">
                <text:p>3.55012</text:p>
              </table:table-cell>
              <table:table-cell office:value-type="float" office:value="3.65342">
                <text:p>3.653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8.81694">
                <text:p>8.81694</text:p>
              </table:table-cell>
              <table:table-cell office:value-type="float" office:value="8.87687">
                <text:p>8.876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0.3864">
                <text:p>10.3864</text:p>
              </table:table-cell>
              <table:table-cell office:value-type="float" office:value="10.8318">
                <text:p>10.83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1.3335">
                <text:p>11.3335</text:p>
              </table:table-cell>
              <table:table-cell office:value-type="float" office:value="11.5453">
                <text:p>11.54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1.4504">
                <text:p>11.4504</text:p>
              </table:table-cell>
              <table:table-cell office:value-type="float" office:value="11.4636">
                <text:p>11.46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0.7817">
                <text:p>10.7817</text:p>
              </table:table-cell>
              <table:table-cell office:value-type="float" office:value="10.9789">
                <text:p>10.97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1.4504">
                <text:p>11.4504</text:p>
              </table:table-cell>
              <table:table-cell office:value-type="float" office:value="11.4802">
                <text:p>11.48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1.3189">
                <text:p>11.3189</text:p>
              </table:table-cell>
              <table:table-cell office:value-type="float" office:value="11.4581">
                <text:p>11.45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0.9131">
                <text:p>10.9131</text:p>
              </table:table-cell>
              <table:table-cell office:value-type="float" office:value="10.9813">
                <text:p>10.98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1.3189">
                <text:p>11.3189</text:p>
              </table:table-cell>
              <table:table-cell office:value-type="float" office:value="11.4636">
                <text:p>11.46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1.1874">
                <text:p>11.1874</text:p>
              </table:table-cell>
              <table:table-cell office:value-type="float" office:value="11.4752">
                <text:p>11.47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1.187">
                <text:p>11.187</text:p>
              </table:table-cell>
              <table:table-cell office:value-type="float" office:value="10.9948">
                <text:p>10.99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1.3189">
                <text:p>11.3189</text:p>
              </table:table-cell>
              <table:table-cell office:value-type="float" office:value="11.486">
                <text:p>11.4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0.9394">
                <text:p>10.9394</text:p>
              </table:table-cell>
              <table:table-cell office:value-type="float" office:value="11.4776">
                <text:p>11.47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2.3579">
                <text:p>12.3579</text:p>
              </table:table-cell>
              <table:table-cell office:value-type="float" office:value="12.0914">
                <text:p>12.09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1.3189">
                <text:p>11.3189</text:p>
              </table:table-cell>
              <table:table-cell office:value-type="float" office:value="11.4854">
                <text:p>11.48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0.9131">
                <text:p>10.9131</text:p>
              </table:table-cell>
              <table:table-cell office:value-type="float" office:value="10.9553">
                <text:p>10.95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1.4504">
                <text:p>11.4504</text:p>
              </table:table-cell>
              <table:table-cell office:value-type="float" office:value="11.4876">
                <text:p>11.48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1.3189">
                <text:p>11.3189</text:p>
              </table:table-cell>
              <table:table-cell office:value-type="float" office:value="11.4833">
                <text:p>11.48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0.924">
                <text:p>10.924</text:p>
              </table:table-cell>
              <table:table-cell office:value-type="float" office:value="10.9604">
                <text:p>10.96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1.4504">
                <text:p>11.4504</text:p>
              </table:table-cell>
              <table:table-cell office:value-type="float" office:value="11.4536">
                <text:p>11.453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1.3077">
                <text:p>11.3077</text:p>
              </table:table-cell>
              <table:table-cell office:value-type="float" office:value="11.4946">
                <text:p>11.49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0.924">
                <text:p>10.924</text:p>
              </table:table-cell>
              <table:table-cell office:value-type="float" office:value="10.9628">
                <text:p>10.96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1.334">
                <text:p>11.334</text:p>
              </table:table-cell>
              <table:table-cell office:value-type="float" office:value="11.4606">
                <text:p>11.46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0.9135">
                <text:p>10.9135</text:p>
              </table:table-cell>
              <table:table-cell office:value-type="float" office:value="11.4971">
                <text:p>11.49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1.3185">
                <text:p>11.3185</text:p>
              </table:table-cell>
              <table:table-cell office:value-type="float" office:value="10.9599">
                <text:p>10.95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1.4277">
                <text:p>11.4277</text:p>
              </table:table-cell>
              <table:table-cell office:value-type="float" office:value="11.4529">
                <text:p>11.45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3.4218">
                <text:p>13.4218</text:p>
              </table:table-cell>
              <table:table-cell office:value-type="float" office:value="13.632">
                <text:p>13.6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1.4504">
                <text:p>11.4504</text:p>
              </table:table-cell>
              <table:table-cell office:value-type="float" office:value="11.4649">
                <text:p>11.46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0.7822">
                <text:p>10.7822</text:p>
              </table:table-cell>
              <table:table-cell office:value-type="float" office:value="11.2516">
                <text:p>11.25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1.45">
                <text:p>11.45</text:p>
              </table:table-cell>
              <table:table-cell office:value-type="float" office:value="11.2145">
                <text:p>11.21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1.3189">
                <text:p>11.3189</text:p>
              </table:table-cell>
              <table:table-cell office:value-type="float" office:value="11.4802">
                <text:p>11.48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2.883">
                <text:p>12.883</text:p>
              </table:table-cell>
              <table:table-cell office:value-type="float" office:value="13.1155">
                <text:p>13.11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1.4651">
                <text:p>11.4651</text:p>
              </table:table-cell>
              <table:table-cell office:value-type="float" office:value="11.4604">
                <text:p>11.46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0.9135">
                <text:p>10.9135</text:p>
              </table:table-cell>
              <table:table-cell office:value-type="float" office:value="11.2212">
                <text:p>11.22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1.3185">
                <text:p>11.3185</text:p>
              </table:table-cell>
              <table:table-cell office:value-type="float" office:value="11.2198">
                <text:p>11.21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1.4504">
                <text:p>11.4504</text:p>
              </table:table-cell>
              <table:table-cell office:value-type="float" office:value="11.5059">
                <text:p>11.50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0.7929">
                <text:p>10.7929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1.4386">
                <text:p>11.4386</text:p>
              </table:table-cell>
              <table:table-cell office:value-type="float" office:value="11.4806">
                <text:p>11.48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1.3185">
                <text:p>11.3185</text:p>
              </table:table-cell>
              <table:table-cell office:value-type="float" office:value="11.4858">
                <text:p>11.48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0.924">
                <text:p>10.924</text:p>
              </table:table-cell>
              <table:table-cell office:value-type="float" office:value="10.9664">
                <text:p>10.96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1.3189">
                <text:p>11.3189</text:p>
              </table:table-cell>
              <table:table-cell office:value-type="float" office:value="11.4703">
                <text:p>11.47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0.9244">
                <text:p>10.9244</text:p>
              </table:table-cell>
              <table:table-cell office:value-type="float" office:value="11.2248">
                <text:p>11.22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2.9117">
                <text:p>12.9117</text:p>
              </table:table-cell>
              <table:table-cell office:value-type="float" office:value="13.0415">
                <text:p>13.04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6.0529">
                <text:p>16.0529</text:p>
              </table:table-cell>
              <table:table-cell office:value-type="float" office:value="16.4223">
                <text:p>16.42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6.5752">
                <text:p>16.5752</text:p>
              </table:table-cell>
              <table:table-cell office:value-type="float" office:value="16.45">
                <text:p>16.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5.5089">
                <text:p>15.5089</text:p>
              </table:table-cell>
              <table:table-cell office:value-type="float" office:value="15.4548">
                <text:p>15.45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5.65947">
                <text:p>5.65947</text:p>
              </table:table-cell>
              <table:table-cell office:value-type="float" office:value="5.88977">
                <text:p>5.889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8.28472">
                <text:p>8.28472</text:p>
              </table:table-cell>
              <table:table-cell office:value-type="float" office:value="8.45316">
                <text:p>8.453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1.45">
                <text:p>11.45</text:p>
              </table:table-cell>
              <table:table-cell office:value-type="float" office:value="11.4865">
                <text:p>11.48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1.4504">
                <text:p>11.4504</text:p>
              </table:table-cell>
              <table:table-cell office:value-type="float" office:value="11.444">
                <text:p>11.4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0.7929">
                <text:p>10.7929</text:p>
              </table:table-cell>
              <table:table-cell office:value-type="float" office:value="10.9998">
                <text:p>10.99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1.45">
                <text:p>11.45</text:p>
              </table:table-cell>
              <table:table-cell office:value-type="float" office:value="11.4823">
                <text:p>11.48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1.334">
                <text:p>11.334</text:p>
              </table:table-cell>
              <table:table-cell office:value-type="float" office:value="11.4884">
                <text:p>11.48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0.9135">
                <text:p>10.9135</text:p>
              </table:table-cell>
              <table:table-cell office:value-type="float" office:value="10.9506">
                <text:p>10.95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1.3185">
                <text:p>11.3185</text:p>
              </table:table-cell>
              <table:table-cell office:value-type="float" office:value="11.4828">
                <text:p>11.48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1.4504">
                <text:p>11.4504</text:p>
              </table:table-cell>
              <table:table-cell office:value-type="float" office:value="11.4854">
                <text:p>11.48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2.3583">
                <text:p>12.3583</text:p>
              </table:table-cell>
              <table:table-cell office:value-type="float" office:value="12.7749">
                <text:p>12.77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2.7516">
                <text:p>12.7516</text:p>
              </table:table-cell>
              <table:table-cell office:value-type="float" office:value="13.3372">
                <text:p>13.337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1.5815">
                <text:p>11.5815</text:p>
              </table:table-cell>
              <table:table-cell office:value-type="float" office:value="10.9851">
                <text:p>10.98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1.3189">
                <text:p>11.3189</text:p>
              </table:table-cell>
              <table:table-cell office:value-type="float" office:value="11.5348">
                <text:p>11.53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0.9244">
                <text:p>10.9244</text:p>
              </table:table-cell>
              <table:table-cell office:value-type="float" office:value="10.9584">
                <text:p>10.95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1.3185">
                <text:p>11.3185</text:p>
              </table:table-cell>
              <table:table-cell office:value-type="float" office:value="11.4791">
                <text:p>11.47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3.0432">
                <text:p>13.0432</text:p>
              </table:table-cell>
              <table:table-cell office:value-type="float" office:value="13.5575">
                <text:p>13.55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4.9983">
                <text:p>14.9983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0.7929">
                <text:p>10.7929</text:p>
              </table:table-cell>
              <table:table-cell office:value-type="float" office:value="10.9615">
                <text:p>10.96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1.45">
                <text:p>11.45</text:p>
              </table:table-cell>
              <table:table-cell office:value-type="float" office:value="11.4807">
                <text:p>11.48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1.4504">
                <text:p>11.4504</text:p>
              </table:table-cell>
              <table:table-cell office:value-type="float" office:value="11.4541">
                <text:p>11.45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0.7925">
                <text:p>10.7925</text:p>
              </table:table-cell>
              <table:table-cell office:value-type="float" office:value="10.9912">
                <text:p>10.99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1.4504">
                <text:p>11.4504</text:p>
              </table:table-cell>
              <table:table-cell office:value-type="float" office:value="11.4823">
                <text:p>11.482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1.3189">
                <text:p>11.3189</text:p>
              </table:table-cell>
              <table:table-cell office:value-type="float" office:value="11.464">
                <text:p>11.4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1.4492">
                <text:p>11.4492</text:p>
              </table:table-cell>
              <table:table-cell office:value-type="float" office:value="12.0704">
                <text:p>12.07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1.845">
                <text:p>11.845</text:p>
              </table:table-cell>
              <table:table-cell office:value-type="float" office:value="11.5224">
                <text:p>11.52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0.9386">
                <text:p>10.9386</text:p>
              </table:table-cell>
              <table:table-cell office:value-type="float" office:value="10.9536">
                <text:p>10.95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1.3185">
                <text:p>11.3185</text:p>
              </table:table-cell>
              <table:table-cell office:value-type="float" office:value="11.4182">
                <text:p>11.418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0.9244">
                <text:p>10.9244</text:p>
              </table:table-cell>
              <table:table-cell office:value-type="float" office:value="11.0203">
                <text:p>11.020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1.45">
                <text:p>11.45</text:p>
              </table:table-cell>
              <table:table-cell office:value-type="float" office:value="11.4749">
                <text:p>11.47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1.296">
                <text:p>11.296</text:p>
              </table:table-cell>
              <table:table-cell office:value-type="float" office:value="11.4573">
                <text:p>11.457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0.9349">
                <text:p>10.9349</text:p>
              </table:table-cell>
              <table:table-cell office:value-type="float" office:value="10.8926">
                <text:p>10.89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0.7929">
                <text:p>10.7929</text:p>
              </table:table-cell>
              <table:table-cell office:value-type="float" office:value="11.2709">
                <text:p>11.27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1.45">
                <text:p>11.45</text:p>
              </table:table-cell>
              <table:table-cell office:value-type="float" office:value="11.1951">
                <text:p>11.19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1.3189">
                <text:p>11.3189</text:p>
              </table:table-cell>
              <table:table-cell office:value-type="float" office:value="11.5149">
                <text:p>11.51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0.924">
                <text:p>10.924</text:p>
              </table:table-cell>
              <table:table-cell office:value-type="float" office:value="10.9022">
                <text:p>10.90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1.3227">
                <text:p>11.3227</text:p>
              </table:table-cell>
              <table:table-cell office:value-type="float" office:value="11.4948">
                <text:p>11.494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0.9131">
                <text:p>10.9131</text:p>
              </table:table-cell>
              <table:table-cell office:value-type="float" office:value="11.0001">
                <text:p>11.00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1.3185">
                <text:p>11.3185</text:p>
              </table:table-cell>
              <table:table-cell office:value-type="float" office:value="11.4088">
                <text:p>11.40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0.9131">
                <text:p>10.9131</text:p>
              </table:table-cell>
              <table:table-cell office:value-type="float" office:value="11.2469">
                <text:p>11.246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1.3185">
                <text:p>11.3185</text:p>
              </table:table-cell>
              <table:table-cell office:value-type="float" office:value="11.2598">
                <text:p>11.25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1.4504">
                <text:p>11.4504</text:p>
              </table:table-cell>
              <table:table-cell office:value-type="float" office:value="11.487">
                <text:p>11.48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0.924">
                <text:p>10.924</text:p>
              </table:table-cell>
              <table:table-cell office:value-type="float" office:value="10.9563">
                <text:p>10.95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1.3189">
                <text:p>11.3189</text:p>
              </table:table-cell>
              <table:table-cell office:value-type="float" office:value="11.4776">
                <text:p>11.47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0.924">
                <text:p>10.924</text:p>
              </table:table-cell>
              <table:table-cell office:value-type="float" office:value="10.9216">
                <text:p>10.92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1.3189">
                <text:p>11.3189</text:p>
              </table:table-cell>
              <table:table-cell office:value-type="float" office:value="11.5212">
                <text:p>11.52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0.9394">
                <text:p>10.9394</text:p>
              </table:table-cell>
              <table:table-cell office:value-type="float" office:value="11.1857">
                <text:p>11.185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1.3181">
                <text:p>11.3181</text:p>
              </table:table-cell>
              <table:table-cell office:value-type="float" office:value="11.2156">
                <text:p>11.21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1.45">
                <text:p>11.45</text:p>
              </table:table-cell>
              <table:table-cell office:value-type="float" office:value="11.5003">
                <text:p>11.50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0.924">
                <text:p>10.924</text:p>
              </table:table-cell>
              <table:table-cell office:value-type="float" office:value="10.9967">
                <text:p>10.99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1.3189">
                <text:p>11.3189</text:p>
              </table:table-cell>
              <table:table-cell office:value-type="float" office:value="11.4881">
                <text:p>11.488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1.3189">
                <text:p>11.3189</text:p>
              </table:table-cell>
              <table:table-cell office:value-type="float" office:value="11.9908">
                <text:p>11.99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0.7657">
                <text:p>20.7657</text:p>
              </table:table-cell>
              <table:table-cell office:value-type="float" office:value="21.3728">
                <text:p>21.37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0.79">
                <text:p>10.79</text:p>
              </table:table-cell>
              <table:table-cell office:value-type="float" office:value="10.3989">
                <text:p>10.39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.68683">
                <text:p>3.68683</text:p>
              </table:table-cell>
              <table:table-cell office:value-type="float" office:value="4.0345">
                <text:p>4.03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1.8324">
                <text:p>11.8324</text:p>
              </table:table-cell>
              <table:table-cell office:value-type="float" office:value="12.9753">
                <text:p>12.97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1.9907">
                <text:p>11.9907</text:p>
              </table:table-cell>
              <table:table-cell office:value-type="float" office:value="11.3954">
                <text:p>11.39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1.3185">
                <text:p>11.3185</text:p>
              </table:table-cell>
              <table:table-cell office:value-type="float" office:value="10.9914">
                <text:p>10.99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0.9244">
                <text:p>10.9244</text:p>
              </table:table-cell>
              <table:table-cell office:value-type="float" office:value="11.2065">
                <text:p>11.20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1.45">
                <text:p>11.45</text:p>
              </table:table-cell>
              <table:table-cell office:value-type="float" office:value="11.2428">
                <text:p>11.24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1.3189">
                <text:p>11.3189</text:p>
              </table:table-cell>
              <table:table-cell office:value-type="float" office:value="11.4182">
                <text:p>11.41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0.924">
                <text:p>10.924</text:p>
              </table:table-cell>
              <table:table-cell office:value-type="float" office:value="10.9641">
                <text:p>10.964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1.3189">
                <text:p>11.3189</text:p>
              </table:table-cell>
              <table:table-cell office:value-type="float" office:value="11.5428">
                <text:p>11.54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0.924">
                <text:p>10.924</text:p>
              </table:table-cell>
              <table:table-cell office:value-type="float" office:value="10.9437">
                <text:p>10.943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1.3189">
                <text:p>11.3189</text:p>
              </table:table-cell>
              <table:table-cell office:value-type="float" office:value="11.5112">
                <text:p>11.51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3.4231">
                <text:p>13.4231</text:p>
              </table:table-cell>
              <table:table-cell office:value-type="float" office:value="14.0862">
                <text:p>14.086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1.9779">
                <text:p>11.9779</text:p>
              </table:table-cell>
              <table:table-cell office:value-type="float" office:value="11.5257">
                <text:p>11.52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0.924">
                <text:p>10.924</text:p>
              </table:table-cell>
              <table:table-cell office:value-type="float" office:value="10.9097">
                <text:p>10.909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1.3189">
                <text:p>11.3189</text:p>
              </table:table-cell>
              <table:table-cell office:value-type="float" office:value="11.487">
                <text:p>11.4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0.924">
                <text:p>10.924</text:p>
              </table:table-cell>
              <table:table-cell office:value-type="float" office:value="11.0013">
                <text:p>11.00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1.3189">
                <text:p>11.3189</text:p>
              </table:table-cell>
              <table:table-cell office:value-type="float" office:value="11.4828">
                <text:p>11.48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0.924">
                <text:p>10.924</text:p>
              </table:table-cell>
              <table:table-cell office:value-type="float" office:value="10.9185">
                <text:p>10.91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1.3181">
                <text:p>11.3181</text:p>
              </table:table-cell>
              <table:table-cell office:value-type="float" office:value="11.5359">
                <text:p>11.535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1.4504">
                <text:p>11.4504</text:p>
              </table:table-cell>
              <table:table-cell office:value-type="float" office:value="11.4858">
                <text:p>11.48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0.7925">
                <text:p>10.7925</text:p>
              </table:table-cell>
              <table:table-cell office:value-type="float" office:value="10.9606">
                <text:p>10.96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1.4536">
                <text:p>11.4536</text:p>
              </table:table-cell>
              <table:table-cell office:value-type="float" office:value="11.4744">
                <text:p>11.47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2.5025">
                <text:p>12.5025</text:p>
              </table:table-cell>
              <table:table-cell office:value-type="float" office:value="12.6663">
                <text:p>12.66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1.3185">
                <text:p>11.3185</text:p>
              </table:table-cell>
              <table:table-cell office:value-type="float" office:value="11.4812">
                <text:p>11.48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1.4504">
                <text:p>11.4504</text:p>
              </table:table-cell>
              <table:table-cell office:value-type="float" office:value="11.4308">
                <text:p>11.43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0.7925">
                <text:p>10.7925</text:p>
              </table:table-cell>
              <table:table-cell office:value-type="float" office:value="11.0067">
                <text:p>11.00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1.4504">
                <text:p>11.4504</text:p>
              </table:table-cell>
              <table:table-cell office:value-type="float" office:value="11.4849">
                <text:p>11.484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3.0286">
                <text:p>13.0286</text:p>
              </table:table-cell>
              <table:table-cell office:value-type="float" office:value="13.5495">
                <text:p>13.549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3.2775">
                <text:p>13.2775</text:p>
              </table:table-cell>
              <table:table-cell office:value-type="float" office:value="13.1575">
                <text:p>13.15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0.924">
                <text:p>10.924</text:p>
              </table:table-cell>
              <table:table-cell office:value-type="float" office:value="10.9253">
                <text:p>10.92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1.3077">
                <text:p>11.3077</text:p>
              </table:table-cell>
              <table:table-cell office:value-type="float" office:value="11.4743">
                <text:p>11.474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1.4655">
                <text:p>11.4655</text:p>
              </table:table-cell>
              <table:table-cell office:value-type="float" office:value="11.497">
                <text:p>11.4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0.7817">
                <text:p>10.7817</text:p>
              </table:table-cell>
              <table:table-cell office:value-type="float" office:value="10.9779">
                <text:p>10.97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1.4504">
                <text:p>11.4504</text:p>
              </table:table-cell>
              <table:table-cell office:value-type="float" office:value="11.4872">
                <text:p>11.48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2.4901">
                <text:p>12.4901</text:p>
              </table:table-cell>
              <table:table-cell office:value-type="float" office:value="12.344">
                <text:p>12.3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6.71238">
                <text:p>6.71238</text:p>
              </table:table-cell>
              <table:table-cell office:value-type="float" office:value="7.01845">
                <text:p>7.018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3.4093">
                <text:p>13.4093</text:p>
              </table:table-cell>
              <table:table-cell office:value-type="float" office:value="14.0658">
                <text:p>14.06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6.5764">
                <text:p>16.5764</text:p>
              </table:table-cell>
              <table:table-cell office:value-type="float" office:value="16.6879">
                <text:p>16.68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6.5748">
                <text:p>16.5748</text:p>
              </table:table-cell>
              <table:table-cell office:value-type="float" office:value="16.4779">
                <text:p>16.477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6.0344">
                <text:p>16.0344</text:p>
              </table:table-cell>
              <table:table-cell office:value-type="float" office:value="15.7699">
                <text:p>15.76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0.2664">
                <text:p>10.2664</text:p>
              </table:table-cell>
              <table:table-cell office:value-type="float" office:value="10.835">
                <text:p>10.83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1.4536">
                <text:p>11.4536</text:p>
              </table:table-cell>
              <table:table-cell office:value-type="float" office:value="11.2212">
                <text:p>11.22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1.3189">
                <text:p>11.3189</text:p>
              </table:table-cell>
              <table:table-cell office:value-type="float" office:value="11.5104">
                <text:p>11.51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0.9131">
                <text:p>10.9131</text:p>
              </table:table-cell>
              <table:table-cell office:value-type="float" office:value="10.9461">
                <text:p>10.946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1.3189">
                <text:p>11.3189</text:p>
              </table:table-cell>
              <table:table-cell office:value-type="float" office:value="11.4754">
                <text:p>11.475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0.9135">
                <text:p>10.9135</text:p>
              </table:table-cell>
              <table:table-cell office:value-type="float" office:value="11.1837">
                <text:p>11.183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1.3185">
                <text:p>11.3185</text:p>
              </table:table-cell>
              <table:table-cell office:value-type="float" office:value="11.2343">
                <text:p>11.23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1.439">
                <text:p>11.439</text:p>
              </table:table-cell>
              <table:table-cell office:value-type="float" office:value="11.4976">
                <text:p>11.497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0.7921">
                <text:p>10.7921</text:p>
              </table:table-cell>
              <table:table-cell office:value-type="float" office:value="10.9029">
                <text:p>10.90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1.439">
                <text:p>11.439</text:p>
              </table:table-cell>
              <table:table-cell office:value-type="float" office:value="11.528">
                <text:p>11.5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0.7929">
                <text:p>10.7929</text:p>
              </table:table-cell>
              <table:table-cell office:value-type="float" office:value="11.2214">
                <text:p>11.22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1.4536">
                <text:p>11.4536</text:p>
              </table:table-cell>
              <table:table-cell office:value-type="float" office:value="11.2145">
                <text:p>11.21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1.4504">
                <text:p>11.4504</text:p>
              </table:table-cell>
              <table:table-cell office:value-type="float" office:value="11.4823">
                <text:p>11.48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0.7929">
                <text:p>10.7929</text:p>
              </table:table-cell>
              <table:table-cell office:value-type="float" office:value="11.4791">
                <text:p>11.47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6.5607">
                <text:p>16.5607</text:p>
              </table:table-cell>
              <table:table-cell office:value-type="float" office:value="16.6702">
                <text:p>16.67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1.3124">
                <text:p>21.3124</text:p>
              </table:table-cell>
              <table:table-cell office:value-type="float" office:value="21.4197">
                <text:p>21.419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9.72864">
                <text:p>9.72864</text:p>
              </table:table-cell>
              <table:table-cell office:value-type="float" office:value="9.33014">
                <text:p>9.3301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3.0261">
                <text:p>13.0261</text:p>
              </table:table-cell>
              <table:table-cell office:value-type="float" office:value="14.0794">
                <text:p>14.07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5.12873">
                <text:p>5.12873</text:p>
              </table:table-cell>
              <table:table-cell office:value-type="float" office:value="5.34338">
                <text:p>5.343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3.16079">
                <text:p>3.16079</text:p>
              </table:table-cell>
              <table:table-cell office:value-type="float" office:value="2.6601">
                <text:p>2.66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1.3073">
                <text:p>11.3073</text:p>
              </table:table-cell>
              <table:table-cell office:value-type="float" office:value="11.7288">
                <text:p>11.728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0.939">
                <text:p>10.939</text:p>
              </table:table-cell>
              <table:table-cell office:value-type="float" office:value="10.9576">
                <text:p>10.957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1.3077">
                <text:p>11.3077</text:p>
              </table:table-cell>
              <table:table-cell office:value-type="float" office:value="11.4698">
                <text:p>11.469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1.4504">
                <text:p>11.4504</text:p>
              </table:table-cell>
              <table:table-cell office:value-type="float" office:value="11.4854">
                <text:p>11.485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0.7817">
                <text:p>10.7817</text:p>
              </table:table-cell>
              <table:table-cell office:value-type="float" office:value="10.949">
                <text:p>10.9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1.4504">
                <text:p>11.4504</text:p>
              </table:table-cell>
              <table:table-cell office:value-type="float" office:value="11.4834">
                <text:p>11.483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0.7813">
                <text:p>10.7813</text:p>
              </table:table-cell>
              <table:table-cell office:value-type="float" office:value="11.3015">
                <text:p>11.30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1.9761">
                <text:p>11.9761</text:p>
              </table:table-cell>
              <table:table-cell office:value-type="float" office:value="11.7101">
                <text:p>11.71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0.7817">
                <text:p>10.7817</text:p>
              </table:table-cell>
              <table:table-cell office:value-type="float" office:value="10.9461">
                <text:p>10.946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1.4504">
                <text:p>11.4504</text:p>
              </table:table-cell>
              <table:table-cell office:value-type="float" office:value="11.4435">
                <text:p>11.443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0.7929">
                <text:p>10.7929</text:p>
              </table:table-cell>
              <table:table-cell office:value-type="float" office:value="11.2623">
                <text:p>11.26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1.4536">
                <text:p>11.4536</text:p>
              </table:table-cell>
              <table:table-cell office:value-type="float" office:value="11.2228">
                <text:p>11.22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1.45">
                <text:p>11.45</text:p>
              </table:table-cell>
              <table:table-cell office:value-type="float" office:value="11.4804">
                <text:p>11.48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3.9348">
                <text:p>13.9348</text:p>
              </table:table-cell>
              <table:table-cell office:value-type="float" office:value="13.9695">
                <text:p>13.969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.05622">
                <text:p>1.05622</text:p>
              </table:table-cell>
              <table:table-cell office:value-type="float" office:value="1.15184">
                <text:p>1.151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1.8315">
                <text:p>11.8315</text:p>
              </table:table-cell>
              <table:table-cell office:value-type="float" office:value="12.4698">
                <text:p>12.46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1.45">
                <text:p>11.45</text:p>
              </table:table-cell>
              <table:table-cell office:value-type="float" office:value="11.244">
                <text:p>11.2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1.3077">
                <text:p>11.3077</text:p>
              </table:table-cell>
              <table:table-cell office:value-type="float" office:value="11.4494">
                <text:p>11.44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0.9131">
                <text:p>10.9131</text:p>
              </table:table-cell>
              <table:table-cell office:value-type="float" office:value="11.2186">
                <text:p>11.218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1.3185">
                <text:p>11.3185</text:p>
              </table:table-cell>
              <table:table-cell office:value-type="float" office:value="11.2272">
                <text:p>11.227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1.439">
                <text:p>11.439</text:p>
              </table:table-cell>
              <table:table-cell office:value-type="float" office:value="11.473">
                <text:p>11.47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0.8079">
                <text:p>10.8079</text:p>
              </table:table-cell>
              <table:table-cell office:value-type="float" office:value="10.9573">
                <text:p>10.957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1.4386">
                <text:p>11.4386</text:p>
              </table:table-cell>
              <table:table-cell office:value-type="float" office:value="11.4777">
                <text:p>11.477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1.4504">
                <text:p>11.4504</text:p>
              </table:table-cell>
              <table:table-cell office:value-type="float" office:value="11.4833">
                <text:p>11.48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0.7822">
                <text:p>10.7822</text:p>
              </table:table-cell>
              <table:table-cell office:value-type="float" office:value="11.2266">
                <text:p>11.226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1.4496">
                <text:p>11.4496</text:p>
              </table:table-cell>
              <table:table-cell office:value-type="float" office:value="11.5065">
                <text:p>11.506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8.67761">
                <text:p>8.67761</text:p>
              </table:table-cell>
              <table:table-cell office:value-type="float" office:value="8.6189">
                <text:p>8.618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9.34464">
                <text:p>9.34464</text:p>
              </table:table-cell>
              <table:table-cell office:value-type="float" office:value="9.67874">
                <text:p>9.678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0.3975">
                <text:p>10.3975</text:p>
              </table:table-cell>
              <table:table-cell office:value-type="float" office:value="10.1158">
                <text:p>10.11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0.3872">
                <text:p>10.3872</text:p>
              </table:table-cell>
              <table:table-cell office:value-type="float" office:value="10.756">
                <text:p>10.75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0.266">
                <text:p>10.266</text:p>
              </table:table-cell>
              <table:table-cell office:value-type="float" office:value="10.5371">
                <text:p>10.537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1.454">
                <text:p>11.454</text:p>
              </table:table-cell>
              <table:table-cell office:value-type="float" office:value="11.0943">
                <text:p>11.094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1.3185">
                <text:p>11.3185</text:p>
              </table:table-cell>
              <table:table-cell office:value-type="float" office:value="11.4552">
                <text:p>11.455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1.9752">
                <text:p>11.9752</text:p>
              </table:table-cell>
              <table:table-cell office:value-type="float" office:value="12.1866">
                <text:p>12.186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1.5811">
                <text:p>11.5811</text:p>
              </table:table-cell>
              <table:table-cell office:value-type="float" office:value="12.0656">
                <text:p>12.06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1.1759">
                <text:p>11.1759</text:p>
              </table:table-cell>
              <table:table-cell office:value-type="float" office:value="10.8882">
                <text:p>10.88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1.3189">
                <text:p>11.3189</text:p>
              </table:table-cell>
              <table:table-cell office:value-type="float" office:value="11.4944">
                <text:p>11.49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0.924">
                <text:p>10.924</text:p>
              </table:table-cell>
              <table:table-cell office:value-type="float" office:value="10.9746">
                <text:p>10.974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1.4504">
                <text:p>11.4504</text:p>
              </table:table-cell>
              <table:table-cell office:value-type="float" office:value="11.4891">
                <text:p>11.48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0.7822">
                <text:p>10.7822</text:p>
              </table:table-cell>
              <table:table-cell office:value-type="float" office:value="10.9873">
                <text:p>10.987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2.8966">
                <text:p>12.8966</text:p>
              </table:table-cell>
              <table:table-cell office:value-type="float" office:value="13.5601">
                <text:p>13.56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4.0936">
                <text:p>14.0936</text:p>
              </table:table-cell>
              <table:table-cell office:value-type="float" office:value="13.8256">
                <text:p>13.825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1.3077">
                <text:p>11.3077</text:p>
              </table:table-cell>
              <table:table-cell office:value-type="float" office:value="11.5099">
                <text:p>11.50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0.9131">
                <text:p>10.9131</text:p>
              </table:table-cell>
              <table:table-cell office:value-type="float" office:value="10.9636">
                <text:p>10.963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1.3189">
                <text:p>11.3189</text:p>
              </table:table-cell>
              <table:table-cell office:value-type="float" office:value="11.4823">
                <text:p>11.48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1.439">
                <text:p>11.439</text:p>
              </table:table-cell>
              <table:table-cell office:value-type="float" office:value="11.4732">
                <text:p>11.47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0.7925">
                <text:p>10.7925</text:p>
              </table:table-cell>
              <table:table-cell office:value-type="float" office:value="10.9599">
                <text:p>10.959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1.439">
                <text:p>11.439</text:p>
              </table:table-cell>
              <table:table-cell office:value-type="float" office:value="11.473">
                <text:p>11.4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1.3189">
                <text:p>11.3189</text:p>
              </table:table-cell>
              <table:table-cell office:value-type="float" office:value="11.4786">
                <text:p>11.478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0.9131">
                <text:p>10.9131</text:p>
              </table:table-cell>
              <table:table-cell office:value-type="float" office:value="10.9556">
                <text:p>10.95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1.9765">
                <text:p>11.9765</text:p>
              </table:table-cell>
              <table:table-cell office:value-type="float" office:value="12.2666">
                <text:p>12.266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5.9205">
                <text:p>15.9205</text:p>
              </table:table-cell>
              <table:table-cell office:value-type="float" office:value="16.4038">
                <text:p>16.403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6.5781">
                <text:p>16.5781</text:p>
              </table:table-cell>
              <table:table-cell office:value-type="float" office:value="16.5133">
                <text:p>16.51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4.9838">
                <text:p>14.9838</text:p>
              </table:table-cell>
              <table:table-cell office:value-type="float" office:value="15.2994">
                <text:p>15.299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6.5781">
                <text:p>16.5781</text:p>
              </table:table-cell>
              <table:table-cell office:value-type="float" office:value="16.6318">
                <text:p>16.63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4.9854">
                <text:p>14.9854</text:p>
              </table:table-cell>
              <table:table-cell office:value-type="float" office:value="15.3509">
                <text:p>15.350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1.9761">
                <text:p>11.9761</text:p>
              </table:table-cell>
              <table:table-cell office:value-type="float" office:value="11.5699">
                <text:p>11.569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1.3077">
                <text:p>11.3077</text:p>
              </table:table-cell>
              <table:table-cell office:value-type="float" office:value="11.468">
                <text:p>11.46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0.924">
                <text:p>10.924</text:p>
              </table:table-cell>
              <table:table-cell office:value-type="float" office:value="10.9621">
                <text:p>10.962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1.3077">
                <text:p>11.3077</text:p>
              </table:table-cell>
              <table:table-cell office:value-type="float" office:value="11.4657">
                <text:p>11.465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1.4504">
                <text:p>11.4504</text:p>
              </table:table-cell>
              <table:table-cell office:value-type="float" office:value="11.4825">
                <text:p>11.48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0.8079">
                <text:p>10.8079</text:p>
              </table:table-cell>
              <table:table-cell office:value-type="float" office:value="11.2161">
                <text:p>11.21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1.45">
                <text:p>11.45</text:p>
              </table:table-cell>
              <table:table-cell office:value-type="float" office:value="11.2277">
                <text:p>11.227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2.8838">
                <text:p>12.8838</text:p>
              </table:table-cell>
              <table:table-cell office:value-type="float" office:value="14.3177">
                <text:p>14.317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2.5017">
                <text:p>12.5017</text:p>
              </table:table-cell>
              <table:table-cell office:value-type="float" office:value="11.3269">
                <text:p>11.326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0.7929">
                <text:p>10.7929</text:p>
              </table:table-cell>
              <table:table-cell office:value-type="float" office:value="10.9552">
                <text:p>10.955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1.45">
                <text:p>11.45</text:p>
              </table:table-cell>
              <table:table-cell office:value-type="float" office:value="11.4521">
                <text:p>11.45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1.3077">
                <text:p>11.3077</text:p>
              </table:table-cell>
              <table:table-cell office:value-type="float" office:value="11.5102">
                <text:p>11.510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0.924">
                <text:p>10.924</text:p>
              </table:table-cell>
              <table:table-cell office:value-type="float" office:value="10.9649">
                <text:p>10.964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1.3077">
                <text:p>11.3077</text:p>
              </table:table-cell>
              <table:table-cell office:value-type="float" office:value="11.4724">
                <text:p>11.472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5.5268">
                <text:p>15.5268</text:p>
              </table:table-cell>
              <table:table-cell office:value-type="float" office:value="16.1682">
                <text:p>16.168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4.22367">
                <text:p>4.22367</text:p>
              </table:table-cell>
              <table:table-cell office:value-type="float" office:value="3.35606">
                <text:p>3.3560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.50241">
                <text:p>2.50241</text:p>
              </table:table-cell>
              <table:table-cell office:value-type="float" office:value="3.7418">
                <text:p>3.741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1.9633">
                <text:p>11.9633</text:p>
              </table:table-cell>
              <table:table-cell office:value-type="float" office:value="11.6157">
                <text:p>11.61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1.4504">
                <text:p>11.4504</text:p>
              </table:table-cell>
              <table:table-cell office:value-type="float" office:value="11.485">
                <text:p>11.4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0.9135">
                <text:p>10.9135</text:p>
              </table:table-cell>
              <table:table-cell office:value-type="float" office:value="11.4706">
                <text:p>11.470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1.3185">
                <text:p>11.3185</text:p>
              </table:table-cell>
              <table:table-cell office:value-type="float" office:value="10.9589">
                <text:p>10.95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2.8966">
                <text:p>12.8966</text:p>
              </table:table-cell>
              <table:table-cell office:value-type="float" office:value="12.8668">
                <text:p>12.86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0.2558">
                <text:p>10.2558</text:p>
              </table:table-cell>
              <table:table-cell office:value-type="float" office:value="10.6721">
                <text:p>10.672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1.4504">
                <text:p>11.4504</text:p>
              </table:table-cell>
              <table:table-cell office:value-type="float" office:value="11.4776">
                <text:p>11.477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0.9135">
                <text:p>10.9135</text:p>
              </table:table-cell>
              <table:table-cell office:value-type="float" office:value="10.8947">
                <text:p>10.894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1.4651">
                <text:p>11.4651</text:p>
              </table:table-cell>
              <table:table-cell office:value-type="float" office:value="11.5222">
                <text:p>11.52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1.3189">
                <text:p>11.3189</text:p>
              </table:table-cell>
              <table:table-cell office:value-type="float" office:value="11.4734">
                <text:p>11.473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0.924">
                <text:p>10.924</text:p>
              </table:table-cell>
              <table:table-cell office:value-type="float" office:value="10.9951">
                <text:p>10.995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1.3077">
                <text:p>11.3077</text:p>
              </table:table-cell>
              <table:table-cell office:value-type="float" office:value="11.4436">
                <text:p>11.443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0.9244">
                <text:p>10.9244</text:p>
              </table:table-cell>
              <table:table-cell office:value-type="float" office:value="10.9379">
                <text:p>10.937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1.3073">
                <text:p>11.3073</text:p>
              </table:table-cell>
              <table:table-cell office:value-type="float" office:value="11.4971">
                <text:p>11.497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1.4504">
                <text:p>11.4504</text:p>
              </table:table-cell>
              <table:table-cell office:value-type="float" office:value="11.4657">
                <text:p>11.465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0.7817">
                <text:p>10.7817</text:p>
              </table:table-cell>
              <table:table-cell office:value-type="float" office:value="10.9868">
                <text:p>10.986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3.0156">
                <text:p>13.0156</text:p>
              </table:table-cell>
              <table:table-cell office:value-type="float" office:value="13.5535">
                <text:p>13.55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1.8433">
                <text:p>11.8433</text:p>
              </table:table-cell>
              <table:table-cell office:value-type="float" office:value="11.8225">
                <text:p>11.82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1.454">
                <text:p>11.454</text:p>
              </table:table-cell>
              <table:table-cell office:value-type="float" office:value="11.3903">
                <text:p>11.39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0.7929">
                <text:p>10.7929</text:p>
              </table:table-cell>
              <table:table-cell office:value-type="float" office:value="10.9872">
                <text:p>10.987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1.4496">
                <text:p>11.4496</text:p>
              </table:table-cell>
              <table:table-cell office:value-type="float" office:value="11.5379">
                <text:p>11.537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0.9135">
                <text:p>10.9135</text:p>
              </table:table-cell>
              <table:table-cell office:value-type="float" office:value="11.4761">
                <text:p>11.47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1.3185">
                <text:p>11.3185</text:p>
              </table:table-cell>
              <table:table-cell office:value-type="float" office:value="10.9599">
                <text:p>10.95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1.3185">
                <text:p>11.3185</text:p>
              </table:table-cell>
              <table:table-cell office:value-type="float" office:value="12.7607">
                <text:p>12.760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1.8328">
                <text:p>11.8328</text:p>
              </table:table-cell>
              <table:table-cell office:value-type="float" office:value="10.8221">
                <text:p>10.822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1.4504">
                <text:p>11.4504</text:p>
              </table:table-cell>
              <table:table-cell office:value-type="float" office:value="11.4797">
                <text:p>11.479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0.9244">
                <text:p>10.9244</text:p>
              </table:table-cell>
              <table:table-cell office:value-type="float" office:value="10.9601">
                <text:p>10.960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2.8838">
                <text:p>12.8838</text:p>
              </table:table-cell>
              <table:table-cell office:value-type="float" office:value="13.2917">
                <text:p>13.29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6.0654">
                <text:p>16.0654</text:p>
              </table:table-cell>
              <table:table-cell office:value-type="float" office:value="16.4204">
                <text:p>16.42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6.5743">
                <text:p>16.5743</text:p>
              </table:table-cell>
              <table:table-cell office:value-type="float" office:value="16.4729">
                <text:p>16.472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6.0327">
                <text:p>16.0327</text:p>
              </table:table-cell>
              <table:table-cell office:value-type="float" office:value="16.3692">
                <text:p>16.369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6.0504">
                <text:p>16.0504</text:p>
              </table:table-cell>
              <table:table-cell office:value-type="float" office:value="16.0842">
                <text:p>16.084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2.3575">
                <text:p>12.3575</text:p>
              </table:table-cell>
              <table:table-cell office:value-type="float" office:value="12.4554">
                <text:p>12.455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0.9244">
                <text:p>10.9244</text:p>
              </table:table-cell>
              <table:table-cell office:value-type="float" office:value="10.9851">
                <text:p>10.985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1.4386">
                <text:p>11.4386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1.1874">
                <text:p>11.1874</text:p>
              </table:table-cell>
              <table:table-cell office:value-type="float" office:value="11.549">
                <text:p>11.54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1.0445">
                <text:p>11.0445</text:p>
              </table:table-cell>
              <table:table-cell office:value-type="float" office:value="10.9511">
                <text:p>10.951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1.3189">
                <text:p>11.3189</text:p>
              </table:table-cell>
              <table:table-cell office:value-type="float" office:value="11.4854">
                <text:p>11.485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0.9281">
                <text:p>10.9281</text:p>
              </table:table-cell>
              <table:table-cell office:value-type="float" office:value="10.949">
                <text:p>10.94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2.3702">
                <text:p>12.3702</text:p>
              </table:table-cell>
              <table:table-cell office:value-type="float" office:value="12.5612">
                <text:p>12.56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0.7822">
                <text:p>10.7822</text:p>
              </table:table-cell>
              <table:table-cell office:value-type="float" office:value="11.2516">
                <text:p>11.25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1.45">
                <text:p>11.45</text:p>
              </table:table-cell>
              <table:table-cell office:value-type="float" office:value="11.2203">
                <text:p>11.220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3.0152">
                <text:p>13.0152</text:p>
              </table:table-cell>
              <table:table-cell office:value-type="float" office:value="12.878">
                <text:p>12.87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2">
                <text:p>522</text:p>
              </table:table-cell>
              <table:table-cell office:value-type="float" office:value="10.7813">
                <text:p>10.7813</text:p>
              </table:table-cell>
              <table:table-cell office:value-type="float" office:value="11.1812">
                <text:p>11.18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3">
                <text:p>523</text:p>
              </table:table-cell>
              <table:table-cell office:value-type="float" office:value="11.4504">
                <text:p>11.4504</text:p>
              </table:table-cell>
              <table:table-cell office:value-type="float" office:value="11.4215">
                <text:p>11.421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4">
                <text:p>524</text:p>
              </table:table-cell>
              <table:table-cell office:value-type="float" office:value="10.7925">
                <text:p>10.7925</text:p>
              </table:table-cell>
              <table:table-cell office:value-type="float" office:value="10.9836">
                <text:p>10.983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5">
                <text:p>525</text:p>
              </table:table-cell>
              <table:table-cell office:value-type="float" office:value="11.439">
                <text:p>11.439</text:p>
              </table:table-cell>
              <table:table-cell office:value-type="float" office:value="11.5185">
                <text:p>11.518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10.7929">
                <text:p>10.7929</text:p>
              </table:table-cell>
              <table:table-cell office:value-type="float" office:value="10.9413">
                <text:p>10.94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7">
                <text:p>527</text:p>
              </table:table-cell>
              <table:table-cell office:value-type="float" office:value="11.4651">
                <text:p>11.4651</text:p>
              </table:table-cell>
              <table:table-cell office:value-type="float" office:value="11.508">
                <text:p>11.50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8">
                <text:p>528</text:p>
              </table:table-cell>
              <table:table-cell office:value-type="float" office:value="12.3702">
                <text:p>12.3702</text:p>
              </table:table-cell>
              <table:table-cell office:value-type="float" office:value="13.2211">
                <text:p>13.221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9">
                <text:p>529</text:p>
              </table:table-cell>
              <table:table-cell office:value-type="float" office:value="13.4089">
                <text:p>13.4089</text:p>
              </table:table-cell>
              <table:table-cell office:value-type="float" office:value="13.2506">
                <text:p>13.25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0">
                <text:p>530</text:p>
              </table:table-cell>
              <table:table-cell office:value-type="float" office:value="8.42283">
                <text:p>8.42283</text:p>
              </table:table-cell>
              <table:table-cell office:value-type="float" office:value="8.03079">
                <text:p>8.0307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1">
                <text:p>531</text:p>
              </table:table-cell>
              <table:table-cell office:value-type="float" office:value="9.73958">
                <text:p>9.73958</text:p>
              </table:table-cell>
              <table:table-cell office:value-type="float" office:value="10.3541">
                <text:p>10.354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2">
                <text:p>532</text:p>
              </table:table-cell>
              <table:table-cell office:value-type="float" office:value="10.7925">
                <text:p>10.7925</text:p>
              </table:table-cell>
              <table:table-cell office:value-type="float" office:value="10.6539">
                <text:p>10.653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3">
                <text:p>533</text:p>
              </table:table-cell>
              <table:table-cell office:value-type="float" office:value="10.9135">
                <text:p>10.9135</text:p>
              </table:table-cell>
              <table:table-cell office:value-type="float" office:value="10.9726">
                <text:p>10.97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4">
                <text:p>534</text:p>
              </table:table-cell>
              <table:table-cell office:value-type="float" office:value="11.4386">
                <text:p>11.4386</text:p>
              </table:table-cell>
              <table:table-cell office:value-type="float" office:value="11.4551">
                <text:p>11.455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5">
                <text:p>535</text:p>
              </table:table-cell>
              <table:table-cell office:value-type="float" office:value="11.8446">
                <text:p>11.8446</text:p>
              </table:table-cell>
              <table:table-cell office:value-type="float" office:value="12.4173">
                <text:p>12.417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6">
                <text:p>536</text:p>
              </table:table-cell>
              <table:table-cell office:value-type="float" office:value="2.63475">
                <text:p>2.63475</text:p>
              </table:table-cell>
              <table:table-cell office:value-type="float" office:value="2.33303">
                <text:p>2.3330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7">
                <text:p>537</text:p>
              </table:table-cell>
              <table:table-cell office:value-type="float" office:value="12.9104">
                <text:p>12.9104</text:p>
              </table:table-cell>
              <table:table-cell office:value-type="float" office:value="13.0902">
                <text:p>13.090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8">
                <text:p>538</text:p>
              </table:table-cell>
              <table:table-cell office:value-type="float" office:value="10.9131">
                <text:p>10.9131</text:p>
              </table:table-cell>
              <table:table-cell office:value-type="float" office:value="10.9422">
                <text:p>10.942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9">
                <text:p>539</text:p>
              </table:table-cell>
              <table:table-cell office:value-type="float" office:value="11.274">
                <text:p>11.274</text:p>
              </table:table-cell>
              <table:table-cell office:value-type="float" office:value="11.3431">
                <text:p>11.343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0">
                <text:p>540</text:p>
              </table:table-cell>
              <table:table-cell office:value-type="float" office:value="10.9568">
                <text:p>10.9568</text:p>
              </table:table-cell>
              <table:table-cell office:value-type="float" office:value="11.0276">
                <text:p>11.027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1">
                <text:p>541</text:p>
              </table:table-cell>
              <table:table-cell office:value-type="float" office:value="10.9131">
                <text:p>10.9131</text:p>
              </table:table-cell>
              <table:table-cell office:value-type="float" office:value="11.0121">
                <text:p>11.012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11.3185">
                <text:p>11.3185</text:p>
              </table:table-cell>
              <table:table-cell office:value-type="float" office:value="11.4832">
                <text:p>11.483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3">
                <text:p>543</text:p>
              </table:table-cell>
              <table:table-cell office:value-type="float" office:value="11.845">
                <text:p>11.845</text:p>
              </table:table-cell>
              <table:table-cell office:value-type="float" office:value="12.3159">
                <text:p>12.315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4">
                <text:p>544</text:p>
              </table:table-cell>
              <table:table-cell office:value-type="float" office:value="5.26494">
                <text:p>5.26494</text:p>
              </table:table-cell>
              <table:table-cell office:value-type="float" office:value="4.60306">
                <text:p>4.6030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5">
                <text:p>545</text:p>
              </table:table-cell>
              <table:table-cell office:value-type="float" office:value="5.1326">
                <text:p>5.1326</text:p>
              </table:table-cell>
              <table:table-cell office:value-type="float" office:value="5.65352">
                <text:p>5.6535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11.9757">
                <text:p>11.9757</text:p>
              </table:table-cell>
              <table:table-cell office:value-type="float" office:value="12.1697">
                <text:p>12.169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7">
                <text:p>547</text:p>
              </table:table-cell>
              <table:table-cell office:value-type="float" office:value="13.4247">
                <text:p>13.4247</text:p>
              </table:table-cell>
              <table:table-cell office:value-type="float" office:value="13.8125">
                <text:p>13.81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8">
                <text:p>548</text:p>
              </table:table-cell>
              <table:table-cell office:value-type="float" office:value="12.3698">
                <text:p>12.3698</text:p>
              </table:table-cell>
              <table:table-cell office:value-type="float" office:value="12.2499">
                <text:p>12.249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9">
                <text:p>549</text:p>
              </table:table-cell>
              <table:table-cell office:value-type="float" office:value="10.9131">
                <text:p>10.9131</text:p>
              </table:table-cell>
              <table:table-cell office:value-type="float" office:value="10.9695">
                <text:p>10.969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0">
                <text:p>550</text:p>
              </table:table-cell>
              <table:table-cell office:value-type="float" office:value="11.3189">
                <text:p>11.3189</text:p>
              </table:table-cell>
              <table:table-cell office:value-type="float" office:value="11.4996">
                <text:p>11.499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1">
                <text:p>551</text:p>
              </table:table-cell>
              <table:table-cell office:value-type="float" office:value="10.9244">
                <text:p>10.9244</text:p>
              </table:table-cell>
              <table:table-cell office:value-type="float" office:value="10.9548">
                <text:p>10.95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2">
                <text:p>552</text:p>
              </table:table-cell>
              <table:table-cell office:value-type="float" office:value="11.3185">
                <text:p>11.3185</text:p>
              </table:table-cell>
              <table:table-cell office:value-type="float" office:value="11.5235">
                <text:p>11.523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3">
                <text:p>553</text:p>
              </table:table-cell>
              <table:table-cell office:value-type="float" office:value="11.4504">
                <text:p>11.4504</text:p>
              </table:table-cell>
              <table:table-cell office:value-type="float" office:value="11.4833">
                <text:p>11.483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4">
                <text:p>554</text:p>
              </table:table-cell>
              <table:table-cell office:value-type="float" office:value="11.9757">
                <text:p>11.9757</text:p>
              </table:table-cell>
              <table:table-cell office:value-type="float" office:value="12.0956">
                <text:p>12.095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5">
                <text:p>555</text:p>
              </table:table-cell>
              <table:table-cell office:value-type="float" office:value="11.3073">
                <text:p>11.3073</text:p>
              </table:table-cell>
              <table:table-cell office:value-type="float" office:value="11.4715">
                <text:p>11.47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6">
                <text:p>556</text:p>
              </table:table-cell>
              <table:table-cell office:value-type="float" office:value="10.9135">
                <text:p>10.9135</text:p>
              </table:table-cell>
              <table:table-cell office:value-type="float" office:value="11.4717">
                <text:p>11.471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7">
                <text:p>557</text:p>
              </table:table-cell>
              <table:table-cell office:value-type="float" office:value="11.3335">
                <text:p>11.3335</text:p>
              </table:table-cell>
              <table:table-cell office:value-type="float" office:value="10.9132">
                <text:p>10.913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8">
                <text:p>558</text:p>
              </table:table-cell>
              <table:table-cell office:value-type="float" office:value="11.439">
                <text:p>11.439</text:p>
              </table:table-cell>
              <table:table-cell office:value-type="float" office:value="11.5225">
                <text:p>11.52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9">
                <text:p>559</text:p>
              </table:table-cell>
              <table:table-cell office:value-type="float" office:value="11.3189">
                <text:p>11.3189</text:p>
              </table:table-cell>
              <table:table-cell office:value-type="float" office:value="11.4812">
                <text:p>11.481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0">
                <text:p>560</text:p>
              </table:table-cell>
              <table:table-cell office:value-type="float" office:value="10.9131">
                <text:p>10.9131</text:p>
              </table:table-cell>
              <table:table-cell office:value-type="float" office:value="10.9396">
                <text:p>10.939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1">
                <text:p>561</text:p>
              </table:table-cell>
              <table:table-cell office:value-type="float" office:value="12.3702">
                <text:p>12.3702</text:p>
              </table:table-cell>
              <table:table-cell office:value-type="float" office:value="12.6027">
                <text:p>12.602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2">
                <text:p>562</text:p>
              </table:table-cell>
              <table:table-cell office:value-type="float" office:value="10.924">
                <text:p>10.924</text:p>
              </table:table-cell>
              <table:table-cell office:value-type="float" office:value="10.9464">
                <text:p>10.946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3">
                <text:p>563</text:p>
              </table:table-cell>
              <table:table-cell office:value-type="float" office:value="11.3189">
                <text:p>11.3189</text:p>
              </table:table-cell>
              <table:table-cell office:value-type="float" office:value="11.4792">
                <text:p>11.479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4">
                <text:p>564</text:p>
              </table:table-cell>
              <table:table-cell office:value-type="float" office:value="10.9244">
                <text:p>10.9244</text:p>
              </table:table-cell>
              <table:table-cell office:value-type="float" office:value="10.9647">
                <text:p>10.964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5">
                <text:p>565</text:p>
              </table:table-cell>
              <table:table-cell office:value-type="float" office:value="11.45">
                <text:p>11.45</text:p>
              </table:table-cell>
              <table:table-cell office:value-type="float" office:value="11.4781">
                <text:p>11.478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6">
                <text:p>566</text:p>
              </table:table-cell>
              <table:table-cell office:value-type="float" office:value="11.2964">
                <text:p>11.2964</text:p>
              </table:table-cell>
              <table:table-cell office:value-type="float" office:value="11.4579">
                <text:p>11.457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7">
                <text:p>567</text:p>
              </table:table-cell>
              <table:table-cell office:value-type="float" office:value="10.9499">
                <text:p>10.9499</text:p>
              </table:table-cell>
              <table:table-cell office:value-type="float" office:value="10.9785">
                <text:p>10.97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8">
                <text:p>568</text:p>
              </table:table-cell>
              <table:table-cell office:value-type="float" office:value="14.4752">
                <text:p>14.4752</text:p>
              </table:table-cell>
              <table:table-cell office:value-type="float" office:value="14.9377">
                <text:p>14.937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9">
                <text:p>569</text:p>
              </table:table-cell>
              <table:table-cell office:value-type="float" office:value="21.1813">
                <text:p>21.1813</text:p>
              </table:table-cell>
              <table:table-cell office:value-type="float" office:value="21.2863">
                <text:p>21.28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70">
                <text:p>570</text:p>
              </table:table-cell>
              <table:table-cell office:value-type="float" office:value="20.1092">
                <text:p>20.1092</text:p>
              </table:table-cell>
              <table:table-cell office:value-type="float" office:value="20.9109">
                <text:p>20.910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1">
                <text:p>571</text:p>
              </table:table-cell>
              <table:table-cell office:value-type="float" office:value="22.8909">
                <text:p>22.8909</text:p>
              </table:table-cell>
              <table:table-cell office:value-type="float" office:value="22.9304">
                <text:p>22.930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2">
                <text:p>572</text:p>
              </table:table-cell>
              <table:table-cell office:value-type="float" office:value="22.2338">
                <text:p>22.2338</text:p>
              </table:table-cell>
              <table:table-cell office:value-type="float" office:value="22.3991">
                <text:p>22.399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3">
                <text:p>573</text:p>
              </table:table-cell>
              <table:table-cell office:value-type="float" office:value="22.2108">
                <text:p>22.2108</text:p>
              </table:table-cell>
              <table:table-cell office:value-type="float" office:value="22.3754">
                <text:p>22.375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4">
                <text:p>574</text:p>
              </table:table-cell>
              <table:table-cell office:value-type="float" office:value="15.526">
                <text:p>15.526</text:p>
              </table:table-cell>
              <table:table-cell office:value-type="float" office:value="16.1644">
                <text:p>16.164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5">
                <text:p>575</text:p>
              </table:table-cell>
              <table:table-cell office:value-type="float" office:value="5.13343">
                <text:p>5.13343</text:p>
              </table:table-cell>
              <table:table-cell office:value-type="float" office:value="4.43712">
                <text:p>4.4371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6">
                <text:p>576</text:p>
              </table:table-cell>
              <table:table-cell office:value-type="float" office:value="9.86002">
                <text:p>9.86002</text:p>
              </table:table-cell>
              <table:table-cell office:value-type="float" office:value="10.7105">
                <text:p>10.710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7">
                <text:p>577</text:p>
              </table:table-cell>
              <table:table-cell office:value-type="float" office:value="8.69303">
                <text:p>8.69303</text:p>
              </table:table-cell>
              <table:table-cell office:value-type="float" office:value="8.62153">
                <text:p>8.6215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8">
                <text:p>578</text:p>
              </table:table-cell>
              <table:table-cell office:value-type="float" office:value="9.86126">
                <text:p>9.86126</text:p>
              </table:table-cell>
              <table:table-cell office:value-type="float" office:value="10.0276">
                <text:p>10.027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9">
                <text:p>579</text:p>
              </table:table-cell>
              <table:table-cell office:value-type="float" office:value="10.3975">
                <text:p>10.3975</text:p>
              </table:table-cell>
              <table:table-cell office:value-type="float" office:value="10.615">
                <text:p>10.6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80">
                <text:p>580</text:p>
              </table:table-cell>
              <table:table-cell office:value-type="float" office:value="10.924">
                <text:p>10.924</text:p>
              </table:table-cell>
              <table:table-cell office:value-type="float" office:value="10.7636">
                <text:p>10.763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1">
                <text:p>581</text:p>
              </table:table-cell>
              <table:table-cell office:value-type="float" office:value="10.7817">
                <text:p>10.7817</text:p>
              </table:table-cell>
              <table:table-cell office:value-type="float" office:value="10.9659">
                <text:p>10.965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2">
                <text:p>582</text:p>
              </table:table-cell>
              <table:table-cell office:value-type="float" office:value="10.924">
                <text:p>10.924</text:p>
              </table:table-cell>
              <table:table-cell office:value-type="float" office:value="10.9486">
                <text:p>10.948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3">
                <text:p>583</text:p>
              </table:table-cell>
              <table:table-cell office:value-type="float" office:value="11.8324">
                <text:p>11.8324</text:p>
              </table:table-cell>
              <table:table-cell office:value-type="float" office:value="12.2489">
                <text:p>12.248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4">
                <text:p>584</text:p>
              </table:table-cell>
              <table:table-cell office:value-type="float" office:value="11.4496">
                <text:p>11.4496</text:p>
              </table:table-cell>
              <table:table-cell office:value-type="float" office:value="11.2133">
                <text:p>11.213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5">
                <text:p>585</text:p>
              </table:table-cell>
              <table:table-cell office:value-type="float" office:value="11.3189">
                <text:p>11.3189</text:p>
              </table:table-cell>
              <table:table-cell office:value-type="float" office:value="11.4912">
                <text:p>11.49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6">
                <text:p>586</text:p>
              </table:table-cell>
              <table:table-cell office:value-type="float" office:value="10.924">
                <text:p>10.924</text:p>
              </table:table-cell>
              <table:table-cell office:value-type="float" office:value="10.9707">
                <text:p>10.970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7">
                <text:p>587</text:p>
              </table:table-cell>
              <table:table-cell office:value-type="float" office:value="11.454">
                <text:p>11.454</text:p>
              </table:table-cell>
              <table:table-cell office:value-type="float" office:value="11.496">
                <text:p>11.49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8">
                <text:p>588</text:p>
              </table:table-cell>
              <table:table-cell office:value-type="float" office:value="10.7929">
                <text:p>10.7929</text:p>
              </table:table-cell>
              <table:table-cell office:value-type="float" office:value="10.9258">
                <text:p>10.925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9">
                <text:p>589</text:p>
              </table:table-cell>
              <table:table-cell office:value-type="float" office:value="11.4386">
                <text:p>11.4386</text:p>
              </table:table-cell>
              <table:table-cell office:value-type="float" office:value="11.4506">
                <text:p>11.450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90">
                <text:p>590</text:p>
              </table:table-cell>
              <table:table-cell office:value-type="float" office:value="11.3189">
                <text:p>11.3189</text:p>
              </table:table-cell>
              <table:table-cell office:value-type="float" office:value="11.5453">
                <text:p>11.545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1">
                <text:p>591</text:p>
              </table:table-cell>
              <table:table-cell office:value-type="float" office:value="10.924">
                <text:p>10.924</text:p>
              </table:table-cell>
              <table:table-cell office:value-type="float" office:value="10.9663">
                <text:p>10.966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2">
                <text:p>592</text:p>
              </table:table-cell>
              <table:table-cell office:value-type="float" office:value="11.3077">
                <text:p>11.3077</text:p>
              </table:table-cell>
              <table:table-cell office:value-type="float" office:value="11.4693">
                <text:p>11.469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3">
                <text:p>593</text:p>
              </table:table-cell>
              <table:table-cell office:value-type="float" office:value="11.45">
                <text:p>11.45</text:p>
              </table:table-cell>
              <table:table-cell office:value-type="float" office:value="11.4483">
                <text:p>11.448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4">
                <text:p>594</text:p>
              </table:table-cell>
              <table:table-cell office:value-type="float" office:value="10.7817">
                <text:p>10.7817</text:p>
              </table:table-cell>
              <table:table-cell office:value-type="float" office:value="10.9249">
                <text:p>10.924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5">
                <text:p>595</text:p>
              </table:table-cell>
              <table:table-cell office:value-type="float" office:value="11.4504">
                <text:p>11.4504</text:p>
              </table:table-cell>
              <table:table-cell office:value-type="float" office:value="11.5464">
                <text:p>11.546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6">
                <text:p>596</text:p>
              </table:table-cell>
              <table:table-cell office:value-type="float" office:value="10.7929">
                <text:p>10.7929</text:p>
              </table:table-cell>
              <table:table-cell office:value-type="float" office:value="10.9641">
                <text:p>10.964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7">
                <text:p>597</text:p>
              </table:table-cell>
              <table:table-cell office:value-type="float" office:value="11.4646">
                <text:p>11.4646</text:p>
              </table:table-cell>
              <table:table-cell office:value-type="float" office:value="11.4826">
                <text:p>11.482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8">
                <text:p>598</text:p>
              </table:table-cell>
              <table:table-cell office:value-type="float" office:value="11.4504">
                <text:p>11.4504</text:p>
              </table:table-cell>
              <table:table-cell office:value-type="float" office:value="11.4791">
                <text:p>11.479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9">
                <text:p>599</text:p>
              </table:table-cell>
              <table:table-cell office:value-type="float" office:value="10.7925">
                <text:p>10.7925</text:p>
              </table:table-cell>
              <table:table-cell office:value-type="float" office:value="10.9547">
                <text:p>10.954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0">
                <text:p>600</text:p>
              </table:table-cell>
              <table:table-cell office:value-type="float" office:value="11.439">
                <text:p>11.439</text:p>
              </table:table-cell>
              <table:table-cell office:value-type="float" office:value="11.4163">
                <text:p>11.416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1">
                <text:p>601</text:p>
              </table:table-cell>
              <table:table-cell office:value-type="float" office:value="10.7929">
                <text:p>10.7929</text:p>
              </table:table-cell>
              <table:table-cell office:value-type="float" office:value="10.9875">
                <text:p>10.987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2">
                <text:p>602</text:p>
              </table:table-cell>
              <table:table-cell office:value-type="float" office:value="11.45">
                <text:p>11.45</text:p>
              </table:table-cell>
              <table:table-cell office:value-type="float" office:value="11.5175">
                <text:p>11.51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3">
                <text:p>603</text:p>
              </table:table-cell>
              <table:table-cell office:value-type="float" office:value="11.3077">
                <text:p>11.3077</text:p>
              </table:table-cell>
              <table:table-cell office:value-type="float" office:value="11.4221">
                <text:p>11.422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4">
                <text:p>604</text:p>
              </table:table-cell>
              <table:table-cell office:value-type="float" office:value="10.924">
                <text:p>10.924</text:p>
              </table:table-cell>
              <table:table-cell office:value-type="float" office:value="10.9746">
                <text:p>10.974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5">
                <text:p>605</text:p>
              </table:table-cell>
              <table:table-cell office:value-type="float" office:value="11.3185">
                <text:p>11.3185</text:p>
              </table:table-cell>
              <table:table-cell office:value-type="float" office:value="11.5003">
                <text:p>11.50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6">
                <text:p>606</text:p>
              </table:table-cell>
              <table:table-cell office:value-type="float" office:value="11.4504">
                <text:p>11.4504</text:p>
              </table:table-cell>
              <table:table-cell office:value-type="float" office:value="11.5144">
                <text:p>11.514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7">
                <text:p>607</text:p>
              </table:table-cell>
              <table:table-cell office:value-type="float" office:value="10.8075">
                <text:p>10.8075</text:p>
              </table:table-cell>
              <table:table-cell office:value-type="float" office:value="10.9053">
                <text:p>10.905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8">
                <text:p>608</text:p>
              </table:table-cell>
              <table:table-cell office:value-type="float" office:value="11.439">
                <text:p>11.439</text:p>
              </table:table-cell>
              <table:table-cell office:value-type="float" office:value="11.528">
                <text:p>11.52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9">
                <text:p>609</text:p>
              </table:table-cell>
              <table:table-cell office:value-type="float" office:value="10.924">
                <text:p>10.924</text:p>
              </table:table-cell>
              <table:table-cell office:value-type="float" office:value="10.9027">
                <text:p>10.902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0">
                <text:p>610</text:p>
              </table:table-cell>
              <table:table-cell office:value-type="float" office:value="11.3185">
                <text:p>11.3185</text:p>
              </table:table-cell>
              <table:table-cell office:value-type="float" office:value="11.5458">
                <text:p>11.545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1">
                <text:p>611</text:p>
              </table:table-cell>
              <table:table-cell office:value-type="float" office:value="11.4504">
                <text:p>11.4504</text:p>
              </table:table-cell>
              <table:table-cell office:value-type="float" office:value="11.4799">
                <text:p>11.479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2">
                <text:p>612</text:p>
              </table:table-cell>
              <table:table-cell office:value-type="float" office:value="10.7929">
                <text:p>10.7929</text:p>
              </table:table-cell>
              <table:table-cell office:value-type="float" office:value="10.9597">
                <text:p>10.959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3">
                <text:p>613</text:p>
              </table:table-cell>
              <table:table-cell office:value-type="float" office:value="11.45">
                <text:p>11.45</text:p>
              </table:table-cell>
              <table:table-cell office:value-type="float" office:value="11.477">
                <text:p>11.47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4">
                <text:p>614</text:p>
              </table:table-cell>
              <table:table-cell office:value-type="float" office:value="12.8966">
                <text:p>12.8966</text:p>
              </table:table-cell>
              <table:table-cell office:value-type="float" office:value="13.1204">
                <text:p>13.120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5">
                <text:p>615</text:p>
              </table:table-cell>
              <table:table-cell office:value-type="float" office:value="11.3073">
                <text:p>11.3073</text:p>
              </table:table-cell>
              <table:table-cell office:value-type="float" office:value="11.4945">
                <text:p>11.494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6">
                <text:p>616</text:p>
              </table:table-cell>
              <table:table-cell office:value-type="float" office:value="11.4504">
                <text:p>11.4504</text:p>
              </table:table-cell>
              <table:table-cell office:value-type="float" office:value="11.4878">
                <text:p>11.487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7">
                <text:p>617</text:p>
              </table:table-cell>
              <table:table-cell office:value-type="float" office:value="10.9394">
                <text:p>10.9394</text:p>
              </table:table-cell>
              <table:table-cell office:value-type="float" office:value="10.9599">
                <text:p>10.959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8">
                <text:p>618</text:p>
              </table:table-cell>
              <table:table-cell office:value-type="float" office:value="11.3185">
                <text:p>11.3185</text:p>
              </table:table-cell>
              <table:table-cell office:value-type="float" office:value="11.476">
                <text:p>11.47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9">
                <text:p>619</text:p>
              </table:table-cell>
              <table:table-cell office:value-type="float" office:value="13.9491">
                <text:p>13.9491</text:p>
              </table:table-cell>
              <table:table-cell office:value-type="float" office:value="14.6006">
                <text:p>14.600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20">
                <text:p>620</text:p>
              </table:table-cell>
              <table:table-cell office:value-type="float" office:value="16.5768">
                <text:p>16.5768</text:p>
              </table:table-cell>
              <table:table-cell office:value-type="float" office:value="16.4543">
                <text:p>16.454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1">
                <text:p>621</text:p>
              </table:table-cell>
              <table:table-cell office:value-type="float" office:value="16.0487">
                <text:p>16.0487</text:p>
              </table:table-cell>
              <table:table-cell office:value-type="float" office:value="16.3966">
                <text:p>16.396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2">
                <text:p>622</text:p>
              </table:table-cell>
              <table:table-cell office:value-type="float" office:value="14.9983">
                <text:p>14.9983</text:p>
              </table:table-cell>
              <table:table-cell office:value-type="float" office:value="15.2687">
                <text:p>15.268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3">
                <text:p>623</text:p>
              </table:table-cell>
              <table:table-cell office:value-type="float" office:value="16.5624">
                <text:p>16.5624</text:p>
              </table:table-cell>
              <table:table-cell office:value-type="float" office:value="16.5512">
                <text:p>16.55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4">
                <text:p>624</text:p>
              </table:table-cell>
              <table:table-cell office:value-type="float" office:value="13.9479">
                <text:p>13.9479</text:p>
              </table:table-cell>
              <table:table-cell office:value-type="float" office:value="13.6226">
                <text:p>13.622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5">
                <text:p>625</text:p>
              </table:table-cell>
              <table:table-cell office:value-type="float" office:value="4.2137">
                <text:p>4.2137</text:p>
              </table:table-cell>
              <table:table-cell office:value-type="float" office:value="4.37204">
                <text:p>4.3720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6">
                <text:p>626</text:p>
              </table:table-cell>
              <table:table-cell office:value-type="float" office:value="10.9135">
                <text:p>10.9135</text:p>
              </table:table-cell>
              <table:table-cell office:value-type="float" office:value="10.9453">
                <text:p>10.945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7">
                <text:p>627</text:p>
              </table:table-cell>
              <table:table-cell office:value-type="float" office:value="11.3335">
                <text:p>11.3335</text:p>
              </table:table-cell>
              <table:table-cell office:value-type="float" office:value="11.4826">
                <text:p>11.482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8">
                <text:p>628</text:p>
              </table:table-cell>
              <table:table-cell office:value-type="float" office:value="12.8842">
                <text:p>12.8842</text:p>
              </table:table-cell>
              <table:table-cell office:value-type="float" office:value="13.5472">
                <text:p>13.547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9">
                <text:p>629</text:p>
              </table:table-cell>
              <table:table-cell office:value-type="float" office:value="16.576">
                <text:p>16.576</text:p>
              </table:table-cell>
              <table:table-cell office:value-type="float" office:value="16.6827">
                <text:p>16.682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30">
                <text:p>630</text:p>
              </table:table-cell>
              <table:table-cell office:value-type="float" office:value="16.5743">
                <text:p>16.5743</text:p>
              </table:table-cell>
              <table:table-cell office:value-type="float" office:value="16.4774">
                <text:p>16.477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1">
                <text:p>631</text:p>
              </table:table-cell>
              <table:table-cell office:value-type="float" office:value="16.0327">
                <text:p>16.0327</text:p>
              </table:table-cell>
              <table:table-cell office:value-type="float" office:value="16.3622">
                <text:p>16.362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2">
                <text:p>632</text:p>
              </table:table-cell>
              <table:table-cell office:value-type="float" office:value="16.5743">
                <text:p>16.5743</text:p>
              </table:table-cell>
              <table:table-cell office:value-type="float" office:value="16.468">
                <text:p>16.46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3">
                <text:p>633</text:p>
              </table:table-cell>
              <table:table-cell office:value-type="float" office:value="7.23079">
                <text:p>7.23079</text:p>
              </table:table-cell>
              <table:table-cell office:value-type="float" office:value="6.55168">
                <text:p>6.5516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4">
                <text:p>634</text:p>
              </table:table-cell>
              <table:table-cell office:value-type="float" office:value="10.9215">
                <text:p>10.9215</text:p>
              </table:table-cell>
              <table:table-cell office:value-type="float" office:value="12.0398">
                <text:p>12.03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5">
                <text:p>635</text:p>
              </table:table-cell>
              <table:table-cell office:value-type="float" office:value="12.8962">
                <text:p>12.8962</text:p>
              </table:table-cell>
              <table:table-cell office:value-type="float" office:value="12.6258">
                <text:p>12.625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6">
                <text:p>636</text:p>
              </table:table-cell>
              <table:table-cell office:value-type="float" office:value="10.7929">
                <text:p>10.7929</text:p>
              </table:table-cell>
              <table:table-cell office:value-type="float" office:value="10.9517">
                <text:p>10.951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14.0812">
                <text:p>14.0812</text:p>
              </table:table-cell>
              <table:table-cell office:value-type="float" office:value="14.3476">
                <text:p>14.347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8">
                <text:p>638</text:p>
              </table:table-cell>
              <table:table-cell office:value-type="float" office:value="16.0336">
                <text:p>16.0336</text:p>
              </table:table-cell>
              <table:table-cell office:value-type="float" office:value="16.4038">
                <text:p>16.403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9">
                <text:p>639</text:p>
              </table:table-cell>
              <table:table-cell office:value-type="float" office:value="16.4428">
                <text:p>16.4428</text:p>
              </table:table-cell>
              <table:table-cell office:value-type="float" office:value="16.4774">
                <text:p>16.477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40">
                <text:p>640</text:p>
              </table:table-cell>
              <table:table-cell office:value-type="float" office:value="16.0487">
                <text:p>16.0487</text:p>
              </table:table-cell>
              <table:table-cell office:value-type="float" office:value="16.3729">
                <text:p>16.372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1">
                <text:p>641</text:p>
              </table:table-cell>
              <table:table-cell office:value-type="float" office:value="14.9979">
                <text:p>14.9979</text:p>
              </table:table-cell>
              <table:table-cell office:value-type="float" office:value="14.5149">
                <text:p>14.514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2">
                <text:p>642</text:p>
              </table:table-cell>
              <table:table-cell office:value-type="float" office:value="1.58143">
                <text:p>1.58143</text:p>
              </table:table-cell>
              <table:table-cell office:value-type="float" office:value="1.67448">
                <text:p>1.6744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3">
                <text:p>643</text:p>
              </table:table-cell>
              <table:table-cell office:value-type="float" office:value="6.18509">
                <text:p>6.18509</text:p>
              </table:table-cell>
              <table:table-cell office:value-type="float" office:value="6.40844">
                <text:p>6.4084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4">
                <text:p>644</text:p>
              </table:table-cell>
              <table:table-cell office:value-type="float" office:value="11.9757">
                <text:p>11.9757</text:p>
              </table:table-cell>
              <table:table-cell office:value-type="float" office:value="12.164">
                <text:p>12.16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5">
                <text:p>645</text:p>
              </table:table-cell>
              <table:table-cell office:value-type="float" office:value="13.9479">
                <text:p>13.9479</text:p>
              </table:table-cell>
              <table:table-cell office:value-type="float" office:value="14.3481">
                <text:p>14.348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6">
                <text:p>646</text:p>
              </table:table-cell>
              <table:table-cell office:value-type="float" office:value="16.0633">
                <text:p>16.0633</text:p>
              </table:table-cell>
              <table:table-cell office:value-type="float" office:value="16.402">
                <text:p>16.40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7">
                <text:p>647</text:p>
              </table:table-cell>
              <table:table-cell office:value-type="float" office:value="16.0487">
                <text:p>16.0487</text:p>
              </table:table-cell>
              <table:table-cell office:value-type="float" office:value="15.9541">
                <text:p>15.954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8">
                <text:p>648</text:p>
              </table:table-cell>
              <table:table-cell office:value-type="float" office:value="16.0348">
                <text:p>16.0348</text:p>
              </table:table-cell>
              <table:table-cell office:value-type="float" office:value="16.3765">
                <text:p>16.376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9">
                <text:p>649</text:p>
              </table:table-cell>
              <table:table-cell office:value-type="float" office:value="3.15996">
                <text:p>3.15996</text:p>
              </table:table-cell>
              <table:table-cell office:value-type="float" office:value="2.45757">
                <text:p>2.4575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50">
                <text:p>650</text:p>
              </table:table-cell>
              <table:table-cell office:value-type="float" office:value="7.10649">
                <text:p>7.10649</text:p>
              </table:table-cell>
              <table:table-cell office:value-type="float" office:value="8.00056">
                <text:p>8.0005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1">
                <text:p>651</text:p>
              </table:table-cell>
              <table:table-cell office:value-type="float" office:value="6.7132">
                <text:p>6.7132</text:p>
              </table:table-cell>
              <table:table-cell office:value-type="float" office:value="6.95438">
                <text:p>6.9543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2">
                <text:p>652</text:p>
              </table:table-cell>
              <table:table-cell office:value-type="float" office:value="11.4492">
                <text:p>11.4492</text:p>
              </table:table-cell>
              <table:table-cell office:value-type="float" office:value="11.1076">
                <text:p>11.107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3">
                <text:p>653</text:p>
              </table:table-cell>
              <table:table-cell office:value-type="float" office:value="11.3077">
                <text:p>11.3077</text:p>
              </table:table-cell>
              <table:table-cell office:value-type="float" office:value="11.4782">
                <text:p>11.478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4">
                <text:p>654</text:p>
              </table:table-cell>
              <table:table-cell office:value-type="float" office:value="10.9244">
                <text:p>10.9244</text:p>
              </table:table-cell>
              <table:table-cell office:value-type="float" office:value="10.9605">
                <text:p>10.960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5">
                <text:p>655</text:p>
              </table:table-cell>
              <table:table-cell office:value-type="float" office:value="11.45">
                <text:p>11.45</text:p>
              </table:table-cell>
              <table:table-cell office:value-type="float" office:value="11.4862">
                <text:p>11.486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6">
                <text:p>656</text:p>
              </table:table-cell>
              <table:table-cell office:value-type="float" office:value="11.3227">
                <text:p>11.3227</text:p>
              </table:table-cell>
              <table:table-cell office:value-type="float" office:value="11.4774">
                <text:p>11.477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7">
                <text:p>657</text:p>
              </table:table-cell>
              <table:table-cell office:value-type="float" office:value="10.924">
                <text:p>10.924</text:p>
              </table:table-cell>
              <table:table-cell office:value-type="float" office:value="10.9758">
                <text:p>10.975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8">
                <text:p>658</text:p>
              </table:table-cell>
              <table:table-cell office:value-type="float" office:value="11.3185">
                <text:p>11.3185</text:p>
              </table:table-cell>
              <table:table-cell office:value-type="float" office:value="11.453">
                <text:p>11.45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9">
                <text:p>659</text:p>
              </table:table-cell>
              <table:table-cell office:value-type="float" office:value="11.439">
                <text:p>11.439</text:p>
              </table:table-cell>
              <table:table-cell office:value-type="float" office:value="11.513">
                <text:p>11.51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60">
                <text:p>660</text:p>
              </table:table-cell>
              <table:table-cell office:value-type="float" office:value="10.9244">
                <text:p>10.9244</text:p>
              </table:table-cell>
              <table:table-cell office:value-type="float" office:value="10.972">
                <text:p>10.97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11.3185">
                <text:p>11.3185</text:p>
              </table:table-cell>
              <table:table-cell office:value-type="float" office:value="11.4891">
                <text:p>11.489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2">
                <text:p>662</text:p>
              </table:table-cell>
              <table:table-cell office:value-type="float" office:value="11.3189">
                <text:p>11.3189</text:p>
              </table:table-cell>
              <table:table-cell office:value-type="float" office:value="11.4872">
                <text:p>11.487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3">
                <text:p>663</text:p>
              </table:table-cell>
              <table:table-cell office:value-type="float" office:value="10.9131">
                <text:p>10.9131</text:p>
              </table:table-cell>
              <table:table-cell office:value-type="float" office:value="10.9559">
                <text:p>10.955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4">
                <text:p>664</text:p>
              </table:table-cell>
              <table:table-cell office:value-type="float" office:value="11.4504">
                <text:p>11.4504</text:p>
              </table:table-cell>
              <table:table-cell office:value-type="float" office:value="11.4865">
                <text:p>11.486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5">
                <text:p>665</text:p>
              </table:table-cell>
              <table:table-cell office:value-type="float" office:value="11.3077">
                <text:p>11.3077</text:p>
              </table:table-cell>
              <table:table-cell office:value-type="float" office:value="11.4698">
                <text:p>11.46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6">
                <text:p>666</text:p>
              </table:table-cell>
              <table:table-cell office:value-type="float" office:value="10.939">
                <text:p>10.939</text:p>
              </table:table-cell>
              <table:table-cell office:value-type="float" office:value="10.9594">
                <text:p>10.959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7">
                <text:p>667</text:p>
              </table:table-cell>
              <table:table-cell office:value-type="float" office:value="13.147">
                <text:p>13.147</text:p>
              </table:table-cell>
              <table:table-cell office:value-type="float" office:value="13.5456">
                <text:p>13.545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8">
                <text:p>668</text:p>
              </table:table-cell>
              <table:table-cell office:value-type="float" office:value="11.175">
                <text:p>11.175</text:p>
              </table:table-cell>
              <table:table-cell office:value-type="float" office:value="11.0181">
                <text:p>11.018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9">
                <text:p>669</text:p>
              </table:table-cell>
              <table:table-cell office:value-type="float" office:value="11.3189">
                <text:p>11.3189</text:p>
              </table:table-cell>
              <table:table-cell office:value-type="float" office:value="11.4892">
                <text:p>11.489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70">
                <text:p>670</text:p>
              </table:table-cell>
              <table:table-cell office:value-type="float" office:value="10.9131">
                <text:p>10.9131</text:p>
              </table:table-cell>
              <table:table-cell office:value-type="float" office:value="10.9543">
                <text:p>10.954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1">
                <text:p>671</text:p>
              </table:table-cell>
              <table:table-cell office:value-type="float" office:value="11.3189">
                <text:p>11.3189</text:p>
              </table:table-cell>
              <table:table-cell office:value-type="float" office:value="11.487">
                <text:p>11.48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2">
                <text:p>672</text:p>
              </table:table-cell>
              <table:table-cell office:value-type="float" office:value="11.3194">
                <text:p>11.3194</text:p>
              </table:table-cell>
              <table:table-cell office:value-type="float" office:value="11.4841">
                <text:p>11.484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3">
                <text:p>673</text:p>
              </table:table-cell>
              <table:table-cell office:value-type="float" office:value="10.9236">
                <text:p>10.9236</text:p>
              </table:table-cell>
              <table:table-cell office:value-type="float" office:value="10.9627">
                <text:p>10.962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4">
                <text:p>674</text:p>
              </table:table-cell>
              <table:table-cell office:value-type="float" office:value="11.4504">
                <text:p>11.4504</text:p>
              </table:table-cell>
              <table:table-cell office:value-type="float" office:value="11.4639">
                <text:p>11.463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5">
                <text:p>675</text:p>
              </table:table-cell>
              <table:table-cell office:value-type="float" office:value="11.439">
                <text:p>11.439</text:p>
              </table:table-cell>
              <table:table-cell office:value-type="float" office:value="11.5005">
                <text:p>11.500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6">
                <text:p>676</text:p>
              </table:table-cell>
              <table:table-cell office:value-type="float" office:value="10.8075">
                <text:p>10.8075</text:p>
              </table:table-cell>
              <table:table-cell office:value-type="float" office:value="10.9578">
                <text:p>10.957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7">
                <text:p>677</text:p>
              </table:table-cell>
              <table:table-cell office:value-type="float" office:value="11.439">
                <text:p>11.439</text:p>
              </table:table-cell>
              <table:table-cell office:value-type="float" office:value="11.4651">
                <text:p>11.465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8">
                <text:p>678</text:p>
              </table:table-cell>
              <table:table-cell office:value-type="float" office:value="11.8332">
                <text:p>11.8332</text:p>
              </table:table-cell>
              <table:table-cell office:value-type="float" office:value="12.2624">
                <text:p>12.262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9">
                <text:p>679</text:p>
              </table:table-cell>
              <table:table-cell office:value-type="float" office:value="12.3694">
                <text:p>12.3694</text:p>
              </table:table-cell>
              <table:table-cell office:value-type="float" office:value="12.3665">
                <text:p>12.366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80">
                <text:p>680</text:p>
              </table:table-cell>
              <table:table-cell office:value-type="float" office:value="10.924">
                <text:p>10.924</text:p>
              </table:table-cell>
              <table:table-cell office:value-type="float" office:value="10.9543">
                <text:p>10.954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11.439">
                <text:p>11.439</text:p>
              </table:table-cell>
              <table:table-cell office:value-type="float" office:value="11.4735">
                <text:p>11.473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2">
                <text:p>682</text:p>
              </table:table-cell>
              <table:table-cell office:value-type="float" office:value="10.7929">
                <text:p>10.7929</text:p>
              </table:table-cell>
              <table:table-cell office:value-type="float" office:value="11.2294">
                <text:p>11.229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3">
                <text:p>683</text:p>
              </table:table-cell>
              <table:table-cell office:value-type="float" office:value="11.4046">
                <text:p>11.4046</text:p>
              </table:table-cell>
              <table:table-cell office:value-type="float" office:value="11.6338">
                <text:p>11.633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4">
                <text:p>684</text:p>
              </table:table-cell>
              <table:table-cell office:value-type="float" office:value="8.67761">
                <text:p>8.67761</text:p>
              </table:table-cell>
              <table:table-cell office:value-type="float" office:value="8.38555">
                <text:p>8.3855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5">
                <text:p>685</text:p>
              </table:table-cell>
              <table:table-cell office:value-type="float" office:value="9.87109">
                <text:p>9.87109</text:p>
              </table:table-cell>
              <table:table-cell office:value-type="float" office:value="10.2323">
                <text:p>10.232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6">
                <text:p>686</text:p>
              </table:table-cell>
              <table:table-cell office:value-type="float" office:value="10.4126">
                <text:p>10.4126</text:p>
              </table:table-cell>
              <table:table-cell office:value-type="float" office:value="10.547">
                <text:p>10.54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7">
                <text:p>687</text:p>
              </table:table-cell>
              <table:table-cell office:value-type="float" office:value="11.3073">
                <text:p>11.3073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8">
                <text:p>688</text:p>
              </table:table-cell>
              <table:table-cell office:value-type="float" office:value="10.924">
                <text:p>10.924</text:p>
              </table:table-cell>
              <table:table-cell office:value-type="float" office:value="11.0604">
                <text:p>11.060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9">
                <text:p>689</text:p>
              </table:table-cell>
              <table:table-cell office:value-type="float" office:value="10.9131">
                <text:p>10.9131</text:p>
              </table:table-cell>
              <table:table-cell office:value-type="float" office:value="10.8813">
                <text:p>10.88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90">
                <text:p>690</text:p>
              </table:table-cell>
              <table:table-cell office:value-type="float" office:value="18.1554">
                <text:p>18.1554</text:p>
              </table:table-cell>
              <table:table-cell office:value-type="float" office:value="18.7896">
                <text:p>18.789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19.5833">
                <text:p>19.5833</text:p>
              </table:table-cell>
              <table:table-cell office:value-type="float" office:value="19.9859">
                <text:p>19.985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2">
                <text:p>692</text:p>
              </table:table-cell>
              <table:table-cell office:value-type="float" office:value="21.7057">
                <text:p>21.7057</text:p>
              </table:table-cell>
              <table:table-cell office:value-type="float" office:value="21.9368">
                <text:p>21.936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3">
                <text:p>693</text:p>
              </table:table-cell>
              <table:table-cell office:value-type="float" office:value="22.759">
                <text:p>22.759</text:p>
              </table:table-cell>
              <table:table-cell office:value-type="float" office:value="22.9425">
                <text:p>22.94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4">
                <text:p>694</text:p>
              </table:table-cell>
              <table:table-cell office:value-type="float" office:value="21.6841">
                <text:p>21.6841</text:p>
              </table:table-cell>
              <table:table-cell office:value-type="float" office:value="21.8572">
                <text:p>21.857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22.7598">
                <text:p>22.7598</text:p>
              </table:table-cell>
              <table:table-cell office:value-type="float" office:value="22.9188">
                <text:p>22.918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18.6786">
                <text:p>18.6786</text:p>
              </table:table-cell>
              <table:table-cell office:value-type="float" office:value="18.4382">
                <text:p>18.438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10.7925">
                <text:p>10.7925</text:p>
              </table:table-cell>
              <table:table-cell office:value-type="float" office:value="10.9563">
                <text:p>10.95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8">
                <text:p>698</text:p>
              </table:table-cell>
              <table:table-cell office:value-type="float" office:value="11.439">
                <text:p>11.439</text:p>
              </table:table-cell>
              <table:table-cell office:value-type="float" office:value="11.4614">
                <text:p>11.46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9">
                <text:p>699</text:p>
              </table:table-cell>
              <table:table-cell office:value-type="float" office:value="10.7817">
                <text:p>10.7817</text:p>
              </table:table-cell>
              <table:table-cell office:value-type="float" office:value="10.948">
                <text:p>10.94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00">
                <text:p>700</text:p>
              </table:table-cell>
              <table:table-cell office:value-type="float" office:value="11.4504">
                <text:p>11.4504</text:p>
              </table:table-cell>
              <table:table-cell office:value-type="float" office:value="11.4266">
                <text:p>11.426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10.924">
                <text:p>10.924</text:p>
              </table:table-cell>
              <table:table-cell office:value-type="float" office:value="10.9942">
                <text:p>10.994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2">
                <text:p>702</text:p>
              </table:table-cell>
              <table:table-cell office:value-type="float" office:value="11.3077">
                <text:p>11.3077</text:p>
              </table:table-cell>
              <table:table-cell office:value-type="float" office:value="11.4701">
                <text:p>11.470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3">
                <text:p>703</text:p>
              </table:table-cell>
              <table:table-cell office:value-type="float" office:value="15.5264">
                <text:p>15.5264</text:p>
              </table:table-cell>
              <table:table-cell office:value-type="float" office:value="16.2044">
                <text:p>16.204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4">
                <text:p>704</text:p>
              </table:table-cell>
              <table:table-cell office:value-type="float" office:value="19.2087">
                <text:p>19.2087</text:p>
              </table:table-cell>
              <table:table-cell office:value-type="float" office:value="19.5462">
                <text:p>19.546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5">
                <text:p>705</text:p>
              </table:table-cell>
              <table:table-cell office:value-type="float" office:value="21.6862">
                <text:p>21.6862</text:p>
              </table:table-cell>
              <table:table-cell office:value-type="float" office:value="21.8727">
                <text:p>21.872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6">
                <text:p>706</text:p>
              </table:table-cell>
              <table:table-cell office:value-type="float" office:value="22.5048">
                <text:p>22.5048</text:p>
              </table:table-cell>
              <table:table-cell office:value-type="float" office:value="22.6714">
                <text:p>22.67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7">
                <text:p>707</text:p>
              </table:table-cell>
              <table:table-cell office:value-type="float" office:value="21.7078">
                <text:p>21.7078</text:p>
              </table:table-cell>
              <table:table-cell office:value-type="float" office:value="22.3875">
                <text:p>22.38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8">
                <text:p>708</text:p>
              </table:table-cell>
              <table:table-cell office:value-type="float" office:value="22.7569">
                <text:p>22.7569</text:p>
              </table:table-cell>
              <table:table-cell office:value-type="float" office:value="22.3968">
                <text:p>22.396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9">
                <text:p>709</text:p>
              </table:table-cell>
              <table:table-cell office:value-type="float" office:value="21.2899">
                <text:p>21.2899</text:p>
              </table:table-cell>
              <table:table-cell office:value-type="float" office:value="21.0202">
                <text:p>21.020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10">
                <text:p>710</text:p>
              </table:table-cell>
              <table:table-cell office:value-type="float" office:value="16.052">
                <text:p>16.052</text:p>
              </table:table-cell>
              <table:table-cell office:value-type="float" office:value="17.3449">
                <text:p>17.344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1">
                <text:p>711</text:p>
              </table:table-cell>
              <table:table-cell office:value-type="float" office:value="22.205">
                <text:p>22.205</text:p>
              </table:table-cell>
              <table:table-cell office:value-type="float" office:value="22.4017">
                <text:p>22.401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2">
                <text:p>712</text:p>
              </table:table-cell>
              <table:table-cell office:value-type="float" office:value="21.6991">
                <text:p>21.6991</text:p>
              </table:table-cell>
              <table:table-cell office:value-type="float" office:value="21.8762">
                <text:p>21.876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3">
                <text:p>713</text:p>
              </table:table-cell>
              <table:table-cell office:value-type="float" office:value="21.6783">
                <text:p>21.6783</text:p>
              </table:table-cell>
              <table:table-cell office:value-type="float" office:value="21.8565">
                <text:p>21.856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4">
                <text:p>714</text:p>
              </table:table-cell>
              <table:table-cell office:value-type="float" office:value="22.2309">
                <text:p>22.2309</text:p>
              </table:table-cell>
              <table:table-cell office:value-type="float" office:value="22.397">
                <text:p>22.39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5">
                <text:p>715</text:p>
              </table:table-cell>
              <table:table-cell office:value-type="float" office:value="14.4731">
                <text:p>14.4731</text:p>
              </table:table-cell>
              <table:table-cell office:value-type="float" office:value="14.0626">
                <text:p>14.062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6">
                <text:p>716</text:p>
              </table:table-cell>
              <table:table-cell office:value-type="float" office:value="5.27913">
                <text:p>5.27913</text:p>
              </table:table-cell>
              <table:table-cell office:value-type="float" office:value="5.16374">
                <text:p>5.1637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7">
                <text:p>717</text:p>
              </table:table-cell>
              <table:table-cell office:value-type="float" office:value="6.18018">
                <text:p>6.18018</text:p>
              </table:table-cell>
              <table:table-cell office:value-type="float" office:value="6.41908">
                <text:p>6.419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8">
                <text:p>718</text:p>
              </table:table-cell>
              <table:table-cell office:value-type="float" office:value="12.8954">
                <text:p>12.8954</text:p>
              </table:table-cell>
              <table:table-cell office:value-type="float" office:value="13.6724">
                <text:p>13.672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9">
                <text:p>719</text:p>
              </table:table-cell>
              <table:table-cell office:value-type="float" office:value="13.9479">
                <text:p>13.9479</text:p>
              </table:table-cell>
              <table:table-cell office:value-type="float" office:value="13.8938">
                <text:p>13.893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20">
                <text:p>720</text:p>
              </table:table-cell>
              <table:table-cell office:value-type="float" office:value="7.23924">
                <text:p>7.23924</text:p>
              </table:table-cell>
              <table:table-cell office:value-type="float" office:value="14.887">
                <text:p>14.88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1">
                <text:p>721</text:p>
              </table:table-cell>
              <table:table-cell office:value-type="float" office:value="0.0167817">
                <text:p>0.0167817</text:p>
              </table:table-cell>
              <table:table-cell office:value-type="float" office:value="0.377912">
                <text:p>0.3779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